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711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 style:data-style-name="N132">
      <style:table-cell-properties fo:border="0.06pt solid #000000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9">
      <style:table-cell-properties fo:border="0.06pt solid #000000"/>
    </style:style>
    <style:style style:name="ce9" style:family="table-cell" style:parent-style-name="Default" style:data-style-name="N132">
      <style:table-cell-properties fo:border="none"/>
    </style:style>
    <style:style style:name="ce10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8in" svg:height="3.5453in" svg:x="1.9071in" svg:y="0.802in">
            <draw:object draw:notify-on-update-of-ranges="Sheet1.A2:Sheet1.A42 Sheet1.B1:Sheet1.B1 Sheet1.B2:Sheet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5in" svg:height="3.5457in" svg:x="11.9886in" svg:y="0.802in">
            <draw:object draw:notify-on-update-of-ranges="Sheet1.J32:Sheet1.J57 Sheet1.L32:Sheet1.L57 Sheet1.J32:Sheet1.J57 Sheet1.M32:Sheet1.M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ce2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z</text:p>
          </table:table-cell>
          <table:table-cell table:number-columns-repeated="2"/>
          <table:table-cell table:style-name="ce3" office:value-type="string" calcext:value-type="string">
            <text:p>g</text:p>
          </table:table-cell>
          <table:table-cell table:style-name="ce2" office:value-type="float" office:value="9.81" calcext:value-type="float">
            <text:p>9.81</text:p>
          </table:table-cell>
          <table:table-cell table:style-name="ce2"/>
          <table:table-cell table:number-columns-repeated="2"/>
          <table:table-cell table:style-name="ce3" office:value-type="string" calcext:value-type="string">
            <text:p>alpha (deg)</text:p>
          </table:table-cell>
          <table:table-cell table:style-name="ce3" office:value-type="string" calcext:value-type="string">
            <text:p>alpha (rad)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z cage</text:p>
          </table:table-cell>
          <table:table-cell/>
          <table:table-cell table:style-name="ce3" office:value-type="string" calcext:value-type="string">
            <text:p>x cage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 - 0.5 * [.$F$1] * [.A2] ^2 / ([.$G$3] * COS([.$G$2]))^2 + (SIN([.$G$2]) / COS([.$G$2])) * [.A2] + [.$F$4]" office:value-type="float" office:value="1.7" calcext:value-type="float">
            <text:p>1.7</text:p>
          </table:table-cell>
          <table:table-cell table:number-columns-repeated="2"/>
          <table:table-cell table:style-name="ce3" office:value-type="string" calcext:value-type="string">
            <text:p>alpha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2] * 3.14 / 180" office:value-type="float" office:value="0.348888888888889" calcext:value-type="float">
            <text:p>0.3488888888888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J2] * 3.14 / 180" office:value-type="float" office:value="0" calcext:value-type="float">
            <text:p>0</text:p>
          </table:table-cell>
          <table:table-cell table:formula="of:= -0.5 * [.$F$1] * [.$P$1]^2 / ([.$G$3] * COS([.K2]))^2 + [.$P$1] * (SIN([.K2]) / COS([.K2])) + [.$F$4]" office:value-type="float" office:value="-17.92" calcext:value-type="float">
            <text:p>-17.92</text:p>
          </table:table-cell>
          <table:table-cell table:formula="of:=[.$P$2]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z cage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 - 0.5 * [.$F$1] * [.A3] ^2 / ([.$G$3] * COS([.$G$2]))^2 + (SIN([.$G$2]) / COS([.$G$2])) * [.A3] + [.$F$4]" office:value-type="float" office:value="2.04988466459011" calcext:value-type="float">
            <text:p>2.04988466459011</text:p>
          </table:table-cell>
          <table:table-cell table:number-columns-repeated="2"/>
          <table:table-cell table:style-name="ce3" office:value-type="string" calcext:value-type="string">
            <text:p>V0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F3] / 3.6"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J3] * 3.14 / 180" office:value-type="float" office:value="0.0174444444444444" calcext:value-type="float">
            <text:p>0.017444444444445</text:p>
          </table:table-cell>
          <table:table-cell table:formula="of:= -0.5 * [.$F$1] * [.$P$1]^2 / ([.$G$3] * COS([.K3]))^2 + [.$P$1] * (SIN([.K3]) / COS([.K3])) + [.$F$4]" office:value-type="float" office:value="-17.2281231806911" calcext:value-type="float">
            <text:p>-17.2281231806911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 - 0.5 * [.$F$1] * [.A4] ^2 / ([.$G$3] * COS([.$G$2]))^2 + (SIN([.$G$2]) / COS([.$G$2])) * [.A4] + [.$F$4]" office:value-type="float" office:value="2.37199897275368" calcext:value-type="float">
            <text:p>2.37199897275368</text:p>
          </table:table-cell>
          <table:table-cell table:number-columns-repeated="2"/>
          <table:table-cell table:style-name="ce3" office:value-type="string" calcext:value-type="string">
            <text:p>h0</text:p>
          </table:table-cell>
          <table:table-cell table:style-name="ce2" office:value-type="float" office:value="1.7" calcext:value-type="float">
            <text:p>1.7</text:p>
          </table:table-cell>
          <table:table-cell table:style-name="ce2"/>
          <table:table-cell table:number-columns-repeated="2"/>
          <table:table-cell office:value-type="float" office:value="2" calcext:value-type="float">
            <text:p>2</text:p>
          </table:table-cell>
          <table:table-cell table:formula="of:=[.J4] * 3.14 / 180" office:value-type="float" office:value="0.0348888888888889" calcext:value-type="float">
            <text:p>0.034888888888889</text:p>
          </table:table-cell>
          <table:table-cell table:formula="of:= -0.5 * [.$F$1] * [.$P$1]^2 / ([.$G$3] * COS([.K4]))^2 + [.$P$1] * (SIN([.K4]) / COS([.K4])) + [.$F$4]" office:value-type="float" office:value="-16.5477794648333" calcext:value-type="float">
            <text:p>-16.5477794648333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 - 0.5 * [.$F$1] * [.A5] ^2 / ([.$G$3] * COS([.$G$2]))^2 + (SIN([.$G$2]) / COS([.$G$2])) * [.A5] + [.$F$4]" office:value-type="float" office:value="2.66634292449074" calcext:value-type="float">
            <text:p>2.6663429244907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[.J5] * 3.14 / 180" office:value-type="float" office:value="0.0523333333333333" calcext:value-type="float">
            <text:p>0.052333333333333</text:p>
          </table:table-cell>
          <table:table-cell table:formula="of:= -0.5 * [.$F$1] * [.$P$1]^2 / ([.$G$3] * COS([.K5]))^2 + [.$P$1] * (SIN([.K5]) / COS([.K5])) + [.$F$4]" office:value-type="float" office:value="-15.8785865967912" calcext:value-type="float">
            <text:p>-15.878586596791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 - 0.5 * [.$F$1] * [.A6] ^2 / ([.$G$3] * COS([.$G$2]))^2 + (SIN([.$G$2]) / COS([.$G$2])) * [.A6] + [.$F$4]" office:value-type="float" office:value="2.93291651980126" calcext:value-type="float">
            <text:p>2.9329165198012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[.J6] * 3.14 / 180" office:value-type="float" office:value="0.0697777777777778" calcext:value-type="float">
            <text:p>0.069777777777778</text:p>
          </table:table-cell>
          <table:table-cell table:formula="of:= -0.5 * [.$F$1] * [.$P$1]^2 / ([.$G$3] * COS([.K6]))^2 + [.$P$1] * (SIN([.K6]) / COS([.K6])) + [.$F$4]" office:value-type="float" office:value="-15.220189641616" calcext:value-type="float">
            <text:p>-15.220189641616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 - 0.5 * [.$F$1] * [.A7] ^2 / ([.$G$3] * COS([.$G$2]))^2 + (SIN([.$G$2]) / COS([.$G$2])) * [.A7] + [.$F$4]" office:value-type="float" office:value="3.17171975868526" calcext:value-type="float">
            <text:p>3.1717197586852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[.J7] * 3.14 / 180" office:value-type="float" office:value="0.0872222222222222" calcext:value-type="float">
            <text:p>0.087222222222222</text:p>
          </table:table-cell>
          <table:table-cell table:formula="of:= -0.5 * [.$F$1] * [.$P$1]^2 / ([.$G$3] * COS([.K7]))^2 + [.$P$1] * (SIN([.K7]) / COS([.K7])) + [.$F$4]" office:value-type="float" office:value="-14.5722603134042" calcext:value-type="float">
            <text:p>-14.572260313404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 - 0.5 * [.$F$1] * [.A8] ^2 / ([.$G$3] * COS([.$G$2]))^2 + (SIN([.$G$2]) / COS([.$G$2])) * [.A8] + [.$F$4]" office:value-type="float" office:value="3.38275264114273" calcext:value-type="float">
            <text:p>3.3827526411427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[.J8] * 3.14 / 180" office:value-type="float" office:value="0.104666666666667" calcext:value-type="float">
            <text:p>0.104666666666667</text:p>
          </table:table-cell>
          <table:table-cell table:formula="of:= -0.5 * [.$F$1] * [.$P$1]^2 / ([.$G$3] * COS([.K8]))^2 + [.$P$1] * (SIN([.K8]) / COS([.K8])) + [.$F$4]" office:value-type="float" office:value="-13.9344964441721" calcext:value-type="float">
            <text:p>-13.9344964441721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 - 0.5 * [.$F$1] * [.A9] ^2 / ([.$G$3] * COS([.$G$2]))^2 + (SIN([.$G$2]) / COS([.$G$2])) * [.A9] + [.$F$4]" office:value-type="float" office:value="3.56601516717368" calcext:value-type="float">
            <text:p>3.5660151671736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formula="of:=[.J9] * 3.14 / 180" office:value-type="float" office:value="0.122111111111111" calcext:value-type="float">
            <text:p>0.122111111111111</text:p>
          </table:table-cell>
          <table:table-cell table:formula="of:= -0.5 * [.$F$1] * [.$P$1]^2 / ([.$G$3] * COS([.K9]))^2 + [.$P$1] * (SIN([.K9]) / COS([.K9])) + [.$F$4]" office:value-type="float" office:value="-13.3066215924105" calcext:value-type="float">
            <text:p>-13.306621592410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 - 0.5 * [.$F$1] * [.A10] ^2 / ([.$G$3] * COS([.$G$2]))^2 + (SIN([.$G$2]) / COS([.$G$2])) * [.A10] + [.$F$4]" office:value-type="float" office:value="3.7215073367781" calcext:value-type="float">
            <text:p>3.721507336778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J10] * 3.14 / 180" office:value-type="float" office:value="0.139555555555556" calcext:value-type="float">
            <text:p>0.139555555555556</text:p>
          </table:table-cell>
          <table:table-cell table:formula="of:= -0.5 * [.$F$1] * [.$P$1]^2 / ([.$G$3] * COS([.K10]))^2 + [.$P$1] * (SIN([.K10]) / COS([.K10])) + [.$F$4]" office:value-type="float" office:value="-12.6883847917791" calcext:value-type="float">
            <text:p>-12.6883847917791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 - 0.5 * [.$F$1] * [.A11] ^2 / ([.$G$3] * COS([.$G$2]))^2 + (SIN([.$G$2]) / COS([.$G$2])) * [.A11] + [.$F$4]" office:value-type="float" office:value="3.84922914995599" calcext:value-type="float">
            <text:p>3.8492291499559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[.J11] * 3.14 / 180" office:value-type="float" office:value="0.157" calcext:value-type="float">
            <text:p>0.157</text:p>
          </table:table-cell>
          <table:table-cell table:formula="of:= -0.5 * [.$F$1] * [.$P$1]^2 / ([.$G$3] * COS([.K11]))^2 + [.$P$1] * (SIN([.K11]) / COS([.K11])) + [.$F$4]" office:value-type="float" office:value="-12.0795604417231" calcext:value-type="float">
            <text:p>-12.0795604417231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 - 0.5 * [.$F$1] * [.A12] ^2 / ([.$G$3] * COS([.$G$2]))^2 + (SIN([.$G$2]) / COS([.$G$2])) * [.A12] + [.$F$4]" office:value-type="float" office:value="3.94918060670736" calcext:value-type="float">
            <text:p>3.94918060670736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[.J12] * 3.14 / 180" office:value-type="float" office:value="0.174444444444444" calcext:value-type="float">
            <text:p>0.174444444444444</text:p>
          </table:table-cell>
          <table:table-cell table:formula="of:= -0.5 * [.$F$1] * [.$P$1]^2 / ([.$G$3] * COS([.K12]))^2 + [.$P$1] * (SIN([.K12]) / COS([.K12])) + [.$F$4]" office:value-type="float" office:value="-11.4799483431767" calcext:value-type="float">
            <text:p>-11.4799483431767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 - 0.5 * [.$F$1] * [.A13] ^2 / ([.$G$3] * COS([.$G$2]))^2 + (SIN([.$G$2]) / COS([.$G$2])) * [.A13] + [.$F$4]" office:value-type="float" office:value="4.0213617070322" calcext:value-type="float">
            <text:p>4.021361707032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[.J13] * 3.14 / 180" office:value-type="float" office:value="0.191888888888889" calcext:value-type="float">
            <text:p>0.191888888888889</text:p>
          </table:table-cell>
          <table:table-cell table:formula="of:= -0.5 * [.$F$1] * [.$P$1]^2 / ([.$G$3] * COS([.K13]))^2 + [.$P$1] * (SIN([.K13]) / COS([.K13])) + [.$F$4]" office:value-type="float" office:value="-10.8893738839687" calcext:value-type="float">
            <text:p>-10.8893738839687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 - 0.5 * [.$F$1] * [.A14] ^2 / ([.$G$3] * COS([.$G$2]))^2 + (SIN([.$G$2]) / COS([.$G$2])) * [.A14] + [.$F$4]" office:value-type="float" office:value="4.06577245093052" calcext:value-type="float">
            <text:p>4.0657724509305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[.J14] * 3.14 / 180" office:value-type="float" office:value="0.209333333333333" calcext:value-type="float">
            <text:p>0.209333333333333</text:p>
          </table:table-cell>
          <table:table-cell table:formula="of:= -0.5 * [.$F$1] * [.$P$1]^2 / ([.$G$3] * COS([.K14]))^2 + [.$P$1] * (SIN([.K14]) / COS([.K14])) + [.$F$4]" office:value-type="float" office:value="-10.3076883800908" calcext:value-type="float">
            <text:p>-10.3076883800908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 - 0.5 * [.$F$1] * [.A15] ^2 / ([.$G$3] * COS([.$G$2]))^2 + (SIN([.$G$2]) / COS([.$G$2])) * [.A15] + [.$F$4]" office:value-type="float" office:value="4.08241283840231" calcext:value-type="float">
            <text:p>4.0824128384023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[.J15] * 3.14 / 180" office:value-type="float" office:value="0.226777777777778" calcext:value-type="float">
            <text:p>0.226777777777778</text:p>
          </table:table-cell>
          <table:table-cell table:formula="of:= -0.5 * [.$F$1] * [.$P$1]^2 / ([.$G$3] * COS([.K15]))^2 + [.$P$1] * (SIN([.K15]) / COS([.K15])) + [.$F$4]" office:value-type="float" office:value="-9.73476958066136" calcext:value-type="float">
            <text:p>-9.73476958066136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 - 0.5 * [.$F$1] * [.A16] ^2 / ([.$G$3] * COS([.$G$2]))^2 + (SIN([.$G$2]) / COS([.$G$2])) * [.A16] + [.$F$4]" office:value-type="float" office:value="4.07128286944757" calcext:value-type="float">
            <text:p>4.07128286944757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[.J16] * 3.14 / 180" office:value-type="float" office:value="0.244222222222222" calcext:value-type="float">
            <text:p>0.244222222222222</text:p>
          </table:table-cell>
          <table:table-cell table:formula="of:= -0.5 * [.$F$1] * [.$P$1]^2 / ([.$G$3] * COS([.K16]))^2 + [.$P$1] * (SIN([.K16]) / COS([.K16])) + [.$F$4]" office:value-type="float" office:value="-9.17052234623112" calcext:value-type="float">
            <text:p>-9.1705223462311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 - 0.5 * [.$F$1] * [.A17] ^2 / ([.$G$3] * COS([.$G$2]))^2 + (SIN([.$G$2]) / COS([.$G$2])) * [.A17] + [.$F$4]" office:value-type="float" office:value="4.0323825440663" calcext:value-type="float">
            <text:p>4.032382544066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[.J17] * 3.14 / 180" office:value-type="float" office:value="0.261666666666667" calcext:value-type="float">
            <text:p>0.261666666666667</text:p>
          </table:table-cell>
          <table:table-cell table:formula="of:= -0.5 * [.$F$1] * [.$P$1]^2 / ([.$G$3] * COS([.K17]))^2 + [.$P$1] * (SIN([.K17]) / COS([.K17])) + [.$F$4]" office:value-type="float" office:value="-8.61487951207504" calcext:value-type="float">
            <text:p>-8.61487951207504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 - 0.5 * [.$F$1] * [.A18] ^2 / ([.$G$3] * COS([.$G$2]))^2 + (SIN([.$G$2]) / COS([.$G$2])) * [.A18] + [.$F$4]" office:value-type="float" office:value="3.96571186225851" calcext:value-type="float">
            <text:p>3.9657118622585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[.J18] * 3.14 / 180" office:value-type="float" office:value="0.279111111111111" calcext:value-type="float">
            <text:p>0.279111111111111</text:p>
          </table:table-cell>
          <table:table-cell table:formula="of:= -0.5 * [.$F$1] * [.$P$1]^2 / ([.$G$3] * COS([.K18]))^2 + [.$P$1] * (SIN([.K18]) / COS([.K18])) + [.$F$4]" office:value-type="float" office:value="-8.06780295032476" calcext:value-type="float">
            <text:p>-8.06780295032476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 - 0.5 * [.$F$1] * [.A19] ^2 / ([.$G$3] * COS([.$G$2]))^2 + (SIN([.$G$2]) / COS([.$G$2])) * [.A19] + [.$F$4]" office:value-type="float" office:value="3.87127082402419" calcext:value-type="float">
            <text:p>3.871270824024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formula="of:=[.J19] * 3.14 / 180" office:value-type="float" office:value="0.296555555555556" calcext:value-type="float">
            <text:p>0.296555555555556</text:p>
          </table:table-cell>
          <table:table-cell table:formula="of:= -0.5 * [.$F$1] * [.$P$1]^2 / ([.$G$3] * COS([.K19]))^2 + [.$P$1] * (SIN([.K19]) / COS([.K19])) + [.$F$4]" office:value-type="float" office:value="-7.52928484726467" calcext:value-type="float">
            <text:p>-7.52928484726467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 - 0.5 * [.$F$1] * [.A20] ^2 / ([.$G$3] * COS([.$G$2]))^2 + (SIN([.$G$2]) / COS([.$G$2])) * [.A20] + [.$F$4]" office:value-type="float" office:value="3.74905942936335" calcext:value-type="float">
            <text:p>3.7490594293633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formula="of:=[.J20] * 3.14 / 180" office:value-type="float" office:value="0.314" calcext:value-type="float">
            <text:p>0.314</text:p>
          </table:table-cell>
          <table:table-cell table:formula="of:= -0.5 * [.$F$1] * [.$P$1]^2 / ([.$G$3] * COS([.K20]))^2 + [.$P$1] * (SIN([.K20]) / COS([.K20])) + [.$F$4]" office:value-type="float" office:value="-6.99934921488468" calcext:value-type="float">
            <text:p>-6.99934921488468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 - 0.5 * [.$F$1] * [.A21] ^2 / ([.$G$3] * COS([.$G$2]))^2 + (SIN([.$G$2]) / COS([.$G$2])) * [.A21] + [.$F$4]" office:value-type="float" office:value="3.59907767827598" calcext:value-type="float">
            <text:p>3.5990776782759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formula="of:=[.J21] * 3.14 / 180" office:value-type="float" office:value="0.331444444444444" calcext:value-type="float">
            <text:p>0.331444444444444</text:p>
          </table:table-cell>
          <table:table-cell table:formula="of:= -0.5 * [.$F$1] * [.$P$1]^2 / ([.$G$3] * COS([.K21]))^2 + [.$P$1] * (SIN([.K21]) / COS([.K21])) + [.$F$4]" office:value-type="float" office:value="-6.47805365891099" calcext:value-type="float">
            <text:p>-6.4780536589109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 - 0.5 * [.$F$1] * [.A22] ^2 / ([.$G$3] * COS([.$G$2]))^2 + (SIN([.$G$2]) / COS([.$G$2])) * [.A22] + [.$F$4]" office:value-type="float" office:value="3.42132557076208" calcext:value-type="float">
            <text:p>3.4213255707620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formula="of:=[.J22] * 3.14 / 180" office:value-type="float" office:value="0.348888888888889" calcext:value-type="float">
            <text:p>0.348888888888889</text:p>
          </table:table-cell>
          <table:table-cell table:formula="of:= -0.5 * [.$F$1] * [.$P$1]^2 / ([.$G$3] * COS([.K22]))^2 + [.$P$1] * (SIN([.K22]) / COS([.K22])) + [.$F$4]" office:value-type="float" office:value="-5.96549142908641" calcext:value-type="float">
            <text:p>-5.96549142908641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 - 0.5 * [.$F$1] * [.A23] ^2 / ([.$G$3] * COS([.$G$2]))^2 + (SIN([.$G$2]) / COS([.$G$2])) * [.A23] + [.$F$4]" office:value-type="float" office:value="3.21580310682166" calcext:value-type="float">
            <text:p>3.2158031068216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formula="of:=[.J23] * 3.14 / 180" office:value-type="float" office:value="0.366333333333333" calcext:value-type="float">
            <text:p>0.366333333333333</text:p>
          </table:table-cell>
          <table:table-cell table:formula="of:= -0.5 * [.$F$1] * [.$P$1]^2 / ([.$G$3] * COS([.K23]))^2 + [.$P$1] * (SIN([.K23]) / COS([.K23])) + [.$F$4]" office:value-type="float" office:value="-5.4617937815173" calcext:value-type="float">
            <text:p>-5.4617937815173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 - 0.5 * [.$F$1] * [.A24] ^2 / ([.$G$3] * COS([.$G$2]))^2 + (SIN([.$G$2]) / COS([.$G$2])) * [.A24] + [.$F$4]" office:value-type="float" office:value="2.98251028645471" calcext:value-type="float">
            <text:p>2.98251028645471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formula="of:=[.J24] * 3.14 / 180" office:value-type="float" office:value="0.383777777777778" calcext:value-type="float">
            <text:p>0.383777777777778</text:p>
          </table:table-cell>
          <table:table-cell table:formula="of:= -0.5 * [.$F$1] * [.$P$1]^2 / ([.$G$3] * COS([.K24]))^2 + [.$P$1] * (SIN([.K24]) / COS([.K24])) + [.$F$4]" office:value-type="float" office:value="-4.96713268753505" calcext:value-type="float">
            <text:p>-4.9671326875350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 - 0.5 * [.$F$1] * [.A25] ^2 / ([.$G$3] * COS([.$G$2]))^2 + (SIN([.$G$2]) / COS([.$G$2])) * [.A25] + [.$F$4]" office:value-type="float" office:value="2.72144710966123" calcext:value-type="float">
            <text:p>2.72144710966123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formula="of:=[.J25] * 3.14 / 180" office:value-type="float" office:value="0.401222222222222" calcext:value-type="float">
            <text:p>0.401222222222222</text:p>
          </table:table-cell>
          <table:table-cell table:formula="of:= -0.5 * [.$F$1] * [.$P$1]^2 / ([.$G$3] * COS([.K25]))^2 + [.$P$1] * (SIN([.K25]) / COS([.K25])) + [.$F$4]" office:value-type="float" office:value="-4.48172392883679" calcext:value-type="float">
            <text:p>-4.4817239288367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 - 0.5 * [.$F$1] * [.A26] ^2 / ([.$G$3] * COS([.$G$2]))^2 + (SIN([.$G$2]) / COS([.$G$2])) * [.A26] + [.$F$4]" office:value-type="float" office:value="2.43261357644123" calcext:value-type="float">
            <text:p>2.43261357644123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formula="of:=[.J26] * 3.14 / 180" office:value-type="float" office:value="0.418666666666667" calcext:value-type="float">
            <text:p>0.418666666666667</text:p>
          </table:table-cell>
          <table:table-cell table:formula="of:= -0.5 * [.$F$1] * [.$P$1]^2 / ([.$G$3] * COS([.K26]))^2 + [.$P$1] * (SIN([.K26]) / COS([.K26])) + [.$F$4]" office:value-type="float" office:value="-4.00583062479926" calcext:value-type="float">
            <text:p>-4.00583062479926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 - 0.5 * [.$F$1] * [.A27] ^2 / ([.$G$3] * COS([.$G$2]))^2 + (SIN([.$G$2]) / COS([.$G$2])) * [.A27] + [.$F$4]" office:value-type="float" office:value="2.1160096867947" calcext:value-type="float">
            <text:p>2.1160096867947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formula="of:=[.J27] * 3.14 / 180" office:value-type="float" office:value="0.436111111111111" calcext:value-type="float">
            <text:p>0.436111111111111</text:p>
          </table:table-cell>
          <table:table-cell table:formula="of:= -0.5 * [.$F$1] * [.$P$1]^2 / ([.$G$3] * COS([.K27]))^2 + [.$P$1] * (SIN([.K27]) / COS([.K27])) + [.$F$4]" office:value-type="float" office:value="-3.53976724494339" calcext:value-type="float">
            <text:p>-3.5397672449433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 - 0.5 * [.$F$1] * [.A28] ^2 / ([.$G$3] * COS([.$G$2]))^2 + (SIN([.$G$2]) / COS([.$G$2])) * [.A28] + [.$F$4]" office:value-type="float" office:value="1.77163544072164" calcext:value-type="float">
            <text:p>1.77163544072164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formula="of:=[.J28] * 3.14 / 180" office:value-type="float" office:value="0.453555555555556" calcext:value-type="float">
            <text:p>0.453555555555556</text:p>
          </table:table-cell>
          <table:table-cell table:formula="of:= -0.5 * [.$F$1] * [.$P$1]^2 / ([.$G$3] * COS([.K28]))^2 + [.$P$1] * (SIN([.K28]) / COS([.K28])) + [.$F$4]" office:value-type="float" office:value="-3.08390416774218" calcext:value-type="float">
            <text:p>-3.08390416774218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 - 0.5 * [.$F$1] * [.A29] ^2 / ([.$G$3] * COS([.$G$2]))^2 + (SIN([.$G$2]) / COS([.$G$2])) * [.A29] + [.$F$4]" office:value-type="float" office:value="1.39949083822206" calcext:value-type="float">
            <text:p>1.39949083822206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formula="of:=[.J29] * 3.14 / 180" office:value-type="float" office:value="0.471" calcext:value-type="float">
            <text:p>0.471</text:p>
          </table:table-cell>
          <table:table-cell table:formula="of:= -0.5 * [.$F$1] * [.$P$1]^2 / ([.$G$3] * COS([.K29]))^2 + [.$P$1] * (SIN([.K29]) / COS([.K29])) + [.$F$4]" office:value-type="float" office:value="-2.638672856516" calcext:value-type="float">
            <text:p>-2.638672856516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 - 0.5 * [.$F$1] * [.A30] ^2 / ([.$G$3] * COS([.$G$2]))^2 + (SIN([.$G$2]) / COS([.$G$2])) * [.A30] + [.$F$4]" office:value-type="float" office:value="0.999575879295954" calcext:value-type="float">
            <text:p>0.999575879295954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formula="of:=[.J30] * 3.14 / 180" office:value-type="float" office:value="0.488444444444444" calcext:value-type="float">
            <text:p>0.488444444444444</text:p>
          </table:table-cell>
          <table:table-cell table:formula="of:= -0.5 * [.$F$1] * [.$P$1]^2 / ([.$G$3] * COS([.K30]))^2 + [.$P$1] * (SIN([.K30]) / COS([.K30])) + [.$F$4]" office:value-type="float" office:value="-2.20457173429854" calcext:value-type="float">
            <text:p>-2.20457173429854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 - 0.5 * [.$F$1] * [.A31] ^2 / ([.$G$3] * COS([.$G$2]))^2 + (SIN([.$G$2]) / COS([.$G$2])) * [.A31] + [.$F$4]" office:value-type="float" office:value="0.571890563943319" calcext:value-type="float">
            <text:p>0.571890563943319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table:formula="of:=[.J31] * 3.14 / 180" office:value-type="float" office:value="0.505888888888889" calcext:value-type="float">
            <text:p>0.505888888888889</text:p>
          </table:table-cell>
          <table:table-cell table:formula="of:= -0.5 * [.$F$1] * [.$P$1]^2 / ([.$G$3] * COS([.K31]))^2 + [.$P$1] * (SIN([.K31]) / COS([.K31])) + [.$F$4]" office:value-type="float" office:value="-1.78217285258016" calcext:value-type="float">
            <text:p>-1.78217285258016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 - 0.5 * [.$F$1] * [.A32] ^2 / ([.$G$3] * COS([.$G$2]))^2 + (SIN([.$G$2]) / COS([.$G$2])) * [.A32] + [.$F$4]" office:value-type="float" office:value="0.116434892164158" calcext:value-type="float">
            <text:p>0.116434892164158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formula="of:=[.J32] * 3.14 / 180" office:value-type="float" office:value="0.523333333333333" calcext:value-type="float">
            <text:p>0.523333333333333</text:p>
          </table:table-cell>
          <table:table-cell table:formula="of:= -0.5 * [.$F$1] * [.$P$1]^2 / ([.$G$3] * COS([.K32]))^2 + [.$P$1] * (SIN([.K32]) / COS([.K32])) + [.$F$4]" office:value-type="float" office:value="-1.37212946410652" calcext:value-type="float">
            <text:p>-1.3721294641065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 - 0.5 * [.$F$1] * [.A33] ^2 / ([.$G$3] * COS([.$G$2]))^2 + (SIN([.$G$2]) / COS([.$G$2])) * [.A33] + [.$F$4]" office:value-type="float" office:value="-0.366791136041528" calcext:value-type="float">
            <text:p>-0.366791136041528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formula="of:=[.J33] * 3.14 / 180" office:value-type="float" office:value="0.540777777777778" calcext:value-type="float">
            <text:p>0.540777777777778</text:p>
          </table:table-cell>
          <table:table-cell table:formula="of:= -0.5 * [.$F$1] * [.$P$1]^2 / ([.$G$3] * COS([.K33]))^2 + [.$P$1] * (SIN([.K33]) / COS([.K33])) + [.$F$4]" office:value-type="float" office:value="-0.975184627863036" calcext:value-type="float">
            <text:p>-0.975184627863036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 - 0.5 * [.$F$1] * [.A34] ^2 / ([.$G$3] * COS([.$G$2]))^2 + (SIN([.$G$2]) / COS([.$G$2])) * [.A34] + [.$F$4]" office:value-type="float" office:value="-0.877787520673743" calcext:value-type="float">
            <text:p>-0.877787520673743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formula="of:=[.J34] * 3.14 / 180" office:value-type="float" office:value="0.558222222222222" calcext:value-type="float">
            <text:p>0.558222222222222</text:p>
          </table:table-cell>
          <table:table-cell table:formula="of:= -0.5 * [.$F$1] * [.$P$1]^2 / ([.$G$3] * COS([.K34]))^2 + [.$P$1] * (SIN([.K34]) / COS([.K34])) + [.$F$4]" office:value-type="float" office:value="-0.592180995540196" calcext:value-type="float">
            <text:p>-0.592180995540196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 - 0.5 * [.$F$1] * [.A35] ^2 / ([.$G$3] * COS([.$G$2]))^2 + (SIN([.$G$2]) / COS([.$G$2])) * [.A35] + [.$F$4]" office:value-type="float" office:value="-1.41655426173248" calcext:value-type="float">
            <text:p>-1.41655426173248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formula="of:=[.J35] * 3.14 / 180" office:value-type="float" office:value="0.575666666666667" calcext:value-type="float">
            <text:p>0.575666666666667</text:p>
          </table:table-cell>
          <table:table-cell table:formula="of:= -0.5 * [.$F$1] * [.$P$1]^2 / ([.$G$3] * COS([.K35]))^2 + [.$P$1] * (SIN([.K35]) / COS([.K35])) + [.$F$4]" office:value-type="float" office:value="-0.22407195379544" calcext:value-type="float">
            <text:p>-0.22407195379544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 - 0.5 * [.$F$1] * [.A36] ^2 / ([.$G$3] * COS([.$G$2]))^2 + (SIN([.$G$2]) / COS([.$G$2])) * [.A36] + [.$F$4]" office:value-type="float" office:value="-1.98309135921775" calcext:value-type="float">
            <text:p>-1.98309135921775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formula="of:=[.J36] * 3.14 / 180" office:value-type="float" office:value="0.593111111111111" calcext:value-type="float">
            <text:p>0.593111111111111</text:p>
          </table:table-cell>
          <table:table-cell table:formula="of:= -0.5 * [.$F$1] * [.$P$1]^2 / ([.$G$3] * COS([.K36]))^2 + [.$P$1] * (SIN([.K36]) / COS([.K36])) + [.$F$4]" office:value-type="float" office:value="0.128065673712368" calcext:value-type="float">
            <text:p>0.128065673712368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 - 0.5 * [.$F$1] * [.A37] ^2 / ([.$G$3] * COS([.$G$2]))^2 + (SIN([.$G$2]) / COS([.$G$2])) * [.A37] + [.$F$4]" office:value-type="float" office:value="-2.57739881312955" calcext:value-type="float">
            <text:p>-2.57739881312955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formula="of:=[.J37] * 3.14 / 180" office:value-type="float" office:value="0.610555555555556" calcext:value-type="float">
            <text:p>0.610555555555556</text:p>
          </table:table-cell>
          <table:table-cell table:formula="of:= -0.5 * [.$F$1] * [.$P$1]^2 / ([.$G$3] * COS([.K37]))^2 + [.$P$1] * (SIN([.K37]) / COS([.K37])) + [.$F$4]" office:value-type="float" office:value="0.463017125274345" calcext:value-type="float">
            <text:p>0.46301712527434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 - 0.5 * [.$F$1] * [.A38] ^2 / ([.$G$3] * COS([.$G$2]))^2 + (SIN([.$G$2]) / COS([.$G$2])) * [.A38] + [.$F$4]" office:value-type="float" office:value="-3.19947662346786" calcext:value-type="float">
            <text:p>-3.19947662346786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formula="of:=[.J38] * 3.14 / 180" office:value-type="float" office:value="0.628" calcext:value-type="float">
            <text:p>0.628</text:p>
          </table:table-cell>
          <table:table-cell table:formula="of:= -0.5 * [.$F$1] * [.$P$1]^2 / ([.$G$3] * COS([.K38]))^2 + [.$P$1] * (SIN([.K38]) / COS([.K38])) + [.$F$4]" office:value-type="float" office:value="0.779413119776874" calcext:value-type="float">
            <text:p>0.779413119776874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 - 0.5 * [.$F$1] * [.A39] ^2 / ([.$G$3] * COS([.$G$2]))^2 + (SIN([.$G$2]) / COS([.$G$2])) * [.A39] + [.$F$4]" office:value-type="float" office:value="-3.84932479023271" calcext:value-type="float">
            <text:p>-3.84932479023271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formula="of:=[.J39] * 3.14 / 180" office:value-type="float" office:value="0.645444444444444" calcext:value-type="float">
            <text:p>0.645444444444444</text:p>
          </table:table-cell>
          <table:table-cell table:formula="of:= -0.5 * [.$F$1] * [.$P$1]^2 / ([.$G$3] * COS([.K39]))^2 + [.$P$1] * (SIN([.K39]) / COS([.K39])) + [.$F$4]" office:value-type="float" office:value="1.07571086345315" calcext:value-type="float">
            <text:p>1.0757108634531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 - 0.5 * [.$F$1] * [.A40] ^2 / ([.$G$3] * COS([.$G$2]))^2 + (SIN([.$G$2]) / COS([.$G$2])) * [.A40] + [.$F$4]" office:value-type="float" office:value="-4.52694331342408" calcext:value-type="float">
            <text:p>-4.52694331342408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formula="of:=[.J40] * 3.14 / 180" office:value-type="float" office:value="0.662888888888889" calcext:value-type="float">
            <text:p>0.662888888888889</text:p>
          </table:table-cell>
          <table:table-cell table:formula="of:= -0.5 * [.$F$1] * [.$P$1]^2 / ([.$G$3] * COS([.K40]))^2 + [.$P$1] * (SIN([.K40]) / COS([.K40])) + [.$F$4]" office:value-type="float" office:value="1.35017225280902" calcext:value-type="float">
            <text:p>1.3501722528090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 - 0.5 * [.$F$1] * [.A41] ^2 / ([.$G$3] * COS([.$G$2]))^2 + (SIN([.$G$2]) / COS([.$G$2])) * [.A41] + [.$F$4]" office:value-type="float" office:value="-5.23233219304198" calcext:value-type="float">
            <text:p>-5.23233219304198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table:formula="of:=[.J41] * 3.14 / 180" office:value-type="float" office:value="0.680333333333333" calcext:value-type="float">
            <text:p>0.680333333333333</text:p>
          </table:table-cell>
          <table:table-cell table:formula="of:= -0.5 * [.$F$1] * [.$P$1]^2 / ([.$G$3] * COS([.K41]))^2 + [.$P$1] * (SIN([.K41]) / COS([.K41])) + [.$F$4]" office:value-type="float" office:value="1.6008388091558" calcext:value-type="float">
            <text:p>1.6008388091558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 - 0.5 * [.$F$1] * [.A42] ^2 / ([.$G$3] * COS([.$G$2]))^2 + (SIN([.$G$2]) / COS([.$G$2])) * [.A42] + [.$F$4]" office:value-type="float" office:value="-5.96549142908641" calcext:value-type="float">
            <text:p>-5.9654914290864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formula="of:=[.J42] * 3.14 / 180" office:value-type="float" office:value="0.697777777777778" calcext:value-type="float">
            <text:p>0.697777777777778</text:p>
          </table:table-cell>
          <table:table-cell table:formula="of:= -0.5 * [.$F$1] * [.$P$1]^2 / ([.$G$3] * COS([.K42]))^2 + [.$P$1] * (SIN([.K42]) / COS([.K42])) + [.$F$4]" office:value-type="float" office:value="1.82550279246113" calcext:value-type="float">
            <text:p>1.82550279246113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[.J43] * 3.14 / 180" office:value-type="float" office:value="0.715222222222222" calcext:value-type="float">
            <text:p>0.715222222222222</text:p>
          </table:table-cell>
          <table:table-cell table:formula="of:= -0.5 * [.$F$1] * [.$P$1]^2 / ([.$G$3] * COS([.K43]))^2 + [.$P$1] * (SIN([.K43]) / COS([.K43])) + [.$F$4]" office:value-type="float" office:value="2.0216738359212" calcext:value-type="float">
            <text:p>2.021673835921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formula="of:=[.J44] * 3.14 / 180" office:value-type="float" office:value="0.732666666666667" calcext:value-type="float">
            <text:p>0.732666666666667</text:p>
          </table:table-cell>
          <table:table-cell table:formula="of:= -0.5 * [.$F$1] * [.$P$1]^2 / ([.$G$3] * COS([.K44]))^2 + [.$P$1] * (SIN([.K44]) / COS([.K44])) + [.$F$4]" office:value-type="float" office:value="2.18654031336409" calcext:value-type="float">
            <text:p>2.1865403133640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formula="of:=[.J45] * 3.14 / 180" office:value-type="float" office:value="0.750111111111111" calcext:value-type="float">
            <text:p>0.750111111111111</text:p>
          </table:table-cell>
          <table:table-cell table:formula="of:= -0.5 * [.$F$1] * [.$P$1]^2 / ([.$G$3] * COS([.K45]))^2 + [.$P$1] * (SIN([.K45]) / COS([.K45])) + [.$F$4]" office:value-type="float" office:value="2.31692449375912" calcext:value-type="float">
            <text:p>2.3169244937591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formula="of:=[.J46] * 3.14 / 180" office:value-type="float" office:value="0.767555555555556" calcext:value-type="float">
            <text:p>0.767555555555556</text:p>
          </table:table-cell>
          <table:table-cell table:formula="of:= -0.5 * [.$F$1] * [.$P$1]^2 / ([.$G$3] * COS([.K46]))^2 + [.$P$1] * (SIN([.K46]) / COS([.K46])) + [.$F$4]" office:value-type="float" office:value="2.40923034368509" calcext:value-type="float">
            <text:p>2.4092303436850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formula="of:=[.J47] * 3.14 / 180" office:value-type="float" office:value="0.785" calcext:value-type="float">
            <text:p>0.785</text:p>
          </table:table-cell>
          <table:table-cell table:formula="of:= -0.5 * [.$F$1] * [.$P$1]^2 / ([.$G$3] * COS([.K47]))^2 + [.$P$1] * (SIN([.K47]) / COS([.K47])) + [.$F$4]" office:value-type="float" office:value="2.45938260062484" calcext:value-type="float">
            <text:p>2.45938260062484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formula="of:=[.J48] * 3.14 / 180" office:value-type="float" office:value="0.802444444444444" calcext:value-type="float">
            <text:p>0.802444444444444</text:p>
          </table:table-cell>
          <table:table-cell table:formula="of:= -0.5 * [.$F$1] * [.$P$1]^2 / ([.$G$3] * COS([.K48]))^2 + [.$P$1] * (SIN([.K48]) / COS([.K48])) + [.$F$4]" office:value-type="float" office:value="2.4627554459087" calcext:value-type="float">
            <text:p>2.4627554459087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formula="of:=[.J49] * 3.14 / 180" office:value-type="float" office:value="0.819888888888889" calcext:value-type="float">
            <text:p>0.819888888888889</text:p>
          </table:table-cell>
          <table:table-cell table:formula="of:= -0.5 * [.$F$1] * [.$P$1]^2 / ([.$G$3] * COS([.K49]))^2 + [.$P$1] * (SIN([.K49]) / COS([.K49])) + [.$F$4]" office:value-type="float" office:value="2.41408874123622" calcext:value-type="float">
            <text:p>2.4140887412362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formula="of:=[.J50] * 3.14 / 180" office:value-type="float" office:value="0.837333333333333" calcext:value-type="float">
            <text:p>0.837333333333333</text:p>
          </table:table-cell>
          <table:table-cell table:formula="of:= -0.5 * [.$F$1] * [.$P$1]^2 / ([.$G$3] * COS([.K50]))^2 + [.$P$1] * (SIN([.K50]) / COS([.K50])) + [.$F$4]" office:value-type="float" office:value="2.30738933782697" calcext:value-type="float">
            <text:p>2.30738933782697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formula="of:=[.J51] * 3.14 / 180" office:value-type="float" office:value="0.854777777777778" calcext:value-type="float">
            <text:p>0.854777777777778</text:p>
          </table:table-cell>
          <table:table-cell table:formula="of:= -0.5 * [.$F$1] * [.$P$1]^2 / ([.$G$3] * COS([.K51]))^2 + [.$P$1] * (SIN([.K51]) / COS([.K51])) + [.$F$4]" office:value-type="float" office:value="2.13581439750024" calcext:value-type="float">
            <text:p>2.13581439750024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formula="of:=[.J52] * 3.14 / 180" office:value-type="float" office:value="0.872222222222222" calcext:value-type="float">
            <text:p>0.872222222222222</text:p>
          </table:table-cell>
          <table:table-cell table:formula="of:= -0.5 * [.$F$1] * [.$P$1]^2 / ([.$G$3] * COS([.K52]))^2 + [.$P$1] * (SIN([.K52]) / COS([.K52])) + [.$F$4]" office:value-type="float" office:value="1.89153294779986" calcext:value-type="float">
            <text:p>1.89153294779986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formula="of:=[.J53] * 3.14 / 180" office:value-type="float" office:value="0.889666666666667" calcext:value-type="float">
            <text:p>0.889666666666667</text:p>
          </table:table-cell>
          <table:table-cell table:formula="of:= -0.5 * [.$F$1] * [.$P$1]^2 / ([.$G$3] * COS([.K53]))^2 + [.$P$1] * (SIN([.K53]) / COS([.K53])) + [.$F$4]" office:value-type="float" office:value="1.56556098580739" calcext:value-type="float">
            <text:p>1.5655609858073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formula="of:=[.J54] * 3.14 / 180" office:value-type="float" office:value="0.907111111111111" calcext:value-type="float">
            <text:p>0.907111111111111</text:p>
          </table:table-cell>
          <table:table-cell table:formula="of:= -0.5 * [.$F$1] * [.$P$1]^2 / ([.$G$3] * COS([.K54]))^2 + [.$P$1] * (SIN([.K54]) / COS([.K54])) + [.$F$4]" office:value-type="float" office:value="1.14756429077579" calcext:value-type="float">
            <text:p>1.1475642907757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formula="of:=[.J55] * 3.14 / 180" office:value-type="float" office:value="0.924555555555556" calcext:value-type="float">
            <text:p>0.924555555555556</text:p>
          </table:table-cell>
          <table:table-cell table:formula="of:= -0.5 * [.$F$1] * [.$P$1]^2 / ([.$G$3] * COS([.K55]))^2 + [.$P$1] * (SIN([.K55]) / COS([.K55])) + [.$F$4]" office:value-type="float" office:value="0.62562162849962" calcext:value-type="float">
            <text:p>0.6256216284996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formula="of:=[.J56] * 3.14 / 180" office:value-type="float" office:value="0.942" calcext:value-type="float">
            <text:p>0.942</text:p>
          </table:table-cell>
          <table:table-cell table:formula="of:= -0.5 * [.$F$1] * [.$P$1]^2 / ([.$G$3] * COS([.K56]))^2 + [.$P$1] * (SIN([.K56]) / COS([.K56])) + [.$F$4]" office:value-type="float" office:value="-0.0140608711464152" calcext:value-type="float">
            <text:p>-0.01406087114641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formula="of:=[.J57] * 3.14 / 180" office:value-type="float" office:value="0.959444444444445" calcext:value-type="float">
            <text:p>0.959444444444445</text:p>
          </table:table-cell>
          <table:table-cell table:formula="of:= -0.5 * [.$F$1] * [.$P$1]^2 / ([.$G$3] * COS([.K57]))^2 + [.$P$1] * (SIN([.K57]) / COS([.K57])) + [.$F$4]" office:value-type="float" office:value="-0.787495845152701" calcext:value-type="float">
            <text:p>-0.787495845152701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formula="of:=[.J58] * 3.14 / 180" office:value-type="float" office:value="0.976888888888889" calcext:value-type="float">
            <text:p>0.976888888888889</text:p>
          </table:table-cell>
          <table:table-cell table:formula="of:= -0.5 * [.$F$1] * [.$P$1]^2 / ([.$G$3] * COS([.K58]))^2 + [.$P$1] * (SIN([.K58]) / COS([.K58])) + [.$F$4]" office:value-type="float" office:value="-1.71333623025598" calcext:value-type="float">
            <text:p>-1.71333623025598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table:formula="of:=[.J59] * 3.14 / 180" office:value-type="float" office:value="0.994333333333333" calcext:value-type="float">
            <text:p>0.994333333333333</text:p>
          </table:table-cell>
          <table:table-cell table:formula="of:= -0.5 * [.$F$1] * [.$P$1]^2 / ([.$G$3] * COS([.K59]))^2 + [.$P$1] * (SIN([.K59]) / COS([.K59])) + [.$F$4]" office:value-type="float" office:value="-2.81339130872268" calcext:value-type="float">
            <text:p>-2.81339130872268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formula="of:=[.J60] * 3.14 / 180" office:value-type="float" office:value="1.01177777777778" calcext:value-type="float">
            <text:p>1.01177777777778</text:p>
          </table:table-cell>
          <table:table-cell table:formula="of:= -0.5 * [.$F$1] * [.$P$1]^2 / ([.$G$3] * COS([.K60]))^2 + [.$P$1] * (SIN([.K60]) / COS([.K60])) + [.$F$4]" office:value-type="float" office:value="-4.1132619572131" calcext:value-type="float">
            <text:p>-4.1132619572131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table:formula="of:=[.J61] * 3.14 / 180" office:value-type="float" office:value="1.02922222222222" calcext:value-type="float">
            <text:p>1.02922222222222</text:p>
          </table:table-cell>
          <table:table-cell table:formula="of:= -0.5 * [.$F$1] * [.$P$1]^2 / ([.$G$3] * COS([.K61]))^2 + [.$P$1] * (SIN([.K61]) / COS([.K61])) + [.$F$4]" office:value-type="float" office:value="-5.64312722735822" calcext:value-type="float">
            <text:p>-5.6431272273582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formula="of:=[.J62] * 3.14 / 180" office:value-type="float" office:value="1.04666666666667" calcext:value-type="float">
            <text:p>1.04666666666667</text:p>
          </table:table-cell>
          <table:table-cell table:formula="of:= -0.5 * [.$F$1] * [.$P$1]^2 / ([.$G$3] * COS([.K62]))^2 + [.$P$1] * (SIN([.K62]) / COS([.K62])) + [.$F$4]" office:value-type="float" office:value="-7.43872438634003" calcext:value-type="float">
            <text:p>-7.43872438634003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formula="of:=[.J63] * 3.14 / 180" office:value-type="float" office:value="1.06411111111111" calcext:value-type="float">
            <text:p>1.06411111111111</text:p>
          </table:table-cell>
          <table:table-cell table:formula="of:= -0.5 * [.$F$1] * [.$P$1]^2 / ([.$G$3] * COS([.K63]))^2 + [.$P$1] * (SIN([.K63]) / COS([.K63])) + [.$F$4]" office:value-type="float" office:value="-9.54257810705292" calcext:value-type="float">
            <text:p>-9.5425781070529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table:formula="of:=[.J64] * 3.14 / 180" office:value-type="float" office:value="1.08155555555556" calcext:value-type="float">
            <text:p>1.08155555555556</text:p>
          </table:table-cell>
          <table:table-cell table:formula="of:= -0.5 * [.$F$1] * [.$P$1]^2 / ([.$G$3] * COS([.K64]))^2 + [.$P$1] * (SIN([.K64]) / COS([.K64])) + [.$F$4]" office:value-type="float" office:value="-12.0055530612969" calcext:value-type="float">
            <text:p>-12.005553061296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formula="of:=[.J65] * 3.14 / 180" office:value-type="float" office:value="1.099" calcext:value-type="float">
            <text:p>1.099</text:p>
          </table:table-cell>
          <table:table-cell table:formula="of:= -0.5 * [.$F$1] * [.$P$1]^2 / ([.$G$3] * COS([.K65]))^2 + [.$P$1] * (SIN([.K65]) / COS([.K65])) + [.$F$4]" office:value-type="float" office:value="-14.8888298350939" calcext:value-type="float">
            <text:p>-14.888829835093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formula="of:=[.J66] * 3.14 / 180" office:value-type="float" office:value="1.11644444444444" calcext:value-type="float">
            <text:p>1.11644444444444</text:p>
          </table:table-cell>
          <table:table-cell table:formula="of:= -0.5 * [.$F$1] * [.$P$1]^2 / ([.$G$3] * COS([.K66]))^2 + [.$P$1] * (SIN([.K66]) / COS([.K66])) + [.$F$4]" office:value-type="float" office:value="-18.2664399477729" calcext:value-type="float">
            <text:p>-18.266439947772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table:formula="of:=[.J67] * 3.14 / 180" office:value-type="float" office:value="1.13388888888889" calcext:value-type="float">
            <text:p>1.13388888888889</text:p>
          </table:table-cell>
          <table:table-cell table:formula="of:= -0.5 * [.$F$1] * [.$P$1]^2 / ([.$G$3] * COS([.K67]))^2 + [.$P$1] * (SIN([.K67]) / COS([.K67])) + [.$F$4]" office:value-type="float" office:value="-22.2285464387613" calcext:value-type="float">
            <text:p>-22.2285464387613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formula="of:=[.J68] * 3.14 / 180" office:value-type="float" office:value="1.15133333333333" calcext:value-type="float">
            <text:p>1.15133333333333</text:p>
          </table:table-cell>
          <table:table-cell table:formula="of:= -0.5 * [.$F$1] * [.$P$1]^2 / ([.$G$3] * COS([.K68]))^2 + [.$P$1] * (SIN([.K68]) / COS([.K68])) + [.$F$4]" office:value-type="float" office:value="-26.8857289884349" calcext:value-type="float">
            <text:p>-26.885728988434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table:formula="of:=[.J69] * 3.14 / 180" office:value-type="float" office:value="1.16877777777778" calcext:value-type="float">
            <text:p>1.16877777777778</text:p>
          </table:table-cell>
          <table:table-cell table:formula="of:= -0.5 * [.$F$1] * [.$P$1]^2 / ([.$G$3] * COS([.K69]))^2 + [.$P$1] * (SIN([.K69]) / COS([.K69])) + [.$F$4]" office:value-type="float" office:value="-32.3746376206245" calcext:value-type="float">
            <text:p>-32.374637620624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table:formula="of:=[.J70] * 3.14 / 180" office:value-type="float" office:value="1.18622222222222" calcext:value-type="float">
            <text:p>1.18622222222222</text:p>
          </table:table-cell>
          <table:table-cell table:formula="of:= -0.5 * [.$F$1] * [.$P$1]^2 / ([.$G$3] * COS([.K70]))^2 + [.$P$1] * (SIN([.K70]) / COS([.K70])) + [.$F$4]" office:value-type="float" office:value="-38.8655334945068" calcext:value-type="float">
            <text:p>-38.8655334945068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table:formula="of:=[.J71] * 3.14 / 180" office:value-type="float" office:value="1.20366666666667" calcext:value-type="float">
            <text:p>1.20366666666667</text:p>
          </table:table-cell>
          <table:table-cell table:formula="of:= -0.5 * [.$F$1] * [.$P$1]^2 / ([.$G$3] * COS([.K71]))^2 + [.$P$1] * (SIN([.K71]) / COS([.K71])) + [.$F$4]" office:value-type="float" office:value="-46.5724658207463" calcext:value-type="float">
            <text:p>-46.5724658207463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formula="of:=[.J72] * 3.14 / 180" office:value-type="float" office:value="1.22111111111111" calcext:value-type="float">
            <text:p>1.22111111111111</text:p>
          </table:table-cell>
          <table:table-cell table:formula="of:= -0.5 * [.$F$1] * [.$P$1]^2 / ([.$G$3] * COS([.K72]))^2 + [.$P$1] * (SIN([.K72]) / COS([.K72])) + [.$F$4]" office:value-type="float" office:value="-55.7671837222989" calcext:value-type="float">
            <text:p>-55.767183722298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table:formula="of:=[.J73] * 3.14 / 180" office:value-type="float" office:value="1.23855555555556" calcext:value-type="float">
            <text:p>1.23855555555556</text:p>
          </table:table-cell>
          <table:table-cell table:formula="of:= -0.5 * [.$F$1] * [.$P$1]^2 / ([.$G$3] * COS([.K73]))^2 + [.$P$1] * (SIN([.K73]) / COS([.K73])) + [.$F$4]" office:value-type="float" office:value="-66.7984222292693" calcext:value-type="float">
            <text:p>-66.7984222292693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table:formula="of:=[.J74] * 3.14 / 180" office:value-type="float" office:value="1.256" calcext:value-type="float">
            <text:p>1.256</text:p>
          </table:table-cell>
          <table:table-cell table:formula="of:= -0.5 * [.$F$1] * [.$P$1]^2 / ([.$G$3] * COS([.K74]))^2 + [.$P$1] * (SIN([.K74]) / COS([.K74])) + [.$F$4]" office:value-type="float" office:value="-80.1190529541523" calcext:value-type="float">
            <text:p>-80.1190529541523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formula="of:=[.J75] * 3.14 / 180" office:value-type="float" office:value="1.27344444444444" calcext:value-type="float">
            <text:p>1.27344444444444</text:p>
          </table:table-cell>
          <table:table-cell table:formula="of:= -0.5 * [.$F$1] * [.$P$1]^2 / ([.$G$3] * COS([.K75]))^2 + [.$P$1] * (SIN([.K75]) / COS([.K75])) + [.$F$4]" office:value-type="float" office:value="-96.3249605493961" calcext:value-type="float">
            <text:p>-96.3249605493961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formula="of:=[.J76] * 3.14 / 180" office:value-type="float" office:value="1.29088888888889" calcext:value-type="float">
            <text:p>1.29088888888889</text:p>
          </table:table-cell>
          <table:table-cell table:formula="of:= -0.5 * [.$F$1] * [.$P$1]^2 / ([.$G$3] * COS([.K76]))^2 + [.$P$1] * (SIN([.K76]) / COS([.K76])) + [.$F$4]" office:value-type="float" office:value="-116.211765516915" calcext:value-type="float">
            <text:p>-116.21176551691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formula="of:=[.J77] * 3.14 / 180" office:value-type="float" office:value="1.30833333333333" calcext:value-type="float">
            <text:p>1.30833333333333</text:p>
          </table:table-cell>
          <table:table-cell table:formula="of:= -0.5 * [.$F$1] * [.$P$1]^2 / ([.$G$3] * COS([.K77]))^2 + [.$P$1] * (SIN([.K77]) / COS([.K77])) + [.$F$4]" office:value-type="float" office:value="-140.859338306233" calcext:value-type="float">
            <text:p>-140.859338306233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table:formula="of:=[.J78] * 3.14 / 180" office:value-type="float" office:value="1.32577777777778" calcext:value-type="float">
            <text:p>1.32577777777778</text:p>
          </table:table-cell>
          <table:table-cell table:formula="of:= -0.5 * [.$F$1] * [.$P$1]^2 / ([.$G$3] * COS([.K78]))^2 + [.$P$1] * (SIN([.K78]) / COS([.K78])) + [.$F$4]" office:value-type="float" office:value="-171.760715755099" calcext:value-type="float">
            <text:p>-171.76071575509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table:formula="of:=[.J79] * 3.14 / 180" office:value-type="float" office:value="1.34322222222222" calcext:value-type="float">
            <text:p>1.34322222222222</text:p>
          </table:table-cell>
          <table:table-cell table:formula="of:= -0.5 * [.$F$1] * [.$P$1]^2 / ([.$G$3] * COS([.K79]))^2 + [.$P$1] * (SIN([.K79]) / COS([.K79])) + [.$F$4]" office:value-type="float" office:value="-211.024039978091" calcext:value-type="float">
            <text:p>-211.024039978091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table:formula="of:=[.J80] * 3.14 / 180" office:value-type="float" office:value="1.36066666666667" calcext:value-type="float">
            <text:p>1.36066666666667</text:p>
          </table:table-cell>
          <table:table-cell table:formula="of:= -0.5 * [.$F$1] * [.$P$1]^2 / ([.$G$3] * COS([.K80]))^2 + [.$P$1] * (SIN([.K80]) / COS([.K80])) + [.$F$4]" office:value-type="float" office:value="-261.698596364125" calcext:value-type="float">
            <text:p>-261.69859636412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formula="of:=[.J81] * 3.14 / 180" office:value-type="float" office:value="1.37811111111111" calcext:value-type="float">
            <text:p>1.37811111111111</text:p>
          </table:table-cell>
          <table:table-cell table:formula="of:= -0.5 * [.$F$1] * [.$P$1]^2 / ([.$G$3] * COS([.K81]))^2 + [.$P$1] * (SIN([.K81]) / COS([.K81])) + [.$F$4]" office:value-type="float" office:value="-328.319845994309" calcext:value-type="float">
            <text:p>-328.31984599430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table:formula="of:=[.J82] * 3.14 / 180" office:value-type="float" office:value="1.39555555555556" calcext:value-type="float">
            <text:p>1.39555555555556</text:p>
          </table:table-cell>
          <table:table-cell table:formula="of:= -0.5 * [.$F$1] * [.$P$1]^2 / ([.$G$3] * COS([.K82]))^2 + [.$P$1] * (SIN([.K82]) / COS([.K82])) + [.$F$4]" office:value-type="float" office:value="-417.858147786499" calcext:value-type="float">
            <text:p>-417.85814778649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formula="of:=[.J83] * 3.14 / 180" office:value-type="float" office:value="1.413" calcext:value-type="float">
            <text:p>1.413</text:p>
          </table:table-cell>
          <table:table-cell table:formula="of:= -0.5 * [.$F$1] * [.$P$1]^2 / ([.$G$3] * COS([.K83]))^2 + [.$P$1] * (SIN([.K83]) / COS([.K83])) + [.$F$4]" office:value-type="float" office:value="-541.450734452827" calcext:value-type="float">
            <text:p>-541.450734452827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formula="of:=[.J84] * 3.14 / 180" office:value-type="float" office:value="1.43044444444444" calcext:value-type="float">
            <text:p>1.43044444444444</text:p>
          </table:table-cell>
          <table:table-cell table:formula="of:= -0.5 * [.$F$1] * [.$P$1]^2 / ([.$G$3] * COS([.K84]))^2 + [.$P$1] * (SIN([.K84]) / COS([.K84])) + [.$F$4]" office:value-type="float" office:value="-717.7490044497" calcext:value-type="float">
            <text:p>-717.7490044497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table:formula="of:=[.J85] * 3.14 / 180" office:value-type="float" office:value="1.44788888888889" calcext:value-type="float">
            <text:p>1.44788888888889</text:p>
          </table:table-cell>
          <table:table-cell table:formula="of:= -0.5 * [.$F$1] * [.$P$1]^2 / ([.$G$3] * COS([.K85]))^2 + [.$P$1] * (SIN([.K85]) / COS([.K85])) + [.$F$4]" office:value-type="float" office:value="-979.853233164922" calcext:value-type="float">
            <text:p>-979.853233164922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table:formula="of:=[.J86] * 3.14 / 180" office:value-type="float" office:value="1.46533333333333" calcext:value-type="float">
            <text:p>1.46533333333333</text:p>
          </table:table-cell>
          <table:table-cell table:formula="of:= -0.5 * [.$F$1] * [.$P$1]^2 / ([.$G$3] * COS([.K86]))^2 + [.$P$1] * (SIN([.K86]) / COS([.K86])) + [.$F$4]" office:value-type="float" office:value="-1390.98278030865" calcext:value-type="float">
            <text:p>-1390.9827803086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formula="of:=[.J87] * 3.14 / 180" office:value-type="float" office:value="1.48277777777778" calcext:value-type="float">
            <text:p>1.48277777777778</text:p>
          </table:table-cell>
          <table:table-cell table:formula="of:= -0.5 * [.$F$1] * [.$P$1]^2 / ([.$G$3] * COS([.K87]))^2 + [.$P$1] * (SIN([.K87]) / COS([.K87])) + [.$F$4]" office:value-type="float" office:value="-2084.08131187675" calcext:value-type="float">
            <text:p>-2084.0813118767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formula="of:=[.J88] * 3.14 / 180" office:value-type="float" office:value="1.50022222222222" calcext:value-type="float">
            <text:p>1.50022222222222</text:p>
          </table:table-cell>
          <table:table-cell table:formula="of:= -0.5 * [.$F$1] * [.$P$1]^2 / ([.$G$3] * COS([.K88]))^2 + [.$P$1] * (SIN([.K88]) / COS([.K88])) + [.$F$4]" office:value-type="float" office:value="-3378.20967507954" calcext:value-type="float">
            <text:p>-3378.20967507954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formula="of:=[.J89] * 3.14 / 180" office:value-type="float" office:value="1.51766666666667" calcext:value-type="float">
            <text:p>1.51766666666667</text:p>
          </table:table-cell>
          <table:table-cell table:formula="of:= -0.5 * [.$F$1] * [.$P$1]^2 / ([.$G$3] * COS([.K89]))^2 + [.$P$1] * (SIN([.K89]) / COS([.K89])) + [.$F$4]" office:value-type="float" office:value="-6203.31920513449" calcext:value-type="float">
            <text:p>-6203.31920513449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table:formula="of:=[.J90] * 3.14 / 180" office:value-type="float" office:value="1.53511111111111" calcext:value-type="float">
            <text:p>1.53511111111111</text:p>
          </table:table-cell>
          <table:table-cell table:formula="of:= -0.5 * [.$F$1] * [.$P$1]^2 / ([.$G$3] * COS([.K90]))^2 + [.$P$1] * (SIN([.K90]) / COS([.K90])) + [.$F$4]" office:value-type="float" office:value="-14291.5565590005" calcext:value-type="float">
            <text:p>-14291.556559000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formula="of:=[.J91] * 3.14 / 180" office:value-type="float" office:value="1.55255555555556" calcext:value-type="float">
            <text:p>1.55255555555556</text:p>
          </table:table-cell>
          <table:table-cell table:formula="of:= -0.5 * [.$F$1] * [.$P$1]^2 / ([.$G$3] * COS([.K91]))^2 + [.$P$1] * (SIN([.K91]) / COS([.K91])) + [.$F$4]" office:value-type="float" office:value="-56779.6794824484" calcext:value-type="float">
            <text:p>-56779.6794824484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formula="of:=[.J92] * 3.14 / 180" office:value-type="float" office:value="1.57" calcext:value-type="float">
            <text:p>1.57</text:p>
          </table:table-cell>
          <table:table-cell table:formula="of:= -0.5 * [.$F$1] * [.$P$1]^2 / ([.$G$3] * COS([.K92]))^2 + [.$P$1] * (SIN([.K92]) / COS([.K92])) + [.$F$4]" office:value-type="float" office:value="-30889491.7683835" calcext:value-type="float">
            <text:p>-30889491.7683835</text:p>
          </table:table-cell>
          <table:table-cell table:formula="of:=[.$P$2]" office:value-type="float" office:value="2" calcext:value-type="float">
            <text:p>2</text:p>
          </table:table-cell>
          <table:table-cell table:number-columns-repeated="3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8.7799in" svg:height="7.3724in" svg:x="10.5272in" svg:y="1.2126in">
            <draw:object draw:notify-on-update-of-ranges="Sheet2.A4:Sheet2.A44 Sheet2.B4:Sheet2.B44 Sheet2.A4:Sheet2.A44 Sheet2.C4:Sheet2.C44 Sheet2.A4:Sheet2.A44 Sheet2.D4:Sheet2.D44 Sheet2.A4:Sheet2.A44 Sheet2.E4:Sheet2.E44 Sheet2.A4:Sheet2.A44 Sheet2.F4:Sheet2.F44 Sheet2.A4:Sheet2.A44 Sheet2.G4:Sheet2.G44 Sheet2.A4:Sheet2.A44 Sheet2.H4:Sheet2.H44 Sheet2.A4:Sheet2.A44 Sheet2.I4:Sheet2.I44 Sheet2.A4:Sheet2.A44 Sheet2.J4:Sheet2.J44 Sheet2.A4:Sheet2.A44 Sheet2.K4:Sheet2.K44 Sheet2.A4:Sheet2.A44 Sheet2.L4:Sheet2.L44 Sheet2.A4:Sheet2.A44 Sheet2.M4:Sheet2.M44 Sheet2.A4:Sheet2.A44 Sheet2.N4:Sheet2.N44 Sheet2.A4:Sheet2.A44 Sheet2.O4:Sheet2.O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6" table:number-columns-repeated="7" table:default-cell-style-name="ce6"/>
        <table:table-column table:style-name="co7" table:default-cell-style-name="ce6"/>
        <table:table-column table:style-name="co6" table:default-cell-style-name="ce6"/>
        <table:table-column table:style-name="co6" table:default-cell-style-name="Default"/>
        <table:table-column table:style-name="co6" table:default-cell-style-name="ce9"/>
        <table:table-column table:style-name="co1" table:number-columns-repeated="4" table:default-cell-style-name="Default"/>
        <table:table-row table:style-name="ro1">
          <table:table-cell table:style-name="ce5" table:number-columns-repeated="3"/>
          <table:table-cell table:style-name="ce3" office:value-type="string" calcext:value-type="string">
            <text:p>alpha (deg)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 table:style-name="ce5" table:number-columns-repeated="3"/>
          <table:table-cell table:style-name="ce3" office:value-type="string" calcext:value-type="string">
            <text:p>alpha (rad)</text:p>
          </table:table-cell>
          <table:table-cell table:style-name="ce8" table:formula="of:=[.E1]*3.14159/180" office:value-type="float" office:value="0.575958166666667" calcext:value-type="float">
            <text:p>0.575958</text:p>
          </table:table-cell>
          <table:table-cell table:style-name="ce8" table:formula="of:=[.F1]*3.14159/180" office:value-type="float" office:value="0.593411444444444" calcext:value-type="float">
            <text:p>0.593411</text:p>
          </table:table-cell>
          <table:table-cell table:style-name="ce8" table:formula="of:=[.G1]*3.14159/180" office:value-type="float" office:value="0.610864722222222" calcext:value-type="float">
            <text:p>0.610865</text:p>
          </table:table-cell>
          <table:table-cell table:style-name="ce8" table:formula="of:=[.H1]*3.14159/180" office:value-type="float" office:value="0.628318" calcext:value-type="float">
            <text:p>0.628318</text:p>
          </table:table-cell>
          <table:table-cell table:style-name="ce8" table:formula="of:=[.I1]*3.14159/180" office:value-type="float" office:value="0.645771277777778" calcext:value-type="float">
            <text:p>0.645771</text:p>
          </table:table-cell>
          <table:table-cell table:style-name="ce8" table:formula="of:=[.J1]*3.14159/180" office:value-type="float" office:value="0.663224555555556" calcext:value-type="float">
            <text:p>0.663225</text:p>
          </table:table-cell>
          <table:table-cell table:style-name="ce8" table:formula="of:=[.K1]*3.14159/180" office:value-type="float" office:value="0.680677833333333" calcext:value-type="float">
            <text:p>0.680678</text:p>
          </table:table-cell>
          <table:table-cell table:style-name="ce8" table:formula="of:=[.L1]*3.14159/180" office:value-type="float" office:value="0.698131111111111" calcext:value-type="float">
            <text:p>0.698131</text:p>
          </table:table-cell>
          <table:table-cell table:style-name="ce8" table:formula="of:=[.M1]*3.14159/180" office:value-type="float" office:value="0.872663888888889" calcext:value-type="float">
            <text:p>0.872664</text:p>
          </table:table-cell>
          <table:table-cell table:style-name="ce8" table:formula="of:=[.N1]*3.14159/180" office:value-type="float" office:value="0.890117166666667" calcext:value-type="float">
            <text:p>0.890117</text:p>
          </table:table-cell>
          <table:table-cell table:style-name="ce8" table:formula="of:=[.O1]*3.14159/180" office:value-type="float" office:value="0.907570444444444" calcext:value-type="float">
            <text:p>0.907570</text:p>
          </table:table-cell>
          <table:table-cell table:style-name="ce8" table:formula="of:=[.P1]*3.14159/180" office:value-type="float" office:value="0.925023722222222" calcext:value-type="float">
            <text:p>0.925024</text:p>
          </table:table-cell>
          <table:table-cell table:style-name="ce8" table:formula="of:=[.Q1]*3.14159/180" office:value-type="float" office:value="0.942477" calcext:value-type="float">
            <text:p>0.942477</text:p>
          </table:table-cell>
          <table:table-cell/>
          <table:table-cell table:style-name="ce3" office:value-type="string" calcext:value-type="string">
            <text:p>x cage</text:p>
          </table:table-cell>
          <table:table-cell table:style-name="ce2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h_cage</text:p>
          </table:table-cell>
          <table:table-cell table:style-name="ce3" office:value-type="string" calcext:value-type="string">
            <text:p>z</text:p>
          </table:table-cell>
          <table:table-cell table:style-name="ce7" office:value-type="string" calcext:value-type="string" table:number-columns-spanned="12" table:number-rows-spanned="1">
            <text:p>z</text:p>
          </table:table-cell>
          <table:covered-table-cell table:number-columns-repeated="11" table:style-name="ce3"/>
          <table:table-cell/>
          <table:table-cell table:style-name="Default"/>
          <table:table-cell/>
          <table:table-cell table:style-name="ce3" office:value-type="string" calcext:value-type="string">
            <text:p>z cag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4] ^2 / ([.$U$5] * COS([.E$2]))^2 + (SIN([.E$2]) / COS([.E$2])) * [.$A4] + [.$T$6]" office:value-type="float" office:value="1.7" calcext:value-type="float">
            <text:p>1.7000</text:p>
          </table:table-cell>
          <table:table-cell table:formula="of:= - 0.5 * [.$T$4] * [.$A4] ^2 / ([.$U$5] * COS([.F$2]))^2 + (SIN([.F$2]) / COS([.F$2])) * [.$A4] + [.$T$6]" office:value-type="float" office:value="1.7" calcext:value-type="float">
            <text:p>1.7000</text:p>
          </table:table-cell>
          <table:table-cell table:formula="of:= - 0.5 * [.$T$4] * [.$A4] ^2 / ([.$U$5] * COS([.G$2]))^2 + (SIN([.G$2]) / COS([.G$2])) * [.$A4] + [.$T$6]" office:value-type="float" office:value="1.7" calcext:value-type="float">
            <text:p>1.7000</text:p>
          </table:table-cell>
          <table:table-cell table:formula="of:= - 0.5 * [.$T$4] * [.$A4] ^2 / ([.$U$5] * COS([.H$2]))^2 + (SIN([.H$2]) / COS([.H$2])) * [.$A4] + [.$T$6]" office:value-type="float" office:value="1.7" calcext:value-type="float">
            <text:p>1.7000</text:p>
          </table:table-cell>
          <table:table-cell table:formula="of:= - 0.5 * [.$T$4] * [.$A4] ^2 / ([.$U$5] * COS([.I$2]))^2 + (SIN([.I$2]) / COS([.I$2])) * [.$A4] + [.$T$6]" office:value-type="float" office:value="1.7" calcext:value-type="float">
            <text:p>1.7000</text:p>
          </table:table-cell>
          <table:table-cell table:formula="of:= - 0.5 * [.$T$4] * [.$A4] ^2 / ([.$U$5] * COS([.J$2]))^2 + (SIN([.J$2]) / COS([.J$2])) * [.$A4] + [.$T$6]" office:value-type="float" office:value="1.7" calcext:value-type="float">
            <text:p>1.7000</text:p>
          </table:table-cell>
          <table:table-cell table:formula="of:= - 0.5 * [.$T$4] * [.$A4] ^2 / ([.$U$5] * COS([.K$2]))^2 + (SIN([.K$2]) / COS([.K$2])) * [.$A4] + [.$T$6]" office:value-type="float" office:value="1.7" calcext:value-type="float">
            <text:p>1.7000</text:p>
          </table:table-cell>
          <table:table-cell table:formula="of:= - 0.5 * [.$T$4] * [.$A4] ^2 / ([.$U$5] * COS([.L$2]))^2 + (SIN([.L$2]) / COS([.L$2])) * [.$A4] + [.$T$6]" office:value-type="float" office:value="1.7" calcext:value-type="float">
            <text:p>1.7000</text:p>
          </table:table-cell>
          <table:table-cell table:formula="of:= - 0.5 * [.$T$4] * [.$A4] ^2 / ([.$U$5] * COS([.M$2]))^2 + (SIN([.M$2]) / COS([.M$2])) * [.$A4] + [.$T$6]" office:value-type="float" office:value="1.7" calcext:value-type="float">
            <text:p>1.7000</text:p>
          </table:table-cell>
          <table:table-cell table:formula="of:= - 0.5 * [.$T$4] * [.$A4] ^2 / ([.$U$5] * COS([.N$2]))^2 + (SIN([.N$2]) / COS([.N$2])) * [.$A4] + [.$T$6]" office:value-type="float" office:value="1.7" calcext:value-type="float">
            <text:p>1.7000</text:p>
          </table:table-cell>
          <table:table-cell table:formula="of:= - 0.5 * [.$T$4] * [.$A4] ^2 / ([.$U$5] * COS([.O$2]))^2 + (SIN([.O$2]) / COS([.O$2])) * [.$A4] + [.$T$6]" office:value-type="float" office:value="1.7" calcext:value-type="float">
            <text:p>1.7000</text:p>
          </table:table-cell>
          <table:table-cell table:formula="of:= - 0.5 * [.$T$4] * [.$A4] ^2 / ([.$U$5] * COS([.P$2]))^2 + (SIN([.P$2]) / COS([.P$2])) * [.$A4] + [.$T$6]" office:value-type="float" office:value="1.7" calcext:value-type="float">
            <text:p>1.7000</text:p>
          </table:table-cell>
          <table:table-cell table:formula="of:= - 0.5 * [.$T$4] * [.$A4] ^2 / ([.$U$5] * COS([.Q$2]))^2 + (SIN([.Q$2]) / COS([.Q$2])) * [.$A4] + [.$T$6]" office:value-type="float" office:value="1.7" calcext:value-type="float">
            <text:p>1.7000</text:p>
          </table:table-cell>
          <table:table-cell table:number-columns-repeated="3"/>
          <table:table-cell table:style-name="ce3" office:value-type="string" calcext:value-type="string">
            <text:p>g</text:p>
          </table:table-cell>
          <table:table-cell table:style-name="ce2" office:value-type="float" office:value="9.81" calcext:value-type="float">
            <text:p>9.81</text:p>
          </table:table-cell>
          <table:table-cell table:style-name="ce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5] ^2 / ([.$U$5] * COS([.E$2]))^2 + (SIN([.E$2]) / COS([.E$2])) * [.$A5] + [.$T$6]" office:value-type="float" office:value="2.33197294570544" calcext:value-type="float">
            <text:p>2.3320</text:p>
          </table:table-cell>
          <table:table-cell table:formula="of:= - 0.5 * [.$T$4] * [.$A5] ^2 / ([.$U$5] * COS([.F$2]))^2 + (SIN([.F$2]) / COS([.F$2])) * [.$A5] + [.$T$6]" office:value-type="float" office:value="2.35666633130275" calcext:value-type="float">
            <text:p>2.3567</text:p>
          </table:table-cell>
          <table:table-cell table:formula="of:= - 0.5 * [.$T$4] * [.$A5] ^2 / ([.$U$5] * COS([.G$2]))^2 + (SIN([.G$2]) / COS([.G$2])) * [.$A5] + [.$T$6]" office:value-type="float" office:value="2.38193209402065" calcext:value-type="float">
            <text:p>2.3819</text:p>
          </table:table-cell>
          <table:table-cell table:formula="of:= - 0.5 * [.$T$4] * [.$A5] ^2 / ([.$U$5] * COS([.H$2]))^2 + (SIN([.H$2]) / COS([.H$2])) * [.$A5] + [.$T$6]" office:value-type="float" office:value="2.40780629873732" calcext:value-type="float">
            <text:p>2.4078</text:p>
          </table:table-cell>
          <table:table-cell table:formula="of:= - 0.5 * [.$T$4] * [.$A5] ^2 / ([.$U$5] * COS([.I$2]))^2 + (SIN([.I$2]) / COS([.I$2])) * [.$A5] + [.$T$6]" office:value-type="float" office:value="2.43432752726166" calcext:value-type="float">
            <text:p>2.4343</text:p>
          </table:table-cell>
          <table:table-cell table:formula="of:= - 0.5 * [.$T$4] * [.$A5] ^2 / ([.$U$5] * COS([.J$2]))^2 + (SIN([.J$2]) / COS([.J$2])) * [.$A5] + [.$T$6]" office:value-type="float" office:value="2.46153712297932" calcext:value-type="float">
            <text:p>2.4615</text:p>
          </table:table-cell>
          <table:table-cell table:formula="of:= - 0.5 * [.$T$4] * [.$A5] ^2 / ([.$U$5] * COS([.K$2]))^2 + (SIN([.K$2]) / COS([.K$2])) * [.$A5] + [.$T$6]" office:value-type="float" office:value="2.48947946354964" calcext:value-type="float">
            <text:p>2.4895</text:p>
          </table:table-cell>
          <table:table-cell table:formula="of:= - 0.5 * [.$T$4] * [.$A5] ^2 / ([.$U$5] * COS([.L$2]))^2 + (SIN([.L$2]) / COS([.L$2])) * [.$A5] + [.$T$6]" office:value-type="float" office:value="2.5182022655364" calcext:value-type="float">
            <text:p>2.5182</text:p>
          </table:table-cell>
          <table:table-cell table:formula="of:= - 0.5 * [.$T$4] * [.$A5] ^2 / ([.$U$5] * COS([.M$2]))^2 + (SIN([.M$2]) / COS([.M$2])) * [.$A5] + [.$T$6]" office:value-type="float" office:value="2.86207321861254" calcext:value-type="float">
            <text:p>2.8621</text:p>
          </table:table-cell>
          <table:table-cell table:formula="of:= - 0.5 * [.$T$4] * [.$A5] ^2 / ([.$U$5] * COS([.N$2]))^2 + (SIN([.N$2]) / COS([.N$2])) * [.$A5] + [.$T$6]" office:value-type="float" office:value="2.90393285890008" calcext:value-type="float">
            <text:p>2.9039</text:p>
          </table:table-cell>
          <table:table-cell table:formula="of:= - 0.5 * [.$T$4] * [.$A5] ^2 / ([.$U$5] * COS([.O$2]))^2 + (SIN([.O$2]) / COS([.O$2])) * [.$A5] + [.$T$6]" office:value-type="float" office:value="2.94758812545825" calcext:value-type="float">
            <text:p>2.9476</text:p>
          </table:table-cell>
          <table:table-cell table:formula="of:= - 0.5 * [.$T$4] * [.$A5] ^2 / ([.$U$5] * COS([.P$2]))^2 + (SIN([.P$2]) / COS([.P$2])) * [.$A5] + [.$T$6]" office:value-type="float" office:value="2.99318538393862" calcext:value-type="float">
            <text:p>2.9932</text:p>
          </table:table-cell>
          <table:table-cell table:formula="of:= - 0.5 * [.$T$4] * [.$A5] ^2 / ([.$U$5] * COS([.Q$2]))^2 + (SIN([.Q$2]) / COS([.Q$2])) * [.$A5] + [.$T$6]" office:value-type="float" office:value="3.04088678063677" calcext:value-type="float">
            <text:p>3.0409</text:p>
          </table:table-cell>
          <table:table-cell table:number-columns-repeated="3"/>
          <table:table-cell table:style-name="ce3" office:value-type="string" calcext:value-type="string">
            <text:p>V0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T5] / 3.6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6] ^2 / ([.$U$5] * COS([.E$2]))^2 + (SIN([.E$2]) / COS([.E$2])) * [.$A6] + [.$T$6]" office:value-type="float" office:value="2.92907797974554" calcext:value-type="float">
            <text:p>2.9291</text:p>
          </table:table-cell>
          <table:table-cell table:formula="of:= - 0.5 * [.$T$4] * [.$A6] ^2 / ([.$U$5] * COS([.F$2]))^2 + (SIN([.F$2]) / COS([.F$2])) * [.$A6] + [.$T$6]" office:value-type="float" office:value="2.97764975007714" calcext:value-type="float">
            <text:p>2.9776</text:p>
          </table:table-cell>
          <table:table-cell table:formula="of:= - 0.5 * [.$T$4] * [.$A6] ^2 / ([.$U$5] * COS([.G$2]))^2 + (SIN([.G$2]) / COS([.G$2])) * [.$A6] + [.$T$6]" office:value-type="float" office:value="3.02731483757035" calcext:value-type="float">
            <text:p>3.0273</text:p>
          </table:table-cell>
          <table:table-cell table:formula="of:= - 0.5 * [.$T$4] * [.$A6] ^2 / ([.$U$5] * COS([.H$2]))^2 + (SIN([.H$2]) / COS([.H$2])) * [.$A6] + [.$T$6]" office:value-type="float" office:value="3.07814176066769" calcext:value-type="float">
            <text:p>3.0781</text:p>
          </table:table-cell>
          <table:table-cell table:formula="of:= - 0.5 * [.$T$4] * [.$A6] ^2 / ([.$U$5] * COS([.I$2]))^2 + (SIN([.I$2]) / COS([.I$2])) * [.$A6] + [.$T$6]" office:value-type="float" office:value="3.1302037192328" calcext:value-type="float">
            <text:p>3.1302</text:p>
          </table:table-cell>
          <table:table-cell table:formula="of:= - 0.5 * [.$T$4] * [.$A6] ^2 / ([.$U$5] * COS([.J$2]))^2 + (SIN([.J$2]) / COS([.J$2])) * [.$A6] + [.$T$6]" office:value-type="float" office:value="3.18357904321068" calcext:value-type="float">
            <text:p>3.1836</text:p>
          </table:table-cell>
          <table:table-cell table:formula="of:= - 0.5 * [.$T$4] * [.$A6] ^2 / ([.$U$5] * COS([.K$2]))^2 + (SIN([.K$2]) / COS([.K$2])) * [.$A6] + [.$T$6]" office:value-type="float" office:value="3.23835169173644" calcext:value-type="float">
            <text:p>3.2384</text:p>
          </table:table-cell>
          <table:table-cell table:formula="of:= - 0.5 * [.$T$4] * [.$A6] ^2 / ([.$U$5] * COS([.L$2]))^2 + (SIN([.L$2]) / COS([.L$2])) * [.$A6] + [.$T$6]" office:value-type="float" office:value="3.29461180954606" calcext:value-type="float">
            <text:p>3.2946</text:p>
          </table:table-cell>
          <table:table-cell table:formula="of:= - 0.5 * [.$T$4] * [.$A6] ^2 / ([.$U$5] * COS([.M$2]))^2 + (SIN([.M$2]) / COS([.M$2])) * [.$A6] + [.$T$6]" office:value-type="float" office:value="3.96478925727045" calcext:value-type="float">
            <text:p>3.9648</text:p>
          </table:table-cell>
          <table:table-cell table:formula="of:= - 0.5 * [.$T$4] * [.$A6] ^2 / ([.$U$5] * COS([.N$2]))^2 + (SIN([.N$2]) / COS([.N$2])) * [.$A6] + [.$T$6]" office:value-type="float" office:value="4.04594091932779" calcext:value-type="float">
            <text:p>4.0459</text:p>
          </table:table-cell>
          <table:table-cell table:formula="of:= - 0.5 * [.$T$4] * [.$A6] ^2 / ([.$U$5] * COS([.O$2]))^2 + (SIN([.O$2]) / COS([.O$2])) * [.$A6] + [.$T$6]" office:value-type="float" office:value="4.13047328236967" calcext:value-type="float">
            <text:p>4.1305</text:p>
          </table:table-cell>
          <table:table-cell table:formula="of:= - 0.5 * [.$T$4] * [.$A6] ^2 / ([.$U$5] * COS([.P$2]))^2 + (SIN([.P$2]) / COS([.P$2])) * [.$A6] + [.$T$6]" office:value-type="float" office:value="4.21865620711476" calcext:value-type="float">
            <text:p>4.2187</text:p>
          </table:table-cell>
          <table:table-cell table:formula="of:= - 0.5 * [.$T$4] * [.$A6] ^2 / ([.$U$5] * COS([.Q$2]))^2 + (SIN([.Q$2]) / COS([.Q$2])) * [.$A6] + [.$T$6]" office:value-type="float" office:value="4.31078788997314" calcext:value-type="float">
            <text:p>4.3108</text:p>
          </table:table-cell>
          <table:table-cell table:number-columns-repeated="3"/>
          <table:table-cell table:style-name="ce3" office:value-type="string" calcext:value-type="string">
            <text:p>h0</text:p>
          </table:table-cell>
          <table:table-cell table:style-name="ce2" office:value-type="float" office:value="1.7" calcext:value-type="float">
            <text:p>1.7</text:p>
          </table:table-cell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7] ^2 / ([.$U$5] * COS([.E$2]))^2 + (SIN([.E$2]) / COS([.E$2])) * [.$A7] + [.$T$6]" office:value-type="float" office:value="3.49131510212029" calcext:value-type="float">
            <text:p>3.4913</text:p>
          </table:table-cell>
          <table:table-cell table:formula="of:= - 0.5 * [.$T$4] * [.$A7] ^2 / ([.$U$5] * COS([.F$2]))^2 + (SIN([.F$2]) / COS([.F$2])) * [.$A7] + [.$T$6]" office:value-type="float" office:value="3.56295025632318" calcext:value-type="float">
            <text:p>3.5630</text:p>
          </table:table-cell>
          <table:table-cell table:formula="of:= - 0.5 * [.$T$4] * [.$A7] ^2 / ([.$U$5] * COS([.G$2]))^2 + (SIN([.G$2]) / COS([.G$2])) * [.$A7] + [.$T$6]" office:value-type="float" office:value="3.63614823064912" calcext:value-type="float">
            <text:p>3.6361</text:p>
          </table:table-cell>
          <table:table-cell table:formula="of:= - 0.5 * [.$T$4] * [.$A7] ^2 / ([.$U$5] * COS([.H$2]))^2 + (SIN([.H$2]) / COS([.H$2])) * [.$A7] + [.$T$6]" office:value-type="float" office:value="3.71100638579112" calcext:value-type="float">
            <text:p>3.7110</text:p>
          </table:table-cell>
          <table:table-cell table:formula="of:= - 0.5 * [.$T$4] * [.$A7] ^2 / ([.$U$5] * COS([.I$2]))^2 + (SIN([.I$2]) / COS([.I$2])) * [.$A7] + [.$T$6]" office:value-type="float" office:value="3.78762857591342" calcext:value-type="float">
            <text:p>3.7876</text:p>
          </table:table-cell>
          <table:table-cell table:formula="of:= - 0.5 * [.$T$4] * [.$A7] ^2 / ([.$U$5] * COS([.J$2]))^2 + (SIN([.J$2]) / COS([.J$2])) * [.$A7] + [.$T$6]" office:value-type="float" office:value="3.86612576069409" calcext:value-type="float">
            <text:p>3.8661</text:p>
          </table:table-cell>
          <table:table-cell table:formula="of:= - 0.5 * [.$T$4] * [.$A7] ^2 / ([.$U$5] * COS([.K$2]))^2 + (SIN([.K$2]) / COS([.K$2])) * [.$A7] + [.$T$6]" office:value-type="float" office:value="3.9466166845604" calcext:value-type="float">
            <text:p>3.9466</text:p>
          </table:table-cell>
          <table:table-cell table:formula="of:= - 0.5 * [.$T$4] * [.$A7] ^2 / ([.$U$5] * COS([.L$2]))^2 + (SIN([.L$2]) / COS([.L$2])) * [.$A7] + [.$T$6]" office:value-type="float" office:value="4.02922863202898" calcext:value-type="float">
            <text:p>4.0292</text:p>
          </table:table-cell>
          <table:table-cell table:formula="of:= - 0.5 * [.$T$4] * [.$A7] ^2 / ([.$U$5] * COS([.M$2]))^2 + (SIN([.M$2]) / COS([.M$2])) * [.$A7] + [.$T$6]" office:value-type="float" office:value="5.00814811597374" calcext:value-type="float">
            <text:p>5.0081</text:p>
          </table:table-cell>
          <table:table-cell table:formula="of:= - 0.5 * [.$T$4] * [.$A7] ^2 / ([.$U$5] * COS([.N$2]))^2 + (SIN([.N$2]) / COS([.N$2])) * [.$A7] + [.$T$6]" office:value-type="float" office:value="5.12602418128314" calcext:value-type="float">
            <text:p>5.1260</text:p>
          </table:table-cell>
          <table:table-cell table:formula="of:= - 0.5 * [.$T$4] * [.$A7] ^2 / ([.$U$5] * COS([.O$2]))^2 + (SIN([.O$2]) / COS([.O$2])) * [.$A7] + [.$T$6]" office:value-type="float" office:value="5.24865547073425" calcext:value-type="float">
            <text:p>5.2487</text:p>
          </table:table-cell>
          <table:table-cell table:formula="of:= - 0.5 * [.$T$4] * [.$A7] ^2 / ([.$U$5] * COS([.P$2]))^2 + (SIN([.P$2]) / COS([.P$2])) * [.$A7] + [.$T$6]" office:value-type="float" office:value="5.3764124695284" calcext:value-type="float">
            <text:p>5.3764</text:p>
          </table:table-cell>
          <table:table-cell table:formula="of:= - 0.5 * [.$T$4] * [.$A7] ^2 / ([.$U$5] * COS([.Q$2]))^2 + (SIN([.Q$2]) / COS([.Q$2])) * [.$A7] + [.$T$6]" office:value-type="float" office:value="5.50970332800912" calcext:value-type="float">
            <text:p>5.509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8] ^2 / ([.$U$5] * COS([.E$2]))^2 + (SIN([.E$2]) / COS([.E$2])) * [.$A8] + [.$T$6]" office:value-type="float" office:value="4.0186843128297" calcext:value-type="float">
            <text:p>4.0187</text:p>
          </table:table-cell>
          <table:table-cell table:formula="of:= - 0.5 * [.$T$4] * [.$A8] ^2 / ([.$U$5] * COS([.F$2]))^2 + (SIN([.F$2]) / COS([.F$2])) * [.$A8] + [.$T$6]" office:value-type="float" office:value="4.11256785004086" calcext:value-type="float">
            <text:p>4.1126</text:p>
          </table:table-cell>
          <table:table-cell table:formula="of:= - 0.5 * [.$T$4] * [.$A8] ^2 / ([.$U$5] * COS([.G$2]))^2 + (SIN([.G$2]) / COS([.G$2])) * [.$A8] + [.$T$6]" office:value-type="float" office:value="4.20843227325695" calcext:value-type="float">
            <text:p>4.2084</text:p>
          </table:table-cell>
          <table:table-cell table:formula="of:= - 0.5 * [.$T$4] * [.$A8] ^2 / ([.$U$5] * COS([.H$2]))^2 + (SIN([.H$2]) / COS([.H$2])) * [.$A8] + [.$T$6]" office:value-type="float" office:value="4.3064001741076" calcext:value-type="float">
            <text:p>4.3064</text:p>
          </table:table-cell>
          <table:table-cell table:formula="of:= - 0.5 * [.$T$4] * [.$A8] ^2 / ([.$U$5] * COS([.I$2]))^2 + (SIN([.I$2]) / COS([.I$2])) * [.$A8] + [.$T$6]" office:value-type="float" office:value="4.40660209730351" calcext:value-type="float">
            <text:p>4.4066</text:p>
          </table:table-cell>
          <table:table-cell table:formula="of:= - 0.5 * [.$T$4] * [.$A8] ^2 / ([.$U$5] * COS([.J$2]))^2 + (SIN([.J$2]) / COS([.J$2])) * [.$A8] + [.$T$6]" office:value-type="float" office:value="4.50917727542955" calcext:value-type="float">
            <text:p>4.5092</text:p>
          </table:table-cell>
          <table:table-cell table:formula="of:= - 0.5 * [.$T$4] * [.$A8] ^2 / ([.$U$5] * COS([.K$2]))^2 + (SIN([.K$2]) / COS([.K$2])) * [.$A8] + [.$T$6]" office:value-type="float" office:value="4.61427444202151" calcext:value-type="float">
            <text:p>4.6143</text:p>
          </table:table-cell>
          <table:table-cell table:formula="of:= - 0.5 * [.$T$4] * [.$A8] ^2 / ([.$U$5] * COS([.L$2]))^2 + (SIN([.L$2]) / COS([.L$2])) * [.$A8] + [.$T$6]" office:value-type="float" office:value="4.72205273298515" calcext:value-type="float">
            <text:p>4.7221</text:p>
          </table:table-cell>
          <table:table-cell table:formula="of:= - 0.5 * [.$T$4] * [.$A8] ^2 / ([.$U$5] * COS([.M$2]))^2 + (SIN([.M$2]) / COS([.M$2])) * [.$A8] + [.$T$6]" office:value-type="float" office:value="5.99214979472241" calcext:value-type="float">
            <text:p>5.9921</text:p>
          </table:table-cell>
          <table:table-cell table:formula="of:= - 0.5 * [.$T$4] * [.$A8] ^2 / ([.$U$5] * COS([.N$2]))^2 + (SIN([.N$2]) / COS([.N$2])) * [.$A8] + [.$T$6]" office:value-type="float" office:value="6.14418264476612" calcext:value-type="float">
            <text:p>6.1442</text:p>
          </table:table-cell>
          <table:table-cell table:formula="of:= - 0.5 * [.$T$4] * [.$A8] ^2 / ([.$U$5] * COS([.O$2]))^2 + (SIN([.O$2]) / COS([.O$2])) * [.$A8] + [.$T$6]" office:value-type="float" office:value="6.302134690552" calcext:value-type="float">
            <text:p>6.3021</text:p>
          </table:table-cell>
          <table:table-cell table:formula="of:= - 0.5 * [.$T$4] * [.$A8] ^2 / ([.$U$5] * COS([.P$2]))^2 + (SIN([.P$2]) / COS([.P$2])) * [.$A8] + [.$T$6]" office:value-type="float" office:value="6.46645417117955" calcext:value-type="float">
            <text:p>6.4665</text:p>
          </table:table-cell>
          <table:table-cell table:formula="of:= - 0.5 * [.$T$4] * [.$A8] ^2 / ([.$U$5] * COS([.Q$2]))^2 + (SIN([.Q$2]) / COS([.Q$2])) * [.$A8] + [.$T$6]" office:value-type="float" office:value="6.6376330947447" calcext:value-type="float">
            <text:p>6.637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9] ^2 / ([.$U$5] * COS([.E$2]))^2 + (SIN([.E$2]) / COS([.E$2])) * [.$A9] + [.$T$6]" office:value-type="float" office:value="4.51118561187376" calcext:value-type="float">
            <text:p>4.5112</text:p>
          </table:table-cell>
          <table:table-cell table:formula="of:= - 0.5 * [.$T$4] * [.$A9] ^2 / ([.$U$5] * COS([.F$2]))^2 + (SIN([.F$2]) / COS([.F$2])) * [.$A9] + [.$T$6]" office:value-type="float" office:value="4.62650253123019" calcext:value-type="float">
            <text:p>4.6265</text:p>
          </table:table-cell>
          <table:table-cell table:formula="of:= - 0.5 * [.$T$4] * [.$A9] ^2 / ([.$U$5] * COS([.G$2]))^2 + (SIN([.G$2]) / COS([.G$2])) * [.$A9] + [.$T$6]" office:value-type="float" office:value="4.74416696539384" calcext:value-type="float">
            <text:p>4.7442</text:p>
          </table:table-cell>
          <table:table-cell table:formula="of:= - 0.5 * [.$T$4] * [.$A9] ^2 / ([.$U$5] * COS([.H$2]))^2 + (SIN([.H$2]) / COS([.H$2])) * [.$A9] + [.$T$6]" office:value-type="float" office:value="4.86432312561715" calcext:value-type="float">
            <text:p>4.8643</text:p>
          </table:table-cell>
          <table:table-cell table:formula="of:= - 0.5 * [.$T$4] * [.$A9] ^2 / ([.$U$5] * COS([.I$2]))^2 + (SIN([.I$2]) / COS([.I$2])) * [.$A9] + [.$T$6]" office:value-type="float" office:value="4.98712428340308" calcext:value-type="float">
            <text:p>4.9871</text:p>
          </table:table-cell>
          <table:table-cell table:formula="of:= - 0.5 * [.$T$4] * [.$A9] ^2 / ([.$U$5] * COS([.J$2]))^2 + (SIN([.J$2]) / COS([.J$2])) * [.$A9] + [.$T$6]" office:value-type="float" office:value="5.11273358741705" calcext:value-type="float">
            <text:p>5.1127</text:p>
          </table:table-cell>
          <table:table-cell table:formula="of:= - 0.5 * [.$T$4] * [.$A9] ^2 / ([.$U$5] * COS([.K$2]))^2 + (SIN([.K$2]) / COS([.K$2])) * [.$A9] + [.$T$6]" office:value-type="float" office:value="5.24132496411977" calcext:value-type="float">
            <text:p>5.2413</text:p>
          </table:table-cell>
          <table:table-cell table:formula="of:= - 0.5 * [.$T$4] * [.$A9] ^2 / ([.$U$5] * COS([.L$2]))^2 + (SIN([.L$2]) / COS([.L$2])) * [.$A9] + [.$T$6]" office:value-type="float" office:value="5.37308411241459" calcext:value-type="float">
            <text:p>5.3731</text:p>
          </table:table-cell>
          <table:table-cell table:formula="of:= - 0.5 * [.$T$4] * [.$A9] ^2 / ([.$U$5] * COS([.M$2]))^2 + (SIN([.M$2]) / COS([.M$2])) * [.$A9] + [.$T$6]" office:value-type="float" office:value="6.91679429351645" calcext:value-type="float">
            <text:p>6.9168</text:p>
          </table:table-cell>
          <table:table-cell table:formula="of:= - 0.5 * [.$T$4] * [.$A9] ^2 / ([.$U$5] * COS([.N$2]))^2 + (SIN([.N$2]) / COS([.N$2])) * [.$A9] + [.$T$6]" office:value-type="float" office:value="7.10041630977674" calcext:value-type="float">
            <text:p>7.1004</text:p>
          </table:table-cell>
          <table:table-cell table:formula="of:= - 0.5 * [.$T$4] * [.$A9] ^2 / ([.$U$5] * COS([.O$2]))^2 + (SIN([.O$2]) / COS([.O$2])) * [.$A9] + [.$T$6]" office:value-type="float" office:value="7.29091094182291" calcext:value-type="float">
            <text:p>7.2909</text:p>
          </table:table-cell>
          <table:table-cell table:formula="of:= - 0.5 * [.$T$4] * [.$A9] ^2 / ([.$U$5] * COS([.P$2]))^2 + (SIN([.P$2]) / COS([.P$2])) * [.$A9] + [.$T$6]" office:value-type="float" office:value="7.48878131206822" calcext:value-type="float">
            <text:p>7.4888</text:p>
          </table:table-cell>
          <table:table-cell table:formula="of:= - 0.5 * [.$T$4] * [.$A9] ^2 / ([.$U$5] * COS([.Q$2]))^2 + (SIN([.Q$2]) / COS([.Q$2])) * [.$A9] + [.$T$6]" office:value-type="float" office:value="7.69457719017989" calcext:value-type="float">
            <text:p>7.694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0] ^2 / ([.$U$5] * COS([.E$2]))^2 + (SIN([.E$2]) / COS([.E$2])) * [.$A10] + [.$T$6]" office:value-type="float" office:value="4.96881899925248" calcext:value-type="float">
            <text:p>4.9688</text:p>
          </table:table-cell>
          <table:table-cell table:formula="of:= - 0.5 * [.$T$4] * [.$A10] ^2 / ([.$U$5] * COS([.F$2]))^2 + (SIN([.F$2]) / COS([.F$2])) * [.$A10] + [.$T$6]" office:value-type="float" office:value="5.10475429989117" calcext:value-type="float">
            <text:p>5.1048</text:p>
          </table:table-cell>
          <table:table-cell table:formula="of:= - 0.5 * [.$T$4] * [.$A10] ^2 / ([.$U$5] * COS([.G$2]))^2 + (SIN([.G$2]) / COS([.G$2])) * [.$A10] + [.$T$6]" office:value-type="float" office:value="5.24335230705979" calcext:value-type="float">
            <text:p>5.2434</text:p>
          </table:table-cell>
          <table:table-cell table:formula="of:= - 0.5 * [.$T$4] * [.$A10] ^2 / ([.$U$5] * COS([.H$2]))^2 + (SIN([.H$2]) / COS([.H$2])) * [.$A10] + [.$T$6]" office:value-type="float" office:value="5.38477524031975" calcext:value-type="float">
            <text:p>5.3848</text:p>
          </table:table-cell>
          <table:table-cell table:formula="of:= - 0.5 * [.$T$4] * [.$A10] ^2 / ([.$U$5] * COS([.I$2]))^2 + (SIN([.I$2]) / COS([.I$2])) * [.$A10] + [.$T$6]" office:value-type="float" office:value="5.52919513421213" calcext:value-type="float">
            <text:p>5.5292</text:p>
          </table:table-cell>
          <table:table-cell table:formula="of:= - 0.5 * [.$T$4] * [.$A10] ^2 / ([.$U$5] * COS([.J$2]))^2 + (SIN([.J$2]) / COS([.J$2])) * [.$A10] + [.$T$6]" office:value-type="float" office:value="5.6767946966566" calcext:value-type="float">
            <text:p>5.6768</text:p>
          </table:table-cell>
          <table:table-cell table:formula="of:= - 0.5 * [.$T$4] * [.$A10] ^2 / ([.$U$5] * COS([.K$2]))^2 + (SIN([.K$2]) / COS([.K$2])) * [.$A10] + [.$T$6]" office:value-type="float" office:value="5.8277682508552" calcext:value-type="float">
            <text:p>5.8278</text:p>
          </table:table-cell>
          <table:table-cell table:formula="of:= - 0.5 * [.$T$4] * [.$A10] ^2 / ([.$U$5] * COS([.L$2]))^2 + (SIN([.L$2]) / COS([.L$2])) * [.$A10] + [.$T$6]" office:value-type="float" office:value="5.98232277031728" calcext:value-type="float">
            <text:p>5.9823</text:p>
          </table:table-cell>
          <table:table-cell table:formula="of:= - 0.5 * [.$T$4] * [.$A10] ^2 / ([.$U$5] * COS([.M$2]))^2 + (SIN([.M$2]) / COS([.M$2])) * [.$A10] + [.$T$6]" office:value-type="float" office:value="7.78208161235587" calcext:value-type="float">
            <text:p>7.7821</text:p>
          </table:table-cell>
          <table:table-cell table:formula="of:= - 0.5 * [.$T$4] * [.$A10] ^2 / ([.$U$5] * COS([.N$2]))^2 + (SIN([.N$2]) / COS([.N$2])) * [.$A10] + [.$T$6]" office:value-type="float" office:value="7.99472517631499" calcext:value-type="float">
            <text:p>7.9947</text:p>
          </table:table-cell>
          <table:table-cell table:formula="of:= - 0.5 * [.$T$4] * [.$A10] ^2 / ([.$U$5] * COS([.O$2]))^2 + (SIN([.O$2]) / COS([.O$2])) * [.$A10] + [.$T$6]" office:value-type="float" office:value="8.21498422454699" calcext:value-type="float">
            <text:p>8.2150</text:p>
          </table:table-cell>
          <table:table-cell table:formula="of:= - 0.5 * [.$T$4] * [.$A10] ^2 / ([.$U$5] * COS([.P$2]))^2 + (SIN([.P$2]) / COS([.P$2])) * [.$A10] + [.$T$6]" office:value-type="float" office:value="8.44339389219439" calcext:value-type="float">
            <text:p>8.4434</text:p>
          </table:table-cell>
          <table:table-cell table:formula="of:= - 0.5 * [.$T$4] * [.$A10] ^2 / ([.$U$5] * COS([.Q$2]))^2 + (SIN([.Q$2]) / COS([.Q$2])) * [.$A10] + [.$T$6]" office:value-type="float" office:value="8.68053561431468" calcext:value-type="float">
            <text:p>8.680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1] ^2 / ([.$U$5] * COS([.E$2]))^2 + (SIN([.E$2]) / COS([.E$2])) * [.$A11] + [.$T$6]" office:value-type="float" office:value="5.39158447496585" calcext:value-type="float">
            <text:p>5.3916</text:p>
          </table:table-cell>
          <table:table-cell table:formula="of:= - 0.5 * [.$T$4] * [.$A11] ^2 / ([.$U$5] * COS([.F$2]))^2 + (SIN([.F$2]) / COS([.F$2])) * [.$A11] + [.$T$6]" office:value-type="float" office:value="5.5473231560238" calcext:value-type="float">
            <text:p>5.5473</text:p>
          </table:table-cell>
          <table:table-cell table:formula="of:= - 0.5 * [.$T$4] * [.$A11] ^2 / ([.$U$5] * COS([.G$2]))^2 + (SIN([.G$2]) / COS([.G$2])) * [.$A11] + [.$T$6]" office:value-type="float" office:value="5.7059882982548" calcext:value-type="float">
            <text:p>5.7060</text:p>
          </table:table-cell>
          <table:table-cell table:formula="of:= - 0.5 * [.$T$4] * [.$A11] ^2 / ([.$U$5] * COS([.H$2]))^2 + (SIN([.H$2]) / COS([.H$2])) * [.$A11] + [.$T$6]" office:value-type="float" office:value="5.86775651821541" calcext:value-type="float">
            <text:p>5.8678</text:p>
          </table:table-cell>
          <table:table-cell table:formula="of:= - 0.5 * [.$T$4] * [.$A11] ^2 / ([.$U$5] * COS([.I$2]))^2 + (SIN([.I$2]) / COS([.I$2])) * [.$A11] + [.$T$6]" office:value-type="float" office:value="6.03281464973066" calcext:value-type="float">
            <text:p>6.0328</text:p>
          </table:table-cell>
          <table:table-cell table:formula="of:= - 0.5 * [.$T$4] * [.$A11] ^2 / ([.$U$5] * COS([.J$2]))^2 + (SIN([.J$2]) / COS([.J$2])) * [.$A11] + [.$T$6]" office:value-type="float" office:value="6.20136060314819" calcext:value-type="float">
            <text:p>6.2014</text:p>
          </table:table-cell>
          <table:table-cell table:formula="of:= - 0.5 * [.$T$4] * [.$A11] ^2 / ([.$U$5] * COS([.K$2]))^2 + (SIN([.K$2]) / COS([.K$2])) * [.$A11] + [.$T$6]" office:value-type="float" office:value="6.37360430222777" calcext:value-type="float">
            <text:p>6.3736</text:p>
          </table:table-cell>
          <table:table-cell table:formula="of:= - 0.5 * [.$T$4] * [.$A11] ^2 / ([.$U$5] * COS([.L$2]))^2 + (SIN([.L$2]) / COS([.L$2])) * [.$A11] + [.$T$6]" office:value-type="float" office:value="6.54976870669323" calcext:value-type="float">
            <text:p>6.5498</text:p>
          </table:table-cell>
          <table:table-cell table:formula="of:= - 0.5 * [.$T$4] * [.$A11] ^2 / ([.$U$5] * COS([.M$2]))^2 + (SIN([.M$2]) / COS([.M$2])) * [.$A11] + [.$T$6]" office:value-type="float" office:value="8.58801175124068" calcext:value-type="float">
            <text:p>8.5880</text:p>
          </table:table-cell>
          <table:table-cell table:formula="of:= - 0.5 * [.$T$4] * [.$A11] ^2 / ([.$U$5] * COS([.N$2]))^2 + (SIN([.N$2]) / COS([.N$2])) * [.$A11] + [.$T$6]" office:value-type="float" office:value="8.82710924438087" calcext:value-type="float">
            <text:p>8.8271</text:p>
          </table:table-cell>
          <table:table-cell table:formula="of:= - 0.5 * [.$T$4] * [.$A11] ^2 / ([.$U$5] * COS([.O$2]))^2 + (SIN([.O$2]) / COS([.O$2])) * [.$A11] + [.$T$6]" office:value-type="float" office:value="9.07435453872423" calcext:value-type="float">
            <text:p>9.0744</text:p>
          </table:table-cell>
          <table:table-cell table:formula="of:= - 0.5 * [.$T$4] * [.$A11] ^2 / ([.$U$5] * COS([.P$2]))^2 + (SIN([.P$2]) / COS([.P$2])) * [.$A11] + [.$T$6]" office:value-type="float" office:value="9.33029191155807" calcext:value-type="float">
            <text:p>9.3303</text:p>
          </table:table-cell>
          <table:table-cell table:formula="of:= - 0.5 * [.$T$4] * [.$A11] ^2 / ([.$U$5] * COS([.Q$2]))^2 + (SIN([.Q$2]) / COS([.Q$2])) * [.$A11] + [.$T$6]" office:value-type="float" office:value="9.59550836714908" calcext:value-type="float">
            <text:p>9.59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2] ^2 / ([.$U$5] * COS([.E$2]))^2 + (SIN([.E$2]) / COS([.E$2])) * [.$A12] + [.$T$6]" office:value-type="float" office:value="5.77948203901388" calcext:value-type="float">
            <text:p>5.7795</text:p>
          </table:table-cell>
          <table:table-cell table:formula="of:= - 0.5 * [.$T$4] * [.$A12] ^2 / ([.$U$5] * COS([.F$2]))^2 + (SIN([.F$2]) / COS([.F$2])) * [.$A12] + [.$T$6]" office:value-type="float" office:value="5.95420909962806" calcext:value-type="float">
            <text:p>5.9542</text:p>
          </table:table-cell>
          <table:table-cell table:formula="of:= - 0.5 * [.$T$4] * [.$A12] ^2 / ([.$U$5] * COS([.G$2]))^2 + (SIN([.G$2]) / COS([.G$2])) * [.$A12] + [.$T$6]" office:value-type="float" office:value="6.13207493897888" calcext:value-type="float">
            <text:p>6.1321</text:p>
          </table:table-cell>
          <table:table-cell table:formula="of:= - 0.5 * [.$T$4] * [.$A12] ^2 / ([.$U$5] * COS([.H$2]))^2 + (SIN([.H$2]) / COS([.H$2])) * [.$A12] + [.$T$6]" office:value-type="float" office:value="6.31326695930412" calcext:value-type="float">
            <text:p>6.3133</text:p>
          </table:table-cell>
          <table:table-cell table:formula="of:= - 0.5 * [.$T$4] * [.$A12] ^2 / ([.$U$5] * COS([.I$2]))^2 + (SIN([.I$2]) / COS([.I$2])) * [.$A12] + [.$T$6]" office:value-type="float" office:value="6.49798282995867" calcext:value-type="float">
            <text:p>6.4980</text:p>
          </table:table-cell>
          <table:table-cell table:formula="of:= - 0.5 * [.$T$4] * [.$A12] ^2 / ([.$U$5] * COS([.J$2]))^2 + (SIN([.J$2]) / COS([.J$2])) * [.$A12] + [.$T$6]" office:value-type="float" office:value="6.68643130689183" calcext:value-type="float">
            <text:p>6.6864</text:p>
          </table:table-cell>
          <table:table-cell table:formula="of:= - 0.5 * [.$T$4] * [.$A12] ^2 / ([.$U$5] * COS([.K$2]))^2 + (SIN([.K$2]) / COS([.K$2])) * [.$A12] + [.$T$6]" office:value-type="float" office:value="6.87883311823751" calcext:value-type="float">
            <text:p>6.8788</text:p>
          </table:table-cell>
          <table:table-cell table:formula="of:= - 0.5 * [.$T$4] * [.$A12] ^2 / ([.$U$5] * COS([.L$2]))^2 + (SIN([.L$2]) / COS([.L$2])) * [.$A12] + [.$T$6]" office:value-type="float" office:value="7.07542192154244" calcext:value-type="float">
            <text:p>7.0754</text:p>
          </table:table-cell>
          <table:table-cell table:formula="of:= - 0.5 * [.$T$4] * [.$A12] ^2 / ([.$U$5] * COS([.M$2]))^2 + (SIN([.M$2]) / COS([.M$2])) * [.$A12] + [.$T$6]" office:value-type="float" office:value="9.33458471017085" calcext:value-type="float">
            <text:p>9.3346</text:p>
          </table:table-cell>
          <table:table-cell table:formula="of:= - 0.5 * [.$T$4] * [.$A12] ^2 / ([.$U$5] * COS([.N$2]))^2 + (SIN([.N$2]) / COS([.N$2])) * [.$A12] + [.$T$6]" office:value-type="float" office:value="9.59756851397439" calcext:value-type="float">
            <text:p>9.5976</text:p>
          </table:table-cell>
          <table:table-cell table:formula="of:= - 0.5 * [.$T$4] * [.$A12] ^2 / ([.$U$5] * COS([.O$2]))^2 + (SIN([.O$2]) / COS([.O$2])) * [.$A12] + [.$T$6]" office:value-type="float" office:value="9.86902188435463" calcext:value-type="float">
            <text:p>9.8690</text:p>
          </table:table-cell>
          <table:table-cell table:formula="of:= - 0.5 * [.$T$4] * [.$A12] ^2 / ([.$U$5] * COS([.P$2]))^2 + (SIN([.P$2]) / COS([.P$2])) * [.$A12] + [.$T$6]" office:value-type="float" office:value="10.1494753701593" calcext:value-type="float">
            <text:p>10.1495</text:p>
          </table:table-cell>
          <table:table-cell table:formula="of:= - 0.5 * [.$T$4] * [.$A12] ^2 / ([.$U$5] * COS([.Q$2]))^2 + (SIN([.Q$2]) / COS([.Q$2])) * [.$A12] + [.$T$6]" office:value-type="float" office:value="10.4394954486831" calcext:value-type="float">
            <text:p>10.439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3] ^2 / ([.$U$5] * COS([.E$2]))^2 + (SIN([.E$2]) / COS([.E$2])) * [.$A13] + [.$T$6]" office:value-type="float" office:value="6.13251169139657" calcext:value-type="float">
            <text:p>6.1325</text:p>
          </table:table-cell>
          <table:table-cell table:formula="of:= - 0.5 * [.$T$4] * [.$A13] ^2 / ([.$U$5] * COS([.F$2]))^2 + (SIN([.F$2]) / COS([.F$2])) * [.$A13] + [.$T$6]" office:value-type="float" office:value="6.32541213070398" calcext:value-type="float">
            <text:p>6.3254</text:p>
          </table:table-cell>
          <table:table-cell table:formula="of:= - 0.5 * [.$T$4] * [.$A13] ^2 / ([.$U$5] * COS([.G$2]))^2 + (SIN([.G$2]) / COS([.G$2])) * [.$A13] + [.$T$6]" office:value-type="float" office:value="6.52161222923201" calcext:value-type="float">
            <text:p>6.5216</text:p>
          </table:table-cell>
          <table:table-cell table:formula="of:= - 0.5 * [.$T$4] * [.$A13] ^2 / ([.$U$5] * COS([.H$2]))^2 + (SIN([.H$2]) / COS([.H$2])) * [.$A13] + [.$T$6]" office:value-type="float" office:value="6.7213065635859" calcext:value-type="float">
            <text:p>6.7213</text:p>
          </table:table-cell>
          <table:table-cell table:formula="of:= - 0.5 * [.$T$4] * [.$A13] ^2 / ([.$U$5] * COS([.I$2]))^2 + (SIN([.I$2]) / COS([.I$2])) * [.$A13] + [.$T$6]" office:value-type="float" office:value="6.92469967489615" calcext:value-type="float">
            <text:p>6.9247</text:p>
          </table:table-cell>
          <table:table-cell table:formula="of:= - 0.5 * [.$T$4] * [.$A13] ^2 / ([.$U$5] * COS([.J$2]))^2 + (SIN([.J$2]) / COS([.J$2])) * [.$A13] + [.$T$6]" office:value-type="float" office:value="7.13200680788752" calcext:value-type="float">
            <text:p>7.1320</text:p>
          </table:table-cell>
          <table:table-cell table:formula="of:= - 0.5 * [.$T$4] * [.$A13] ^2 / ([.$U$5] * COS([.K$2]))^2 + (SIN([.K$2]) / COS([.K$2])) * [.$A13] + [.$T$6]" office:value-type="float" office:value="7.3434546988844" calcext:value-type="float">
            <text:p>7.3435</text:p>
          </table:table-cell>
          <table:table-cell table:formula="of:= - 0.5 * [.$T$4] * [.$A13] ^2 / ([.$U$5] * COS([.L$2]))^2 + (SIN([.L$2]) / COS([.L$2])) * [.$A13] + [.$T$6]" office:value-type="float" office:value="7.55928241486491" calcext:value-type="float">
            <text:p>7.5593</text:p>
          </table:table-cell>
          <table:table-cell table:formula="of:= - 0.5 * [.$T$4] * [.$A13] ^2 / ([.$U$5] * COS([.M$2]))^2 + (SIN([.M$2]) / COS([.M$2])) * [.$A13] + [.$T$6]" office:value-type="float" office:value="10.0218004891464" calcext:value-type="float">
            <text:p>10.0218</text:p>
          </table:table-cell>
          <table:table-cell table:formula="of:= - 0.5 * [.$T$4] * [.$A13] ^2 / ([.$U$5] * COS([.N$2]))^2 + (SIN([.N$2]) / COS([.N$2])) * [.$A13] + [.$T$6]" office:value-type="float" office:value="10.3061029850955" calcext:value-type="float">
            <text:p>10.3061</text:p>
          </table:table-cell>
          <table:table-cell table:formula="of:= - 0.5 * [.$T$4] * [.$A13] ^2 / ([.$U$5] * COS([.O$2]))^2 + (SIN([.O$2]) / COS([.O$2])) * [.$A13] + [.$T$6]" office:value-type="float" office:value="10.5989862614382" calcext:value-type="float">
            <text:p>10.5990</text:p>
          </table:table-cell>
          <table:table-cell table:formula="of:= - 0.5 * [.$T$4] * [.$A13] ^2 / ([.$U$5] * COS([.P$2]))^2 + (SIN([.P$2]) / COS([.P$2])) * [.$A13] + [.$T$6]" office:value-type="float" office:value="10.900944267998" calcext:value-type="float">
            <text:p>10.9009</text:p>
          </table:table-cell>
          <table:table-cell table:formula="of:= - 0.5 * [.$T$4] * [.$A13] ^2 / ([.$U$5] * COS([.Q$2]))^2 + (SIN([.Q$2]) / COS([.Q$2])) * [.$A13] + [.$T$6]" office:value-type="float" office:value="11.2124968589167" calcext:value-type="float">
            <text:p>11.212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4] ^2 / ([.$U$5] * COS([.E$2]))^2 + (SIN([.E$2]) / COS([.E$2])) * [.$A14] + [.$T$6]" office:value-type="float" office:value="6.4506734321139" calcext:value-type="float">
            <text:p>6.4507</text:p>
          </table:table-cell>
          <table:table-cell table:formula="of:= - 0.5 * [.$T$4] * [.$A14] ^2 / ([.$U$5] * COS([.F$2]))^2 + (SIN([.F$2]) / COS([.F$2])) * [.$A14] + [.$T$6]" office:value-type="float" office:value="6.66093224925154" calcext:value-type="float">
            <text:p>6.6609</text:p>
          </table:table-cell>
          <table:table-cell table:formula="of:= - 0.5 * [.$T$4] * [.$A14] ^2 / ([.$U$5] * COS([.G$2]))^2 + (SIN([.G$2]) / COS([.G$2])) * [.$A14] + [.$T$6]" office:value-type="float" office:value="6.8746001690142" calcext:value-type="float">
            <text:p>6.8746</text:p>
          </table:table-cell>
          <table:table-cell table:formula="of:= - 0.5 * [.$T$4] * [.$A14] ^2 / ([.$U$5] * COS([.H$2]))^2 + (SIN([.H$2]) / COS([.H$2])) * [.$A14] + [.$T$6]" office:value-type="float" office:value="7.09187533106073" calcext:value-type="float">
            <text:p>7.0919</text:p>
          </table:table-cell>
          <table:table-cell table:formula="of:= - 0.5 * [.$T$4] * [.$A14] ^2 / ([.$U$5] * COS([.I$2]))^2 + (SIN([.I$2]) / COS([.I$2])) * [.$A14] + [.$T$6]" office:value-type="float" office:value="7.31296518454311" calcext:value-type="float">
            <text:p>7.3130</text:p>
          </table:table-cell>
          <table:table-cell table:formula="of:= - 0.5 * [.$T$4] * [.$A14] ^2 / ([.$U$5] * COS([.J$2]))^2 + (SIN([.J$2]) / COS([.J$2])) * [.$A14] + [.$T$6]" office:value-type="float" office:value="7.53808710613525" calcext:value-type="float">
            <text:p>7.5381</text:p>
          </table:table-cell>
          <table:table-cell table:formula="of:= - 0.5 * [.$T$4] * [.$A14] ^2 / ([.$U$5] * COS([.K$2]))^2 + (SIN([.K$2]) / COS([.K$2])) * [.$A14] + [.$T$6]" office:value-type="float" office:value="7.76746904416844" calcext:value-type="float">
            <text:p>7.7675</text:p>
          </table:table-cell>
          <table:table-cell table:formula="of:= - 0.5 * [.$T$4] * [.$A14] ^2 / ([.$U$5] * COS([.L$2]))^2 + (SIN([.L$2]) / COS([.L$2])) * [.$A14] + [.$T$6]" office:value-type="float" office:value="8.00135018666063" calcext:value-type="float">
            <text:p>8.0014</text:p>
          </table:table-cell>
          <table:table-cell table:formula="of:= - 0.5 * [.$T$4] * [.$A14] ^2 / ([.$U$5] * COS([.M$2]))^2 + (SIN([.M$2]) / COS([.M$2])) * [.$A14] + [.$T$6]" office:value-type="float" office:value="10.6496590881673" calcext:value-type="float">
            <text:p>10.6497</text:p>
          </table:table-cell>
          <table:table-cell table:formula="of:= - 0.5 * [.$T$4] * [.$A14] ^2 / ([.$U$5] * COS([.N$2]))^2 + (SIN([.N$2]) / COS([.N$2])) * [.$A14] + [.$T$6]" office:value-type="float" office:value="10.9527126577443" calcext:value-type="float">
            <text:p>10.9527</text:p>
          </table:table-cell>
          <table:table-cell table:formula="of:= - 0.5 * [.$T$4] * [.$A14] ^2 / ([.$U$5] * COS([.O$2]))^2 + (SIN([.O$2]) / COS([.O$2])) * [.$A14] + [.$T$6]" office:value-type="float" office:value="11.2642476699749" calcext:value-type="float">
            <text:p>11.2642</text:p>
          </table:table-cell>
          <table:table-cell table:formula="of:= - 0.5 * [.$T$4] * [.$A14] ^2 / ([.$U$5] * COS([.P$2]))^2 + (SIN([.P$2]) / COS([.P$2])) * [.$A14] + [.$T$6]" office:value-type="float" office:value="11.5846986050742" calcext:value-type="float">
            <text:p>11.5847</text:p>
          </table:table-cell>
          <table:table-cell table:formula="of:= - 0.5 * [.$T$4] * [.$A14] ^2 / ([.$U$5] * COS([.Q$2]))^2 + (SIN([.Q$2]) / COS([.Q$2])) * [.$A14] + [.$T$6]" office:value-type="float" office:value="11.9145125978499" calcext:value-type="float">
            <text:p>11.914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5] ^2 / ([.$U$5] * COS([.E$2]))^2 + (SIN([.E$2]) / COS([.E$2])) * [.$A15] + [.$T$6]" office:value-type="float" office:value="6.7339672611659" calcext:value-type="float">
            <text:p>6.7340</text:p>
          </table:table-cell>
          <table:table-cell table:formula="of:= - 0.5 * [.$T$4] * [.$A15] ^2 / ([.$U$5] * COS([.F$2]))^2 + (SIN([.F$2]) / COS([.F$2])) * [.$A15] + [.$T$6]" office:value-type="float" office:value="6.96076945527075" calcext:value-type="float">
            <text:p>6.9608</text:p>
          </table:table-cell>
          <table:table-cell table:formula="of:= - 0.5 * [.$T$4] * [.$A15] ^2 / ([.$U$5] * COS([.G$2]))^2 + (SIN([.G$2]) / COS([.G$2])) * [.$A15] + [.$T$6]" office:value-type="float" office:value="7.19103875832546" calcext:value-type="float">
            <text:p>7.1910</text:p>
          </table:table-cell>
          <table:table-cell table:formula="of:= - 0.5 * [.$T$4] * [.$A15] ^2 / ([.$U$5] * COS([.H$2]))^2 + (SIN([.H$2]) / COS([.H$2])) * [.$A15] + [.$T$6]" office:value-type="float" office:value="7.42497326172861" calcext:value-type="float">
            <text:p>7.4250</text:p>
          </table:table-cell>
          <table:table-cell table:formula="of:= - 0.5 * [.$T$4] * [.$A15] ^2 / ([.$U$5] * COS([.I$2]))^2 + (SIN([.I$2]) / COS([.I$2])) * [.$A15] + [.$T$6]" office:value-type="float" office:value="7.66277935889954" calcext:value-type="float">
            <text:p>7.6628</text:p>
          </table:table-cell>
          <table:table-cell table:formula="of:= - 0.5 * [.$T$4] * [.$A15] ^2 / ([.$U$5] * COS([.J$2]))^2 + (SIN([.J$2]) / COS([.J$2])) * [.$A15] + [.$T$6]" office:value-type="float" office:value="7.90467220163503" calcext:value-type="float">
            <text:p>7.9047</text:p>
          </table:table-cell>
          <table:table-cell table:formula="of:= - 0.5 * [.$T$4] * [.$A15] ^2 / ([.$U$5] * COS([.K$2]))^2 + (SIN([.K$2]) / COS([.K$2])) * [.$A15] + [.$T$6]" office:value-type="float" office:value="8.15087615408965" calcext:value-type="float">
            <text:p>8.1509</text:p>
          </table:table-cell>
          <table:table-cell table:formula="of:= - 0.5 * [.$T$4] * [.$A15] ^2 / ([.$U$5] * COS([.L$2]))^2 + (SIN([.L$2]) / COS([.L$2])) * [.$A15] + [.$T$6]" office:value-type="float" office:value="8.40162523692962" calcext:value-type="float">
            <text:p>8.4016</text:p>
          </table:table-cell>
          <table:table-cell table:formula="of:= - 0.5 * [.$T$4] * [.$A15] ^2 / ([.$U$5] * COS([.M$2]))^2 + (SIN([.M$2]) / COS([.M$2])) * [.$A15] + [.$T$6]" office:value-type="float" office:value="11.2181605072336" calcext:value-type="float">
            <text:p>11.2182</text:p>
          </table:table-cell>
          <table:table-cell table:formula="of:= - 0.5 * [.$T$4] * [.$A15] ^2 / ([.$U$5] * COS([.N$2]))^2 + (SIN([.N$2]) / COS([.N$2])) * [.$A15] + [.$T$6]" office:value-type="float" office:value="11.5373975319207" calcext:value-type="float">
            <text:p>11.5374</text:p>
          </table:table-cell>
          <table:table-cell table:formula="of:= - 0.5 * [.$T$4] * [.$A15] ^2 / ([.$U$5] * COS([.O$2]))^2 + (SIN([.O$2]) / COS([.O$2])) * [.$A15] + [.$T$6]" office:value-type="float" office:value="11.8648061099648" calcext:value-type="float">
            <text:p>11.8648</text:p>
          </table:table-cell>
          <table:table-cell table:formula="of:= - 0.5 * [.$T$4] * [.$A15] ^2 / ([.$U$5] * COS([.P$2]))^2 + (SIN([.P$2]) / COS([.P$2])) * [.$A15] + [.$T$6]" office:value-type="float" office:value="12.2007383813879" calcext:value-type="float">
            <text:p>12.2007</text:p>
          </table:table-cell>
          <table:table-cell table:formula="of:= - 0.5 * [.$T$4] * [.$A15] ^2 / ([.$U$5] * COS([.Q$2]))^2 + (SIN([.Q$2]) / COS([.Q$2])) * [.$A15] + [.$T$6]" office:value-type="float" office:value="12.5455426654827" calcext:value-type="float">
            <text:p>12.545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6] ^2 / ([.$U$5] * COS([.E$2]))^2 + (SIN([.E$2]) / COS([.E$2])) * [.$A16] + [.$T$6]" office:value-type="float" office:value="6.98239317855255" calcext:value-type="float">
            <text:p>6.9824</text:p>
          </table:table-cell>
          <table:table-cell table:formula="of:= - 0.5 * [.$T$4] * [.$A16] ^2 / ([.$U$5] * COS([.F$2]))^2 + (SIN([.F$2]) / COS([.F$2])) * [.$A16] + [.$T$6]" office:value-type="float" office:value="7.22492374876161" calcext:value-type="float">
            <text:p>7.2249</text:p>
          </table:table-cell>
          <table:table-cell table:formula="of:= - 0.5 * [.$T$4] * [.$A16] ^2 / ([.$U$5] * COS([.G$2]))^2 + (SIN([.G$2]) / COS([.G$2])) * [.$A16] + [.$T$6]" office:value-type="float" office:value="7.47092799716578" calcext:value-type="float">
            <text:p>7.4709</text:p>
          </table:table-cell>
          <table:table-cell table:formula="of:= - 0.5 * [.$T$4] * [.$A16] ^2 / ([.$U$5] * COS([.H$2]))^2 + (SIN([.H$2]) / COS([.H$2])) * [.$A16] + [.$T$6]" office:value-type="float" office:value="7.72060035558956" calcext:value-type="float">
            <text:p>7.7206</text:p>
          </table:table-cell>
          <table:table-cell table:formula="of:= - 0.5 * [.$T$4] * [.$A16] ^2 / ([.$U$5] * COS([.I$2]))^2 + (SIN([.I$2]) / COS([.I$2])) * [.$A16] + [.$T$6]" office:value-type="float" office:value="7.97414219796546" calcext:value-type="float">
            <text:p>7.9741</text:p>
          </table:table-cell>
          <table:table-cell table:formula="of:= - 0.5 * [.$T$4] * [.$A16] ^2 / ([.$U$5] * COS([.J$2]))^2 + (SIN([.J$2]) / COS([.J$2])) * [.$A16] + [.$T$6]" office:value-type="float" office:value="8.23176209438686" calcext:value-type="float">
            <text:p>8.2318</text:p>
          </table:table-cell>
          <table:table-cell table:formula="of:= - 0.5 * [.$T$4] * [.$A16] ^2 / ([.$U$5] * COS([.K$2]))^2 + (SIN([.K$2]) / COS([.K$2])) * [.$A16] + [.$T$6]" office:value-type="float" office:value="8.493676028648" calcext:value-type="float">
            <text:p>8.4937</text:p>
          </table:table-cell>
          <table:table-cell table:formula="of:= - 0.5 * [.$T$4] * [.$A16] ^2 / ([.$U$5] * COS([.L$2]))^2 + (SIN([.L$2]) / COS([.L$2])) * [.$A16] + [.$T$6]" office:value-type="float" office:value="8.76010756567186" calcext:value-type="float">
            <text:p>8.7601</text:p>
          </table:table-cell>
          <table:table-cell table:formula="of:= - 0.5 * [.$T$4] * [.$A16] ^2 / ([.$U$5] * COS([.M$2]))^2 + (SIN([.M$2]) / COS([.M$2])) * [.$A16] + [.$T$6]" office:value-type="float" office:value="11.7273047463453" calcext:value-type="float">
            <text:p>11.7273</text:p>
          </table:table-cell>
          <table:table-cell table:formula="of:= - 0.5 * [.$T$4] * [.$A16] ^2 / ([.$U$5] * COS([.N$2]))^2 + (SIN([.N$2]) / COS([.N$2])) * [.$A16] + [.$T$6]" office:value-type="float" office:value="12.0601576076248" calcext:value-type="float">
            <text:p>12.0602</text:p>
          </table:table-cell>
          <table:table-cell table:formula="of:= - 0.5 * [.$T$4] * [.$A16] ^2 / ([.$U$5] * COS([.O$2]))^2 + (SIN([.O$2]) / COS([.O$2])) * [.$A16] + [.$T$6]" office:value-type="float" office:value="12.4006615814079" calcext:value-type="float">
            <text:p>12.4007</text:p>
          </table:table-cell>
          <table:table-cell table:formula="of:= - 0.5 * [.$T$4] * [.$A16] ^2 / ([.$U$5] * COS([.P$2]))^2 + (SIN([.P$2]) / COS([.P$2])) * [.$A16] + [.$T$6]" office:value-type="float" office:value="12.7490635969391" calcext:value-type="float">
            <text:p>12.7491</text:p>
          </table:table-cell>
          <table:table-cell table:formula="of:= - 0.5 * [.$T$4] * [.$A16] ^2 / ([.$U$5] * COS([.Q$2]))^2 + (SIN([.Q$2]) / COS([.Q$2])) * [.$A16] + [.$T$6]" office:value-type="float" office:value="13.1055870618152" calcext:value-type="float">
            <text:p>13.105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7] ^2 / ([.$U$5] * COS([.E$2]))^2 + (SIN([.E$2]) / COS([.E$2])) * [.$A17] + [.$T$6]" office:value-type="float" office:value="7.19595118427385" calcext:value-type="float">
            <text:p>7.1960</text:p>
          </table:table-cell>
          <table:table-cell table:formula="of:= - 0.5 * [.$T$4] * [.$A17] ^2 / ([.$U$5] * COS([.F$2]))^2 + (SIN([.F$2]) / COS([.F$2])) * [.$A17] + [.$T$6]" office:value-type="float" office:value="7.45339512972411" calcext:value-type="float">
            <text:p>7.4534</text:p>
          </table:table-cell>
          <table:table-cell table:formula="of:= - 0.5 * [.$T$4] * [.$A17] ^2 / ([.$U$5] * COS([.G$2]))^2 + (SIN([.G$2]) / COS([.G$2])) * [.$A17] + [.$T$6]" office:value-type="float" office:value="7.71426788553516" calcext:value-type="float">
            <text:p>7.7143</text:p>
          </table:table-cell>
          <table:table-cell table:formula="of:= - 0.5 * [.$T$4] * [.$A17] ^2 / ([.$U$5] * COS([.H$2]))^2 + (SIN([.H$2]) / COS([.H$2])) * [.$A17] + [.$T$6]" office:value-type="float" office:value="7.97875661264356" calcext:value-type="float">
            <text:p>7.9788</text:p>
          </table:table-cell>
          <table:table-cell table:formula="of:= - 0.5 * [.$T$4] * [.$A17] ^2 / ([.$U$5] * COS([.I$2]))^2 + (SIN([.I$2]) / COS([.I$2])) * [.$A17] + [.$T$6]" office:value-type="float" office:value="8.24705370174085" calcext:value-type="float">
            <text:p>8.2471</text:p>
          </table:table-cell>
          <table:table-cell table:formula="of:= - 0.5 * [.$T$4] * [.$A17] ^2 / ([.$U$5] * COS([.J$2]))^2 + (SIN([.J$2]) / COS([.J$2])) * [.$A17] + [.$T$6]" office:value-type="float" office:value="8.51935678439073" calcext:value-type="float">
            <text:p>8.5194</text:p>
          </table:table-cell>
          <table:table-cell table:formula="of:= - 0.5 * [.$T$4] * [.$A17] ^2 / ([.$U$5] * COS([.K$2]))^2 + (SIN([.K$2]) / COS([.K$2])) * [.$A17] + [.$T$6]" office:value-type="float" office:value="8.79586866784352" calcext:value-type="float">
            <text:p>8.7959</text:p>
          </table:table-cell>
          <table:table-cell table:formula="of:= - 0.5 * [.$T$4] * [.$A17] ^2 / ([.$U$5] * COS([.L$2]))^2 + (SIN([.L$2]) / COS([.L$2])) * [.$A17] + [.$T$6]" office:value-type="float" office:value="9.07679717288737" calcext:value-type="float">
            <text:p>9.0768</text:p>
          </table:table-cell>
          <table:table-cell table:formula="of:= - 0.5 * [.$T$4] * [.$A17] ^2 / ([.$U$5] * COS([.M$2]))^2 + (SIN([.M$2]) / COS([.M$2])) * [.$A17] + [.$T$6]" office:value-type="float" office:value="12.1770918055024" calcext:value-type="float">
            <text:p>12.1771</text:p>
          </table:table-cell>
          <table:table-cell table:formula="of:= - 0.5 * [.$T$4] * [.$A17] ^2 / ([.$U$5] * COS([.N$2]))^2 + (SIN([.N$2]) / COS([.N$2])) * [.$A17] + [.$T$6]" office:value-type="float" office:value="12.5209928848565" calcext:value-type="float">
            <text:p>12.5210</text:p>
          </table:table-cell>
          <table:table-cell table:formula="of:= - 0.5 * [.$T$4] * [.$A17] ^2 / ([.$U$5] * COS([.O$2]))^2 + (SIN([.O$2]) / COS([.O$2])) * [.$A17] + [.$T$6]" office:value-type="float" office:value="12.8718140843041" calcext:value-type="float">
            <text:p>12.8718</text:p>
          </table:table-cell>
          <table:table-cell table:formula="of:= - 0.5 * [.$T$4] * [.$A17] ^2 / ([.$U$5] * COS([.P$2]))^2 + (SIN([.P$2]) / COS([.P$2])) * [.$A17] + [.$T$6]" office:value-type="float" office:value="13.2296742517279" calcext:value-type="float">
            <text:p>13.2297</text:p>
          </table:table-cell>
          <table:table-cell table:formula="of:= - 0.5 * [.$T$4] * [.$A17] ^2 / ([.$U$5] * COS([.Q$2]))^2 + (SIN([.Q$2]) / COS([.Q$2])) * [.$A17] + [.$T$6]" office:value-type="float" office:value="13.5946457868472" calcext:value-type="float">
            <text:p>13.594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8] ^2 / ([.$U$5] * COS([.E$2]))^2 + (SIN([.E$2]) / COS([.E$2])) * [.$A18] + [.$T$6]" office:value-type="float" office:value="7.37464127832981" calcext:value-type="float">
            <text:p>7.3746</text:p>
          </table:table-cell>
          <table:table-cell table:formula="of:= - 0.5 * [.$T$4] * [.$A18] ^2 / ([.$U$5] * COS([.F$2]))^2 + (SIN([.F$2]) / COS([.F$2])) * [.$A18] + [.$T$6]" office:value-type="float" office:value="7.64618359815826" calcext:value-type="float">
            <text:p>7.6462</text:p>
          </table:table-cell>
          <table:table-cell table:formula="of:= - 0.5 * [.$T$4] * [.$A18] ^2 / ([.$U$5] * COS([.G$2]))^2 + (SIN([.G$2]) / COS([.G$2])) * [.$A18] + [.$T$6]" office:value-type="float" office:value="7.9210584234336" calcext:value-type="float">
            <text:p>7.9211</text:p>
          </table:table-cell>
          <table:table-cell table:formula="of:= - 0.5 * [.$T$4] * [.$A18] ^2 / ([.$U$5] * COS([.H$2]))^2 + (SIN([.H$2]) / COS([.H$2])) * [.$A18] + [.$T$6]" office:value-type="float" office:value="8.19944203289062" calcext:value-type="float">
            <text:p>8.1994</text:p>
          </table:table-cell>
          <table:table-cell table:formula="of:= - 0.5 * [.$T$4] * [.$A18] ^2 / ([.$U$5] * COS([.I$2]))^2 + (SIN([.I$2]) / COS([.I$2])) * [.$A18] + [.$T$6]" office:value-type="float" office:value="8.48151387022572" calcext:value-type="float">
            <text:p>8.4815</text:p>
          </table:table-cell>
          <table:table-cell table:formula="of:= - 0.5 * [.$T$4] * [.$A18] ^2 / ([.$U$5] * COS([.J$2]))^2 + (SIN([.J$2]) / COS([.J$2])) * [.$A18] + [.$T$6]" office:value-type="float" office:value="8.76745627164664" calcext:value-type="float">
            <text:p>8.7675</text:p>
          </table:table-cell>
          <table:table-cell table:formula="of:= - 0.5 * [.$T$4] * [.$A18] ^2 / ([.$U$5] * COS([.K$2]))^2 + (SIN([.K$2]) / COS([.K$2])) * [.$A18] + [.$T$6]" office:value-type="float" office:value="9.05745407167619" calcext:value-type="float">
            <text:p>9.0575</text:p>
          </table:table-cell>
          <table:table-cell table:formula="of:= - 0.5 * [.$T$4] * [.$A18] ^2 / ([.$U$5] * COS([.L$2]))^2 + (SIN([.L$2]) / COS([.L$2])) * [.$A18] + [.$T$6]" office:value-type="float" office:value="9.35169405857613" calcext:value-type="float">
            <text:p>9.3517</text:p>
          </table:table-cell>
          <table:table-cell table:formula="of:= - 0.5 * [.$T$4] * [.$A18] ^2 / ([.$U$5] * COS([.M$2]))^2 + (SIN([.M$2]) / COS([.M$2])) * [.$A18] + [.$T$6]" office:value-type="float" office:value="12.5675216847048" calcext:value-type="float">
            <text:p>12.5675</text:p>
          </table:table-cell>
          <table:table-cell table:formula="of:= - 0.5 * [.$T$4] * [.$A18] ^2 / ([.$U$5] * COS([.N$2]))^2 + (SIN([.N$2]) / COS([.N$2])) * [.$A18] + [.$T$6]" office:value-type="float" office:value="12.9199033636158" calcext:value-type="float">
            <text:p>12.9199</text:p>
          </table:table-cell>
          <table:table-cell table:formula="of:= - 0.5 * [.$T$4] * [.$A18] ^2 / ([.$U$5] * COS([.O$2]))^2 + (SIN([.O$2]) / COS([.O$2])) * [.$A18] + [.$T$6]" office:value-type="float" office:value="13.2782636186535" calcext:value-type="float">
            <text:p>13.2783</text:p>
          </table:table-cell>
          <table:table-cell table:formula="of:= - 0.5 * [.$T$4] * [.$A18] ^2 / ([.$U$5] * COS([.P$2]))^2 + (SIN([.P$2]) / COS([.P$2])) * [.$A18] + [.$T$6]" office:value-type="float" office:value="13.6425703457541" calcext:value-type="float">
            <text:p>13.6426</text:p>
          </table:table-cell>
          <table:table-cell table:formula="of:= - 0.5 * [.$T$4] * [.$A18] ^2 / ([.$U$5] * COS([.Q$2]))^2 + (SIN([.Q$2]) / COS([.Q$2])) * [.$A18] + [.$T$6]" office:value-type="float" office:value="14.0127188405788" calcext:value-type="float">
            <text:p>14.012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19] ^2 / ([.$U$5] * COS([.E$2]))^2 + (SIN([.E$2]) / COS([.E$2])) * [.$A19] + [.$T$6]" office:value-type="float" office:value="7.51846346072043" calcext:value-type="float">
            <text:p>7.5185</text:p>
          </table:table-cell>
          <table:table-cell table:formula="of:= - 0.5 * [.$T$4] * [.$A19] ^2 / ([.$U$5] * COS([.F$2]))^2 + (SIN([.F$2]) / COS([.F$2])) * [.$A19] + [.$T$6]" office:value-type="float" office:value="7.80328915406406" calcext:value-type="float">
            <text:p>7.8033</text:p>
          </table:table-cell>
          <table:table-cell table:formula="of:= - 0.5 * [.$T$4] * [.$A19] ^2 / ([.$U$5] * COS([.G$2]))^2 + (SIN([.G$2]) / COS([.G$2])) * [.$A19] + [.$T$6]" office:value-type="float" office:value="8.0912996108611" calcext:value-type="float">
            <text:p>8.0913</text:p>
          </table:table-cell>
          <table:table-cell table:formula="of:= - 0.5 * [.$T$4] * [.$A19] ^2 / ([.$U$5] * COS([.H$2]))^2 + (SIN([.H$2]) / COS([.H$2])) * [.$A19] + [.$T$6]" office:value-type="float" office:value="8.38265661633074" calcext:value-type="float">
            <text:p>8.3827</text:p>
          </table:table-cell>
          <table:table-cell table:formula="of:= - 0.5 * [.$T$4] * [.$A19] ^2 / ([.$U$5] * COS([.I$2]))^2 + (SIN([.I$2]) / COS([.I$2])) * [.$A19] + [.$T$6]" office:value-type="float" office:value="8.67752270342007" calcext:value-type="float">
            <text:p>8.6775</text:p>
          </table:table-cell>
          <table:table-cell table:formula="of:= - 0.5 * [.$T$4] * [.$A19] ^2 / ([.$U$5] * COS([.J$2]))^2 + (SIN([.J$2]) / COS([.J$2])) * [.$A19] + [.$T$6]" office:value-type="float" office:value="8.97606055615461" calcext:value-type="float">
            <text:p>8.9761</text:p>
          </table:table-cell>
          <table:table-cell table:formula="of:= - 0.5 * [.$T$4] * [.$A19] ^2 / ([.$U$5] * COS([.K$2]))^2 + (SIN([.K$2]) / COS([.K$2])) * [.$A19] + [.$T$6]" office:value-type="float" office:value="9.27843224014601" calcext:value-type="float">
            <text:p>9.2784</text:p>
          </table:table-cell>
          <table:table-cell table:formula="of:= - 0.5 * [.$T$4] * [.$A19] ^2 / ([.$U$5] * COS([.L$2]))^2 + (SIN([.L$2]) / COS([.L$2])) * [.$A19] + [.$T$6]" office:value-type="float" office:value="9.58479822273815" calcext:value-type="float">
            <text:p>9.5848</text:p>
          </table:table-cell>
          <table:table-cell table:formula="of:= - 0.5 * [.$T$4] * [.$A19] ^2 / ([.$U$5] * COS([.M$2]))^2 + (SIN([.M$2]) / COS([.M$2])) * [.$A19] + [.$T$6]" office:value-type="float" office:value="12.8985943839527" calcext:value-type="float">
            <text:p>12.8986</text:p>
          </table:table-cell>
          <table:table-cell table:formula="of:= - 0.5 * [.$T$4] * [.$A19] ^2 / ([.$U$5] * COS([.N$2]))^2 + (SIN([.N$2]) / COS([.N$2])) * [.$A19] + [.$T$6]" office:value-type="float" office:value="13.2568890439027" calcext:value-type="float">
            <text:p>13.2569</text:p>
          </table:table-cell>
          <table:table-cell table:formula="of:= - 0.5 * [.$T$4] * [.$A19] ^2 / ([.$U$5] * COS([.O$2]))^2 + (SIN([.O$2]) / COS([.O$2])) * [.$A19] + [.$T$6]" office:value-type="float" office:value="13.6200101844561" calcext:value-type="float">
            <text:p>13.6200</text:p>
          </table:table-cell>
          <table:table-cell table:formula="of:= - 0.5 * [.$T$4] * [.$A19] ^2 / ([.$U$5] * COS([.P$2]))^2 + (SIN([.P$2]) / COS([.P$2])) * [.$A19] + [.$T$6]" office:value-type="float" office:value="13.9877518790179" calcext:value-type="float">
            <text:p>13.9878</text:p>
          </table:table-cell>
          <table:table-cell table:formula="of:= - 0.5 * [.$T$4] * [.$A19] ^2 / ([.$U$5] * COS([.Q$2]))^2 + (SIN([.Q$2]) / COS([.Q$2])) * [.$A19] + [.$T$6]" office:value-type="float" office:value="14.3598062230101" calcext:value-type="float">
            <text:p>14.359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0] ^2 / ([.$U$5] * COS([.E$2]))^2 + (SIN([.E$2]) / COS([.E$2])) * [.$A20] + [.$T$6]" office:value-type="float" office:value="7.62741773144569" calcext:value-type="float">
            <text:p>7.6274</text:p>
          </table:table-cell>
          <table:table-cell table:formula="of:= - 0.5 * [.$T$4] * [.$A20] ^2 / ([.$U$5] * COS([.F$2]))^2 + (SIN([.F$2]) / COS([.F$2])) * [.$A20] + [.$T$6]" office:value-type="float" office:value="7.9247117974415" calcext:value-type="float">
            <text:p>7.9247</text:p>
          </table:table-cell>
          <table:table-cell table:formula="of:= - 0.5 * [.$T$4] * [.$A20] ^2 / ([.$U$5] * COS([.G$2]))^2 + (SIN([.G$2]) / COS([.G$2])) * [.$A20] + [.$T$6]" office:value-type="float" office:value="8.22499144781766" calcext:value-type="float">
            <text:p>8.2250</text:p>
          </table:table-cell>
          <table:table-cell table:formula="of:= - 0.5 * [.$T$4] * [.$A20] ^2 / ([.$U$5] * COS([.H$2]))^2 + (SIN([.H$2]) / COS([.H$2])) * [.$A20] + [.$T$6]" office:value-type="float" office:value="8.52840036296391" calcext:value-type="float">
            <text:p>8.5284</text:p>
          </table:table-cell>
          <table:table-cell table:formula="of:= - 0.5 * [.$T$4] * [.$A20] ^2 / ([.$U$5] * COS([.I$2]))^2 + (SIN([.I$2]) / COS([.I$2])) * [.$A20] + [.$T$6]" office:value-type="float" office:value="8.83508020132389" calcext:value-type="float">
            <text:p>8.8351</text:p>
          </table:table-cell>
          <table:table-cell table:formula="of:= - 0.5 * [.$T$4] * [.$A20] ^2 / ([.$U$5] * COS([.J$2]))^2 + (SIN([.J$2]) / COS([.J$2])) * [.$A20] + [.$T$6]" office:value-type="float" office:value="9.14516963791462" calcext:value-type="float">
            <text:p>9.1452</text:p>
          </table:table-cell>
          <table:table-cell table:formula="of:= - 0.5 * [.$T$4] * [.$A20] ^2 / ([.$U$5] * COS([.K$2]))^2 + (SIN([.K$2]) / COS([.K$2])) * [.$A20] + [.$T$6]" office:value-type="float" office:value="9.45880317325299" calcext:value-type="float">
            <text:p>9.4588</text:p>
          </table:table-cell>
          <table:table-cell table:formula="of:= - 0.5 * [.$T$4] * [.$A20] ^2 / ([.$U$5] * COS([.L$2]))^2 + (SIN([.L$2]) / COS([.L$2])) * [.$A20] + [.$T$6]" office:value-type="float" office:value="9.77610966537343" calcext:value-type="float">
            <text:p>9.7761</text:p>
          </table:table-cell>
          <table:table-cell table:formula="of:= - 0.5 * [.$T$4] * [.$A20] ^2 / ([.$U$5] * COS([.M$2]))^2 + (SIN([.M$2]) / COS([.M$2])) * [.$A20] + [.$T$6]" office:value-type="float" office:value="13.1703099032459" calcext:value-type="float">
            <text:p>13.1703</text:p>
          </table:table-cell>
          <table:table-cell table:formula="of:= - 0.5 * [.$T$4] * [.$A20] ^2 / ([.$U$5] * COS([.N$2]))^2 + (SIN([.N$2]) / COS([.N$2])) * [.$A20] + [.$T$6]" office:value-type="float" office:value="13.5319499257173" calcext:value-type="float">
            <text:p>13.5319</text:p>
          </table:table-cell>
          <table:table-cell table:formula="of:= - 0.5 * [.$T$4] * [.$A20] ^2 / ([.$U$5] * COS([.O$2]))^2 + (SIN([.O$2]) / COS([.O$2])) * [.$A20] + [.$T$6]" office:value-type="float" office:value="13.8970537817118" calcext:value-type="float">
            <text:p>13.8971</text:p>
          </table:table-cell>
          <table:table-cell table:formula="of:= - 0.5 * [.$T$4] * [.$A20] ^2 / ([.$U$5] * COS([.P$2]))^2 + (SIN([.P$2]) / COS([.P$2])) * [.$A20] + [.$T$6]" office:value-type="float" office:value="14.2652188515192" calcext:value-type="float">
            <text:p>14.2652</text:p>
          </table:table-cell>
          <table:table-cell table:formula="of:= - 0.5 * [.$T$4] * [.$A20] ^2 / ([.$U$5] * COS([.Q$2]))^2 + (SIN([.Q$2]) / COS([.Q$2])) * [.$A20] + [.$T$6]" office:value-type="float" office:value="14.6359079341409" calcext:value-type="float">
            <text:p>14.635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1] ^2 / ([.$U$5] * COS([.E$2]))^2 + (SIN([.E$2]) / COS([.E$2])) * [.$A21] + [.$T$6]" office:value-type="float" office:value="7.70150409050562" calcext:value-type="float">
            <text:p>7.7015</text:p>
          </table:table-cell>
          <table:table-cell table:formula="of:= - 0.5 * [.$T$4] * [.$A21] ^2 / ([.$U$5] * COS([.F$2]))^2 + (SIN([.F$2]) / COS([.F$2])) * [.$A21] + [.$T$6]" office:value-type="float" office:value="8.01045152829058" calcext:value-type="float">
            <text:p>8.0105</text:p>
          </table:table-cell>
          <table:table-cell table:formula="of:= - 0.5 * [.$T$4] * [.$A21] ^2 / ([.$U$5] * COS([.G$2]))^2 + (SIN([.G$2]) / COS([.G$2])) * [.$A21] + [.$T$6]" office:value-type="float" office:value="8.32213393430328" calcext:value-type="float">
            <text:p>8.3221</text:p>
          </table:table-cell>
          <table:table-cell table:formula="of:= - 0.5 * [.$T$4] * [.$A21] ^2 / ([.$U$5] * COS([.H$2]))^2 + (SIN([.H$2]) / COS([.H$2])) * [.$A21] + [.$T$6]" office:value-type="float" office:value="8.63667327279014" calcext:value-type="float">
            <text:p>8.6367</text:p>
          </table:table-cell>
          <table:table-cell table:formula="of:= - 0.5 * [.$T$4] * [.$A21] ^2 / ([.$U$5] * COS([.I$2]))^2 + (SIN([.I$2]) / COS([.I$2])) * [.$A21] + [.$T$6]" office:value-type="float" office:value="8.9541863639372" calcext:value-type="float">
            <text:p>8.9542</text:p>
          </table:table-cell>
          <table:table-cell table:formula="of:= - 0.5 * [.$T$4] * [.$A21] ^2 / ([.$U$5] * COS([.J$2]))^2 + (SIN([.J$2]) / COS([.J$2])) * [.$A21] + [.$T$6]" office:value-type="float" office:value="9.27478351692668" calcext:value-type="float">
            <text:p>9.2748</text:p>
          </table:table-cell>
          <table:table-cell table:formula="of:= - 0.5 * [.$T$4] * [.$A21] ^2 / ([.$U$5] * COS([.K$2]))^2 + (SIN([.K$2]) / COS([.K$2])) * [.$A21] + [.$T$6]" office:value-type="float" office:value="9.59856687099713" calcext:value-type="float">
            <text:p>9.5986</text:p>
          </table:table-cell>
          <table:table-cell table:formula="of:= - 0.5 * [.$T$4] * [.$A21] ^2 / ([.$U$5] * COS([.L$2]))^2 + (SIN([.L$2]) / COS([.L$2])) * [.$A21] + [.$T$6]" office:value-type="float" office:value="9.92562838648196" calcext:value-type="float">
            <text:p>9.9256</text:p>
          </table:table-cell>
          <table:table-cell table:formula="of:= - 0.5 * [.$T$4] * [.$A21] ^2 / ([.$U$5] * COS([.M$2]))^2 + (SIN([.M$2]) / COS([.M$2])) * [.$A21] + [.$T$6]" office:value-type="float" office:value="13.3826682425844" calcext:value-type="float">
            <text:p>13.3827</text:p>
          </table:table-cell>
          <table:table-cell table:formula="of:= - 0.5 * [.$T$4] * [.$A21] ^2 / ([.$U$5] * COS([.N$2]))^2 + (SIN([.N$2]) / COS([.N$2])) * [.$A21] + [.$T$6]" office:value-type="float" office:value="13.7450860090596" calcext:value-type="float">
            <text:p>13.7451</text:p>
          </table:table-cell>
          <table:table-cell table:formula="of:= - 0.5 * [.$T$4] * [.$A21] ^2 / ([.$U$5] * COS([.O$2]))^2 + (SIN([.O$2]) / COS([.O$2])) * [.$A21] + [.$T$6]" office:value-type="float" office:value="14.1093944104207" calcext:value-type="float">
            <text:p>14.1094</text:p>
          </table:table-cell>
          <table:table-cell table:formula="of:= - 0.5 * [.$T$4] * [.$A21] ^2 / ([.$U$5] * COS([.P$2]))^2 + (SIN([.P$2]) / COS([.P$2])) * [.$A21] + [.$T$6]" office:value-type="float" office:value="14.474971263258" calcext:value-type="float">
            <text:p>14.4750</text:p>
          </table:table-cell>
          <table:table-cell table:formula="of:= - 0.5 * [.$T$4] * [.$A21] ^2 / ([.$U$5] * COS([.Q$2]))^2 + (SIN([.Q$2]) / COS([.Q$2])) * [.$A21] + [.$T$6]" office:value-type="float" office:value="14.8410239739714" calcext:value-type="float">
            <text:p>14.841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2] ^2 / ([.$U$5] * COS([.E$2]))^2 + (SIN([.E$2]) / COS([.E$2])) * [.$A22] + [.$T$6]" office:value-type="float" office:value="7.7407225379002" calcext:value-type="float">
            <text:p>7.7407</text:p>
          </table:table-cell>
          <table:table-cell table:formula="of:= - 0.5 * [.$T$4] * [.$A22] ^2 / ([.$U$5] * COS([.F$2]))^2 + (SIN([.F$2]) / COS([.F$2])) * [.$A22] + [.$T$6]" office:value-type="float" office:value="8.06050834661132" calcext:value-type="float">
            <text:p>8.0605</text:p>
          </table:table-cell>
          <table:table-cell table:formula="of:= - 0.5 * [.$T$4] * [.$A22] ^2 / ([.$U$5] * COS([.G$2]))^2 + (SIN([.G$2]) / COS([.G$2])) * [.$A22] + [.$T$6]" office:value-type="float" office:value="8.38272707031797" calcext:value-type="float">
            <text:p>8.3827</text:p>
          </table:table-cell>
          <table:table-cell table:formula="of:= - 0.5 * [.$T$4] * [.$A22] ^2 / ([.$U$5] * COS([.H$2]))^2 + (SIN([.H$2]) / COS([.H$2])) * [.$A22] + [.$T$6]" office:value-type="float" office:value="8.70747534580943" calcext:value-type="float">
            <text:p>8.7075</text:p>
          </table:table-cell>
          <table:table-cell table:formula="of:= - 0.5 * [.$T$4] * [.$A22] ^2 / ([.$U$5] * COS([.I$2]))^2 + (SIN([.I$2]) / COS([.I$2])) * [.$A22] + [.$T$6]" office:value-type="float" office:value="9.03484119125998" calcext:value-type="float">
            <text:p>9.0348</text:p>
          </table:table-cell>
          <table:table-cell table:formula="of:= - 0.5 * [.$T$4] * [.$A22] ^2 / ([.$U$5] * COS([.J$2]))^2 + (SIN([.J$2]) / COS([.J$2])) * [.$A22] + [.$T$6]" office:value-type="float" office:value="9.36490219319078" calcext:value-type="float">
            <text:p>9.3649</text:p>
          </table:table-cell>
          <table:table-cell table:formula="of:= - 0.5 * [.$T$4] * [.$A22] ^2 / ([.$U$5] * COS([.K$2]))^2 + (SIN([.K$2]) / COS([.K$2])) * [.$A22] + [.$T$6]" office:value-type="float" office:value="9.69772333337842" calcext:value-type="float">
            <text:p>9.6977</text:p>
          </table:table-cell>
          <table:table-cell table:formula="of:= - 0.5 * [.$T$4] * [.$A22] ^2 / ([.$U$5] * COS([.L$2]))^2 + (SIN([.L$2]) / COS([.L$2])) * [.$A22] + [.$T$6]" office:value-type="float" office:value="10.0333543860638" calcext:value-type="float">
            <text:p>10.0334</text:p>
          </table:table-cell>
          <table:table-cell table:formula="of:= - 0.5 * [.$T$4] * [.$A22] ^2 / ([.$U$5] * COS([.M$2]))^2 + (SIN([.M$2]) / COS([.M$2])) * [.$A22] + [.$T$6]" office:value-type="float" office:value="13.5356694019684" calcext:value-type="float">
            <text:p>13.5357</text:p>
          </table:table-cell>
          <table:table-cell table:formula="of:= - 0.5 * [.$T$4] * [.$A22] ^2 / ([.$U$5] * COS([.N$2]))^2 + (SIN([.N$2]) / COS([.N$2])) * [.$A22] + [.$T$6]" office:value-type="float" office:value="13.8962972939294" calcext:value-type="float">
            <text:p>13.8963</text:p>
          </table:table-cell>
          <table:table-cell table:formula="of:= - 0.5 * [.$T$4] * [.$A22] ^2 / ([.$U$5] * COS([.O$2]))^2 + (SIN([.O$2]) / COS([.O$2])) * [.$A22] + [.$T$6]" office:value-type="float" office:value="14.2570320705827" calcext:value-type="float">
            <text:p>14.2570</text:p>
          </table:table-cell>
          <table:table-cell table:formula="of:= - 0.5 * [.$T$4] * [.$A22] ^2 / ([.$U$5] * COS([.P$2]))^2 + (SIN([.P$2]) / COS([.P$2])) * [.$A22] + [.$T$6]" office:value-type="float" office:value="14.6170091142343" calcext:value-type="float">
            <text:p>14.6170</text:p>
          </table:table-cell>
          <table:table-cell table:formula="of:= - 0.5 * [.$T$4] * [.$A22] ^2 / ([.$U$5] * COS([.Q$2]))^2 + (SIN([.Q$2]) / COS([.Q$2])) * [.$A22] + [.$T$6]" office:value-type="float" office:value="14.9751543425015" calcext:value-type="float">
            <text:p>14.975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3] ^2 / ([.$U$5] * COS([.E$2]))^2 + (SIN([.E$2]) / COS([.E$2])) * [.$A23] + [.$T$6]" office:value-type="float" office:value="7.74507307362943" calcext:value-type="float">
            <text:p>7.7451</text:p>
          </table:table-cell>
          <table:table-cell table:formula="of:= - 0.5 * [.$T$4] * [.$A23] ^2 / ([.$U$5] * COS([.F$2]))^2 + (SIN([.F$2]) / COS([.F$2])) * [.$A23] + [.$T$6]" office:value-type="float" office:value="8.0748822524037" calcext:value-type="float">
            <text:p>8.0749</text:p>
          </table:table-cell>
          <table:table-cell table:formula="of:= - 0.5 * [.$T$4] * [.$A23] ^2 / ([.$U$5] * COS([.G$2]))^2 + (SIN([.G$2]) / COS([.G$2])) * [.$A23] + [.$T$6]" office:value-type="float" office:value="8.40677085586171" calcext:value-type="float">
            <text:p>8.4068</text:p>
          </table:table-cell>
          <table:table-cell table:formula="of:= - 0.5 * [.$T$4] * [.$A23] ^2 / ([.$U$5] * COS([.H$2]))^2 + (SIN([.H$2]) / COS([.H$2])) * [.$A23] + [.$T$6]" office:value-type="float" office:value="8.74080658202177" calcext:value-type="float">
            <text:p>8.7408</text:p>
          </table:table-cell>
          <table:table-cell table:formula="of:= - 0.5 * [.$T$4] * [.$A23] ^2 / ([.$U$5] * COS([.I$2]))^2 + (SIN([.I$2]) / COS([.I$2])) * [.$A23] + [.$T$6]" office:value-type="float" office:value="9.07704468329224" calcext:value-type="float">
            <text:p>9.0770</text:p>
          </table:table-cell>
          <table:table-cell table:formula="of:= - 0.5 * [.$T$4] * [.$A23] ^2 / ([.$U$5] * COS([.J$2]))^2 + (SIN([.J$2]) / COS([.J$2])) * [.$A23] + [.$T$6]" office:value-type="float" office:value="9.41552566670692" calcext:value-type="float">
            <text:p>9.4155</text:p>
          </table:table-cell>
          <table:table-cell table:formula="of:= - 0.5 * [.$T$4] * [.$A23] ^2 / ([.$U$5] * COS([.K$2]))^2 + (SIN([.K$2]) / COS([.K$2])) * [.$A23] + [.$T$6]" office:value-type="float" office:value="9.75627256039687" calcext:value-type="float">
            <text:p>9.7563</text:p>
          </table:table-cell>
          <table:table-cell table:formula="of:= - 0.5 * [.$T$4] * [.$A23] ^2 / ([.$U$5] * COS([.L$2]))^2 + (SIN([.L$2]) / COS([.L$2])) * [.$A23] + [.$T$6]" office:value-type="float" office:value="10.0992876641188" calcext:value-type="float">
            <text:p>10.0993</text:p>
          </table:table-cell>
          <table:table-cell table:formula="of:= - 0.5 * [.$T$4] * [.$A23] ^2 / ([.$U$5] * COS([.M$2]))^2 + (SIN([.M$2]) / COS([.M$2])) * [.$A23] + [.$T$6]" office:value-type="float" office:value="13.6293133813977" calcext:value-type="float">
            <text:p>13.6293</text:p>
          </table:table-cell>
          <table:table-cell table:formula="of:= - 0.5 * [.$T$4] * [.$A23] ^2 / ([.$U$5] * COS([.N$2]))^2 + (SIN([.N$2]) / COS([.N$2])) * [.$A23] + [.$T$6]" office:value-type="float" office:value="13.9855837803269" calcext:value-type="float">
            <text:p>13.9856</text:p>
          </table:table-cell>
          <table:table-cell table:formula="of:= - 0.5 * [.$T$4] * [.$A23] ^2 / ([.$U$5] * COS([.O$2]))^2 + (SIN([.O$2]) / COS([.O$2])) * [.$A23] + [.$T$6]" office:value-type="float" office:value="14.3399667621979" calcext:value-type="float">
            <text:p>14.3400</text:p>
          </table:table-cell>
          <table:table-cell table:formula="of:= - 0.5 * [.$T$4] * [.$A23] ^2 / ([.$U$5] * COS([.P$2]))^2 + (SIN([.P$2]) / COS([.P$2])) * [.$A23] + [.$T$6]" office:value-type="float" office:value="14.6913324044481" calcext:value-type="float">
            <text:p>14.6913</text:p>
          </table:table-cell>
          <table:table-cell table:formula="of:= - 0.5 * [.$T$4] * [.$A23] ^2 / ([.$U$5] * COS([.Q$2]))^2 + (SIN([.Q$2]) / COS([.Q$2])) * [.$A23] + [.$T$6]" office:value-type="float" office:value="15.0382990397311" calcext:value-type="float">
            <text:p>15.038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4] ^2 / ([.$U$5] * COS([.E$2]))^2 + (SIN([.E$2]) / COS([.E$2])) * [.$A24] + [.$T$6]" office:value-type="float" office:value="7.71455569769332" calcext:value-type="float">
            <text:p>7.7146</text:p>
          </table:table-cell>
          <table:table-cell table:formula="of:= - 0.5 * [.$T$4] * [.$A24] ^2 / ([.$U$5] * COS([.F$2]))^2 + (SIN([.F$2]) / COS([.F$2])) * [.$A24] + [.$T$6]" office:value-type="float" office:value="8.05357324566773" calcext:value-type="float">
            <text:p>8.0536</text:p>
          </table:table-cell>
          <table:table-cell table:formula="of:= - 0.5 * [.$T$4] * [.$A24] ^2 / ([.$U$5] * COS([.G$2]))^2 + (SIN([.G$2]) / COS([.G$2])) * [.$A24] + [.$T$6]" office:value-type="float" office:value="8.39426529093452" calcext:value-type="float">
            <text:p>8.3943</text:p>
          </table:table-cell>
          <table:table-cell table:formula="of:= - 0.5 * [.$T$4] * [.$A24] ^2 / ([.$U$5] * COS([.H$2]))^2 + (SIN([.H$2]) / COS([.H$2])) * [.$A24] + [.$T$6]" office:value-type="float" office:value="8.73666698142717" calcext:value-type="float">
            <text:p>8.7367</text:p>
          </table:table-cell>
          <table:table-cell table:formula="of:= - 0.5 * [.$T$4] * [.$A24] ^2 / ([.$U$5] * COS([.I$2]))^2 + (SIN([.I$2]) / COS([.I$2])) * [.$A24] + [.$T$6]" office:value-type="float" office:value="9.08079684003397" calcext:value-type="float">
            <text:p>9.0808</text:p>
          </table:table-cell>
          <table:table-cell table:formula="of:= - 0.5 * [.$T$4] * [.$A24] ^2 / ([.$U$5] * COS([.J$2]))^2 + (SIN([.J$2]) / COS([.J$2])) * [.$A24] + [.$T$6]" office:value-type="float" office:value="9.42665393747512" calcext:value-type="float">
            <text:p>9.4267</text:p>
          </table:table-cell>
          <table:table-cell table:formula="of:= - 0.5 * [.$T$4] * [.$A24] ^2 / ([.$U$5] * COS([.K$2]))^2 + (SIN([.K$2]) / COS([.K$2])) * [.$A24] + [.$T$6]" office:value-type="float" office:value="9.77421455205248" calcext:value-type="float">
            <text:p>9.7742</text:p>
          </table:table-cell>
          <table:table-cell table:formula="of:= - 0.5 * [.$T$4] * [.$A24] ^2 / ([.$U$5] * COS([.L$2]))^2 + (SIN([.L$2]) / COS([.L$2])) * [.$A24] + [.$T$6]" office:value-type="float" office:value="10.1234282206471" calcext:value-type="float">
            <text:p>10.1234</text:p>
          </table:table-cell>
          <table:table-cell table:formula="of:= - 0.5 * [.$T$4] * [.$A24] ^2 / ([.$U$5] * COS([.M$2]))^2 + (SIN([.M$2]) / COS([.M$2])) * [.$A24] + [.$T$6]" office:value-type="float" office:value="13.6636001808724" calcext:value-type="float">
            <text:p>13.6636</text:p>
          </table:table-cell>
          <table:table-cell table:formula="of:= - 0.5 * [.$T$4] * [.$A24] ^2 / ([.$U$5] * COS([.N$2]))^2 + (SIN([.N$2]) / COS([.N$2])) * [.$A24] + [.$T$6]" office:value-type="float" office:value="14.012945468252" calcext:value-type="float">
            <text:p>14.0129</text:p>
          </table:table-cell>
          <table:table-cell table:formula="of:= - 0.5 * [.$T$4] * [.$A24] ^2 / ([.$U$5] * COS([.O$2]))^2 + (SIN([.O$2]) / COS([.O$2])) * [.$A24] + [.$T$6]" office:value-type="float" office:value="14.3581984852663" calcext:value-type="float">
            <text:p>14.3582</text:p>
          </table:table-cell>
          <table:table-cell table:formula="of:= - 0.5 * [.$T$4] * [.$A24] ^2 / ([.$U$5] * COS([.P$2]))^2 + (SIN([.P$2]) / COS([.P$2])) * [.$A24] + [.$T$6]" office:value-type="float" office:value="14.6979411338994" calcext:value-type="float">
            <text:p>14.6979</text:p>
          </table:table-cell>
          <table:table-cell table:formula="of:= - 0.5 * [.$T$4] * [.$A24] ^2 / ([.$U$5] * COS([.Q$2]))^2 + (SIN([.Q$2]) / COS([.Q$2])) * [.$A24] + [.$T$6]" office:value-type="float" office:value="15.0304580656604" calcext:value-type="float">
            <text:p>15.030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5] ^2 / ([.$U$5] * COS([.E$2]))^2 + (SIN([.E$2]) / COS([.E$2])) * [.$A25] + [.$T$6]" office:value-type="float" office:value="7.64917041009187" calcext:value-type="float">
            <text:p>7.6492</text:p>
          </table:table-cell>
          <table:table-cell table:formula="of:= - 0.5 * [.$T$4] * [.$A25] ^2 / ([.$U$5] * COS([.F$2]))^2 + (SIN([.F$2]) / COS([.F$2])) * [.$A25] + [.$T$6]" office:value-type="float" office:value="7.9965813264034" calcext:value-type="float">
            <text:p>7.9966</text:p>
          </table:table-cell>
          <table:table-cell table:formula="of:= - 0.5 * [.$T$4] * [.$A25] ^2 / ([.$U$5] * COS([.G$2]))^2 + (SIN([.G$2]) / COS([.G$2])) * [.$A25] + [.$T$6]" office:value-type="float" office:value="8.34521037553639" calcext:value-type="float">
            <text:p>8.3452</text:p>
          </table:table-cell>
          <table:table-cell table:formula="of:= - 0.5 * [.$T$4] * [.$A25] ^2 / ([.$U$5] * COS([.H$2]))^2 + (SIN([.H$2]) / COS([.H$2])) * [.$A25] + [.$T$6]" office:value-type="float" office:value="8.69505654402563" calcext:value-type="float">
            <text:p>8.6951</text:p>
          </table:table-cell>
          <table:table-cell table:formula="of:= - 0.5 * [.$T$4] * [.$A25] ^2 / ([.$U$5] * COS([.I$2]))^2 + (SIN([.I$2]) / COS([.I$2])) * [.$A25] + [.$T$6]" office:value-type="float" office:value="9.04609766148518" calcext:value-type="float">
            <text:p>9.0461</text:p>
          </table:table-cell>
          <table:table-cell table:formula="of:= - 0.5 * [.$T$4] * [.$A25] ^2 / ([.$U$5] * COS([.J$2]))^2 + (SIN([.J$2]) / COS([.J$2])) * [.$A25] + [.$T$6]" office:value-type="float" office:value="9.39828700549536" calcext:value-type="float">
            <text:p>9.3983</text:p>
          </table:table-cell>
          <table:table-cell table:formula="of:= - 0.5 * [.$T$4] * [.$A25] ^2 / ([.$U$5] * COS([.K$2]))^2 + (SIN([.K$2]) / COS([.K$2])) * [.$A25] + [.$T$6]" office:value-type="float" office:value="9.75154930834524" calcext:value-type="float">
            <text:p>9.7515</text:p>
          </table:table-cell>
          <table:table-cell table:formula="of:= - 0.5 * [.$T$4] * [.$A25] ^2 / ([.$U$5] * COS([.L$2]))^2 + (SIN([.L$2]) / COS([.L$2])) * [.$A25] + [.$T$6]" office:value-type="float" office:value="10.1057760556487" calcext:value-type="float">
            <text:p>10.1058</text:p>
          </table:table-cell>
          <table:table-cell table:formula="of:= - 0.5 * [.$T$4] * [.$A25] ^2 / ([.$U$5] * COS([.M$2]))^2 + (SIN([.M$2]) / COS([.M$2])) * [.$A25] + [.$T$6]" office:value-type="float" office:value="13.6385298003925" calcext:value-type="float">
            <text:p>13.6385</text:p>
          </table:table-cell>
          <table:table-cell table:formula="of:= - 0.5 * [.$T$4] * [.$A25] ^2 / ([.$U$5] * COS([.N$2]))^2 + (SIN([.N$2]) / COS([.N$2])) * [.$A25] + [.$T$6]" office:value-type="float" office:value="13.9783823577048" calcext:value-type="float">
            <text:p>13.9784</text:p>
          </table:table-cell>
          <table:table-cell table:formula="of:= - 0.5 * [.$T$4] * [.$A25] ^2 / ([.$U$5] * COS([.O$2]))^2 + (SIN([.O$2]) / COS([.O$2])) * [.$A25] + [.$T$6]" office:value-type="float" office:value="14.3117272397879" calcext:value-type="float">
            <text:p>14.3117</text:p>
          </table:table-cell>
          <table:table-cell table:formula="of:= - 0.5 * [.$T$4] * [.$A25] ^2 / ([.$U$5] * COS([.P$2]))^2 + (SIN([.P$2]) / COS([.P$2])) * [.$A25] + [.$T$6]" office:value-type="float" office:value="14.6368353025882" calcext:value-type="float">
            <text:p>14.6368</text:p>
          </table:table-cell>
          <table:table-cell table:formula="of:= - 0.5 * [.$T$4] * [.$A25] ^2 / ([.$U$5] * COS([.Q$2]))^2 + (SIN([.Q$2]) / COS([.Q$2])) * [.$A25] + [.$T$6]" office:value-type="float" office:value="14.9516314202893" calcext:value-type="float">
            <text:p>14.951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6] ^2 / ([.$U$5] * COS([.E$2]))^2 + (SIN([.E$2]) / COS([.E$2])) * [.$A26] + [.$T$6]" office:value-type="float" office:value="7.54891721082507" calcext:value-type="float">
            <text:p>7.5489</text:p>
          </table:table-cell>
          <table:table-cell table:formula="of:= - 0.5 * [.$T$4] * [.$A26] ^2 / ([.$U$5] * COS([.F$2]))^2 + (SIN([.F$2]) / COS([.F$2])) * [.$A26] + [.$T$6]" office:value-type="float" office:value="7.90390649461072" calcext:value-type="float">
            <text:p>7.9039</text:p>
          </table:table-cell>
          <table:table-cell table:formula="of:= - 0.5 * [.$T$4] * [.$A26] ^2 / ([.$U$5] * COS([.G$2]))^2 + (SIN([.G$2]) / COS([.G$2])) * [.$A26] + [.$T$6]" office:value-type="float" office:value="8.25960610966731" calcext:value-type="float">
            <text:p>8.2596</text:p>
          </table:table-cell>
          <table:table-cell table:formula="of:= - 0.5 * [.$T$4] * [.$A26] ^2 / ([.$U$5] * COS([.H$2]))^2 + (SIN([.H$2]) / COS([.H$2])) * [.$A26] + [.$T$6]" office:value-type="float" office:value="8.61597526981715" calcext:value-type="float">
            <text:p>8.6160</text:p>
          </table:table-cell>
          <table:table-cell table:formula="of:= - 0.5 * [.$T$4] * [.$A26] ^2 / ([.$U$5] * COS([.I$2]))^2 + (SIN([.I$2]) / COS([.I$2])) * [.$A26] + [.$T$6]" office:value-type="float" office:value="8.97294714764588" calcext:value-type="float">
            <text:p>8.9729</text:p>
          </table:table-cell>
          <table:table-cell table:formula="of:= - 0.5 * [.$T$4] * [.$A26] ^2 / ([.$U$5] * COS([.J$2]))^2 + (SIN([.J$2]) / COS([.J$2])) * [.$A26] + [.$T$6]" office:value-type="float" office:value="9.33042487076764" calcext:value-type="float">
            <text:p>9.3304</text:p>
          </table:table-cell>
          <table:table-cell table:formula="of:= - 0.5 * [.$T$4] * [.$A26] ^2 / ([.$U$5] * COS([.K$2]))^2 + (SIN([.K$2]) / COS([.K$2])) * [.$A26] + [.$T$6]" office:value-type="float" office:value="9.68827682927516" calcext:value-type="float">
            <text:p>9.6883</text:p>
          </table:table-cell>
          <table:table-cell table:formula="of:= - 0.5 * [.$T$4] * [.$A26] ^2 / ([.$U$5] * COS([.L$2]))^2 + (SIN([.L$2]) / COS([.L$2])) * [.$A26] + [.$T$6]" office:value-type="float" office:value="10.0463311691235" calcext:value-type="float">
            <text:p>10.0463</text:p>
          </table:table-cell>
          <table:table-cell table:formula="of:= - 0.5 * [.$T$4] * [.$A26] ^2 / ([.$U$5] * COS([.M$2]))^2 + (SIN([.M$2]) / COS([.M$2])) * [.$A26] + [.$T$6]" office:value-type="float" office:value="13.554102239958" calcext:value-type="float">
            <text:p>13.5541</text:p>
          </table:table-cell>
          <table:table-cell table:formula="of:= - 0.5 * [.$T$4] * [.$A26] ^2 / ([.$U$5] * COS([.N$2]))^2 + (SIN([.N$2]) / COS([.N$2])) * [.$A26] + [.$T$6]" office:value-type="float" office:value="13.8818944486852" calcext:value-type="float">
            <text:p>13.8819</text:p>
          </table:table-cell>
          <table:table-cell table:formula="of:= - 0.5 * [.$T$4] * [.$A26] ^2 / ([.$U$5] * COS([.O$2]))^2 + (SIN([.O$2]) / COS([.O$2])) * [.$A26] + [.$T$6]" office:value-type="float" office:value="14.2005530257626" calcext:value-type="float">
            <text:p>14.2006</text:p>
          </table:table-cell>
          <table:table-cell table:formula="of:= - 0.5 * [.$T$4] * [.$A26] ^2 / ([.$U$5] * COS([.P$2]))^2 + (SIN([.P$2]) / COS([.P$2])) * [.$A26] + [.$T$6]" office:value-type="float" office:value="14.5080149105145" calcext:value-type="float">
            <text:p>14.5080</text:p>
          </table:table-cell>
          <table:table-cell table:formula="of:= - 0.5 * [.$T$4] * [.$A26] ^2 / ([.$U$5] * COS([.Q$2]))^2 + (SIN([.Q$2]) / COS([.Q$2])) * [.$A26] + [.$T$6]" office:value-type="float" office:value="14.8018191036178" calcext:value-type="float">
            <text:p>14.801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7] ^2 / ([.$U$5] * COS([.E$2]))^2 + (SIN([.E$2]) / COS([.E$2])) * [.$A27] + [.$T$6]" office:value-type="float" office:value="7.41379609989293" calcext:value-type="float">
            <text:p>7.4138</text:p>
          </table:table-cell>
          <table:table-cell table:formula="of:= - 0.5 * [.$T$4] * [.$A27] ^2 / ([.$U$5] * COS([.F$2]))^2 + (SIN([.F$2]) / COS([.F$2])) * [.$A27] + [.$T$6]" office:value-type="float" office:value="7.77554875028969" calcext:value-type="float">
            <text:p>7.7755</text:p>
          </table:table-cell>
          <table:table-cell table:formula="of:= - 0.5 * [.$T$4] * [.$A27] ^2 / ([.$U$5] * COS([.G$2]))^2 + (SIN([.G$2]) / COS([.G$2])) * [.$A27] + [.$T$6]" office:value-type="float" office:value="8.1374524933273" calcext:value-type="float">
            <text:p>8.1375</text:p>
          </table:table-cell>
          <table:table-cell table:formula="of:= - 0.5 * [.$T$4] * [.$A27] ^2 / ([.$U$5] * COS([.H$2]))^2 + (SIN([.H$2]) / COS([.H$2])) * [.$A27] + [.$T$6]" office:value-type="float" office:value="8.49942315880173" calcext:value-type="float">
            <text:p>8.4994</text:p>
          </table:table-cell>
          <table:table-cell table:formula="of:= - 0.5 * [.$T$4] * [.$A27] ^2 / ([.$U$5] * COS([.I$2]))^2 + (SIN([.I$2]) / COS([.I$2])) * [.$A27] + [.$T$6]" office:value-type="float" office:value="8.86134529851605" calcext:value-type="float">
            <text:p>8.8613</text:p>
          </table:table-cell>
          <table:table-cell table:formula="of:= - 0.5 * [.$T$4] * [.$A27] ^2 / ([.$U$5] * COS([.J$2]))^2 + (SIN([.J$2]) / COS([.J$2])) * [.$A27] + [.$T$6]" office:value-type="float" office:value="9.22306753329197" calcext:value-type="float">
            <text:p>9.2231</text:p>
          </table:table-cell>
          <table:table-cell table:formula="of:= - 0.5 * [.$T$4] * [.$A27] ^2 / ([.$U$5] * COS([.K$2]))^2 + (SIN([.K$2]) / COS([.K$2])) * [.$A27] + [.$T$6]" office:value-type="float" office:value="9.58439711484223" calcext:value-type="float">
            <text:p>9.5844</text:p>
          </table:table-cell>
          <table:table-cell table:formula="of:= - 0.5 * [.$T$4] * [.$A27] ^2 / ([.$U$5] * COS([.L$2]))^2 + (SIN([.L$2]) / COS([.L$2])) * [.$A27] + [.$T$6]" office:value-type="float" office:value="9.94509356107162" calcext:value-type="float">
            <text:p>9.9451</text:p>
          </table:table-cell>
          <table:table-cell table:formula="of:= - 0.5 * [.$T$4] * [.$A27] ^2 / ([.$U$5] * COS([.M$2]))^2 + (SIN([.M$2]) / COS([.M$2])) * [.$A27] + [.$T$6]" office:value-type="float" office:value="13.4103174995688" calcext:value-type="float">
            <text:p>13.4103</text:p>
          </table:table-cell>
          <table:table-cell table:formula="of:= - 0.5 * [.$T$4] * [.$A27] ^2 / ([.$U$5] * COS([.N$2]))^2 + (SIN([.N$2]) / COS([.N$2])) * [.$A27] + [.$T$6]" office:value-type="float" office:value="13.7234817411932" calcext:value-type="float">
            <text:p>13.7235</text:p>
          </table:table-cell>
          <table:table-cell table:formula="of:= - 0.5 * [.$T$4] * [.$A27] ^2 / ([.$U$5] * COS([.O$2]))^2 + (SIN([.O$2]) / COS([.O$2])) * [.$A27] + [.$T$6]" office:value-type="float" office:value="14.0246758431904" calcext:value-type="float">
            <text:p>14.0247</text:p>
          </table:table-cell>
          <table:table-cell table:formula="of:= - 0.5 * [.$T$4] * [.$A27] ^2 / ([.$U$5] * COS([.P$2]))^2 + (SIN([.P$2]) / COS([.P$2])) * [.$A27] + [.$T$6]" office:value-type="float" office:value="14.3114799576784" calcext:value-type="float">
            <text:p>14.3115</text:p>
          </table:table-cell>
          <table:table-cell table:formula="of:= - 0.5 * [.$T$4] * [.$A27] ^2 / ([.$U$5] * COS([.Q$2]))^2 + (SIN([.Q$2]) / COS([.Q$2])) * [.$A27] + [.$T$6]" office:value-type="float" office:value="14.5810211156458" calcext:value-type="float">
            <text:p>14.581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8] ^2 / ([.$U$5] * COS([.E$2]))^2 + (SIN([.E$2]) / COS([.E$2])) * [.$A28] + [.$T$6]" office:value-type="float" office:value="7.24380707729544" calcext:value-type="float">
            <text:p>7.2438</text:p>
          </table:table-cell>
          <table:table-cell table:formula="of:= - 0.5 * [.$T$4] * [.$A28] ^2 / ([.$U$5] * COS([.F$2]))^2 + (SIN([.F$2]) / COS([.F$2])) * [.$A28] + [.$T$6]" office:value-type="float" office:value="7.6115080934403" calcext:value-type="float">
            <text:p>7.6115</text:p>
          </table:table-cell>
          <table:table-cell table:formula="of:= - 0.5 * [.$T$4] * [.$A28] ^2 / ([.$U$5] * COS([.G$2]))^2 + (SIN([.G$2]) / COS([.G$2])) * [.$A28] + [.$T$6]" office:value-type="float" office:value="7.97874952651635" calcext:value-type="float">
            <text:p>7.9787</text:p>
          </table:table-cell>
          <table:table-cell table:formula="of:= - 0.5 * [.$T$4] * [.$A28] ^2 / ([.$U$5] * COS([.H$2]))^2 + (SIN([.H$2]) / COS([.H$2])) * [.$A28] + [.$T$6]" office:value-type="float" office:value="8.34540021097936" calcext:value-type="float">
            <text:p>8.3454</text:p>
          </table:table-cell>
          <table:table-cell table:formula="of:= - 0.5 * [.$T$4] * [.$A28] ^2 / ([.$U$5] * COS([.I$2]))^2 + (SIN([.I$2]) / COS([.I$2])) * [.$A28] + [.$T$6]" office:value-type="float" office:value="8.71129211409569" calcext:value-type="float">
            <text:p>8.7113</text:p>
          </table:table-cell>
          <table:table-cell table:formula="of:= - 0.5 * [.$T$4] * [.$A28] ^2 / ([.$U$5] * COS([.J$2]))^2 + (SIN([.J$2]) / COS([.J$2])) * [.$A28] + [.$T$6]" office:value-type="float" office:value="9.07621499306836" calcext:value-type="float">
            <text:p>9.0762</text:p>
          </table:table-cell>
          <table:table-cell table:formula="of:= - 0.5 * [.$T$4] * [.$A28] ^2 / ([.$U$5] * COS([.K$2]))^2 + (SIN([.K$2]) / COS([.K$2])) * [.$A28] + [.$T$6]" office:value-type="float" office:value="9.43991016504646" calcext:value-type="float">
            <text:p>9.4399</text:p>
          </table:table-cell>
          <table:table-cell table:formula="of:= - 0.5 * [.$T$4] * [.$A28] ^2 / ([.$U$5] * COS([.L$2]))^2 + (SIN([.L$2]) / COS([.L$2])) * [.$A28] + [.$T$6]" office:value-type="float" office:value="9.80206323149296" calcext:value-type="float">
            <text:p>9.8021</text:p>
          </table:table-cell>
          <table:table-cell table:formula="of:= - 0.5 * [.$T$4] * [.$A28] ^2 / ([.$U$5] * COS([.M$2]))^2 + (SIN([.M$2]) / COS([.M$2])) * [.$A28] + [.$T$6]" office:value-type="float" office:value="13.207175579225" calcext:value-type="float">
            <text:p>13.2072</text:p>
          </table:table-cell>
          <table:table-cell table:formula="of:= - 0.5 * [.$T$4] * [.$A28] ^2 / ([.$U$5] * COS([.N$2]))^2 + (SIN([.N$2]) / COS([.N$2])) * [.$A28] + [.$T$6]" office:value-type="float" office:value="13.5031442352289" calcext:value-type="float">
            <text:p>13.5031</text:p>
          </table:table-cell>
          <table:table-cell table:formula="of:= - 0.5 * [.$T$4] * [.$A28] ^2 / ([.$U$5] * COS([.O$2]))^2 + (SIN([.O$2]) / COS([.O$2])) * [.$A28] + [.$T$6]" office:value-type="float" office:value="13.7840956920715" calcext:value-type="float">
            <text:p>13.7841</text:p>
          </table:table-cell>
          <table:table-cell table:formula="of:= - 0.5 * [.$T$4] * [.$A28] ^2 / ([.$U$5] * COS([.P$2]))^2 + (SIN([.P$2]) / COS([.P$2])) * [.$A28] + [.$T$6]" office:value-type="float" office:value="14.0472304440797" calcext:value-type="float">
            <text:p>14.0472</text:p>
          </table:table-cell>
          <table:table-cell table:formula="of:= - 0.5 * [.$T$4] * [.$A28] ^2 / ([.$U$5] * COS([.Q$2]))^2 + (SIN([.Q$2]) / COS([.Q$2])) * [.$A28] + [.$T$6]" office:value-type="float" office:value="14.2892374563736" calcext:value-type="float">
            <text:p>14.289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29] ^2 / ([.$U$5] * COS([.E$2]))^2 + (SIN([.E$2]) / COS([.E$2])) * [.$A29] + [.$T$6]" office:value-type="float" office:value="7.03895014303261" calcext:value-type="float">
            <text:p>7.0390</text:p>
          </table:table-cell>
          <table:table-cell table:formula="of:= - 0.5 * [.$T$4] * [.$A29] ^2 / ([.$U$5] * COS([.F$2]))^2 + (SIN([.F$2]) / COS([.F$2])) * [.$A29] + [.$T$6]" office:value-type="float" office:value="7.41178452406256" calcext:value-type="float">
            <text:p>7.4118</text:p>
          </table:table-cell>
          <table:table-cell table:formula="of:= - 0.5 * [.$T$4] * [.$A29] ^2 / ([.$U$5] * COS([.G$2]))^2 + (SIN([.G$2]) / COS([.G$2])) * [.$A29] + [.$T$6]" office:value-type="float" office:value="7.78349720923446" calcext:value-type="float">
            <text:p>7.7835</text:p>
          </table:table-cell>
          <table:table-cell table:formula="of:= - 0.5 * [.$T$4] * [.$A29] ^2 / ([.$U$5] * COS([.H$2]))^2 + (SIN([.H$2]) / COS([.H$2])) * [.$A29] + [.$T$6]" office:value-type="float" office:value="8.15390642635004" calcext:value-type="float">
            <text:p>8.1539</text:p>
          </table:table-cell>
          <table:table-cell table:formula="of:= - 0.5 * [.$T$4] * [.$A29] ^2 / ([.$U$5] * COS([.I$2]))^2 + (SIN([.I$2]) / COS([.I$2])) * [.$A29] + [.$T$6]" office:value-type="float" office:value="8.52278759438481" calcext:value-type="float">
            <text:p>8.5228</text:p>
          </table:table-cell>
          <table:table-cell table:formula="of:= - 0.5 * [.$T$4] * [.$A29] ^2 / ([.$U$5] * COS([.J$2]))^2 + (SIN([.J$2]) / COS([.J$2])) * [.$A29] + [.$T$6]" office:value-type="float" office:value="8.88986725009678" calcext:value-type="float">
            <text:p>8.8899</text:p>
          </table:table-cell>
          <table:table-cell table:formula="of:= - 0.5 * [.$T$4] * [.$A29] ^2 / ([.$U$5] * COS([.K$2]))^2 + (SIN([.K$2]) / COS([.K$2])) * [.$A29] + [.$T$6]" office:value-type="float" office:value="9.25481597988784" calcext:value-type="float">
            <text:p>9.2548</text:p>
          </table:table-cell>
          <table:table-cell table:formula="of:= - 0.5 * [.$T$4] * [.$A29] ^2 / ([.$U$5] * COS([.L$2]))^2 + (SIN([.L$2]) / COS([.L$2])) * [.$A29] + [.$T$6]" office:value-type="float" office:value="9.61724018038757" calcext:value-type="float">
            <text:p>9.6172</text:p>
          </table:table-cell>
          <table:table-cell table:formula="of:= - 0.5 * [.$T$4] * [.$A29] ^2 / ([.$U$5] * COS([.M$2]))^2 + (SIN([.M$2]) / COS([.M$2])) * [.$A29] + [.$T$6]" office:value-type="float" office:value="12.9446764789266" calcext:value-type="float">
            <text:p>12.9447</text:p>
          </table:table-cell>
          <table:table-cell table:formula="of:= - 0.5 * [.$T$4] * [.$A29] ^2 / ([.$U$5] * COS([.N$2]))^2 + (SIN([.N$2]) / COS([.N$2])) * [.$A29] + [.$T$6]" office:value-type="float" office:value="13.2208819307921" calcext:value-type="float">
            <text:p>13.2209</text:p>
          </table:table-cell>
          <table:table-cell table:formula="of:= - 0.5 * [.$T$4] * [.$A29] ^2 / ([.$U$5] * COS([.O$2]))^2 + (SIN([.O$2]) / COS([.O$2])) * [.$A29] + [.$T$6]" office:value-type="float" office:value="13.4788125724057" calcext:value-type="float">
            <text:p>13.4788</text:p>
          </table:table-cell>
          <table:table-cell table:formula="of:= - 0.5 * [.$T$4] * [.$A29] ^2 / ([.$U$5] * COS([.P$2]))^2 + (SIN([.P$2]) / COS([.P$2])) * [.$A29] + [.$T$6]" office:value-type="float" office:value="13.7152663697186" calcext:value-type="float">
            <text:p>13.7153</text:p>
          </table:table-cell>
          <table:table-cell table:formula="of:= - 0.5 * [.$T$4] * [.$A29] ^2 / ([.$U$5] * COS([.Q$2]))^2 + (SIN([.Q$2]) / COS([.Q$2])) * [.$A29] + [.$T$6]" office:value-type="float" office:value="13.9264681258009" calcext:value-type="float">
            <text:p>13.926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0] ^2 / ([.$U$5] * COS([.E$2]))^2 + (SIN([.E$2]) / COS([.E$2])) * [.$A30] + [.$T$6]" office:value-type="float" office:value="6.79922529710443" calcext:value-type="float">
            <text:p>6.7992</text:p>
          </table:table-cell>
          <table:table-cell table:formula="of:= - 0.5 * [.$T$4] * [.$A30] ^2 / ([.$U$5] * COS([.F$2]))^2 + (SIN([.F$2]) / COS([.F$2])) * [.$A30] + [.$T$6]" office:value-type="float" office:value="7.17637804215646" calcext:value-type="float">
            <text:p>7.1764</text:p>
          </table:table-cell>
          <table:table-cell table:formula="of:= - 0.5 * [.$T$4] * [.$A30] ^2 / ([.$U$5] * COS([.G$2]))^2 + (SIN([.G$2]) / COS([.G$2])) * [.$A30] + [.$T$6]" office:value-type="float" office:value="7.55169554148164" calcext:value-type="float">
            <text:p>7.5517</text:p>
          </table:table-cell>
          <table:table-cell table:formula="of:= - 0.5 * [.$T$4] * [.$A30] ^2 / ([.$U$5] * COS([.H$2]))^2 + (SIN([.H$2]) / COS([.H$2])) * [.$A30] + [.$T$6]" office:value-type="float" office:value="7.92494180491379" calcext:value-type="float">
            <text:p>7.9249</text:p>
          </table:table-cell>
          <table:table-cell table:formula="of:= - 0.5 * [.$T$4] * [.$A30] ^2 / ([.$U$5] * COS([.I$2]))^2 + (SIN([.I$2]) / COS([.I$2])) * [.$A30] + [.$T$6]" office:value-type="float" office:value="8.29583173938341" calcext:value-type="float">
            <text:p>8.2958</text:p>
          </table:table-cell>
          <table:table-cell table:formula="of:= - 0.5 * [.$T$4] * [.$A30] ^2 / ([.$U$5] * COS([.J$2]))^2 + (SIN([.J$2]) / COS([.J$2])) * [.$A30] + [.$T$6]" office:value-type="float" office:value="8.66402430437725" calcext:value-type="float">
            <text:p>8.6640</text:p>
          </table:table-cell>
          <table:table-cell table:formula="of:= - 0.5 * [.$T$4] * [.$A30] ^2 / ([.$U$5] * COS([.K$2]))^2 + (SIN([.K$2]) / COS([.K$2])) * [.$A30] + [.$T$6]" office:value-type="float" office:value="9.02911455936638" calcext:value-type="float">
            <text:p>9.0291</text:p>
          </table:table-cell>
          <table:table-cell table:formula="of:= - 0.5 * [.$T$4] * [.$A30] ^2 / ([.$U$5] * COS([.L$2]))^2 + (SIN([.L$2]) / COS([.L$2])) * [.$A30] + [.$T$6]" office:value-type="float" office:value="9.39062440775543" calcext:value-type="float">
            <text:p>9.3906</text:p>
          </table:table-cell>
          <table:table-cell table:formula="of:= - 0.5 * [.$T$4] * [.$A30] ^2 / ([.$U$5] * COS([.M$2]))^2 + (SIN([.M$2]) / COS([.M$2])) * [.$A30] + [.$T$6]" office:value-type="float" office:value="12.6228201986736" calcext:value-type="float">
            <text:p>12.6228</text:p>
          </table:table-cell>
          <table:table-cell table:formula="of:= - 0.5 * [.$T$4] * [.$A30] ^2 / ([.$U$5] * COS([.N$2]))^2 + (SIN([.N$2]) / COS([.N$2])) * [.$A30] + [.$T$6]" office:value-type="float" office:value="12.8766948278831" calcext:value-type="float">
            <text:p>12.8767</text:p>
          </table:table-cell>
          <table:table-cell table:formula="of:= - 0.5 * [.$T$4] * [.$A30] ^2 / ([.$U$5] * COS([.O$2]))^2 + (SIN([.O$2]) / COS([.O$2])) * [.$A30] + [.$T$6]" office:value-type="float" office:value="13.108826484193" calcext:value-type="float">
            <text:p>13.1088</text:p>
          </table:table-cell>
          <table:table-cell table:formula="of:= - 0.5 * [.$T$4] * [.$A30] ^2 / ([.$U$5] * COS([.P$2]))^2 + (SIN([.P$2]) / COS([.P$2])) * [.$A30] + [.$T$6]" office:value-type="float" office:value="13.315587734595" calcext:value-type="float">
            <text:p>13.3156</text:p>
          </table:table-cell>
          <table:table-cell table:formula="of:= - 0.5 * [.$T$4] * [.$A30] ^2 / ([.$U$5] * COS([.Q$2]))^2 + (SIN([.Q$2]) / COS([.Q$2])) * [.$A30] + [.$T$6]" office:value-type="float" office:value="13.4927131239278" calcext:value-type="float">
            <text:p>13.492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1] ^2 / ([.$U$5] * COS([.E$2]))^2 + (SIN([.E$2]) / COS([.E$2])) * [.$A31] + [.$T$6]" office:value-type="float" office:value="6.5246325395109" calcext:value-type="float">
            <text:p>6.5246</text:p>
          </table:table-cell>
          <table:table-cell table:formula="of:= - 0.5 * [.$T$4] * [.$A31] ^2 / ([.$U$5] * COS([.F$2]))^2 + (SIN([.F$2]) / COS([.F$2])) * [.$A31] + [.$T$6]" office:value-type="float" office:value="6.90528864772202" calcext:value-type="float">
            <text:p>6.9053</text:p>
          </table:table-cell>
          <table:table-cell table:formula="of:= - 0.5 * [.$T$4] * [.$A31] ^2 / ([.$U$5] * COS([.G$2]))^2 + (SIN([.G$2]) / COS([.G$2])) * [.$A31] + [.$T$6]" office:value-type="float" office:value="7.28334452325787" calcext:value-type="float">
            <text:p>7.2833</text:p>
          </table:table-cell>
          <table:table-cell table:formula="of:= - 0.5 * [.$T$4] * [.$A31] ^2 / ([.$U$5] * COS([.H$2]))^2 + (SIN([.H$2]) / COS([.H$2])) * [.$A31] + [.$T$6]" office:value-type="float" office:value="7.65850634667059" calcext:value-type="float">
            <text:p>7.6585</text:p>
          </table:table-cell>
          <table:table-cell table:formula="of:= - 0.5 * [.$T$4] * [.$A31] ^2 / ([.$U$5] * COS([.I$2]))^2 + (SIN([.I$2]) / COS([.I$2])) * [.$A31] + [.$T$6]" office:value-type="float" office:value="8.03042454909149" calcext:value-type="float">
            <text:p>8.0304</text:p>
          </table:table-cell>
          <table:table-cell table:formula="of:= - 0.5 * [.$T$4] * [.$A31] ^2 / ([.$U$5] * COS([.J$2]))^2 + (SIN([.J$2]) / COS([.J$2])) * [.$A31] + [.$T$6]" office:value-type="float" office:value="8.39868615590977" calcext:value-type="float">
            <text:p>8.3987</text:p>
          </table:table-cell>
          <table:table-cell table:formula="of:= - 0.5 * [.$T$4] * [.$A31] ^2 / ([.$U$5] * COS([.K$2]))^2 + (SIN([.K$2]) / COS([.K$2])) * [.$A31] + [.$T$6]" office:value-type="float" office:value="8.76280590348208" calcext:value-type="float">
            <text:p>8.7628</text:p>
          </table:table-cell>
          <table:table-cell table:formula="of:= - 0.5 * [.$T$4] * [.$A31] ^2 / ([.$U$5] * COS([.L$2]))^2 + (SIN([.L$2]) / COS([.L$2])) * [.$A31] + [.$T$6]" office:value-type="float" office:value="9.12221591359656" calcext:value-type="float">
            <text:p>9.1222</text:p>
          </table:table-cell>
          <table:table-cell table:formula="of:= - 0.5 * [.$T$4] * [.$A31] ^2 / ([.$U$5] * COS([.M$2]))^2 + (SIN([.M$2]) / COS([.M$2])) * [.$A31] + [.$T$6]" office:value-type="float" office:value="12.2416067384659" calcext:value-type="float">
            <text:p>12.2416</text:p>
          </table:table-cell>
          <table:table-cell table:formula="of:= - 0.5 * [.$T$4] * [.$A31] ^2 / ([.$U$5] * COS([.N$2]))^2 + (SIN([.N$2]) / COS([.N$2])) * [.$A31] + [.$T$6]" office:value-type="float" office:value="12.4705829265016" calcext:value-type="float">
            <text:p>12.4706</text:p>
          </table:table-cell>
          <table:table-cell table:formula="of:= - 0.5 * [.$T$4] * [.$A31] ^2 / ([.$U$5] * COS([.O$2]))^2 + (SIN([.O$2]) / COS([.O$2])) * [.$A31] + [.$T$6]" office:value-type="float" office:value="12.6741374274336" calcext:value-type="float">
            <text:p>12.6741</text:p>
          </table:table-cell>
          <table:table-cell table:formula="of:= - 0.5 * [.$T$4] * [.$A31] ^2 / ([.$U$5] * COS([.P$2]))^2 + (SIN([.P$2]) / COS([.P$2])) * [.$A31] + [.$T$6]" office:value-type="float" office:value="12.8481945387089" calcext:value-type="float">
            <text:p>12.8482</text:p>
          </table:table-cell>
          <table:table-cell table:formula="of:= - 0.5 * [.$T$4] * [.$A31] ^2 / ([.$U$5] * COS([.Q$2]))^2 + (SIN([.Q$2]) / COS([.Q$2])) * [.$A31] + [.$T$6]" office:value-type="float" office:value="12.9879724507543" calcext:value-type="float">
            <text:p>12.988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2] ^2 / ([.$U$5] * COS([.E$2]))^2 + (SIN([.E$2]) / COS([.E$2])) * [.$A32] + [.$T$6]" office:value-type="float" office:value="6.21517187025204" calcext:value-type="float">
            <text:p>6.2152</text:p>
          </table:table-cell>
          <table:table-cell table:formula="of:= - 0.5 * [.$T$4] * [.$A32] ^2 / ([.$U$5] * COS([.F$2]))^2 + (SIN([.F$2]) / COS([.F$2])) * [.$A32] + [.$T$6]" office:value-type="float" office:value="6.59851634075922" calcext:value-type="float">
            <text:p>6.5985</text:p>
          </table:table-cell>
          <table:table-cell table:formula="of:= - 0.5 * [.$T$4] * [.$A32] ^2 / ([.$U$5] * COS([.G$2]))^2 + (SIN([.G$2]) / COS([.G$2])) * [.$A32] + [.$T$6]" office:value-type="float" office:value="6.97844415456316" calcext:value-type="float">
            <text:p>6.9784</text:p>
          </table:table-cell>
          <table:table-cell table:formula="of:= - 0.5 * [.$T$4] * [.$A32] ^2 / ([.$U$5] * COS([.H$2]))^2 + (SIN([.H$2]) / COS([.H$2])) * [.$A32] + [.$T$6]" office:value-type="float" office:value="7.35460005162045" calcext:value-type="float">
            <text:p>7.3546</text:p>
          </table:table-cell>
          <table:table-cell table:formula="of:= - 0.5 * [.$T$4] * [.$A32] ^2 / ([.$U$5] * COS([.I$2]))^2 + (SIN([.I$2]) / COS([.I$2])) * [.$A32] + [.$T$6]" office:value-type="float" office:value="7.72656602350905" calcext:value-type="float">
            <text:p>7.7266</text:p>
          </table:table-cell>
          <table:table-cell table:formula="of:= - 0.5 * [.$T$4] * [.$A32] ^2 / ([.$U$5] * COS([.J$2]))^2 + (SIN([.J$2]) / COS([.J$2])) * [.$A32] + [.$T$6]" office:value-type="float" office:value="8.09385280469433" calcext:value-type="float">
            <text:p>8.0939</text:p>
          </table:table-cell>
          <table:table-cell table:formula="of:= - 0.5 * [.$T$4] * [.$A32] ^2 / ([.$U$5] * COS([.K$2]))^2 + (SIN([.K$2]) / COS([.K$2])) * [.$A32] + [.$T$6]" office:value-type="float" office:value="8.45589001223493" calcext:value-type="float">
            <text:p>8.4559</text:p>
          </table:table-cell>
          <table:table-cell table:formula="of:= - 0.5 * [.$T$4] * [.$A32] ^2 / ([.$U$5] * COS([.L$2]))^2 + (SIN([.L$2]) / COS([.L$2])) * [.$A32] + [.$T$6]" office:value-type="float" office:value="8.81201469791094" calcext:value-type="float">
            <text:p>8.8120</text:p>
          </table:table-cell>
          <table:table-cell table:formula="of:= - 0.5 * [.$T$4] * [.$A32] ^2 / ([.$U$5] * COS([.M$2]))^2 + (SIN([.M$2]) / COS([.M$2])) * [.$A32] + [.$T$6]" office:value-type="float" office:value="11.8010360983037" calcext:value-type="float">
            <text:p>11.8010</text:p>
          </table:table-cell>
          <table:table-cell table:formula="of:= - 0.5 * [.$T$4] * [.$A32] ^2 / ([.$U$5] * COS([.N$2]))^2 + (SIN([.N$2]) / COS([.N$2])) * [.$A32] + [.$T$6]" office:value-type="float" office:value="12.0025462266478" calcext:value-type="float">
            <text:p>12.0025</text:p>
          </table:table-cell>
          <table:table-cell table:formula="of:= - 0.5 * [.$T$4] * [.$A32] ^2 / ([.$U$5] * COS([.O$2]))^2 + (SIN([.O$2]) / COS([.O$2])) * [.$A32] + [.$T$6]" office:value-type="float" office:value="12.1747454021273" calcext:value-type="float">
            <text:p>12.1747</text:p>
          </table:table-cell>
          <table:table-cell table:formula="of:= - 0.5 * [.$T$4] * [.$A32] ^2 / ([.$U$5] * COS([.P$2]))^2 + (SIN([.P$2]) / COS([.P$2])) * [.$A32] + [.$T$6]" office:value-type="float" office:value="12.3130867820603" calcext:value-type="float">
            <text:p>12.3131</text:p>
          </table:table-cell>
          <table:table-cell table:formula="of:= - 0.5 * [.$T$4] * [.$A32] ^2 / ([.$U$5] * COS([.Q$2]))^2 + (SIN([.Q$2]) / COS([.Q$2])) * [.$A32] + [.$T$6]" office:value-type="float" office:value="12.4122461062804" calcext:value-type="float">
            <text:p>12.412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3] ^2 / ([.$U$5] * COS([.E$2]))^2 + (SIN([.E$2]) / COS([.E$2])) * [.$A33] + [.$T$6]" office:value-type="float" office:value="5.87084328932782" calcext:value-type="float">
            <text:p>5.8708</text:p>
          </table:table-cell>
          <table:table-cell table:formula="of:= - 0.5 * [.$T$4] * [.$A33] ^2 / ([.$U$5] * COS([.F$2]))^2 + (SIN([.F$2]) / COS([.F$2])) * [.$A33] + [.$T$6]" office:value-type="float" office:value="6.25606112126806" calcext:value-type="float">
            <text:p>6.2561</text:p>
          </table:table-cell>
          <table:table-cell table:formula="of:= - 0.5 * [.$T$4] * [.$A33] ^2 / ([.$U$5] * COS([.G$2]))^2 + (SIN([.G$2]) / COS([.G$2])) * [.$A33] + [.$T$6]" office:value-type="float" office:value="6.63699443539752" calcext:value-type="float">
            <text:p>6.6370</text:p>
          </table:table-cell>
          <table:table-cell table:formula="of:= - 0.5 * [.$T$4] * [.$A33] ^2 / ([.$U$5] * COS([.H$2]))^2 + (SIN([.H$2]) / COS([.H$2])) * [.$A33] + [.$T$6]" office:value-type="float" office:value="7.01322291976337" calcext:value-type="float">
            <text:p>7.0132</text:p>
          </table:table-cell>
          <table:table-cell table:formula="of:= - 0.5 * [.$T$4] * [.$A33] ^2 / ([.$U$5] * COS([.I$2]))^2 + (SIN([.I$2]) / COS([.I$2])) * [.$A33] + [.$T$6]" office:value-type="float" office:value="7.38425616263608" calcext:value-type="float">
            <text:p>7.3843</text:p>
          </table:table-cell>
          <table:table-cell table:formula="of:= - 0.5 * [.$T$4] * [.$A33] ^2 / ([.$U$5] * COS([.J$2]))^2 + (SIN([.J$2]) / COS([.J$2])) * [.$A33] + [.$T$6]" office:value-type="float" office:value="7.74952425073094" calcext:value-type="float">
            <text:p>7.7495</text:p>
          </table:table-cell>
          <table:table-cell table:formula="of:= - 0.5 * [.$T$4] * [.$A33] ^2 / ([.$U$5] * COS([.K$2]))^2 + (SIN([.K$2]) / COS([.K$2])) * [.$A33] + [.$T$6]" office:value-type="float" office:value="8.10836688562493" calcext:value-type="float">
            <text:p>8.1084</text:p>
          </table:table-cell>
          <table:table-cell table:formula="of:= - 0.5 * [.$T$4] * [.$A33] ^2 / ([.$U$5] * COS([.L$2]))^2 + (SIN([.L$2]) / COS([.L$2])) * [.$A33] + [.$T$6]" office:value-type="float" office:value="8.46002076069858" calcext:value-type="float">
            <text:p>8.4600</text:p>
          </table:table-cell>
          <table:table-cell table:formula="of:= - 0.5 * [.$T$4] * [.$A33] ^2 / ([.$U$5] * COS([.M$2]))^2 + (SIN([.M$2]) / COS([.M$2])) * [.$A33] + [.$T$6]" office:value-type="float" office:value="11.3011082781867" calcext:value-type="float">
            <text:p>11.3011</text:p>
          </table:table-cell>
          <table:table-cell table:formula="of:= - 0.5 * [.$T$4] * [.$A33] ^2 / ([.$U$5] * COS([.N$2]))^2 + (SIN([.N$2]) / COS([.N$2])) * [.$A33] + [.$T$6]" office:value-type="float" office:value="11.4725847283216" calcext:value-type="float">
            <text:p>11.4726</text:p>
          </table:table-cell>
          <table:table-cell table:formula="of:= - 0.5 * [.$T$4] * [.$A33] ^2 / ([.$U$5] * COS([.O$2]))^2 + (SIN([.O$2]) / COS([.O$2])) * [.$A33] + [.$T$6]" office:value-type="float" office:value="11.6106504082741" calcext:value-type="float">
            <text:p>11.6107</text:p>
          </table:table-cell>
          <table:table-cell table:formula="of:= - 0.5 * [.$T$4] * [.$A33] ^2 / ([.$U$5] * COS([.P$2]))^2 + (SIN([.P$2]) / COS([.P$2])) * [.$A33] + [.$T$6]" office:value-type="float" office:value="11.7102644646492" calcext:value-type="float">
            <text:p>11.7103</text:p>
          </table:table-cell>
          <table:table-cell table:formula="of:= - 0.5 * [.$T$4] * [.$A33] ^2 / ([.$U$5] * COS([.Q$2]))^2 + (SIN([.Q$2]) / COS([.Q$2])) * [.$A33] + [.$T$6]" office:value-type="float" office:value="11.7655340905061" calcext:value-type="float">
            <text:p>11.765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4] ^2 / ([.$U$5] * COS([.E$2]))^2 + (SIN([.E$2]) / COS([.E$2])) * [.$A34] + [.$T$6]" office:value-type="float" office:value="5.49164679673827" calcext:value-type="float">
            <text:p>5.4916</text:p>
          </table:table-cell>
          <table:table-cell table:formula="of:= - 0.5 * [.$T$4] * [.$A34] ^2 / ([.$U$5] * COS([.F$2]))^2 + (SIN([.F$2]) / COS([.F$2])) * [.$A34] + [.$T$6]" office:value-type="float" office:value="5.87792298924855" calcext:value-type="float">
            <text:p>5.8779</text:p>
          </table:table-cell>
          <table:table-cell table:formula="of:= - 0.5 * [.$T$4] * [.$A34] ^2 / ([.$U$5] * COS([.G$2]))^2 + (SIN([.G$2]) / COS([.G$2])) * [.$A34] + [.$T$6]" office:value-type="float" office:value="6.25899536576094" calcext:value-type="float">
            <text:p>6.2590</text:p>
          </table:table-cell>
          <table:table-cell table:formula="of:= - 0.5 * [.$T$4] * [.$A34] ^2 / ([.$U$5] * COS([.H$2]))^2 + (SIN([.H$2]) / COS([.H$2])) * [.$A34] + [.$T$6]" office:value-type="float" office:value="6.63437495109934" calcext:value-type="float">
            <text:p>6.6344</text:p>
          </table:table-cell>
          <table:table-cell table:formula="of:= - 0.5 * [.$T$4] * [.$A34] ^2 / ([.$U$5] * COS([.I$2]))^2 + (SIN([.I$2]) / COS([.I$2])) * [.$A34] + [.$T$6]" office:value-type="float" office:value="7.0034949664726" calcext:value-type="float">
            <text:p>7.0035</text:p>
          </table:table-cell>
          <table:table-cell table:formula="of:= - 0.5 * [.$T$4] * [.$A34] ^2 / ([.$U$5] * COS([.J$2]))^2 + (SIN([.J$2]) / COS([.J$2])) * [.$A34] + [.$T$6]" office:value-type="float" office:value="7.36570049401959" calcext:value-type="float">
            <text:p>7.3657</text:p>
          </table:table-cell>
          <table:table-cell table:formula="of:= - 0.5 * [.$T$4] * [.$A34] ^2 / ([.$U$5] * COS([.K$2]))^2 + (SIN([.K$2]) / COS([.K$2])) * [.$A34] + [.$T$6]" office:value-type="float" office:value="7.7202365236521" calcext:value-type="float">
            <text:p>7.7202</text:p>
          </table:table-cell>
          <table:table-cell table:formula="of:= - 0.5 * [.$T$4] * [.$A34] ^2 / ([.$U$5] * COS([.L$2]))^2 + (SIN([.L$2]) / COS([.L$2])) * [.$A34] + [.$T$6]" office:value-type="float" office:value="8.06623410195948" calcext:value-type="float">
            <text:p>8.0662</text:p>
          </table:table-cell>
          <table:table-cell table:formula="of:= - 0.5 * [.$T$4] * [.$A34] ^2 / ([.$U$5] * COS([.M$2]))^2 + (SIN([.M$2]) / COS([.M$2])) * [.$A34] + [.$T$6]" office:value-type="float" office:value="10.7418232781152" calcext:value-type="float">
            <text:p>10.7418</text:p>
          </table:table-cell>
          <table:table-cell table:formula="of:= - 0.5 * [.$T$4] * [.$A34] ^2 / ([.$U$5] * COS([.N$2]))^2 + (SIN([.N$2]) / COS([.N$2])) * [.$A34] + [.$T$6]" office:value-type="float" office:value="10.8806984315231" calcext:value-type="float">
            <text:p>10.8807</text:p>
          </table:table-cell>
          <table:table-cell table:formula="of:= - 0.5 * [.$T$4] * [.$A34] ^2 / ([.$U$5] * COS([.O$2]))^2 + (SIN([.O$2]) / COS([.O$2])) * [.$A34] + [.$T$6]" office:value-type="float" office:value="10.9818524458741" calcext:value-type="float">
            <text:p>10.9819</text:p>
          </table:table-cell>
          <table:table-cell table:formula="of:= - 0.5 * [.$T$4] * [.$A34] ^2 / ([.$U$5] * COS([.P$2]))^2 + (SIN([.P$2]) / COS([.P$2])) * [.$A34] + [.$T$6]" office:value-type="float" office:value="11.0397275864756" calcext:value-type="float">
            <text:p>11.0397</text:p>
          </table:table-cell>
          <table:table-cell table:formula="of:= - 0.5 * [.$T$4] * [.$A34] ^2 / ([.$U$5] * COS([.Q$2]))^2 + (SIN([.Q$2]) / COS([.Q$2])) * [.$A34] + [.$T$6]" office:value-type="float" office:value="11.0478364034314" calcext:value-type="float">
            <text:p>11.047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5] ^2 / ([.$U$5] * COS([.E$2]))^2 + (SIN([.E$2]) / COS([.E$2])) * [.$A35] + [.$T$6]" office:value-type="float" office:value="5.07758239248336" calcext:value-type="float">
            <text:p>5.0776</text:p>
          </table:table-cell>
          <table:table-cell table:formula="of:= - 0.5 * [.$T$4] * [.$A35] ^2 / ([.$U$5] * COS([.F$2]))^2 + (SIN([.F$2]) / COS([.F$2])) * [.$A35] + [.$T$6]" office:value-type="float" office:value="5.46410194470069" calcext:value-type="float">
            <text:p>5.4641</text:p>
          </table:table-cell>
          <table:table-cell table:formula="of:= - 0.5 * [.$T$4] * [.$A35] ^2 / ([.$U$5] * COS([.G$2]))^2 + (SIN([.G$2]) / COS([.G$2])) * [.$A35] + [.$T$6]" office:value-type="float" office:value="5.84444694565342" calcext:value-type="float">
            <text:p>5.8444</text:p>
          </table:table-cell>
          <table:table-cell table:formula="of:= - 0.5 * [.$T$4] * [.$A35] ^2 / ([.$U$5] * COS([.H$2]))^2 + (SIN([.H$2]) / COS([.H$2])) * [.$A35] + [.$T$6]" office:value-type="float" office:value="6.21805614562838" calcext:value-type="float">
            <text:p>6.2181</text:p>
          </table:table-cell>
          <table:table-cell table:formula="of:= - 0.5 * [.$T$4] * [.$A35] ^2 / ([.$U$5] * COS([.I$2]))^2 + (SIN([.I$2]) / COS([.I$2])) * [.$A35] + [.$T$6]" office:value-type="float" office:value="6.58428243501859" calcext:value-type="float">
            <text:p>6.5843</text:p>
          </table:table-cell>
          <table:table-cell table:formula="of:= - 0.5 * [.$T$4] * [.$A35] ^2 / ([.$U$5] * COS([.J$2]))^2 + (SIN([.J$2]) / COS([.J$2])) * [.$A35] + [.$T$6]" office:value-type="float" office:value="6.9423815345603" calcext:value-type="float">
            <text:p>6.9424</text:p>
          </table:table-cell>
          <table:table-cell table:formula="of:= - 0.5 * [.$T$4] * [.$A35] ^2 / ([.$U$5] * COS([.K$2]))^2 + (SIN([.K$2]) / COS([.K$2])) * [.$A35] + [.$T$6]" office:value-type="float" office:value="7.29149892631642" calcext:value-type="float">
            <text:p>7.2915</text:p>
          </table:table-cell>
          <table:table-cell table:formula="of:= - 0.5 * [.$T$4] * [.$A35] ^2 / ([.$U$5] * COS([.L$2]))^2 + (SIN([.L$2]) / COS([.L$2])) * [.$A35] + [.$T$6]" office:value-type="float" office:value="7.63065472169364" calcext:value-type="float">
            <text:p>7.6307</text:p>
          </table:table-cell>
          <table:table-cell table:formula="of:= - 0.5 * [.$T$4] * [.$A35] ^2 / ([.$U$5] * COS([.M$2]))^2 + (SIN([.M$2]) / COS([.M$2])) * [.$A35] + [.$T$6]" office:value-type="float" office:value="10.1231810980891" calcext:value-type="float">
            <text:p>10.1232</text:p>
          </table:table-cell>
          <table:table-cell table:formula="of:= - 0.5 * [.$T$4] * [.$A35] ^2 / ([.$U$5] * COS([.N$2]))^2 + (SIN([.N$2]) / COS([.N$2])) * [.$A35] + [.$T$6]" office:value-type="float" office:value="10.2268873362522" calcext:value-type="float">
            <text:p>10.2269</text:p>
          </table:table-cell>
          <table:table-cell table:formula="of:= - 0.5 * [.$T$4] * [.$A35] ^2 / ([.$U$5] * COS([.O$2]))^2 + (SIN([.O$2]) / COS([.O$2])) * [.$A35] + [.$T$6]" office:value-type="float" office:value="10.2883515149273" calcext:value-type="float">
            <text:p>10.2884</text:p>
          </table:table-cell>
          <table:table-cell table:formula="of:= - 0.5 * [.$T$4] * [.$A35] ^2 / ([.$U$5] * COS([.P$2]))^2 + (SIN([.P$2]) / COS([.P$2])) * [.$A35] + [.$T$6]" office:value-type="float" office:value="10.3014761475395" calcext:value-type="float">
            <text:p>10.3015</text:p>
          </table:table-cell>
          <table:table-cell table:formula="of:= - 0.5 * [.$T$4] * [.$A35] ^2 / ([.$U$5] * COS([.Q$2]))^2 + (SIN([.Q$2]) / COS([.Q$2])) * [.$A35] + [.$T$6]" office:value-type="float" office:value="10.2591530450564" calcext:value-type="float">
            <text:p>10.259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6] ^2 / ([.$U$5] * COS([.E$2]))^2 + (SIN([.E$2]) / COS([.E$2])) * [.$A36] + [.$T$6]" office:value-type="float" office:value="4.62865007656311" calcext:value-type="float">
            <text:p>4.6287</text:p>
          </table:table-cell>
          <table:table-cell table:formula="of:= - 0.5 * [.$T$4] * [.$A36] ^2 / ([.$U$5] * COS([.F$2]))^2 + (SIN([.F$2]) / COS([.F$2])) * [.$A36] + [.$T$6]" office:value-type="float" office:value="5.01459798762447" calcext:value-type="float">
            <text:p>5.0146</text:p>
          </table:table-cell>
          <table:table-cell table:formula="of:= - 0.5 * [.$T$4] * [.$A36] ^2 / ([.$U$5] * COS([.G$2]))^2 + (SIN([.G$2]) / COS([.G$2])) * [.$A36] + [.$T$6]" office:value-type="float" office:value="5.39334917507496" calcext:value-type="float">
            <text:p>5.3933</text:p>
          </table:table-cell>
          <table:table-cell table:formula="of:= - 0.5 * [.$T$4] * [.$A36] ^2 / ([.$U$5] * COS([.H$2]))^2 + (SIN([.H$2]) / COS([.H$2])) * [.$A36] + [.$T$6]" office:value-type="float" office:value="5.76426650335046" calcext:value-type="float">
            <text:p>5.7643</text:p>
          </table:table-cell>
          <table:table-cell table:formula="of:= - 0.5 * [.$T$4] * [.$A36] ^2 / ([.$U$5] * COS([.I$2]))^2 + (SIN([.I$2]) / COS([.I$2])) * [.$A36] + [.$T$6]" office:value-type="float" office:value="6.12661856827405" calcext:value-type="float">
            <text:p>6.1266</text:p>
          </table:table-cell>
          <table:table-cell table:formula="of:= - 0.5 * [.$T$4] * [.$A36] ^2 / ([.$U$5] * COS([.J$2]))^2 + (SIN([.J$2]) / COS([.J$2])) * [.$A36] + [.$T$6]" office:value-type="float" office:value="6.47956737235304" calcext:value-type="float">
            <text:p>6.4796</text:p>
          </table:table-cell>
          <table:table-cell table:formula="of:= - 0.5 * [.$T$4] * [.$A36] ^2 / ([.$U$5] * COS([.K$2]))^2 + (SIN([.K$2]) / COS([.K$2])) * [.$A36] + [.$T$6]" office:value-type="float" office:value="6.82215409361789" calcext:value-type="float">
            <text:p>6.8222</text:p>
          </table:table-cell>
          <table:table-cell table:formula="of:= - 0.5 * [.$T$4] * [.$A36] ^2 / ([.$U$5] * COS([.L$2]))^2 + (SIN([.L$2]) / COS([.L$2])) * [.$A36] + [.$T$6]" office:value-type="float" office:value="7.15328261990105" calcext:value-type="float">
            <text:p>7.1533</text:p>
          </table:table-cell>
          <table:table-cell table:formula="of:= - 0.5 * [.$T$4] * [.$A36] ^2 / ([.$U$5] * COS([.M$2]))^2 + (SIN([.M$2]) / COS([.M$2])) * [.$A36] + [.$T$6]" office:value-type="float" office:value="9.44518173810832" calcext:value-type="float">
            <text:p>9.4452</text:p>
          </table:table-cell>
          <table:table-cell table:formula="of:= - 0.5 * [.$T$4] * [.$A36] ^2 / ([.$U$5] * COS([.N$2]))^2 + (SIN([.N$2]) / COS([.N$2])) * [.$A36] + [.$T$6]" office:value-type="float" office:value="9.51115144250893" calcext:value-type="float">
            <text:p>9.5112</text:p>
          </table:table-cell>
          <table:table-cell table:formula="of:= - 0.5 * [.$T$4] * [.$A36] ^2 / ([.$U$5] * COS([.O$2]))^2 + (SIN([.O$2]) / COS([.O$2])) * [.$A36] + [.$T$6]" office:value-type="float" office:value="9.53014761543367" calcext:value-type="float">
            <text:p>9.5301</text:p>
          </table:table-cell>
          <table:table-cell table:formula="of:= - 0.5 * [.$T$4] * [.$A36] ^2 / ([.$U$5] * COS([.P$2]))^2 + (SIN([.P$2]) / COS([.P$2])) * [.$A36] + [.$T$6]" office:value-type="float" office:value="9.49551014784095" calcext:value-type="float">
            <text:p>9.4955</text:p>
          </table:table-cell>
          <table:table-cell table:formula="of:= - 0.5 * [.$T$4] * [.$A36] ^2 / ([.$U$5] * COS([.Q$2]))^2 + (SIN([.Q$2]) / COS([.Q$2])) * [.$A36] + [.$T$6]" office:value-type="float" office:value="9.39948401538092" calcext:value-type="float">
            <text:p>9.399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7] ^2 / ([.$U$5] * COS([.E$2]))^2 + (SIN([.E$2]) / COS([.E$2])) * [.$A37] + [.$T$6]" office:value-type="float" office:value="4.14484984897752" calcext:value-type="float">
            <text:p>4.1448</text:p>
          </table:table-cell>
          <table:table-cell table:formula="of:= - 0.5 * [.$T$4] * [.$A37] ^2 / ([.$U$5] * COS([.F$2]))^2 + (SIN([.F$2]) / COS([.F$2])) * [.$A37] + [.$T$6]" office:value-type="float" office:value="4.5294111180199" calcext:value-type="float">
            <text:p>4.5294</text:p>
          </table:table-cell>
          <table:table-cell table:formula="of:= - 0.5 * [.$T$4] * [.$A37] ^2 / ([.$U$5] * COS([.G$2]))^2 + (SIN([.G$2]) / COS([.G$2])) * [.$A37] + [.$T$6]" office:value-type="float" office:value="4.90570205402556" calcext:value-type="float">
            <text:p>4.9057</text:p>
          </table:table-cell>
          <table:table-cell table:formula="of:= - 0.5 * [.$T$4] * [.$A37] ^2 / ([.$U$5] * COS([.H$2]))^2 + (SIN([.H$2]) / COS([.H$2])) * [.$A37] + [.$T$6]" office:value-type="float" office:value="5.27300602426561" calcext:value-type="float">
            <text:p>5.2730</text:p>
          </table:table-cell>
          <table:table-cell table:formula="of:= - 0.5 * [.$T$4] * [.$A37] ^2 / ([.$U$5] * COS([.I$2]))^2 + (SIN([.I$2]) / COS([.I$2])) * [.$A37] + [.$T$6]" office:value-type="float" office:value="5.63050336623899" calcext:value-type="float">
            <text:p>5.6305</text:p>
          </table:table-cell>
          <table:table-cell table:formula="of:= - 0.5 * [.$T$4] * [.$A37] ^2 / ([.$U$5] * COS([.J$2]))^2 + (SIN([.J$2]) / COS([.J$2])) * [.$A37] + [.$T$6]" office:value-type="float" office:value="5.97725800739784" calcext:value-type="float">
            <text:p>5.9773</text:p>
          </table:table-cell>
          <table:table-cell table:formula="of:= - 0.5 * [.$T$4] * [.$A37] ^2 / ([.$U$5] * COS([.K$2]))^2 + (SIN([.K$2]) / COS([.K$2])) * [.$A37] + [.$T$6]" office:value-type="float" office:value="6.31220202555653" calcext:value-type="float">
            <text:p>6.3122</text:p>
          </table:table-cell>
          <table:table-cell table:formula="of:= - 0.5 * [.$T$4] * [.$A37] ^2 / ([.$U$5] * COS([.L$2]))^2 + (SIN([.L$2]) / COS([.L$2])) * [.$A37] + [.$T$6]" office:value-type="float" office:value="6.63411779658172" calcext:value-type="float">
            <text:p>6.6341</text:p>
          </table:table-cell>
          <table:table-cell table:formula="of:= - 0.5 * [.$T$4] * [.$A37] ^2 / ([.$U$5] * COS([.M$2]))^2 + (SIN([.M$2]) / COS([.M$2])) * [.$A37] + [.$T$6]" office:value-type="float" office:value="8.70782519817294" calcext:value-type="float">
            <text:p>8.7078</text:p>
          </table:table-cell>
          <table:table-cell table:formula="of:= - 0.5 * [.$T$4] * [.$A37] ^2 / ([.$U$5] * COS([.N$2]))^2 + (SIN([.N$2]) / COS([.N$2])) * [.$A37] + [.$T$6]" office:value-type="float" office:value="8.7334907502933" calcext:value-type="float">
            <text:p>8.7335</text:p>
          </table:table-cell>
          <table:table-cell table:formula="of:= - 0.5 * [.$T$4] * [.$A37] ^2 / ([.$U$5] * COS([.O$2]))^2 + (SIN([.O$2]) / COS([.O$2])) * [.$A37] + [.$T$6]" office:value-type="float" office:value="8.70724074739319" calcext:value-type="float">
            <text:p>8.7072</text:p>
          </table:table-cell>
          <table:table-cell table:formula="of:= - 0.5 * [.$T$4] * [.$A37] ^2 / ([.$U$5] * COS([.P$2]))^2 + (SIN([.P$2]) / COS([.P$2])) * [.$A37] + [.$T$6]" office:value-type="float" office:value="8.6218295873799" calcext:value-type="float">
            <text:p>8.6218</text:p>
          </table:table-cell>
          <table:table-cell table:formula="of:= - 0.5 * [.$T$4] * [.$A37] ^2 / ([.$U$5] * COS([.Q$2]))^2 + (SIN([.Q$2]) / COS([.Q$2])) * [.$A37] + [.$T$6]" office:value-type="float" office:value="8.46882931440507" calcext:value-type="float">
            <text:p>8.4688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8] ^2 / ([.$U$5] * COS([.E$2]))^2 + (SIN([.E$2]) / COS([.E$2])) * [.$A38] + [.$T$6]" office:value-type="float" office:value="3.62618170972658" calcext:value-type="float">
            <text:p>3.6262</text:p>
          </table:table-cell>
          <table:table-cell table:formula="of:= - 0.5 * [.$T$4] * [.$A38] ^2 / ([.$U$5] * COS([.F$2]))^2 + (SIN([.F$2]) / COS([.F$2])) * [.$A38] + [.$T$6]" office:value-type="float" office:value="4.00854133588698" calcext:value-type="float">
            <text:p>4.0085</text:p>
          </table:table-cell>
          <table:table-cell table:formula="of:= - 0.5 * [.$T$4] * [.$A38] ^2 / ([.$U$5] * COS([.G$2]))^2 + (SIN([.G$2]) / COS([.G$2])) * [.$A38] + [.$T$6]" office:value-type="float" office:value="4.38150558250522" calcext:value-type="float">
            <text:p>4.3815</text:p>
          </table:table-cell>
          <table:table-cell table:formula="of:= - 0.5 * [.$T$4] * [.$A38] ^2 / ([.$U$5] * COS([.H$2]))^2 + (SIN([.H$2]) / COS([.H$2])) * [.$A38] + [.$T$6]" office:value-type="float" office:value="4.74427470837382" calcext:value-type="float">
            <text:p>4.7443</text:p>
          </table:table-cell>
          <table:table-cell table:formula="of:= - 0.5 * [.$T$4] * [.$A38] ^2 / ([.$U$5] * COS([.I$2]))^2 + (SIN([.I$2]) / COS([.I$2])) * [.$A38] + [.$T$6]" office:value-type="float" office:value="5.09593682891342" calcext:value-type="float">
            <text:p>5.0959</text:p>
          </table:table-cell>
          <table:table-cell table:formula="of:= - 0.5 * [.$T$4] * [.$A38] ^2 / ([.$U$5] * COS([.J$2]))^2 + (SIN([.J$2]) / COS([.J$2])) * [.$A38] + [.$T$6]" office:value-type="float" office:value="5.43545343969468" calcext:value-type="float">
            <text:p>5.4355</text:p>
          </table:table-cell>
          <table:table-cell table:formula="of:= - 0.5 * [.$T$4] * [.$A38] ^2 / ([.$U$5] * COS([.K$2]))^2 + (SIN([.K$2]) / COS([.K$2])) * [.$A38] + [.$T$6]" office:value-type="float" office:value="5.76164272213231" calcext:value-type="float">
            <text:p>5.7616</text:p>
          </table:table-cell>
          <table:table-cell table:formula="of:= - 0.5 * [.$T$4] * [.$A38] ^2 / ([.$U$5] * COS([.L$2]))^2 + (SIN([.L$2]) / COS([.L$2])) * [.$A38] + [.$T$6]" office:value-type="float" office:value="6.07316025173566" calcext:value-type="float">
            <text:p>6.0732</text:p>
          </table:table-cell>
          <table:table-cell table:formula="of:= - 0.5 * [.$T$4] * [.$A38] ^2 / ([.$U$5] * COS([.M$2]))^2 + (SIN([.M$2]) / COS([.M$2])) * [.$A38] + [.$T$6]" office:value-type="float" office:value="7.91111147828292" calcext:value-type="float">
            <text:p>7.9111</text:p>
          </table:table-cell>
          <table:table-cell table:formula="of:= - 0.5 * [.$T$4] * [.$A38] ^2 / ([.$U$5] * COS([.N$2]))^2 + (SIN([.N$2]) / COS([.N$2])) * [.$A38] + [.$T$6]" office:value-type="float" office:value="7.8939052596053" calcext:value-type="float">
            <text:p>7.8939</text:p>
          </table:table-cell>
          <table:table-cell table:formula="of:= - 0.5 * [.$T$4] * [.$A38] ^2 / ([.$U$5] * COS([.O$2]))^2 + (SIN([.O$2]) / COS([.O$2])) * [.$A38] + [.$T$6]" office:value-type="float" office:value="7.81963091080587" calcext:value-type="float">
            <text:p>7.8196</text:p>
          </table:table-cell>
          <table:table-cell table:formula="of:= - 0.5 * [.$T$4] * [.$A38] ^2 / ([.$U$5] * COS([.P$2]))^2 + (SIN([.P$2]) / COS([.P$2])) * [.$A38] + [.$T$6]" office:value-type="float" office:value="7.68043446615636" calcext:value-type="float">
            <text:p>7.6804</text:p>
          </table:table-cell>
          <table:table-cell table:formula="of:= - 0.5 * [.$T$4] * [.$A38] ^2 / ([.$U$5] * COS([.Q$2]))^2 + (SIN([.Q$2]) / COS([.Q$2])) * [.$A38] + [.$T$6]" office:value-type="float" office:value="7.46718894212883" calcext:value-type="float">
            <text:p>7.467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39] ^2 / ([.$U$5] * COS([.E$2]))^2 + (SIN([.E$2]) / COS([.E$2])) * [.$A39] + [.$T$6]" office:value-type="float" office:value="3.0726456588103" calcext:value-type="float">
            <text:p>3.0726</text:p>
          </table:table-cell>
          <table:table-cell table:formula="of:= - 0.5 * [.$T$4] * [.$A39] ^2 / ([.$U$5] * COS([.F$2]))^2 + (SIN([.F$2]) / COS([.F$2])) * [.$A39] + [.$T$6]" office:value-type="float" office:value="3.4519886412257" calcext:value-type="float">
            <text:p>3.4520</text:p>
          </table:table-cell>
          <table:table-cell table:formula="of:= - 0.5 * [.$T$4] * [.$A39] ^2 / ([.$U$5] * COS([.G$2]))^2 + (SIN([.G$2]) / COS([.G$2])) * [.$A39] + [.$T$6]" office:value-type="float" office:value="3.82075976051394" calcext:value-type="float">
            <text:p>3.8208</text:p>
          </table:table-cell>
          <table:table-cell table:formula="of:= - 0.5 * [.$T$4] * [.$A39] ^2 / ([.$U$5] * COS([.H$2]))^2 + (SIN([.H$2]) / COS([.H$2])) * [.$A39] + [.$T$6]" office:value-type="float" office:value="4.17807255567508" calcext:value-type="float">
            <text:p>4.1781</text:p>
          </table:table-cell>
          <table:table-cell table:formula="of:= - 0.5 * [.$T$4] * [.$A39] ^2 / ([.$U$5] * COS([.I$2]))^2 + (SIN([.I$2]) / COS([.I$2])) * [.$A39] + [.$T$6]" office:value-type="float" office:value="4.52291895629732" calcext:value-type="float">
            <text:p>4.5229</text:p>
          </table:table-cell>
          <table:table-cell table:formula="of:= - 0.5 * [.$T$4] * [.$A39] ^2 / ([.$U$5] * COS([.J$2]))^2 + (SIN([.J$2]) / COS([.J$2])) * [.$A39] + [.$T$6]" office:value-type="float" office:value="4.85415366924356" calcext:value-type="float">
            <text:p>4.8542</text:p>
          </table:table-cell>
          <table:table-cell table:formula="of:= - 0.5 * [.$T$4] * [.$A39] ^2 / ([.$U$5] * COS([.K$2]))^2 + (SIN([.K$2]) / COS([.K$2])) * [.$A39] + [.$T$6]" office:value-type="float" office:value="5.17047618334526" calcext:value-type="float">
            <text:p>5.1705</text:p>
          </table:table-cell>
          <table:table-cell table:formula="of:= - 0.5 * [.$T$4] * [.$A39] ^2 / ([.$U$5] * COS([.L$2]))^2 + (SIN([.L$2]) / COS([.L$2])) * [.$A39] + [.$T$6]" office:value-type="float" office:value="5.47040998536285" calcext:value-type="float">
            <text:p>5.4704</text:p>
          </table:table-cell>
          <table:table-cell table:formula="of:= - 0.5 * [.$T$4] * [.$A39] ^2 / ([.$U$5] * COS([.M$2]))^2 + (SIN([.M$2]) / COS([.M$2])) * [.$A39] + [.$T$6]" office:value-type="float" office:value="7.05504057843829" calcext:value-type="float">
            <text:p>7.0550</text:p>
          </table:table-cell>
          <table:table-cell table:formula="of:= - 0.5 * [.$T$4] * [.$A39] ^2 / ([.$U$5] * COS([.N$2]))^2 + (SIN([.N$2]) / COS([.N$2])) * [.$A39] + [.$T$6]" office:value-type="float" office:value="6.99239497044492" calcext:value-type="float">
            <text:p>6.9924</text:p>
          </table:table-cell>
          <table:table-cell table:formula="of:= - 0.5 * [.$T$4] * [.$A39] ^2 / ([.$U$5] * COS([.O$2]))^2 + (SIN([.O$2]) / COS([.O$2])) * [.$A39] + [.$T$6]" office:value-type="float" office:value="6.86731810567172" calcext:value-type="float">
            <text:p>6.8673</text:p>
          </table:table-cell>
          <table:table-cell table:formula="of:= - 0.5 * [.$T$4] * [.$A39] ^2 / ([.$U$5] * COS([.P$2]))^2 + (SIN([.P$2]) / COS([.P$2])) * [.$A39] + [.$T$6]" office:value-type="float" office:value="6.67132478417033" calcext:value-type="float">
            <text:p>6.6713</text:p>
          </table:table-cell>
          <table:table-cell table:formula="of:= - 0.5 * [.$T$4] * [.$A39] ^2 / ([.$U$5] * COS([.Q$2]))^2 + (SIN([.Q$2]) / COS([.Q$2])) * [.$A39] + [.$T$6]" office:value-type="float" office:value="6.39456289855219" calcext:value-type="float">
            <text:p>6.394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40] ^2 / ([.$U$5] * COS([.E$2]))^2 + (SIN([.E$2]) / COS([.E$2])) * [.$A40] + [.$T$6]" office:value-type="float" office:value="2.48424169622867" calcext:value-type="float">
            <text:p>2.4842</text:p>
          </table:table-cell>
          <table:table-cell table:formula="of:= - 0.5 * [.$T$4] * [.$A40] ^2 / ([.$U$5] * COS([.F$2]))^2 + (SIN([.F$2]) / COS([.F$2])) * [.$A40] + [.$T$6]" office:value-type="float" office:value="2.85975303403607" calcext:value-type="float">
            <text:p>2.8598</text:p>
          </table:table-cell>
          <table:table-cell table:formula="of:= - 0.5 * [.$T$4] * [.$A40] ^2 / ([.$U$5] * COS([.G$2]))^2 + (SIN([.G$2]) / COS([.G$2])) * [.$A40] + [.$T$6]" office:value-type="float" office:value="3.22346458805173" calcext:value-type="float">
            <text:p>3.2235</text:p>
          </table:table-cell>
          <table:table-cell table:formula="of:= - 0.5 * [.$T$4] * [.$A40] ^2 / ([.$U$5] * COS([.H$2]))^2 + (SIN([.H$2]) / COS([.H$2])) * [.$A40] + [.$T$6]" office:value-type="float" office:value="3.57439956616939" calcext:value-type="float">
            <text:p>3.5744</text:p>
          </table:table-cell>
          <table:table-cell table:formula="of:= - 0.5 * [.$T$4] * [.$A40] ^2 / ([.$U$5] * COS([.I$2]))^2 + (SIN([.I$2]) / COS([.I$2])) * [.$A40] + [.$T$6]" office:value-type="float" office:value="3.91144974839069" calcext:value-type="float">
            <text:p>3.9114</text:p>
          </table:table-cell>
          <table:table-cell table:formula="of:= - 0.5 * [.$T$4] * [.$A40] ^2 / ([.$U$5] * COS([.J$2]))^2 + (SIN([.J$2]) / COS([.J$2])) * [.$A40] + [.$T$6]" office:value-type="float" office:value="4.2333586960445" calcext:value-type="float">
            <text:p>4.2334</text:p>
          </table:table-cell>
          <table:table-cell table:formula="of:= - 0.5 * [.$T$4] * [.$A40] ^2 / ([.$U$5] * COS([.K$2]))^2 + (SIN([.K$2]) / COS([.K$2])) * [.$A40] + [.$T$6]" office:value-type="float" office:value="4.53870240919536" calcext:value-type="float">
            <text:p>4.5387</text:p>
          </table:table-cell>
          <table:table-cell table:formula="of:= - 0.5 * [.$T$4] * [.$A40] ^2 / ([.$U$5] * COS([.L$2]))^2 + (SIN([.L$2]) / COS([.L$2])) * [.$A40] + [.$T$6]" office:value-type="float" office:value="4.8258669974633" calcext:value-type="float">
            <text:p>4.8259</text:p>
          </table:table-cell>
          <table:table-cell table:formula="of:= - 0.5 * [.$T$4] * [.$A40] ^2 / ([.$U$5] * COS([.M$2]))^2 + (SIN([.M$2]) / COS([.M$2])) * [.$A40] + [.$T$6]" office:value-type="float" office:value="6.13961249863903" calcext:value-type="float">
            <text:p>6.1396</text:p>
          </table:table-cell>
          <table:table-cell table:formula="of:= - 0.5 * [.$T$4] * [.$A40] ^2 / ([.$U$5] * COS([.N$2]))^2 + (SIN([.N$2]) / COS([.N$2])) * [.$A40] + [.$T$6]" office:value-type="float" office:value="6.02895988281219" calcext:value-type="float">
            <text:p>6.0290</text:p>
          </table:table-cell>
          <table:table-cell table:formula="of:= - 0.5 * [.$T$4] * [.$A40] ^2 / ([.$U$5] * COS([.O$2]))^2 + (SIN([.O$2]) / COS([.O$2])) * [.$A40] + [.$T$6]" office:value-type="float" office:value="5.85030233199072" calcext:value-type="float">
            <text:p>5.8503</text:p>
          </table:table-cell>
          <table:table-cell table:formula="of:= - 0.5 * [.$T$4] * [.$A40] ^2 / ([.$U$5] * COS([.P$2]))^2 + (SIN([.P$2]) / COS([.P$2])) * [.$A40] + [.$T$6]" office:value-type="float" office:value="5.59450054142181" calcext:value-type="float">
            <text:p>5.5945</text:p>
          </table:table-cell>
          <table:table-cell table:formula="of:= - 0.5 * [.$T$4] * [.$A40] ^2 / ([.$U$5] * COS([.Q$2]))^2 + (SIN([.Q$2]) / COS([.Q$2])) * [.$A40] + [.$T$6]" office:value-type="float" office:value="5.25095118367515" calcext:value-type="float">
            <text:p>5.251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41] ^2 / ([.$U$5] * COS([.E$2]))^2 + (SIN([.E$2]) / COS([.E$2])) * [.$A41] + [.$T$6]" office:value-type="float" office:value="1.8609698219817" calcext:value-type="float">
            <text:p>1.8610</text:p>
          </table:table-cell>
          <table:table-cell table:formula="of:= - 0.5 * [.$T$4] * [.$A41] ^2 / ([.$U$5] * COS([.F$2]))^2 + (SIN([.F$2]) / COS([.F$2])) * [.$A41] + [.$T$6]" office:value-type="float" office:value="2.23183451431808" calcext:value-type="float">
            <text:p>2.2318</text:p>
          </table:table-cell>
          <table:table-cell table:formula="of:= - 0.5 * [.$T$4] * [.$A41] ^2 / ([.$U$5] * COS([.G$2]))^2 + (SIN([.G$2]) / COS([.G$2])) * [.$A41] + [.$T$6]" office:value-type="float" office:value="2.58962006511857" calcext:value-type="float">
            <text:p>2.5896</text:p>
          </table:table-cell>
          <table:table-cell table:formula="of:= - 0.5 * [.$T$4] * [.$A41] ^2 / ([.$U$5] * COS([.H$2]))^2 + (SIN([.H$2]) / COS([.H$2])) * [.$A41] + [.$T$6]" office:value-type="float" office:value="2.93325573985677" calcext:value-type="float">
            <text:p>2.9333</text:p>
          </table:table-cell>
          <table:table-cell table:formula="of:= - 0.5 * [.$T$4] * [.$A41] ^2 / ([.$U$5] * COS([.I$2]))^2 + (SIN([.I$2]) / COS([.I$2])) * [.$A41] + [.$T$6]" office:value-type="float" office:value="3.26152920519354" calcext:value-type="float">
            <text:p>3.2615</text:p>
          </table:table-cell>
          <table:table-cell table:formula="of:= - 0.5 * [.$T$4] * [.$A41] ^2 / ([.$U$5] * COS([.J$2]))^2 + (SIN([.J$2]) / COS([.J$2])) * [.$A41] + [.$T$6]" office:value-type="float" office:value="3.57306852009747" calcext:value-type="float">
            <text:p>3.5731</text:p>
          </table:table-cell>
          <table:table-cell table:formula="of:= - 0.5 * [.$T$4] * [.$A41] ^2 / ([.$U$5] * COS([.K$2]))^2 + (SIN([.K$2]) / COS([.K$2])) * [.$A41] + [.$T$6]" office:value-type="float" office:value="3.86632139968261" calcext:value-type="float">
            <text:p>3.8663</text:p>
          </table:table-cell>
          <table:table-cell table:formula="of:= - 0.5 * [.$T$4] * [.$A41] ^2 / ([.$U$5] * COS([.L$2]))^2 + (SIN([.L$2]) / COS([.L$2])) * [.$A41] + [.$T$6]" office:value-type="float" office:value="4.13953128803701" calcext:value-type="float">
            <text:p>4.1395</text:p>
          </table:table-cell>
          <table:table-cell table:formula="of:= - 0.5 * [.$T$4] * [.$A41] ^2 / ([.$U$5] * COS([.M$2]))^2 + (SIN([.M$2]) / COS([.M$2])) * [.$A41] + [.$T$6]" office:value-type="float" office:value="5.16482723888515" calcext:value-type="float">
            <text:p>5.1648</text:p>
          </table:table-cell>
          <table:table-cell table:formula="of:= - 0.5 * [.$T$4] * [.$A41] ^2 / ([.$U$5] * COS([.N$2]))^2 + (SIN([.N$2]) / COS([.N$2])) * [.$A41] + [.$T$6]" office:value-type="float" office:value="5.00359999670708" calcext:value-type="float">
            <text:p>5.0036</text:p>
          </table:table-cell>
          <table:table-cell table:formula="of:= - 0.5 * [.$T$4] * [.$A41] ^2 / ([.$U$5] * COS([.O$2]))^2 + (SIN([.O$2]) / COS([.O$2])) * [.$A41] + [.$T$6]" office:value-type="float" office:value="4.76858358976289" calcext:value-type="float">
            <text:p>4.7686</text:p>
          </table:table-cell>
          <table:table-cell table:formula="of:= - 0.5 * [.$T$4] * [.$A41] ^2 / ([.$U$5] * COS([.P$2]))^2 + (SIN([.P$2]) / COS([.P$2])) * [.$A41] + [.$T$6]" office:value-type="float" office:value="4.44996173791078" calcext:value-type="float">
            <text:p>4.4500</text:p>
          </table:table-cell>
          <table:table-cell table:formula="of:= - 0.5 * [.$T$4] * [.$A41] ^2 / ([.$U$5] * COS([.Q$2]))^2 + (SIN([.Q$2]) / COS([.Q$2])) * [.$A41] + [.$T$6]" office:value-type="float" office:value="4.03635379749772" calcext:value-type="float">
            <text:p>4.036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42] ^2 / ([.$U$5] * COS([.E$2]))^2 + (SIN([.E$2]) / COS([.E$2])) * [.$A42] + [.$T$6]" office:value-type="float" office:value="1.20283003606938" calcext:value-type="float">
            <text:p>1.2028</text:p>
          </table:table-cell>
          <table:table-cell table:formula="of:= - 0.5 * [.$T$4] * [.$A42] ^2 / ([.$U$5] * COS([.F$2]))^2 + (SIN([.F$2]) / COS([.F$2])) * [.$A42] + [.$T$6]" office:value-type="float" office:value="1.56823308207175" calcext:value-type="float">
            <text:p>1.5682</text:p>
          </table:table-cell>
          <table:table-cell table:formula="of:= - 0.5 * [.$T$4] * [.$A42] ^2 / ([.$U$5] * COS([.G$2]))^2 + (SIN([.G$2]) / COS([.G$2])) * [.$A42] + [.$T$6]" office:value-type="float" office:value="1.91922619171447" calcext:value-type="float">
            <text:p>1.9192</text:p>
          </table:table-cell>
          <table:table-cell table:formula="of:= - 0.5 * [.$T$4] * [.$A42] ^2 / ([.$U$5] * COS([.H$2]))^2 + (SIN([.H$2]) / COS([.H$2])) * [.$A42] + [.$T$6]" office:value-type="float" office:value="2.2546410767372" calcext:value-type="float">
            <text:p>2.2546</text:p>
          </table:table-cell>
          <table:table-cell table:formula="of:= - 0.5 * [.$T$4] * [.$A42] ^2 / ([.$U$5] * COS([.I$2]))^2 + (SIN([.I$2]) / COS([.I$2])) * [.$A42] + [.$T$6]" office:value-type="float" office:value="2.57315732670588" calcext:value-type="float">
            <text:p>2.5732</text:p>
          </table:table-cell>
          <table:table-cell table:formula="of:= - 0.5 * [.$T$4] * [.$A42] ^2 / ([.$U$5] * COS([.J$2]))^2 + (SIN([.J$2]) / COS([.J$2])) * [.$A42] + [.$T$6]" office:value-type="float" office:value="2.87328314140249" calcext:value-type="float">
            <text:p>2.8733</text:p>
          </table:table-cell>
          <table:table-cell table:formula="of:= - 0.5 * [.$T$4] * [.$A42] ^2 / ([.$U$5] * COS([.K$2]))^2 + (SIN([.K$2]) / COS([.K$2])) * [.$A42] + [.$T$6]" office:value-type="float" office:value="3.15333315480702" calcext:value-type="float">
            <text:p>3.1533</text:p>
          </table:table-cell>
          <table:table-cell table:formula="of:= - 0.5 * [.$T$4] * [.$A42] ^2 / ([.$U$5] * COS([.L$2]))^2 + (SIN([.L$2]) / COS([.L$2])) * [.$A42] + [.$T$6]" office:value-type="float" office:value="3.41140285708398" calcext:value-type="float">
            <text:p>3.4114</text:p>
          </table:table-cell>
          <table:table-cell table:formula="of:= - 0.5 * [.$T$4] * [.$A42] ^2 / ([.$U$5] * COS([.M$2]))^2 + (SIN([.M$2]) / COS([.M$2])) * [.$A42] + [.$T$6]" office:value-type="float" office:value="4.13068479917665" calcext:value-type="float">
            <text:p>4.1307</text:p>
          </table:table-cell>
          <table:table-cell table:formula="of:= - 0.5 * [.$T$4] * [.$A42] ^2 / ([.$U$5] * COS([.N$2]))^2 + (SIN([.N$2]) / COS([.N$2])) * [.$A42] + [.$T$6]" office:value-type="float" office:value="3.91631531212961" calcext:value-type="float">
            <text:p>3.9163</text:p>
          </table:table-cell>
          <table:table-cell table:formula="of:= - 0.5 * [.$T$4] * [.$A42] ^2 / ([.$U$5] * COS([.O$2]))^2 + (SIN([.O$2]) / COS([.O$2])) * [.$A42] + [.$T$6]" office:value-type="float" office:value="3.62216187898823" calcext:value-type="float">
            <text:p>3.6222</text:p>
          </table:table-cell>
          <table:table-cell table:formula="of:= - 0.5 * [.$T$4] * [.$A42] ^2 / ([.$U$5] * COS([.P$2]))^2 + (SIN([.P$2]) / COS([.P$2])) * [.$A42] + [.$T$6]" office:value-type="float" office:value="3.23770837363728" calcext:value-type="float">
            <text:p>3.2377</text:p>
          </table:table-cell>
          <table:table-cell table:formula="of:= - 0.5 * [.$T$4] * [.$A42] ^2 / ([.$U$5] * COS([.Q$2]))^2 + (SIN([.Q$2]) / COS([.Q$2])) * [.$A42] + [.$T$6]" office:value-type="float" office:value="2.7507707400199" calcext:value-type="float">
            <text:p>2.750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43] ^2 / ([.$U$5] * COS([.E$2]))^2 + (SIN([.E$2]) / COS([.E$2])) * [.$A43] + [.$T$6]" office:value-type="float" office:value="0.509822338491724" calcext:value-type="float">
            <text:p>0.5098</text:p>
          </table:table-cell>
          <table:table-cell table:formula="of:= - 0.5 * [.$T$4] * [.$A43] ^2 / ([.$U$5] * COS([.F$2]))^2 + (SIN([.F$2]) / COS([.F$2])) * [.$A43] + [.$T$6]" office:value-type="float" office:value="0.868948737297054" calcext:value-type="float">
            <text:p>0.8689</text:p>
          </table:table-cell>
          <table:table-cell table:formula="of:= - 0.5 * [.$T$4] * [.$A43] ^2 / ([.$U$5] * COS([.G$2]))^2 + (SIN([.G$2]) / COS([.G$2])) * [.$A43] + [.$T$6]" office:value-type="float" office:value="1.21228296783944" calcext:value-type="float">
            <text:p>1.2123</text:p>
          </table:table-cell>
          <table:table-cell table:formula="of:= - 0.5 * [.$T$4] * [.$A43] ^2 / ([.$U$5] * COS([.H$2]))^2 + (SIN([.H$2]) / COS([.H$2])) * [.$A43] + [.$T$6]" office:value-type="float" office:value="1.53855557681069" calcext:value-type="float">
            <text:p>1.5386</text:p>
          </table:table-cell>
          <table:table-cell table:formula="of:= - 0.5 * [.$T$4] * [.$A43] ^2 / ([.$U$5] * COS([.I$2]))^2 + (SIN([.I$2]) / COS([.I$2])) * [.$A43] + [.$T$6]" office:value-type="float" office:value="1.84633411292769" calcext:value-type="float">
            <text:p>1.8463</text:p>
          </table:table-cell>
          <table:table-cell table:formula="of:= - 0.5 * [.$T$4] * [.$A43] ^2 / ([.$U$5] * COS([.J$2]))^2 + (SIN([.J$2]) / COS([.J$2])) * [.$A43] + [.$T$6]" office:value-type="float" office:value="2.13400255995957" calcext:value-type="float">
            <text:p>2.1340</text:p>
          </table:table-cell>
          <table:table-cell table:formula="of:= - 0.5 * [.$T$4] * [.$A43] ^2 / ([.$U$5] * COS([.K$2]))^2 + (SIN([.K$2]) / COS([.K$2])) * [.$A43] + [.$T$6]" office:value-type="float" office:value="2.39973767456859" calcext:value-type="float">
            <text:p>2.3997</text:p>
          </table:table-cell>
          <table:table-cell table:formula="of:= - 0.5 * [.$T$4] * [.$A43] ^2 / ([.$U$5] * COS([.L$2]))^2 + (SIN([.L$2]) / COS([.L$2])) * [.$A43] + [.$T$6]" office:value-type="float" office:value="2.6414817046042" calcext:value-type="float">
            <text:p>2.6415</text:p>
          </table:table-cell>
          <table:table-cell table:formula="of:= - 0.5 * [.$T$4] * [.$A43] ^2 / ([.$U$5] * COS([.M$2]))^2 + (SIN([.M$2]) / COS([.M$2])) * [.$A43] + [.$T$6]" office:value-type="float" office:value="3.03718517951353" calcext:value-type="float">
            <text:p>3.0372</text:p>
          </table:table-cell>
          <table:table-cell table:formula="of:= - 0.5 * [.$T$4] * [.$A43] ^2 / ([.$U$5] * COS([.N$2]))^2 + (SIN([.N$2]) / COS([.N$2])) * [.$A43] + [.$T$6]" office:value-type="float" office:value="2.76710582907978" calcext:value-type="float">
            <text:p>2.7671</text:p>
          </table:table-cell>
          <table:table-cell table:formula="of:= - 0.5 * [.$T$4] * [.$A43] ^2 / ([.$U$5] * COS([.O$2]))^2 + (SIN([.O$2]) / COS([.O$2])) * [.$A43] + [.$T$6]" office:value-type="float" office:value="2.41103719966673" calcext:value-type="float">
            <text:p>2.4110</text:p>
          </table:table-cell>
          <table:table-cell table:formula="of:= - 0.5 * [.$T$4] * [.$A43] ^2 / ([.$U$5] * COS([.P$2]))^2 + (SIN([.P$2]) / COS([.P$2])) * [.$A43] + [.$T$6]" office:value-type="float" office:value="1.95774044860129" calcext:value-type="float">
            <text:p>1.9577</text:p>
          </table:table-cell>
          <table:table-cell table:formula="of:= - 0.5 * [.$T$4] * [.$A43] ^2 / ([.$U$5] * COS([.Q$2]))^2 + (SIN([.Q$2]) / COS([.Q$2])) * [.$A43] + [.$T$6]" office:value-type="float" office:value="1.39420201124168" calcext:value-type="float">
            <text:p>1.394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T$3]" office:value-type="float" office:value="2" calcext:value-type="float">
            <text:p>2</text:p>
          </table:table-cell>
          <table:table-cell table:formula="of:= - 0.5 * [.$T$4] * [.$A44] ^2 / ([.$U$5] * COS([.E$2]))^2 + (SIN([.E$2]) / COS([.E$2])) * [.$A44] + [.$T$6]" office:value-type="float" office:value="-0.218053270751283" calcext:value-type="float">
            <text:p>-0.2181</text:p>
          </table:table-cell>
          <table:table-cell table:formula="of:= - 0.5 * [.$T$4] * [.$A44] ^2 / ([.$U$5] * COS([.F$2]))^2 + (SIN([.F$2]) / COS([.F$2])) * [.$A44] + [.$T$6]" office:value-type="float" office:value="0.13398147999401" calcext:value-type="float">
            <text:p>0.1340</text:p>
          </table:table-cell>
          <table:table-cell table:formula="of:= - 0.5 * [.$T$4] * [.$A44] ^2 / ([.$U$5] * COS([.G$2]))^2 + (SIN([.G$2]) / COS([.G$2])) * [.$A44] + [.$T$6]" office:value-type="float" office:value="0.468790393493468" calcext:value-type="float">
            <text:p>0.4688</text:p>
          </table:table-cell>
          <table:table-cell table:formula="of:= - 0.5 * [.$T$4] * [.$A44] ^2 / ([.$U$5] * COS([.H$2]))^2 + (SIN([.H$2]) / COS([.H$2])) * [.$A44] + [.$T$6]" office:value-type="float" office:value="0.784999240077235" calcext:value-type="float">
            <text:p>0.7850</text:p>
          </table:table-cell>
          <table:table-cell table:formula="of:= - 0.5 * [.$T$4] * [.$A44] ^2 / ([.$U$5] * COS([.I$2]))^2 + (SIN([.I$2]) / COS([.I$2])) * [.$A44] + [.$T$6]" office:value-type="float" office:value="1.08105956385898" calcext:value-type="float">
            <text:p>1.0811</text:p>
          </table:table-cell>
          <table:table-cell table:formula="of:= - 0.5 * [.$T$4] * [.$A44] ^2 / ([.$U$5] * COS([.J$2]))^2 + (SIN([.J$2]) / COS([.J$2])) * [.$A44] + [.$T$6]" office:value-type="float" office:value="1.35522677576868" calcext:value-type="float">
            <text:p>1.3552</text:p>
          </table:table-cell>
          <table:table-cell table:formula="of:= - 0.5 * [.$T$4] * [.$A44] ^2 / ([.$U$5] * COS([.K$2]))^2 + (SIN([.K$2]) / COS([.K$2])) * [.$A44] + [.$T$6]" office:value-type="float" office:value="1.60553495896732" calcext:value-type="float">
            <text:p>1.6055</text:p>
          </table:table-cell>
          <table:table-cell table:formula="of:= - 0.5 * [.$T$4] * [.$A44] ^2 / ([.$U$5] * COS([.L$2]))^2 + (SIN([.L$2]) / COS([.L$2])) * [.$A44] + [.$T$6]" office:value-type="float" office:value="1.82976783059769" calcext:value-type="float">
            <text:p>1.8298</text:p>
          </table:table-cell>
          <table:table-cell table:formula="of:= - 0.5 * [.$T$4] * [.$A44] ^2 / ([.$U$5] * COS([.M$2]))^2 + (SIN([.M$2]) / COS([.M$2])) * [.$A44] + [.$T$6]" office:value-type="float" office:value="1.88432837989579" calcext:value-type="float">
            <text:p>1.8843</text:p>
          </table:table-cell>
          <table:table-cell table:formula="of:= - 0.5 * [.$T$4] * [.$A44] ^2 / ([.$U$5] * COS([.N$2]))^2 + (SIN([.N$2]) / COS([.N$2])) * [.$A44] + [.$T$6]" office:value-type="float" office:value="1.55597154755758" calcext:value-type="float">
            <text:p>1.5560</text:p>
          </table:table-cell>
          <table:table-cell table:formula="of:= - 0.5 * [.$T$4] * [.$A44] ^2 / ([.$U$5] * COS([.O$2]))^2 + (SIN([.O$2]) / COS([.O$2])) * [.$A44] + [.$T$6]" office:value-type="float" office:value="1.1352095517984" calcext:value-type="float">
            <text:p>1.1352</text:p>
          </table:table-cell>
          <table:table-cell table:formula="of:= - 0.5 * [.$T$4] * [.$A44] ^2 / ([.$U$5] * COS([.P$2]))^2 + (SIN([.P$2]) / COS([.P$2])) * [.$A44] + [.$T$6]" office:value-type="float" office:value="0.61005796280281" calcext:value-type="float">
            <text:p>0.6101</text:p>
          </table:table-cell>
          <table:table-cell table:formula="of:= - 0.5 * [.$T$4] * [.$A44] ^2 / ([.$U$5] * COS([.Q$2]))^2 + (SIN([.Q$2]) / COS([.Q$2])) * [.$A44] + [.$T$6]" office:value-type="float" office:value="-0.033352388836934" calcext:value-type="float">
            <text:p>-0.0334</text:p>
          </table:table-cell>
          <table:table-cell table:number-columns-repeated="6"/>
        </table:table-row>
      </table:table>
      <table:table table:name="Sheet3" table:style-name="ta1">
        <office:forms form:automatic-focus="false" form:apply-design-mode="false"/>
        <table:shapes>
          <draw:frame draw:z-index="0" draw:style-name="gr1" draw:text-style-name="P1" svg:width="6.298in" svg:height="3.5453in" svg:x="8.9339in" svg:y="0.0941in">
            <draw:object draw:notify-on-update-of-ranges="Sheet3.A2:Sheet3.A90 Sheet3.D2:Sheet3.D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3024in" svg:height="3.5449in" svg:x="8.9339in" svg:y="3.9008in">
            <draw:object draw:notify-on-update-of-ranges="Sheet3.A6:Sheet3.A90 Sheet3.F6:Sheet3.F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>
            <text:p>alpha (deg)</text:p>
          </table:table-cell>
          <table:table-cell table:style-name="ce17" office:value-type="string" calcext:value-type="string">
            <text:p>alpha (rad)</text:p>
          </table:table-cell>
          <table:table-cell table:style-name="ce17" office:value-type="string" calcext:value-type="string">
            <text:p>V0 (m/s)</text:p>
          </table:table-cell>
          <table:table-cell table:style-name="ce17" office:value-type="string" calcext:value-type="string">
            <text:p>V0 (km/h)</text:p>
          </table:table-cell>
          <table:table-cell table:style-name="ce17" office:value-type="string" calcext:value-type="string">
            <text:p>V0 (m/s) à 2 m</text:p>
          </table:table-cell>
          <table:table-cell table:style-name="ce17" office:value-type="string" calcext:value-type="string">
            <text:p>V0 (km/h) à 2 m</text:p>
          </table:table-cell>
          <table:table-cell/>
          <table:table-cell table:style-name="ce17" office:value-type="string" calcext:value-type="string">
            <text:p>g</text:p>
          </table:table-cell>
          <table:table-cell table:style-name="ce2"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3.14159/180" office:value-type="float" office:value="0" calcext:value-type="float">
            <text:p>0</text:p>
          </table:table-cell>
          <table:table-cell table:formula="of:=SQRT((0.5*[.$I$1]*[.$I$2]^2)/((-[.$I$4]+[.$I$3]+40*TAN([.$B2]))*(COS([.$B2]))^2))" office:value-type="float" office:value="67.9446141223519" calcext:value-type="float">
            <text:p>67.9446141223519</text:p>
          </table:table-cell>
          <table:table-cell table:formula="of:=[.C2]*3.6" office:value-type="float" office:value="244.600610840467" calcext:value-type="float">
            <text:p>244.600610840467</text:p>
          </table:table-cell>
          <table:table-cell table:formula="of:=SQRT((0.5*[.$I$1]*[.$I$2]^2)/((-[.$I$5]+[.$I$3]+40*TAN([.$B2]))*(COS([.$B2]))^2))" office:value-type="string" office:string-value="" calcext:value-type="error">
            <text:p>Err:502</text:p>
          </table:table-cell>
          <table:table-cell table:formula="of:=[.E2]*3.6" office:value-type="string" office:string-value="" calcext:value-type="error">
            <text:p>Err:502</text:p>
          </table:table-cell>
          <table:table-cell/>
          <table:table-cell table:style-name="ce17" office:value-type="string" calcext:value-type="string">
            <text:p>x cage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3.14159/180" office:value-type="float" office:value="0.0174532777777778" calcext:value-type="float">
            <text:p>0.017453277777778</text:p>
          </table:table-cell>
          <table:table-cell table:formula="of:=SQRT((0.5*[.$I$1]*[.$I$2]^2)/(([.$I$3]+40*TAN([.$B3]))*(COS([.$B3]))^2))" office:value-type="float" office:value="57.2140598831017" calcext:value-type="float">
            <text:p>57.2140598831017</text:p>
          </table:table-cell>
          <table:table-cell table:formula="of:=[.C3]*3.6" office:value-type="float" office:value="205.970615579166" calcext:value-type="float">
            <text:p>205.970615579166</text:p>
          </table:table-cell>
          <table:table-cell table:formula="of:=SQRT((0.5*[.$I$1]*[.$I$2]^2)/((-[.$I$5]+[.$I$3]+40*TAN([.$B3]))*(COS([.$B3]))^2))" office:value-type="float" office:value="140.408669754148" calcext:value-type="float">
            <text:p>140.408669754148</text:p>
          </table:table-cell>
          <table:table-cell table:formula="of:=[.E3]*3.6" office:value-type="float" office:value="505.471211114933" calcext:value-type="float">
            <text:p>505.471211114933</text:p>
          </table:table-cell>
          <table:table-cell/>
          <table:table-cell table:style-name="ce17" office:value-type="string" calcext:value-type="string">
            <text:p>h0</text:p>
          </table:table-cell>
          <table:table-cell table:style-name="ce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3.14159/180" office:value-type="float" office:value="0.0349065555555556" calcext:value-type="float">
            <text:p>0.034906555555556</text:p>
          </table:table-cell>
          <table:table-cell table:formula="of:=SQRT((0.5*[.$I$1]*[.$I$2]^2)/(([.$I$3]+40*TAN([.$B4]))*(COS([.$B4]))^2))" office:value-type="float" office:value="50.3715695222837" calcext:value-type="float">
            <text:p>50.3715695222837</text:p>
          </table:table-cell>
          <table:table-cell table:formula="of:=[.C4]*3.6" office:value-type="float" office:value="181.337650280221" calcext:value-type="float">
            <text:p>181.337650280221</text:p>
          </table:table-cell>
          <table:table-cell table:formula="of:=SQRT((0.5*[.$I$1]*[.$I$2]^2)/((-[.$I$5]+[.$I$3]+40*TAN([.$B4]))*(COS([.$B4]))^2))" office:value-type="float" office:value="84.639786060353" calcext:value-type="float">
            <text:p>84.639786060353</text:p>
          </table:table-cell>
          <table:table-cell table:formula="of:=[.E4]*3.6" office:value-type="float" office:value="304.703229817271" calcext:value-type="float">
            <text:p>304.703229817271</text:p>
          </table:table-cell>
          <table:table-cell/>
          <table:table-cell table:style-name="ce17" office:value-type="string" calcext:value-type="string">
            <text:p>z(40)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3.14159/180" office:value-type="float" office:value="0.0523598333333333" calcext:value-type="float">
            <text:p>0.052359833333333</text:p>
          </table:table-cell>
          <table:table-cell table:formula="of:=SQRT((0.5*[.$I$1]*[.$I$2]^2)/(([.$I$3]+40*TAN([.$B5]))*(COS([.$B5]))^2))" office:value-type="float" office:value="45.5296477063495" calcext:value-type="float">
            <text:p>45.5296477063495</text:p>
          </table:table-cell>
          <table:table-cell table:formula="of:=[.C5]*3.6" office:value-type="float" office:value="163.906731742858" calcext:value-type="float">
            <text:p>163.906731742858</text:p>
          </table:table-cell>
          <table:table-cell table:formula="of:=SQRT((0.5*[.$I$1]*[.$I$2]^2)/((-[.$I$5]+[.$I$3]+40*TAN([.$B5]))*(COS([.$B5]))^2))" office:value-type="float" office:value="66.1888017540618" calcext:value-type="float">
            <text:p>66.1888017540618</text:p>
          </table:table-cell>
          <table:table-cell table:formula="of:=[.E5]*3.6" office:value-type="float" office:value="238.279686314622" calcext:value-type="float">
            <text:p>238.279686314622</text:p>
          </table:table-cell>
          <table:table-cell/>
          <table:table-cell table:style-name="ce17" office:value-type="string" calcext:value-type="string">
            <text:p>z(40)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3.14159/180" office:value-type="float" office:value="0.0698131111111111" calcext:value-type="float">
            <text:p>0.069813111111111</text:p>
          </table:table-cell>
          <table:table-cell table:formula="of:=SQRT((0.5*[.$I$1]*[.$I$2]^2)/(([.$I$3]+40*TAN([.$B6]))*(COS([.$B6]))^2))" office:value-type="float" office:value="41.8768374775709" calcext:value-type="float">
            <text:p>41.8768374775709</text:p>
          </table:table-cell>
          <table:table-cell table:formula="of:=[.C6]*3.6" office:value-type="float" office:value="150.756614919255" calcext:value-type="float">
            <text:p>150.756614919255</text:p>
          </table:table-cell>
          <table:table-cell table:formula="of:=SQRT((0.5*[.$I$1]*[.$I$2]^2)/((-[.$I$5]+[.$I$3]+40*TAN([.$B6]))*(COS([.$B6]))^2))" office:value-type="float" office:value="56.1983206174881" calcext:value-type="float">
            <text:p>56.1983206174881</text:p>
          </table:table-cell>
          <table:table-cell table:formula="of:=[.E6]*3.6" office:value-type="float" office:value="202.313954222957" calcext:value-type="float">
            <text:p>202.3139542229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3.14159/180" office:value-type="float" office:value="0.0872663888888889" calcext:value-type="float">
            <text:p>0.087266388888889</text:p>
          </table:table-cell>
          <table:table-cell table:formula="of:=SQRT((0.5*[.$I$1]*[.$I$2]^2)/(([.$I$3]+40*TAN([.$B7]))*(COS([.$B7]))^2))" office:value-type="float" office:value="38.9989269361065" calcext:value-type="float">
            <text:p>38.9989269361065</text:p>
          </table:table-cell>
          <table:table-cell table:formula="of:=[.C7]*3.6" office:value-type="float" office:value="140.396136969983" calcext:value-type="float">
            <text:p>140.396136969983</text:p>
          </table:table-cell>
          <table:table-cell table:formula="of:=SQRT((0.5*[.$I$1]*[.$I$2]^2)/((-[.$I$5]+[.$I$3]+40*TAN([.$B7]))*(COS([.$B7]))^2))" office:value-type="float" office:value="49.7154361812818" calcext:value-type="float">
            <text:p>49.7154361812818</text:p>
          </table:table-cell>
          <table:table-cell table:formula="of:=[.E7]*3.6" office:value-type="float" office:value="178.975570252615" calcext:value-type="float">
            <text:p>178.9755702526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3.14159/180" office:value-type="float" office:value="0.104719666666667" calcext:value-type="float">
            <text:p>0.104719666666667</text:p>
          </table:table-cell>
          <table:table-cell table:formula="of:=SQRT((0.5*[.$I$1]*[.$I$2]^2)/(([.$I$3]+40*TAN([.$B8]))*(COS([.$B8]))^2))" office:value-type="float" office:value="36.6594437171579" calcext:value-type="float">
            <text:p>36.6594437171579</text:p>
          </table:table-cell>
          <table:table-cell table:formula="of:=[.C8]*3.6" office:value-type="float" office:value="131.973997381769" calcext:value-type="float">
            <text:p>131.973997381769</text:p>
          </table:table-cell>
          <table:table-cell table:formula="of:=SQRT((0.5*[.$I$1]*[.$I$2]^2)/((-[.$I$5]+[.$I$3]+40*TAN([.$B8]))*(COS([.$B8]))^2))" office:value-type="float" office:value="45.0817759115378" calcext:value-type="float">
            <text:p>45.0817759115378</text:p>
          </table:table-cell>
          <table:table-cell table:formula="of:=[.E8]*3.6" office:value-type="float" office:value="162.294393281536" calcext:value-type="float">
            <text:p>162.2943932815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3.14159/180" office:value-type="float" office:value="0.122172944444444" calcext:value-type="float">
            <text:p>0.122172944444444</text:p>
          </table:table-cell>
          <table:table-cell table:formula="of:=SQRT((0.5*[.$I$1]*[.$I$2]^2)/(([.$I$3]+40*TAN([.$B9]))*(COS([.$B9]))^2))" office:value-type="float" office:value="34.7122511727383" calcext:value-type="float">
            <text:p>34.7122511727383</text:p>
          </table:table-cell>
          <table:table-cell table:formula="of:=[.C9]*3.6" office:value-type="float" office:value="124.964104221858" calcext:value-type="float">
            <text:p>124.964104221858</text:p>
          </table:table-cell>
          <table:table-cell table:formula="of:=SQRT((0.5*[.$I$1]*[.$I$2]^2)/((-[.$I$5]+[.$I$3]+40*TAN([.$B9]))*(COS([.$B9]))^2))" office:value-type="float" office:value="41.5636241183129" calcext:value-type="float">
            <text:p>41.5636241183129</text:p>
          </table:table-cell>
          <table:table-cell table:formula="of:=[.E9]*3.6" office:value-type="float" office:value="149.629046825926" calcext:value-type="float">
            <text:p>149.62904682592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3.14159/180" office:value-type="float" office:value="0.139626222222222" calcext:value-type="float">
            <text:p>0.139626222222222</text:p>
          </table:table-cell>
          <table:table-cell table:formula="of:=SQRT((0.5*[.$I$1]*[.$I$2]^2)/(([.$I$3]+40*TAN([.$B10]))*(COS([.$B10]))^2))" office:value-type="float" office:value="33.0615239164435" calcext:value-type="float">
            <text:p>33.0615239164435</text:p>
          </table:table-cell>
          <table:table-cell table:formula="of:=[.C10]*3.6" office:value-type="float" office:value="119.021486099197" calcext:value-type="float">
            <text:p>119.021486099197</text:p>
          </table:table-cell>
          <table:table-cell table:formula="of:=SQRT((0.5*[.$I$1]*[.$I$2]^2)/((-[.$I$5]+[.$I$3]+40*TAN([.$B10]))*(COS([.$B10]))^2))" office:value-type="float" office:value="38.7796990758005" calcext:value-type="float">
            <text:p>38.7796990758005</text:p>
          </table:table-cell>
          <table:table-cell table:formula="of:=[.E10]*3.6" office:value-type="float" office:value="139.606916672882" calcext:value-type="float">
            <text:p>139.6069166728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3.14159/180" office:value-type="float" office:value="0.1570795" calcext:value-type="float">
            <text:p>0.1570795</text:p>
          </table:table-cell>
          <table:table-cell table:formula="of:=SQRT((0.5*[.$I$1]*[.$I$2]^2)/(([.$I$3]+40*TAN([.$B11]))*(COS([.$B11]))^2))" office:value-type="float" office:value="31.6414635078912" calcext:value-type="float">
            <text:p>31.6414635078912</text:p>
          </table:table-cell>
          <table:table-cell table:formula="of:=[.C11]*3.6" office:value-type="float" office:value="113.909268628408" calcext:value-type="float">
            <text:p>113.909268628408</text:p>
          </table:table-cell>
          <table:table-cell table:formula="of:=SQRT((0.5*[.$I$1]*[.$I$2]^2)/((-[.$I$5]+[.$I$3]+40*TAN([.$B11]))*(COS([.$B11]))^2))" office:value-type="float" office:value="36.5096385102519" calcext:value-type="float">
            <text:p>36.5096385102519</text:p>
          </table:table-cell>
          <table:table-cell table:formula="of:=[.E11]*3.6" office:value-type="float" office:value="131.434698636907" calcext:value-type="float">
            <text:p>131.4346986369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3.14159/180" office:value-type="float" office:value="0.174532777777778" calcext:value-type="float">
            <text:p>0.174532777777778</text:p>
          </table:table-cell>
          <table:table-cell table:formula="of:=SQRT((0.5*[.$I$1]*[.$I$2]^2)/(([.$I$3]+40*TAN([.$B12]))*(COS([.$B12]))^2))" office:value-type="float" office:value="30.4051918471487" calcext:value-type="float">
            <text:p>30.4051918471487</text:p>
          </table:table-cell>
          <table:table-cell table:formula="of:=[.C12]*3.6" office:value-type="float" office:value="109.458690649735" calcext:value-type="float">
            <text:p>109.458690649735</text:p>
          </table:table-cell>
          <table:table-cell table:formula="of:=SQRT((0.5*[.$I$1]*[.$I$2]^2)/((-[.$I$5]+[.$I$3]+40*TAN([.$B12]))*(COS([.$B12]))^2))" office:value-type="float" office:value="34.6160332982381" calcext:value-type="float">
            <text:p>34.6160332982381</text:p>
          </table:table-cell>
          <table:table-cell table:formula="of:=[.E12]*3.6" office:value-type="float" office:value="124.617719873657" calcext:value-type="float">
            <text:p>124.61771987365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3.14159/180" office:value-type="float" office:value="0.191986055555556" calcext:value-type="float">
            <text:p>0.191986055555556</text:p>
          </table:table-cell>
          <table:table-cell table:formula="of:=SQRT((0.5*[.$I$1]*[.$I$2]^2)/(([.$I$3]+40*TAN([.$B13]))*(COS([.$B13]))^2))" office:value-type="float" office:value="29.3182865392695" calcext:value-type="float">
            <text:p>29.3182865392695</text:p>
          </table:table-cell>
          <table:table-cell table:formula="of:=[.C13]*3.6" office:value-type="float" office:value="105.54583154137" calcext:value-type="float">
            <text:p>105.54583154137</text:p>
          </table:table-cell>
          <table:table-cell table:formula="of:=SQRT((0.5*[.$I$1]*[.$I$2]^2)/((-[.$I$5]+[.$I$3]+40*TAN([.$B13]))*(COS([.$B13]))^2))" office:value-type="float" office:value="33.0081614596604" calcext:value-type="float">
            <text:p>33.0081614596604</text:p>
          </table:table-cell>
          <table:table-cell table:formula="of:=[.E13]*3.6" office:value-type="float" office:value="118.829381254778" calcext:value-type="float">
            <text:p>118.82938125477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3.14159/180" office:value-type="float" office:value="0.209439333333333" calcext:value-type="float">
            <text:p>0.209439333333333</text:p>
          </table:table-cell>
          <table:table-cell table:formula="of:=SQRT((0.5*[.$I$1]*[.$I$2]^2)/(([.$I$3]+40*TAN([.$B14]))*(COS([.$B14]))^2))" office:value-type="float" office:value="28.3548267593315" calcext:value-type="float">
            <text:p>28.3548267593315</text:p>
          </table:table-cell>
          <table:table-cell table:formula="of:=[.C14]*3.6" office:value-type="float" office:value="102.077376333593" calcext:value-type="float">
            <text:p>102.077376333593</text:p>
          </table:table-cell>
          <table:table-cell table:formula="of:=SQRT((0.5*[.$I$1]*[.$I$2]^2)/((-[.$I$5]+[.$I$3]+40*TAN([.$B14]))*(COS([.$B14]))^2))" office:value-type="float" office:value="31.6233919969126" calcext:value-type="float">
            <text:p>31.6233919969126</text:p>
          </table:table-cell>
          <table:table-cell table:formula="of:=[.E14]*3.6" office:value-type="float" office:value="113.844211188885" calcext:value-type="float">
            <text:p>113.84421118888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3.14159/180" office:value-type="float" office:value="0.226892611111111" calcext:value-type="float">
            <text:p>0.226892611111111</text:p>
          </table:table-cell>
          <table:table-cell table:formula="of:=SQRT((0.5*[.$I$1]*[.$I$2]^2)/(([.$I$3]+40*TAN([.$B15]))*(COS([.$B15]))^2))" office:value-type="float" office:value="27.4948731458125" calcext:value-type="float">
            <text:p>27.4948731458125</text:p>
          </table:table-cell>
          <table:table-cell table:formula="of:=[.C15]*3.6" office:value-type="float" office:value="98.9815433249251" calcext:value-type="float">
            <text:p>98.9815433249251</text:p>
          </table:table-cell>
          <table:table-cell table:formula="of:=SQRT((0.5*[.$I$1]*[.$I$2]^2)/((-[.$I$5]+[.$I$3]+40*TAN([.$B15]))*(COS([.$B15]))^2))" office:value-type="float" office:value="30.4169092546883" calcext:value-type="float">
            <text:p>30.4169092546883</text:p>
          </table:table-cell>
          <table:table-cell table:formula="of:=[.E15]*3.6" office:value-type="float" office:value="109.500873316878" calcext:value-type="float">
            <text:p>109.50087331687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3.14159/180" office:value-type="float" office:value="0.244345888888889" calcext:value-type="float">
            <text:p>0.244345888888889</text:p>
          </table:table-cell>
          <table:table-cell table:formula="of:=SQRT((0.5*[.$I$1]*[.$I$2]^2)/(([.$I$3]+40*TAN([.$B16]))*(COS([.$B16]))^2))" office:value-type="float" office:value="26.7228049815985" calcext:value-type="float">
            <text:p>26.7228049815985</text:p>
          </table:table-cell>
          <table:table-cell table:formula="of:=[.C16]*3.6" office:value-type="float" office:value="96.2020979337546" calcext:value-type="float">
            <text:p>96.2020979337546</text:p>
          </table:table-cell>
          <table:table-cell table:formula="of:=SQRT((0.5*[.$I$1]*[.$I$2]^2)/((-[.$I$5]+[.$I$3]+40*TAN([.$B16]))*(COS([.$B16]))^2))" office:value-type="float" office:value="29.3556879756948" calcext:value-type="float">
            <text:p>29.3556879756948</text:p>
          </table:table-cell>
          <table:table-cell table:formula="of:=[.E16]*3.6" office:value-type="float" office:value="105.680476712501" calcext:value-type="float">
            <text:p>105.68047671250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3.14159/180" office:value-type="float" office:value="0.261799166666667" calcext:value-type="float">
            <text:p>0.261799166666667</text:p>
          </table:table-cell>
          <table:table-cell table:formula="of:=SQRT((0.5*[.$I$1]*[.$I$2]^2)/(([.$I$3]+40*TAN([.$B17]))*(COS([.$B17]))^2))" office:value-type="float" office:value="26.0261900166707" calcext:value-type="float">
            <text:p>26.0261900166707</text:p>
          </table:table-cell>
          <table:table-cell table:formula="of:=[.C17]*3.6" office:value-type="float" office:value="93.6942840600147" calcext:value-type="float">
            <text:p>93.6942840600147</text:p>
          </table:table-cell>
          <table:table-cell table:formula="of:=SQRT((0.5*[.$I$1]*[.$I$2]^2)/((-[.$I$5]+[.$I$3]+40*TAN([.$B17]))*(COS([.$B17]))^2))" office:value-type="float" office:value="28.4147858765708" calcext:value-type="float">
            <text:p>28.4147858765708</text:p>
          </table:table-cell>
          <table:table-cell table:formula="of:=[.E17]*3.6" office:value-type="float" office:value="102.293229155655" calcext:value-type="float">
            <text:p>102.29322915565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3.14159/180" office:value-type="float" office:value="0.279252444444444" calcext:value-type="float">
            <text:p>0.279252444444444</text:p>
          </table:table-cell>
          <table:table-cell table:formula="of:=SQRT((0.5*[.$I$1]*[.$I$2]^2)/(([.$I$3]+40*TAN([.$B18]))*(COS([.$B18]))^2))" office:value-type="float" office:value="25.3949963576689" calcext:value-type="float">
            <text:p>25.3949963576689</text:p>
          </table:table-cell>
          <table:table-cell table:formula="of:=[.C18]*3.6" office:value-type="float" office:value="91.4219868876082" calcext:value-type="float">
            <text:p>91.4219868876082</text:p>
          </table:table-cell>
          <table:table-cell table:formula="of:=SQRT((0.5*[.$I$1]*[.$I$2]^2)/((-[.$I$5]+[.$I$3]+40*TAN([.$B18]))*(COS([.$B18]))^2))" office:value-type="float" office:value="27.5749688706221" calcext:value-type="float">
            <text:p>27.5749688706221</text:p>
          </table:table-cell>
          <table:table-cell table:formula="of:=[.E18]*3.6" office:value-type="float" office:value="99.2698879342397" calcext:value-type="float">
            <text:p>99.269887934239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3.14159/180" office:value-type="float" office:value="0.296705722222222" calcext:value-type="float">
            <text:p>0.296705722222222</text:p>
          </table:table-cell>
          <table:table-cell table:formula="of:=SQRT((0.5*[.$I$1]*[.$I$2]^2)/(([.$I$3]+40*TAN([.$B19]))*(COS([.$B19]))^2))" office:value-type="float" office:value="24.8210304365647" calcext:value-type="float">
            <text:p>24.8210304365647</text:p>
          </table:table-cell>
          <table:table-cell table:formula="of:=[.C19]*3.6" office:value-type="float" office:value="89.355709571633" calcext:value-type="float">
            <text:p>89.355709571633</text:p>
          </table:table-cell>
          <table:table-cell table:formula="of:=SQRT((0.5*[.$I$1]*[.$I$2]^2)/((-[.$I$5]+[.$I$3]+40*TAN([.$B19]))*(COS([.$B19]))^2))" office:value-type="float" office:value="26.8211374448143" calcext:value-type="float">
            <text:p>26.8211374448143</text:p>
          </table:table-cell>
          <table:table-cell table:formula="of:=[.E19]*3.6" office:value-type="float" office:value="96.5560948013315" calcext:value-type="float">
            <text:p>96.556094801331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3.14159/180" office:value-type="float" office:value="0.314159" calcext:value-type="float">
            <text:p>0.314159</text:p>
          </table:table-cell>
          <table:table-cell table:formula="of:=SQRT((0.5*[.$I$1]*[.$I$2]^2)/(([.$I$3]+40*TAN([.$B20]))*(COS([.$B20]))^2))" office:value-type="float" office:value="24.2975282102898" calcext:value-type="float">
            <text:p>24.2975282102898</text:p>
          </table:table-cell>
          <table:table-cell table:formula="of:=[.C20]*3.6" office:value-type="float" office:value="87.4711015570434" calcext:value-type="float">
            <text:p>87.4711015570434</text:p>
          </table:table-cell>
          <table:table-cell table:formula="of:=SQRT((0.5*[.$I$1]*[.$I$2]^2)/((-[.$I$5]+[.$I$3]+40*TAN([.$B20]))*(COS([.$B20]))^2))" office:value-type="float" office:value="26.141253185278" calcext:value-type="float">
            <text:p>26.141253185278</text:p>
          </table:table-cell>
          <table:table-cell table:formula="of:=[.E20]*3.6" office:value-type="float" office:value="94.108511467001" calcext:value-type="float">
            <text:p>94.1085114670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3.14159/180" office:value-type="float" office:value="0.331612277777778" calcext:value-type="float">
            <text:p>0.331612277777778</text:p>
          </table:table-cell>
          <table:table-cell table:formula="of:=SQRT((0.5*[.$I$1]*[.$I$2]^2)/(([.$I$3]+40*TAN([.$B21]))*(COS([.$B21]))^2))" office:value-type="float" office:value="23.8188525554193" calcext:value-type="float">
            <text:p>23.8188525554193</text:p>
          </table:table-cell>
          <table:table-cell table:formula="of:=[.C21]*3.6" office:value-type="float" office:value="85.7478691995093" calcext:value-type="float">
            <text:p>85.7478691995093</text:p>
          </table:table-cell>
          <table:table-cell table:formula="of:=SQRT((0.5*[.$I$1]*[.$I$2]^2)/((-[.$I$5]+[.$I$3]+40*TAN([.$B21]))*(COS([.$B21]))^2))" office:value-type="float" office:value="25.5255878295896" calcext:value-type="float">
            <text:p>25.5255878295896</text:p>
          </table:table-cell>
          <table:table-cell table:formula="of:=[.E21]*3.6" office:value-type="float" office:value="91.8921161865225" calcext:value-type="float">
            <text:p>91.892116186522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3.14159/180" office:value-type="float" office:value="0.349065555555556" calcext:value-type="float">
            <text:p>0.349065555555556</text:p>
          </table:table-cell>
          <table:table-cell table:formula="of:=SQRT((0.5*[.$I$1]*[.$I$2]^2)/(([.$I$3]+40*TAN([.$B22]))*(COS([.$B22]))^2))" office:value-type="float" office:value="23.3802657352276" calcext:value-type="float">
            <text:p>23.3802657352276</text:p>
          </table:table-cell>
          <table:table-cell table:formula="of:=[.C22]*3.6" office:value-type="float" office:value="84.1689566468192" calcext:value-type="float">
            <text:p>84.1689566468192</text:p>
          </table:table-cell>
          <table:table-cell table:formula="of:=SQRT((0.5*[.$I$1]*[.$I$2]^2)/((-[.$I$5]+[.$I$3]+40*TAN([.$B22]))*(COS([.$B22]))^2))" office:value-type="float" office:value="24.9661862521796" calcext:value-type="float">
            <text:p>24.9661862521796</text:p>
          </table:table-cell>
          <table:table-cell table:formula="of:=[.E22]*3.6" office:value-type="float" office:value="89.8782705078465" calcext:value-type="float">
            <text:p>89.878270507846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3.14159/180" office:value-type="float" office:value="0.366518833333333" calcext:value-type="float">
            <text:p>0.366518833333333</text:p>
          </table:table-cell>
          <table:table-cell table:formula="of:=SQRT((0.5*[.$I$1]*[.$I$2]^2)/(([.$I$3]+40*TAN([.$B23]))*(COS([.$B23]))^2))" office:value-type="float" office:value="22.9777558908289" calcext:value-type="float">
            <text:p>22.9777558908289</text:p>
          </table:table-cell>
          <table:table-cell table:formula="of:=[.C23]*3.6" office:value-type="float" office:value="82.7199212069842" calcext:value-type="float">
            <text:p>82.7199212069842</text:p>
          </table:table-cell>
          <table:table-cell table:formula="of:=SQRT((0.5*[.$I$1]*[.$I$2]^2)/((-[.$I$5]+[.$I$3]+40*TAN([.$B23]))*(COS([.$B23]))^2))" office:value-type="float" office:value="24.4564749088425" calcext:value-type="float">
            <text:p>24.4564749088425</text:p>
          </table:table-cell>
          <table:table-cell table:formula="of:=[.E23]*3.6" office:value-type="float" office:value="88.0433096718332" calcext:value-type="float">
            <text:p>88.043309671833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3.14159/180" office:value-type="float" office:value="0.383972111111111" calcext:value-type="float">
            <text:p>0.383972111111111</text:p>
          </table:table-cell>
          <table:table-cell table:formula="of:=SQRT((0.5*[.$I$1]*[.$I$2]^2)/(([.$I$3]+40*TAN([.$B24]))*(COS([.$B24]))^2))" office:value-type="float" office:value="22.60790303927" calcext:value-type="float">
            <text:p>22.60790303927</text:p>
          </table:table-cell>
          <table:table-cell table:formula="of:=[.C24]*3.6" office:value-type="float" office:value="81.3884509413719" calcext:value-type="float">
            <text:p>81.3884509413719</text:p>
          </table:table-cell>
          <table:table-cell table:formula="of:=SQRT((0.5*[.$I$1]*[.$I$2]^2)/((-[.$I$5]+[.$I$3]+40*TAN([.$B24]))*(COS([.$B24]))^2))" office:value-type="float" office:value="23.9909713744792" calcext:value-type="float">
            <text:p>23.9909713744792</text:p>
          </table:table-cell>
          <table:table-cell table:formula="of:=[.E24]*3.6" office:value-type="float" office:value="86.3674969481252" calcext:value-type="float">
            <text:p>86.367496948125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3.14159/180" office:value-type="float" office:value="0.401425388888889" calcext:value-type="float">
            <text:p>0.401425388888889</text:p>
          </table:table-cell>
          <table:table-cell table:formula="of:=SQRT((0.5*[.$I$1]*[.$I$2]^2)/(([.$I$3]+40*TAN([.$B25]))*(COS([.$B25]))^2))" office:value-type="float" office:value="22.2677743869888" calcext:value-type="float">
            <text:p>22.2677743869888</text:p>
          </table:table-cell>
          <table:table-cell table:formula="of:=[.C25]*3.6" office:value-type="float" office:value="80.1639877931597" calcext:value-type="float">
            <text:p>80.1639877931597</text:p>
          </table:table-cell>
          <table:table-cell table:formula="of:=SQRT((0.5*[.$I$1]*[.$I$2]^2)/((-[.$I$5]+[.$I$3]+40*TAN([.$B25]))*(COS([.$B25]))^2))" office:value-type="float" office:value="23.5650655271899" calcext:value-type="float">
            <text:p>23.5650655271899</text:p>
          </table:table-cell>
          <table:table-cell table:formula="of:=[.E25]*3.6" office:value-type="float" office:value="84.8342358978835" calcext:value-type="float">
            <text:p>84.83423589788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3.14159/180" office:value-type="float" office:value="0.418878666666667" calcext:value-type="float">
            <text:p>0.418878666666667</text:p>
          </table:table-cell>
          <table:table-cell table:formula="of:=SQRT((0.5*[.$I$1]*[.$I$2]^2)/(([.$I$3]+40*TAN([.$B26]))*(COS([.$B26]))^2))" office:value-type="float" office:value="21.9548416877679" calcext:value-type="float">
            <text:p>21.9548416877679</text:p>
          </table:table-cell>
          <table:table-cell table:formula="of:=[.C26]*3.6" office:value-type="float" office:value="79.0374300759646" calcext:value-type="float">
            <text:p>79.0374300759646</text:p>
          </table:table-cell>
          <table:table-cell table:formula="of:=SQRT((0.5*[.$I$1]*[.$I$2]^2)/((-[.$I$5]+[.$I$3]+40*TAN([.$B26]))*(COS([.$B26]))^2))" office:value-type="float" office:value="23.1748524086935" calcext:value-type="float">
            <text:p>23.1748524086935</text:p>
          </table:table-cell>
          <table:table-cell table:formula="of:=[.E26]*3.6" office:value-type="float" office:value="83.4294686712965" calcext:value-type="float">
            <text:p>83.429468671296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3.14159/180" office:value-type="float" office:value="0.436331944444444" calcext:value-type="float">
            <text:p>0.436331944444444</text:p>
          </table:table-cell>
          <table:table-cell table:formula="of:=SQRT((0.5*[.$I$1]*[.$I$2]^2)/(([.$I$3]+40*TAN([.$B27]))*(COS([.$B27]))^2))" office:value-type="float" office:value="21.6669153814407" calcext:value-type="float">
            <text:p>21.6669153814407</text:p>
          </table:table-cell>
          <table:table-cell table:formula="of:=[.C27]*3.6" office:value-type="float" office:value="78.0008953731866" calcext:value-type="float">
            <text:p>78.0008953731866</text:p>
          </table:table-cell>
          <table:table-cell table:formula="of:=SQRT((0.5*[.$I$1]*[.$I$2]^2)/((-[.$I$5]+[.$I$3]+40*TAN([.$B27]))*(COS([.$B27]))^2))" office:value-type="float" office:value="22.8170029534486" calcext:value-type="float">
            <text:p>22.8170029534486</text:p>
          </table:table-cell>
          <table:table-cell table:formula="of:=[.E27]*3.6" office:value-type="float" office:value="82.1412106324149" calcext:value-type="float">
            <text:p>82.141210632414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3.14159/180" office:value-type="float" office:value="0.453785222222222" calcext:value-type="float">
            <text:p>0.453785222222222</text:p>
          </table:table-cell>
          <table:table-cell table:formula="of:=SQRT((0.5*[.$I$1]*[.$I$2]^2)/(([.$I$3]+40*TAN([.$B28]))*(COS([.$B28]))^2))" office:value-type="float" office:value="21.4020916512794" calcext:value-type="float">
            <text:p>21.4020916512794</text:p>
          </table:table-cell>
          <table:table-cell table:formula="of:=[.C28]*3.6" office:value-type="float" office:value="77.0475299446057" calcext:value-type="float">
            <text:p>77.0475299446057</text:p>
          </table:table-cell>
          <table:table-cell table:formula="of:=SQRT((0.5*[.$I$1]*[.$I$2]^2)/((-[.$I$5]+[.$I$3]+40*TAN([.$B28]))*(COS([.$B28]))^2))" office:value-type="float" office:value="22.4886628713343" calcext:value-type="float">
            <text:p>22.4886628713343</text:p>
          </table:table-cell>
          <table:table-cell table:formula="of:=[.E28]*3.6" office:value-type="float" office:value="80.9591863368036" calcext:value-type="float">
            <text:p>80.95918633680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3.14159/180" office:value-type="float" office:value="0.4712385" calcext:value-type="float">
            <text:p>0.4712385</text:p>
          </table:table-cell>
          <table:table-cell table:formula="of:=SQRT((0.5*[.$I$1]*[.$I$2]^2)/(([.$I$3]+40*TAN([.$B29]))*(COS([.$B29]))^2))" office:value-type="float" office:value="21.1587095313906" calcext:value-type="float">
            <text:p>21.1587095313906</text:p>
          </table:table-cell>
          <table:table-cell table:formula="of:=[.C29]*3.6" office:value-type="float" office:value="76.171354313006" calcext:value-type="float">
            <text:p>76.171354313006</text:p>
          </table:table-cell>
          <table:table-cell table:formula="of:=SQRT((0.5*[.$I$1]*[.$I$2]^2)/((-[.$I$5]+[.$I$3]+40*TAN([.$B29]))*(COS([.$B29]))^2))" office:value-type="float" office:value="22.1873727389623" calcext:value-type="float">
            <text:p>22.1873727389623</text:p>
          </table:table-cell>
          <table:table-cell table:formula="of:=[.E29]*3.6" office:value-type="float" office:value="79.8745418602641" calcext:value-type="float">
            <text:p>79.874541860264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3.14159/180" office:value-type="float" office:value="0.488691777777778" calcext:value-type="float">
            <text:p>0.488691777777778</text:p>
          </table:table-cell>
          <table:table-cell table:formula="of:=SQRT((0.5*[.$I$1]*[.$I$2]^2)/(([.$I$3]+40*TAN([.$B30]))*(COS([.$B30]))^2))" office:value-type="float" office:value="20.9353159091347" calcext:value-type="float">
            <text:p>20.9353159091347</text:p>
          </table:table-cell>
          <table:table-cell table:formula="of:=[.C30]*3.6" office:value-type="float" office:value="75.3671372728851" calcext:value-type="float">
            <text:p>75.3671372728851</text:p>
          </table:table-cell>
          <table:table-cell table:formula="of:=SQRT((0.5*[.$I$1]*[.$I$2]^2)/((-[.$I$5]+[.$I$3]+40*TAN([.$B30]))*(COS([.$B30]))^2))" office:value-type="float" office:value="21.9110042627251" calcext:value-type="float">
            <text:p>21.9110042627251</text:p>
          </table:table-cell>
          <table:table-cell table:formula="of:=[.E30]*3.6" office:value-type="float" office:value="78.8796153458105" calcext:value-type="float">
            <text:p>78.879615345810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3.14159/180" office:value-type="float" office:value="0.506145055555556" calcext:value-type="float">
            <text:p>0.506145055555556</text:p>
          </table:table-cell>
          <table:table-cell table:formula="of:=SQRT((0.5*[.$I$1]*[.$I$2]^2)/(([.$I$3]+40*TAN([.$B31]))*(COS([.$B31]))^2))" office:value-type="float" office:value="20.7306367868268" calcext:value-type="float">
            <text:p>20.7306367868268</text:p>
          </table:table-cell>
          <table:table-cell table:formula="of:=[.C31]*3.6" office:value-type="float" office:value="74.6302924325766" calcext:value-type="float">
            <text:p>74.6302924325766</text:p>
          </table:table-cell>
          <table:table-cell table:formula="of:=SQRT((0.5*[.$I$1]*[.$I$2]^2)/((-[.$I$5]+[.$I$3]+40*TAN([.$B31]))*(COS([.$B31]))^2))" office:value-type="float" office:value="21.6577090119376" calcext:value-type="float">
            <text:p>21.6577090119376</text:p>
          </table:table-cell>
          <table:table-cell table:formula="of:=[.E31]*3.6" office:value-type="float" office:value="77.9677524429754" calcext:value-type="float">
            <text:p>77.967752442975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3.14159/180" office:value-type="float" office:value="0.523598333333333" calcext:value-type="float">
            <text:p>0.523598333333333</text:p>
          </table:table-cell>
          <table:table-cell table:formula="of:=SQRT((0.5*[.$I$1]*[.$I$2]^2)/(([.$I$3]+40*TAN([.$B32]))*(COS([.$B32]))^2))" office:value-type="float" office:value="20.5435535491988" calcext:value-type="float">
            <text:p>20.5435535491988</text:p>
          </table:table-cell>
          <table:table-cell table:formula="of:=[.C32]*3.6" office:value-type="float" office:value="73.9567927771157" calcext:value-type="float">
            <text:p>73.9567927771157</text:p>
          </table:table-cell>
          <table:table-cell table:formula="of:=SQRT((0.5*[.$I$1]*[.$I$2]^2)/((-[.$I$5]+[.$I$3]+40*TAN([.$B32]))*(COS([.$B32]))^2))" office:value-type="float" office:value="21.4258768685889" calcext:value-type="float">
            <text:p>21.4258768685889</text:p>
          </table:table-cell>
          <table:table-cell table:formula="of:=[.E32]*3.6" office:value-type="float" office:value="77.1331567269201" calcext:value-type="float">
            <text:p>77.133156726920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3.14159/180" office:value-type="float" office:value="0.541051611111111" calcext:value-type="float">
            <text:p>0.541051611111111</text:p>
          </table:table-cell>
          <table:table-cell table:formula="of:=SQRT((0.5*[.$I$1]*[.$I$2]^2)/(([.$I$3]+40*TAN([.$B33]))*(COS([.$B33]))^2))" office:value-type="float" office:value="20.3730832675672" calcext:value-type="float">
            <text:p>20.3730832675672</text:p>
          </table:table-cell>
          <table:table-cell table:formula="of:=[.C33]*3.6" office:value-type="float" office:value="73.3430997632418" calcext:value-type="float">
            <text:p>73.3430997632418</text:p>
          </table:table-cell>
          <table:table-cell table:formula="of:=SQRT((0.5*[.$I$1]*[.$I$2]^2)/((-[.$I$5]+[.$I$3]+40*TAN([.$B33]))*(COS([.$B33]))^2))" office:value-type="float" office:value="21.2141021226641" calcext:value-type="float">
            <text:p>21.2141021226641</text:p>
          </table:table-cell>
          <table:table-cell table:formula="of:=[.E33]*3.6" office:value-type="float" office:value="76.3707676415907" calcext:value-type="float">
            <text:p>76.370767641590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3.14159/180" office:value-type="float" office:value="0.558504888888889" calcext:value-type="float">
            <text:p>0.558504888888889</text:p>
          </table:table-cell>
          <table:table-cell table:formula="of:=SQRT((0.5*[.$I$1]*[.$I$2]^2)/(([.$I$3]+40*TAN([.$B34]))*(COS([.$B34]))^2))" office:value-type="float" office:value="20.2183622855462" calcext:value-type="float">
            <text:p>20.2183622855462</text:p>
          </table:table-cell>
          <table:table-cell table:formula="of:=[.C34]*3.6" office:value-type="float" office:value="72.7861042279664" calcext:value-type="float">
            <text:p>72.7861042279664</text:p>
          </table:table-cell>
          <table:table-cell table:formula="of:=SQRT((0.5*[.$I$1]*[.$I$2]^2)/((-[.$I$5]+[.$I$3]+40*TAN([.$B34]))*(COS([.$B34]))^2))" office:value-type="float" office:value="21.0211556393564" calcext:value-type="float">
            <text:p>21.0211556393564</text:p>
          </table:table-cell>
          <table:table-cell table:formula="of:=[.E34]*3.6" office:value-type="float" office:value="75.6761603016831" calcext:value-type="float">
            <text:p>75.676160301683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3.14159/180" office:value-type="float" office:value="0.575958166666667" calcext:value-type="float">
            <text:p>0.575958166666667</text:p>
          </table:table-cell>
          <table:table-cell table:formula="of:=SQRT((0.5*[.$I$1]*[.$I$2]^2)/(([.$I$3]+40*TAN([.$B35]))*(COS([.$B35]))^2))" office:value-type="float" office:value="20.0786324935671" calcext:value-type="float">
            <text:p>20.0786324935671</text:p>
          </table:table-cell>
          <table:table-cell table:formula="of:=[.C35]*3.6" office:value-type="float" office:value="72.2830769768414" calcext:value-type="float">
            <text:p>72.2830769768414</text:p>
          </table:table-cell>
          <table:table-cell table:formula="of:=SQRT((0.5*[.$I$1]*[.$I$2]^2)/((-[.$I$5]+[.$I$3]+40*TAN([.$B35]))*(COS([.$B35]))^2))" office:value-type="float" office:value="20.8459618912326" calcext:value-type="float">
            <text:p>20.8459618912326</text:p>
          </table:table-cell>
          <table:table-cell table:formula="of:=[.E35]*3.6" office:value-type="float" office:value="75.0454628084375" calcext:value-type="float">
            <text:p>75.045462808437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3.14159/180" office:value-type="float" office:value="0.593411444444444" calcext:value-type="float">
            <text:p>0.593411444444444</text:p>
          </table:table-cell>
          <table:table-cell table:formula="of:=SQRT((0.5*[.$I$1]*[.$I$2]^2)/(([.$I$3]+40*TAN([.$B36]))*(COS([.$B36]))^2))" office:value-type="float" office:value="19.9532298239492" calcext:value-type="float">
            <text:p>19.9532298239492</text:p>
          </table:table-cell>
          <table:table-cell table:formula="of:=[.C36]*3.6" office:value-type="float" office:value="71.8316273662172" calcext:value-type="float">
            <text:p>71.8316273662172</text:p>
          </table:table-cell>
          <table:table-cell table:formula="of:=SQRT((0.5*[.$I$1]*[.$I$2]^2)/((-[.$I$5]+[.$I$3]+40*TAN([.$B36]))*(COS([.$B36]))^2))" office:value-type="float" office:value="20.6875799218167" calcext:value-type="float">
            <text:p>20.6875799218167</text:p>
          </table:table-cell>
          <table:table-cell table:formula="of:=[.E36]*3.6" office:value-type="float" office:value="74.4752877185401" calcext:value-type="float">
            <text:p>74.47528771854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3.14159/180" office:value-type="float" office:value="0.610864722222222" calcext:value-type="float">
            <text:p>0.610864722222222</text:p>
          </table:table-cell>
          <table:table-cell table:formula="of:=SQRT((0.5*[.$I$1]*[.$I$2]^2)/(([.$I$3]+40*TAN([.$B37]))*(COS([.$B37]))^2))" office:value-type="float" office:value="19.8415745945564" calcext:value-type="float">
            <text:p>19.8415745945564</text:p>
          </table:table-cell>
          <table:table-cell table:formula="of:=[.C37]*3.6" office:value-type="float" office:value="71.429668540403" calcext:value-type="float">
            <text:p>71.429668540403</text:p>
          </table:table-cell>
          <table:table-cell table:formula="of:=SQRT((0.5*[.$I$1]*[.$I$2]^2)/((-[.$I$5]+[.$I$3]+40*TAN([.$B37]))*(COS([.$B37]))^2))" office:value-type="float" office:value="20.5451875130017" calcext:value-type="float">
            <text:p>20.5451875130017</text:p>
          </table:table-cell>
          <table:table-cell table:formula="of:=[.E37]*3.6" office:value-type="float" office:value="73.9626750468062" calcext:value-type="float">
            <text:p>73.962675046806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3.14159/180" office:value-type="float" office:value="0.628318" calcext:value-type="float">
            <text:p>0.628318</text:p>
          </table:table-cell>
          <table:table-cell table:formula="of:=SQRT((0.5*[.$I$1]*[.$I$2]^2)/(([.$I$3]+40*TAN([.$B38]))*(COS([.$B38]))^2))" office:value-type="float" office:value="19.7431634042096" calcext:value-type="float">
            <text:p>19.7431634042096</text:p>
          </table:table-cell>
          <table:table-cell table:formula="of:=[.C38]*3.6" office:value-type="float" office:value="71.0753882551546" calcext:value-type="float">
            <text:p>71.0753882551546</text:p>
          </table:table-cell>
          <table:table-cell table:formula="of:=SQRT((0.5*[.$I$1]*[.$I$2]^2)/((-[.$I$5]+[.$I$3]+40*TAN([.$B38]))*(COS([.$B38]))^2))" office:value-type="float" office:value="20.4180679853818" calcext:value-type="float">
            <text:p>20.4180679853818</text:p>
          </table:table-cell>
          <table:table-cell table:formula="of:=[.E38]*3.6" office:value-type="float" office:value="73.5050447473747" calcext:value-type="float">
            <text:p>73.505044747374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3.14159/180" office:value-type="float" office:value="0.645771277777778" calcext:value-type="float">
            <text:p>0.645771277777778</text:p>
          </table:table-cell>
          <table:table-cell table:formula="of:=SQRT((0.5*[.$I$1]*[.$I$2]^2)/(([.$I$3]+40*TAN([.$B39]))*(COS([.$B39]))^2))" office:value-type="float" office:value="19.657562342204" calcext:value-type="float">
            <text:p>19.657562342204</text:p>
          </table:table-cell>
          <table:table-cell table:formula="of:=[.C39]*3.6" office:value-type="float" office:value="70.7672244319345" calcext:value-type="float">
            <text:p>70.7672244319345</text:p>
          </table:table-cell>
          <table:table-cell table:formula="of:=SQRT((0.5*[.$I$1]*[.$I$2]^2)/((-[.$I$5]+[.$I$3]+40*TAN([.$B39]))*(COS([.$B39]))^2))" office:value-type="float" office:value="20.3055991809511" calcext:value-type="float">
            <text:p>20.3055991809511</text:p>
          </table:table-cell>
          <table:table-cell table:formula="of:=[.E39]*3.6" office:value-type="float" office:value="73.1001570514241" calcext:value-type="float">
            <text:p>73.100157051424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3.14159/180" office:value-type="float" office:value="0.663224555555556" calcext:value-type="float">
            <text:p>0.663224555555556</text:p>
          </table:table-cell>
          <table:table-cell table:formula="of:=SQRT((0.5*[.$I$1]*[.$I$2]^2)/(([.$I$3]+40*TAN([.$B40]))*(COS([.$B40]))^2))" office:value-type="float" office:value="19.584401321316" calcext:value-type="float">
            <text:p>19.584401321316</text:p>
          </table:table-cell>
          <table:table-cell table:formula="of:=[.C40]*3.6" office:value-type="float" office:value="70.5038447567377" calcext:value-type="float">
            <text:p>70.5038447567377</text:p>
          </table:table-cell>
          <table:table-cell table:formula="of:=SQRT((0.5*[.$I$1]*[.$I$2]^2)/((-[.$I$5]+[.$I$3]+40*TAN([.$B40]))*(COS([.$B40]))^2))" office:value-type="float" office:value="20.207244270957" calcext:value-type="float">
            <text:p>20.207244270957</text:p>
          </table:table-cell>
          <table:table-cell table:formula="of:=[.E40]*3.6" office:value-type="float" office:value="72.7460793754453" calcext:value-type="float">
            <text:p>72.746079375445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3.14159/180" office:value-type="float" office:value="0.680677833333333" calcext:value-type="float">
            <text:p>0.680677833333333</text:p>
          </table:table-cell>
          <table:table-cell table:formula="of:=SQRT((0.5*[.$I$1]*[.$I$2]^2)/(([.$I$3]+40*TAN([.$B41]))*(COS([.$B41]))^2))" office:value-type="float" office:value="19.5233693814583" calcext:value-type="float">
            <text:p>19.5233693814583</text:p>
          </table:table-cell>
          <table:table-cell table:formula="of:=[.C41]*3.6" office:value-type="float" office:value="70.2841297732499" calcext:value-type="float">
            <text:p>70.2841297732499</text:p>
          </table:table-cell>
          <table:table-cell table:formula="of:=SQRT((0.5*[.$I$1]*[.$I$2]^2)/((-[.$I$5]+[.$I$3]+40*TAN([.$B41]))*(COS([.$B41]))^2))" office:value-type="float" office:value="20.1225441047889" calcext:value-type="float">
            <text:p>20.1225441047889</text:p>
          </table:table-cell>
          <table:table-cell table:formula="of:=[.E41]*3.6" office:value-type="float" office:value="72.44115877724" calcext:value-type="float">
            <text:p>72.441158777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3.14159/180" office:value-type="float" office:value="0.698131111111111" calcext:value-type="float">
            <text:p>0.698131111111111</text:p>
          </table:table-cell>
          <table:table-cell table:formula="of:=SQRT((0.5*[.$I$1]*[.$I$2]^2)/(([.$I$3]+40*TAN([.$B42]))*(COS([.$B42]))^2))" office:value-type="float" office:value="19.4742108418142" calcext:value-type="float">
            <text:p>19.4742108418142</text:p>
          </table:table-cell>
          <table:table-cell table:formula="of:=[.C42]*3.6" office:value-type="float" office:value="70.1071590305312" calcext:value-type="float">
            <text:p>70.1071590305312</text:p>
          </table:table-cell>
          <table:table-cell table:formula="of:=SQRT((0.5*[.$I$1]*[.$I$2]^2)/((-[.$I$5]+[.$I$3]+40*TAN([.$B42]))*(COS([.$B42]))^2))" office:value-type="float" office:value="20.0511108736044" calcext:value-type="float">
            <text:p>20.0511108736044</text:p>
          </table:table-cell>
          <table:table-cell table:formula="of:=[.E42]*3.6" office:value-type="float" office:value="72.1839991449757" calcext:value-type="float">
            <text:p>72.183999144975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3.14159/180" office:value-type="float" office:value="0.715584388888889" calcext:value-type="float">
            <text:p>0.715584388888889</text:p>
          </table:table-cell>
          <table:table-cell table:formula="of:=SQRT((0.5*[.$I$1]*[.$I$2]^2)/(([.$I$3]+40*TAN([.$B43]))*(COS([.$B43]))^2))" office:value-type="float" office:value="19.4367222045117" calcext:value-type="float">
            <text:p>19.4367222045117</text:p>
          </table:table-cell>
          <table:table-cell table:formula="of:=[.C43]*3.6" office:value-type="float" office:value="69.9721999362423" calcext:value-type="float">
            <text:p>69.9721999362423</text:p>
          </table:table-cell>
          <table:table-cell table:formula="of:=SQRT((0.5*[.$I$1]*[.$I$2]^2)/((-[.$I$5]+[.$I$3]+40*TAN([.$B43]))*(COS([.$B43]))^2))" office:value-type="float" office:value="19.9926229086446" calcext:value-type="float">
            <text:p>19.9926229086446</text:p>
          </table:table-cell>
          <table:table-cell table:formula="of:=[.E43]*3.6" office:value-type="float" office:value="71.9734424711206" calcext:value-type="float">
            <text:p>71.973442471120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3.14159/180" office:value-type="float" office:value="0.733037666666667" calcext:value-type="float">
            <text:p>0.733037666666667</text:p>
          </table:table-cell>
          <table:table-cell table:formula="of:=SQRT((0.5*[.$I$1]*[.$I$2]^2)/(([.$I$3]+40*TAN([.$B44]))*(COS([.$B44]))^2))" office:value-type="float" office:value="19.4107497339696" calcext:value-type="float">
            <text:p>19.4107497339696</text:p>
          </table:table-cell>
          <table:table-cell table:formula="of:=[.C44]*3.6" office:value-type="float" office:value="69.8786990422905" calcext:value-type="float">
            <text:p>69.8786990422905</text:p>
          </table:table-cell>
          <table:table-cell table:formula="of:=SQRT((0.5*[.$I$1]*[.$I$2]^2)/((-[.$I$5]+[.$I$3]+40*TAN([.$B44]))*(COS([.$B44]))^2))" office:value-type="float" office:value="19.9468204716441" calcext:value-type="float">
            <text:p>19.9468204716441</text:p>
          </table:table-cell>
          <table:table-cell table:formula="of:=[.E44]*3.6" office:value-type="float" office:value="71.8085536979188" calcext:value-type="float">
            <text:p>71.808553697918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3.14159/180" office:value-type="float" office:value="0.750490944444444" calcext:value-type="float">
            <text:p>0.750490944444444</text:p>
          </table:table-cell>
          <table:table-cell table:formula="of:=SQRT((0.5*[.$I$1]*[.$I$2]^2)/(([.$I$3]+40*TAN([.$B45]))*(COS([.$B45]))^2))" office:value-type="float" office:value="19.3961876539708" calcext:value-type="float">
            <text:p>19.3961876539708</text:p>
          </table:table-cell>
          <table:table-cell table:formula="of:=[.C45]*3.6" office:value-type="float" office:value="69.8262755542949" calcext:value-type="float">
            <text:p>69.8262755542949</text:p>
          </table:table-cell>
          <table:table-cell table:formula="of:=SQRT((0.5*[.$I$1]*[.$I$2]^2)/((-[.$I$5]+[.$I$3]+40*TAN([.$B45]))*(COS([.$B45]))^2))" office:value-type="float" office:value="19.9135024255135" calcext:value-type="float">
            <text:p>19.9135024255135</text:p>
          </table:table-cell>
          <table:table-cell table:formula="of:=[.E45]*3.6" office:value-type="float" office:value="71.6886087318487" calcext:value-type="float">
            <text:p>71.688608731848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3.14159/180" office:value-type="float" office:value="0.767944222222222" calcext:value-type="float">
            <text:p>0.767944222222222</text:p>
          </table:table-cell>
          <table:table-cell table:formula="of:=SQRT((0.5*[.$I$1]*[.$I$2]^2)/(([.$I$3]+40*TAN([.$B46]))*(COS([.$B46]))^2))" office:value-type="float" office:value="19.3929769201053" calcext:value-type="float">
            <text:p>19.3929769201053</text:p>
          </table:table-cell>
          <table:table-cell table:style-name="ce18" table:formula="of:=[.C46]*3.6" office:value-type="float" office:value="69.8147169123792" calcext:value-type="float">
            <text:p>69.8147169123792</text:p>
          </table:table-cell>
          <table:table-cell table:formula="of:=SQRT((0.5*[.$I$1]*[.$I$2]^2)/((-[.$I$5]+[.$I$3]+40*TAN([.$B46]))*(COS([.$B46]))^2))" office:value-type="float" office:value="19.892523699202" calcext:value-type="float">
            <text:p>19.892523699202</text:p>
          </table:table-cell>
          <table:table-cell table:formula="of:=[.E46]*3.6" office:value-type="float" office:value="71.6130853171271" calcext:value-type="float">
            <text:p>71.613085317127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3.14159/180" office:value-type="float" office:value="0.7853975" calcext:value-type="float">
            <text:p>0.7853975</text:p>
          </table:table-cell>
          <table:table-cell table:formula="of:=SQRT((0.5*[.$I$1]*[.$I$2]^2)/(([.$I$3]+40*TAN([.$B47]))*(COS([.$B47]))^2))" office:value-type="float" office:value="19.4011045391376" calcext:value-type="float">
            <text:p>19.4011045391376</text:p>
          </table:table-cell>
          <table:table-cell table:formula="of:=[.C47]*3.6" office:value-type="float" office:value="69.8439763408952" calcext:value-type="float">
            <text:p>69.8439763408952</text:p>
          </table:table-cell>
          <table:table-cell table:formula="of:=SQRT((0.5*[.$I$1]*[.$I$2]^2)/((-[.$I$5]+[.$I$3]+40*TAN([.$B47]))*(COS([.$B47]))^2))" office:value-type="float" office:value="19.8837934826093" calcext:value-type="float">
            <text:p>19.8837934826093</text:p>
          </table:table-cell>
          <table:table-cell table:style-name="ce18" table:formula="of:=[.E47]*3.6" office:value-type="float" office:value="71.5816565373934" calcext:value-type="float">
            <text:p>71.581656537393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3.14159/180" office:value-type="float" office:value="0.802850777777778" calcext:value-type="float">
            <text:p>0.802850777777778</text:p>
          </table:table-cell>
          <table:table-cell table:formula="of:=SQRT((0.5*[.$I$1]*[.$I$2]^2)/(([.$I$3]+40*TAN([.$B48]))*(COS([.$B48]))^2))" office:value-type="float" office:value="19.4206034196696" calcext:value-type="float">
            <text:p>19.4206034196696</text:p>
          </table:table-cell>
          <table:table-cell table:formula="of:=[.C48]*3.6" office:value-type="float" office:value="69.9141723108106" calcext:value-type="float">
            <text:p>69.9141723108106</text:p>
          </table:table-cell>
          <table:table-cell table:formula="of:=SQRT((0.5*[.$I$1]*[.$I$2]^2)/((-[.$I$5]+[.$I$3]+40*TAN([.$B48]))*(COS([.$B48]))^2))" office:value-type="float" office:value="19.8872741066567" calcext:value-type="float">
            <text:p>19.8872741066567</text:p>
          </table:table-cell>
          <table:table-cell table:formula="of:=[.E48]*3.6" office:value-type="float" office:value="71.5941867839642" calcext:value-type="float">
            <text:p>71.594186783964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3.14159/180" office:value-type="float" office:value="0.820304055555556" calcext:value-type="float">
            <text:p>0.820304055555556</text:p>
          </table:table-cell>
          <table:table-cell table:formula="of:=SQRT((0.5*[.$I$1]*[.$I$2]^2)/(([.$I$3]+40*TAN([.$B49]))*(COS([.$B49]))^2))" office:value-type="float" office:value="19.4515527506837" calcext:value-type="float">
            <text:p>19.4515527506837</text:p>
          </table:table-cell>
          <table:table-cell table:formula="of:=[.C49]*3.6" office:value-type="float" office:value="70.0255899024614" calcext:value-type="float">
            <text:p>70.0255899024614</text:p>
          </table:table-cell>
          <table:table-cell table:formula="of:=SQRT((0.5*[.$I$1]*[.$I$2]^2)/((-[.$I$5]+[.$I$3]+40*TAN([.$B49]))*(COS([.$B49]))^2))" office:value-type="float" office:value="19.9029805809903" calcext:value-type="float">
            <text:p>19.9029805809903</text:p>
          </table:table-cell>
          <table:table-cell table:formula="of:=[.E49]*3.6" office:value-type="float" office:value="71.6507300915652" calcext:value-type="float">
            <text:p>71.650730091565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3.14159/180" office:value-type="float" office:value="0.837757333333333" calcext:value-type="float">
            <text:p>0.837757333333333</text:p>
          </table:table-cell>
          <table:table-cell table:formula="of:=SQRT((0.5*[.$I$1]*[.$I$2]^2)/(([.$I$3]+40*TAN([.$B50]))*(COS([.$B50]))^2))" office:value-type="float" office:value="19.4940789166324" calcext:value-type="float">
            <text:p>19.4940789166324</text:p>
          </table:table-cell>
          <table:table-cell table:formula="of:=[.C50]*3.6" office:value-type="float" office:value="70.1786840998768" calcext:value-type="float">
            <text:p>70.1786840998768</text:p>
          </table:table-cell>
          <table:table-cell table:formula="of:=SQRT((0.5*[.$I$1]*[.$I$2]^2)/((-[.$I$5]+[.$I$3]+40*TAN([.$B50]))*(COS([.$B50]))^2))" office:value-type="float" office:value="19.9309807780288" calcext:value-type="float">
            <text:p>19.9309807780288</text:p>
          </table:table-cell>
          <table:table-cell table:formula="of:=[.E50]*3.6" office:value-type="float" office:value="71.7515308009036" calcext:value-type="float">
            <text:p>71.751530800903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3.14159/180" office:value-type="float" office:value="0.855210611111111" calcext:value-type="float">
            <text:p>0.855210611111111</text:p>
          </table:table-cell>
          <table:table-cell table:formula="of:=SQRT((0.5*[.$I$1]*[.$I$2]^2)/(([.$I$3]+40*TAN([.$B51]))*(COS([.$B51]))^2))" office:value-type="float" office:value="19.5483569701592" calcext:value-type="float">
            <text:p>19.5483569701592</text:p>
          </table:table-cell>
          <table:table-cell table:formula="of:=[.C51]*3.6" office:value-type="float" office:value="70.3740850925731" calcext:value-type="float">
            <text:p>70.3740850925731</text:p>
          </table:table-cell>
          <table:table-cell table:formula="of:=SQRT((0.5*[.$I$1]*[.$I$2]^2)/((-[.$I$5]+[.$I$3]+40*TAN([.$B51]))*(COS([.$B51]))^2))" office:value-type="float" office:value="19.9713962678446" calcext:value-type="float">
            <text:p>19.9713962678446</text:p>
          </table:table-cell>
          <table:table-cell table:formula="of:=[.E51]*3.6" office:value-type="float" office:value="71.8970265642406" calcext:value-type="float">
            <text:p>71.897026564240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3.14159/180" office:value-type="float" office:value="0.872663888888889" calcext:value-type="float">
            <text:p>0.872663888888889</text:p>
          </table:table-cell>
          <table:table-cell table:formula="of:=SQRT((0.5*[.$I$1]*[.$I$2]^2)/(([.$I$3]+40*TAN([.$B52]))*(COS([.$B52]))^2))" office:value-type="float" office:value="19.6146126967589" calcext:value-type="float">
            <text:p>19.6146126967589</text:p>
          </table:table-cell>
          <table:table-cell table:formula="of:=[.C52]*3.6" office:value-type="float" office:value="70.6126057083319" calcext:value-type="float">
            <text:p>70.6126057083319</text:p>
          </table:table-cell>
          <table:table-cell table:formula="of:=SQRT((0.5*[.$I$1]*[.$I$2]^2)/((-[.$I$5]+[.$I$3]+40*TAN([.$B52]))*(COS([.$B52]))^2))" office:value-type="float" office:value="20.0244038243275" calcext:value-type="float">
            <text:p>20.0244038243275</text:p>
          </table:table-cell>
          <table:table-cell table:formula="of:=[.E52]*3.6" office:value-type="float" office:value="72.087853767579" calcext:value-type="float">
            <text:p>72.08785376757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3.14159/180" office:value-type="float" office:value="0.890117166666667" calcext:value-type="float">
            <text:p>0.890117166666667</text:p>
          </table:table-cell>
          <table:table-cell table:formula="of:=SQRT((0.5*[.$I$1]*[.$I$2]^2)/(([.$I$3]+40*TAN([.$B53]))*(COS([.$B53]))^2))" office:value-type="float" office:value="19.6931253202526" calcext:value-type="float">
            <text:p>19.6931253202526</text:p>
          </table:table-cell>
          <table:table-cell table:formula="of:=[.C53]*3.6" office:value-type="float" office:value="70.8952511529095" calcext:value-type="float">
            <text:p>70.8952511529095</text:p>
          </table:table-cell>
          <table:table-cell table:formula="of:=SQRT((0.5*[.$I$1]*[.$I$2]^2)/((-[.$I$5]+[.$I$3]+40*TAN([.$B53]))*(COS([.$B53]))^2))" office:value-type="float" office:value="20.090237639874" calcext:value-type="float">
            <text:p>20.090237639874</text:p>
          </table:table-cell>
          <table:table-cell table:formula="of:=[.E53]*3.6" office:value-type="float" office:value="72.3248555035463" calcext:value-type="float">
            <text:p>72.324855503546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3.14159/180" office:value-type="float" office:value="0.907570444444444" calcext:value-type="float">
            <text:p>0.907570444444444</text:p>
          </table:table-cell>
          <table:table-cell table:formula="of:=SQRT((0.5*[.$I$1]*[.$I$2]^2)/(([.$I$3]+40*TAN([.$B54]))*(COS([.$B54]))^2))" office:value-type="float" office:value="19.7842309144608" calcext:value-type="float">
            <text:p>19.7842309144608</text:p>
          </table:table-cell>
          <table:table-cell table:formula="of:=[.C54]*3.6" office:value-type="float" office:value="71.2232312920589" calcext:value-type="float">
            <text:p>71.2232312920589</text:p>
          </table:table-cell>
          <table:table-cell table:formula="of:=SQRT((0.5*[.$I$1]*[.$I$2]^2)/((-[.$I$5]+[.$I$3]+40*TAN([.$B54]))*(COS([.$B54]))^2))" office:value-type="float" office:value="20.1691923041836" calcext:value-type="float">
            <text:p>20.1691923041836</text:p>
          </table:table-cell>
          <table:table-cell table:formula="of:=[.E54]*3.6" office:value-type="float" office:value="72.6090922950611" calcext:value-type="float">
            <text:p>72.609092295061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3.14159/180" office:value-type="float" office:value="0.925023722222222" calcext:value-type="float">
            <text:p>0.925023722222222</text:p>
          </table:table-cell>
          <table:table-cell table:formula="of:=SQRT((0.5*[.$I$1]*[.$I$2]^2)/(([.$I$3]+40*TAN([.$B55]))*(COS([.$B55]))^2))" office:value-type="float" office:value="19.8883266056363" calcext:value-type="float">
            <text:p>19.8883266056363</text:p>
          </table:table-cell>
          <table:table-cell table:formula="of:=[.C55]*3.6" office:value-type="float" office:value="71.5979757802906" calcext:value-type="float">
            <text:p>71.5979757802906</text:p>
          </table:table-cell>
          <table:table-cell table:formula="of:=SQRT((0.5*[.$I$1]*[.$I$2]^2)/((-[.$I$5]+[.$I$3]+40*TAN([.$B55]))*(COS([.$B55]))^2))" office:value-type="float" office:value="20.2616266234203" calcext:value-type="float">
            <text:p>20.2616266234203</text:p>
          </table:table-cell>
          <table:table-cell table:formula="of:=[.E55]*3.6" office:value-type="float" office:value="72.941855844313" calcext:value-type="float">
            <text:p>72.94185584431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3.14159/180" office:value-type="float" office:value="0.942477" calcext:value-type="float">
            <text:p>0.942477</text:p>
          </table:table-cell>
          <table:table-cell table:formula="of:=SQRT((0.5*[.$I$1]*[.$I$2]^2)/(([.$I$3]+40*TAN([.$B56]))*(COS([.$B56]))^2))" office:value-type="float" office:value="20.0058756729571" calcext:value-type="float">
            <text:p>20.0058756729571</text:p>
          </table:table-cell>
          <table:table-cell table:formula="of:=[.C56]*3.6" office:value-type="float" office:value="72.0211524226456" calcext:value-type="float">
            <text:p>72.0211524226456</text:p>
          </table:table-cell>
          <table:table-cell table:formula="of:=SQRT((0.5*[.$I$1]*[.$I$2]^2)/((-[.$I$5]+[.$I$3]+40*TAN([.$B56]))*(COS([.$B56]))^2))" office:value-type="float" office:value="20.3679683799649" calcext:value-type="float">
            <text:p>20.3679683799649</text:p>
          </table:table-cell>
          <table:table-cell table:formula="of:=[.E56]*3.6" office:value-type="float" office:value="73.3246861678737" calcext:value-type="float">
            <text:p>73.324686167873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3.14159/180" office:value-type="float" office:value="0.959930277777778" calcext:value-type="float">
            <text:p>0.959930277777778</text:p>
          </table:table-cell>
          <table:table-cell table:formula="of:=SQRT((0.5*[.$I$1]*[.$I$2]^2)/(([.$I$3]+40*TAN([.$B57]))*(COS([.$B57]))^2))" office:value-type="float" office:value="20.1374136817892" calcext:value-type="float">
            <text:p>20.1374136817892</text:p>
          </table:table-cell>
          <table:table-cell table:formula="of:=[.C57]*3.6" office:value-type="float" office:value="72.494689254441" calcext:value-type="float">
            <text:p>72.494689254441</text:p>
          </table:table-cell>
          <table:table-cell table:formula="of:=SQRT((0.5*[.$I$1]*[.$I$2]^2)/((-[.$I$5]+[.$I$3]+40*TAN([.$B57]))*(COS([.$B57]))^2))" office:value-type="float" office:value="20.4887201614156" calcext:value-type="float">
            <text:p>20.4887201614156</text:p>
          </table:table-cell>
          <table:table-cell table:formula="of:=[.E57]*3.6" office:value-type="float" office:value="73.7593925810962" calcext:value-type="float">
            <text:p>73.759392581096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3.14159/180" office:value-type="float" office:value="0.977383555555555" calcext:value-type="float">
            <text:p>0.977383555555555</text:p>
          </table:table-cell>
          <table:table-cell table:formula="of:=SQRT((0.5*[.$I$1]*[.$I$2]^2)/(([.$I$3]+40*TAN([.$B58]))*(COS([.$B58]))^2))" office:value-type="float" office:value="20.283555817951" calcext:value-type="float">
            <text:p>20.283555817951</text:p>
          </table:table-cell>
          <table:table-cell table:formula="of:=[.C58]*3.6" office:value-type="float" office:value="73.0208009446238" calcext:value-type="float">
            <text:p>73.0208009446238</text:p>
          </table:table-cell>
          <table:table-cell table:formula="of:=SQRT((0.5*[.$I$1]*[.$I$2]^2)/((-[.$I$5]+[.$I$3]+40*TAN([.$B58]))*(COS([.$B58]))^2))" office:value-type="float" office:value="20.6244664218445" calcext:value-type="float">
            <text:p>20.6244664218445</text:p>
          </table:table-cell>
          <table:table-cell table:formula="of:=[.E58]*3.6" office:value-type="float" office:value="74.2480791186401" calcext:value-type="float">
            <text:p>74.24807911864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3.14159/180" office:value-type="float" office:value="0.994836833333333" calcext:value-type="float">
            <text:p>0.994836833333333</text:p>
          </table:table-cell>
          <table:table-cell table:formula="of:=SQRT((0.5*[.$I$1]*[.$I$2]^2)/(([.$I$3]+40*TAN([.$B59]))*(COS([.$B59]))^2))" office:value-type="float" office:value="20.4450056327001" calcext:value-type="float">
            <text:p>20.4450056327001</text:p>
          </table:table-cell>
          <table:table-cell table:formula="of:=[.C59]*3.6" office:value-type="float" office:value="73.6020202777205" calcext:value-type="float">
            <text:p>73.6020202777205</text:p>
          </table:table-cell>
          <table:table-cell table:formula="of:=SQRT((0.5*[.$I$1]*[.$I$2]^2)/((-[.$I$5]+[.$I$3]+40*TAN([.$B59]))*(COS([.$B59]))^2))" office:value-type="float" office:value="20.7758819804937" calcext:value-type="float">
            <text:p>20.7758819804937</text:p>
          </table:table-cell>
          <table:table-cell table:formula="of:=[.E59]*3.6" office:value-type="float" office:value="74.7931751297774" calcext:value-type="float">
            <text:p>74.793175129777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3.14159/180" office:value-type="float" office:value="1.01229011111111" calcext:value-type="float">
            <text:p>1.01229011111111</text:p>
          </table:table-cell>
          <table:table-cell table:formula="of:=SQRT((0.5*[.$I$1]*[.$I$2]^2)/(([.$I$3]+40*TAN([.$B60]))*(COS([.$B60]))^2))" office:value-type="float" office:value="20.6225654600583" calcext:value-type="float">
            <text:p>20.6225654600583</text:p>
          </table:table-cell>
          <table:table-cell table:formula="of:=[.C60]*3.6" office:value-type="float" office:value="74.2412356562098" calcext:value-type="float">
            <text:p>74.2412356562098</text:p>
          </table:table-cell>
          <table:table-cell table:formula="of:=SQRT((0.5*[.$I$1]*[.$I$2]^2)/((-[.$I$5]+[.$I$3]+40*TAN([.$B60]))*(COS([.$B60]))^2))" office:value-type="float" office:value="20.9437422155488" calcext:value-type="float">
            <text:p>20.9437422155488</text:p>
          </table:table-cell>
          <table:table-cell table:formula="of:=[.E60]*3.6" office:value-type="float" office:value="75.3974719759759" calcext:value-type="float">
            <text:p>75.39747197597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3.14159/180" office:value-type="float" office:value="1.02974338888889" calcext:value-type="float">
            <text:p>1.02974338888889</text:p>
          </table:table-cell>
          <table:table-cell table:formula="of:=SQRT((0.5*[.$I$1]*[.$I$2]^2)/(([.$I$3]+40*TAN([.$B61]))*(COS([.$B61]))^2))" office:value-type="float" office:value="20.8171488336513" calcext:value-type="float">
            <text:p>20.8171488336513</text:p>
          </table:table-cell>
          <table:table-cell table:formula="of:=[.C61]*3.6" office:value-type="float" office:value="74.9417358011446" calcext:value-type="float">
            <text:p>74.9417358011446</text:p>
          </table:table-cell>
          <table:table-cell table:formula="of:=SQRT((0.5*[.$I$1]*[.$I$2]^2)/((-[.$I$5]+[.$I$3]+40*TAN([.$B61]))*(COS([.$B61]))^2))" office:value-type="float" office:value="21.1289352766309" calcext:value-type="float">
            <text:p>21.1289352766309</text:p>
          </table:table-cell>
          <table:table-cell table:formula="of:=[.E61]*3.6" office:value-type="float" office:value="76.0641669958712" calcext:value-type="float">
            <text:p>76.064166995871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3.14159/180" office:value-type="float" office:value="1.04719666666667" calcext:value-type="float">
            <text:p>1.04719666666667</text:p>
          </table:table-cell>
          <table:table-cell table:formula="of:=SQRT((0.5*[.$I$1]*[.$I$2]^2)/(([.$I$3]+40*TAN([.$B62]))*(COS([.$B62]))^2))" office:value-type="float" office:value="21.0297953138141" calcext:value-type="float">
            <text:p>21.0297953138141</text:p>
          </table:table-cell>
          <table:table-cell table:formula="of:=[.C62]*3.6" office:value-type="float" office:value="75.7072631297307" calcext:value-type="float">
            <text:p>75.7072631297307</text:p>
          </table:table-cell>
          <table:table-cell table:formula="of:=SQRT((0.5*[.$I$1]*[.$I$2]^2)/((-[.$I$5]+[.$I$3]+40*TAN([.$B62]))*(COS([.$B62]))^2))" office:value-type="float" office:value="21.3324767235777" calcext:value-type="float">
            <text:p>21.3324767235777</text:p>
          </table:table-cell>
          <table:table-cell table:formula="of:=[.E62]*3.6" office:value-type="float" office:value="76.7969162048798" calcext:value-type="float">
            <text:p>76.796916204879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3.14159/180" office:value-type="float" office:value="1.06464994444444" calcext:value-type="float">
            <text:p>1.06464994444444</text:p>
          </table:table-cell>
          <table:table-cell table:formula="of:=SQRT((0.5*[.$I$1]*[.$I$2]^2)/(([.$I$3]+40*TAN([.$B63]))*(COS([.$B63]))^2))" office:value-type="float" office:value="21.2616882432214" calcext:value-type="float">
            <text:p>21.2616882432214</text:p>
          </table:table-cell>
          <table:table-cell table:formula="of:=[.C63]*3.6" office:value-type="float" office:value="76.5420776755969" calcext:value-type="float">
            <text:p>76.5420776755969</text:p>
          </table:table-cell>
          <table:table-cell table:formula="of:=SQRT((0.5*[.$I$1]*[.$I$2]^2)/((-[.$I$5]+[.$I$3]+40*TAN([.$B63]))*(COS([.$B63]))^2))" office:value-type="float" office:value="21.5555271068571" calcext:value-type="float">
            <text:p>21.5555271068571</text:p>
          </table:table-cell>
          <table:table-cell table:formula="of:=[.E63]*3.6" office:value-type="float" office:value="77.5998975846856" calcext:value-type="float">
            <text:p>77.599897584685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3.14159/180" office:value-type="float" office:value="1.08210322222222" calcext:value-type="float">
            <text:p>1.08210322222222</text:p>
          </table:table-cell>
          <table:table-cell table:formula="of:=SQRT((0.5*[.$I$1]*[.$I$2]^2)/(([.$I$3]+40*TAN([.$B64]))*(COS([.$B64]))^2))" office:value-type="float" office:value="21.5141760888491" calcext:value-type="float">
            <text:p>21.5141760888491</text:p>
          </table:table-cell>
          <table:table-cell table:formula="of:=[.C64]*3.6" office:value-type="float" office:value="77.4510339198569" calcext:value-type="float">
            <text:p>77.4510339198569</text:p>
          </table:table-cell>
          <table:table-cell table:formula="of:=SQRT((0.5*[.$I$1]*[.$I$2]^2)/((-[.$I$5]+[.$I$3]+40*TAN([.$B64]))*(COS([.$B64]))^2))" office:value-type="float" office:value="21.7994131446805" calcext:value-type="float">
            <text:p>21.7994131446805</text:p>
          </table:table-cell>
          <table:table-cell table:formula="of:=[.E64]*3.6" office:value-type="float" office:value="78.4778873208497" calcext:value-type="float">
            <text:p>78.477887320849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3.14159/180" office:value-type="float" office:value="1.0995565" calcext:value-type="float">
            <text:p>1.0995565</text:p>
          </table:table-cell>
          <table:table-cell table:formula="of:=SQRT((0.5*[.$I$1]*[.$I$2]^2)/(([.$I$3]+40*TAN([.$B65]))*(COS([.$B65]))^2))" office:value-type="float" office:value="21.7887982108678" calcext:value-type="float">
            <text:p>21.7887982108678</text:p>
          </table:table-cell>
          <table:table-cell table:formula="of:=[.C65]*3.6" office:value-type="float" office:value="78.4396735591239" calcext:value-type="float">
            <text:p>78.4396735591239</text:p>
          </table:table-cell>
          <table:table-cell table:formula="of:=SQRT((0.5*[.$I$1]*[.$I$2]^2)/((-[.$I$5]+[.$I$3]+40*TAN([.$B65]))*(COS([.$B65]))^2))" office:value-type="float" office:value="22.0656533347803" calcext:value-type="float">
            <text:p>22.0656533347803</text:p>
          </table:table-cell>
          <table:table-cell table:formula="of:=[.E65]*3.6" office:value-type="float" office:value="79.4363520052092" calcext:value-type="float">
            <text:p>79.436352005209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3.14159/180" office:value-type="float" office:value="1.11700977777778" calcext:value-type="float">
            <text:p>1.11700977777778</text:p>
          </table:table-cell>
          <table:table-cell table:formula="of:=SQRT((0.5*[.$I$1]*[.$I$2]^2)/(([.$I$3]+40*TAN([.$B66]))*(COS([.$B66]))^2))" office:value-type="float" office:value="22.0873161408091" calcext:value-type="float">
            <text:p>22.0873161408091</text:p>
          </table:table-cell>
          <table:table-cell table:formula="of:=[.C66]*3.6" office:value-type="float" office:value="79.5143381069129" calcext:value-type="float">
            <text:p>79.5143381069129</text:p>
          </table:table-cell>
          <table:table-cell table:formula="of:=SQRT((0.5*[.$I$1]*[.$I$2]^2)/((-[.$I$5]+[.$I$3]+40*TAN([.$B66]))*(COS([.$B66]))^2))" office:value-type="float" office:value="22.3559890805714" calcext:value-type="float">
            <text:p>22.3559890805714</text:p>
          </table:table-cell>
          <table:table-cell table:formula="of:=[.E66]*3.6" office:value-type="float" office:value="80.4815606900572" calcext:value-type="float">
            <text:p>80.481560690057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3.14159/180" office:value-type="float" office:value="1.13446305555556" calcext:value-type="float">
            <text:p>1.13446305555556</text:p>
          </table:table-cell>
          <table:table-cell table:formula="of:=SQRT((0.5*[.$I$1]*[.$I$2]^2)/(([.$I$3]+40*TAN([.$B67]))*(COS([.$B67]))^2))" office:value-type="float" office:value="22.4117517742588" calcext:value-type="float">
            <text:p>22.4117517742588</text:p>
          </table:table-cell>
          <table:table-cell table:formula="of:=[.C67]*3.6" office:value-type="float" office:value="80.6823063873315" calcext:value-type="float">
            <text:p>80.6823063873315</text:p>
          </table:table-cell>
          <table:table-cell table:formula="of:=SQRT((0.5*[.$I$1]*[.$I$2]^2)/((-[.$I$5]+[.$I$3]+40*TAN([.$B67]))*(COS([.$B67]))^2))" office:value-type="float" office:value="22.6724227342418" calcext:value-type="float">
            <text:p>22.6724227342418</text:p>
          </table:table-cell>
          <table:table-cell table:formula="of:=[.E67]*3.6" office:value-type="float" office:value="81.6207218432703" calcext:value-type="float">
            <text:p>81.620721843270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3.14159/180" office:value-type="float" office:value="1.15191633333333" calcext:value-type="float">
            <text:p>1.15191633333333</text:p>
          </table:table-cell>
          <table:table-cell table:formula="of:=SQRT((0.5*[.$I$1]*[.$I$2]^2)/(([.$I$3]+40*TAN([.$B68]))*(COS([.$B68]))^2))" office:value-type="float" office:value="22.7644343192328" calcext:value-type="float">
            <text:p>22.7644343192328</text:p>
          </table:table-cell>
          <table:table-cell table:formula="of:=[.C68]*3.6" office:value-type="float" office:value="81.9519635492381" calcext:value-type="float">
            <text:p>81.9519635492381</text:p>
          </table:table-cell>
          <table:table-cell table:formula="of:=SQRT((0.5*[.$I$1]*[.$I$2]^2)/((-[.$I$5]+[.$I$3]+40*TAN([.$B68]))*(COS([.$B68]))^2))" office:value-type="float" office:value="23.0172643950377" calcext:value-type="float">
            <text:p>23.0172643950377</text:p>
          </table:table-cell>
          <table:table-cell table:formula="of:=[.E68]*3.6" office:value-type="float" office:value="82.8621518221358" calcext:value-type="float">
            <text:p>82.862151822135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3.14159/180" office:value-type="float" office:value="1.16936961111111" calcext:value-type="float">
            <text:p>1.16936961111111</text:p>
          </table:table-cell>
          <table:table-cell table:formula="of:=SQRT((0.5*[.$I$1]*[.$I$2]^2)/(([.$I$3]+40*TAN([.$B69]))*(COS([.$B69]))^2))" office:value-type="float" office:value="23.14805843653" calcext:value-type="float">
            <text:p>23.14805843653</text:p>
          </table:table-cell>
          <table:table-cell table:formula="of:=[.C69]*3.6" office:value-type="float" office:value="83.333010371508" calcext:value-type="float">
            <text:p>83.333010371508</text:p>
          </table:table-cell>
          <table:table-cell table:formula="of:=SQRT((0.5*[.$I$1]*[.$I$2]^2)/((-[.$I$5]+[.$I$3]+40*TAN([.$B69]))*(COS([.$B69]))^2))" office:value-type="float" office:value="23.3931898958099" calcext:value-type="float">
            <text:p>23.3931898958099</text:p>
          </table:table-cell>
          <table:table-cell table:formula="of:=[.E69]*3.6" office:value-type="float" office:value="84.2154836249157" calcext:value-type="float">
            <text:p>84.215483624915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3.14159/180" office:value-type="float" office:value="1.18682288888889" calcext:value-type="float">
            <text:p>1.18682288888889</text:p>
          </table:table-cell>
          <table:table-cell table:formula="of:=SQRT((0.5*[.$I$1]*[.$I$2]^2)/(([.$I$3]+40*TAN([.$B70]))*(COS([.$B70]))^2))" office:value-type="float" office:value="23.5657568307323" calcext:value-type="float">
            <text:p>23.5657568307323</text:p>
          </table:table-cell>
          <table:table-cell table:formula="of:=[.C70]*3.6" office:value-type="float" office:value="84.8367245906364" calcext:value-type="float">
            <text:p>84.8367245906364</text:p>
          </table:table-cell>
          <table:table-cell table:formula="of:=SQRT((0.5*[.$I$1]*[.$I$2]^2)/((-[.$I$5]+[.$I$3]+40*TAN([.$B70]))*(COS([.$B70]))^2))" office:value-type="float" office:value="23.8033132327666" calcext:value-type="float">
            <text:p>23.8033132327666</text:p>
          </table:table-cell>
          <table:table-cell table:formula="of:=[.E70]*3.6" office:value-type="float" office:value="85.6919276379597" calcext:value-type="float">
            <text:p>85.691927637959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3.14159/180" office:value-type="float" office:value="1.20427616666667" calcext:value-type="float">
            <text:p>1.20427616666667</text:p>
          </table:table-cell>
          <table:table-cell table:formula="of:=SQRT((0.5*[.$I$1]*[.$I$2]^2)/(([.$I$3]+40*TAN([.$B71]))*(COS([.$B71]))^2))" office:value-type="float" office:value="24.0211917018389" calcext:value-type="float">
            <text:p>24.0211917018389</text:p>
          </table:table-cell>
          <table:table-cell table:formula="of:=[.C71]*3.6" office:value-type="float" office:value="86.4762901266199" calcext:value-type="float">
            <text:p>86.4762901266199</text:p>
          </table:table-cell>
          <table:table-cell table:formula="of:=SQRT((0.5*[.$I$1]*[.$I$2]^2)/((-[.$I$5]+[.$I$3]+40*TAN([.$B71]))*(COS([.$B71]))^2))" office:value-type="float" office:value="24.2512778439581" calcext:value-type="float">
            <text:p>24.2512778439581</text:p>
          </table:table-cell>
          <table:table-cell table:formula="of:=[.E71]*3.6" office:value-type="float" office:value="87.3046002382491" calcext:value-type="float">
            <text:p>87.304600238249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3.14159/180" office:value-type="float" office:value="1.22172944444444" calcext:value-type="float">
            <text:p>1.22172944444444</text:p>
          </table:table-cell>
          <table:table-cell table:formula="of:=SQRT((0.5*[.$I$1]*[.$I$2]^2)/(([.$I$3]+40*TAN([.$B72]))*(COS([.$B72]))^2))" office:value-type="float" office:value="24.5186711021766" calcext:value-type="float">
            <text:p>24.5186711021766</text:p>
          </table:table-cell>
          <table:table-cell table:formula="of:=[.C72]*3.6" office:value-type="float" office:value="88.2672159678357" calcext:value-type="float">
            <text:p>88.2672159678357</text:p>
          </table:table-cell>
          <table:table-cell table:formula="of:=SQRT((0.5*[.$I$1]*[.$I$2]^2)/((-[.$I$5]+[.$I$3]+40*TAN([.$B72]))*(COS([.$B72]))^2))" office:value-type="float" office:value="24.7413727756217" calcext:value-type="float">
            <text:p>24.7413727756217</text:p>
          </table:table-cell>
          <table:table-cell table:formula="of:=[.E72]*3.6" office:value-type="float" office:value="89.0689419922381" calcext:value-type="float">
            <text:p>89.068941992238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3.14159/180" office:value-type="float" office:value="1.23918272222222" calcext:value-type="float">
            <text:p>1.23918272222222</text:p>
          </table:table-cell>
          <table:table-cell table:formula="of:=SQRT((0.5*[.$I$1]*[.$I$2]^2)/(([.$I$3]+40*TAN([.$B73]))*(COS([.$B73]))^2))" office:value-type="float" office:value="25.0632985999657" calcext:value-type="float">
            <text:p>25.0632985999657</text:p>
          </table:table-cell>
          <table:table-cell table:formula="of:=[.C73]*3.6" office:value-type="float" office:value="90.2278749598764" calcext:value-type="float">
            <text:p>90.2278749598764</text:p>
          </table:table-cell>
          <table:table-cell table:formula="of:=SQRT((0.5*[.$I$1]*[.$I$2]^2)/((-[.$I$5]+[.$I$3]+40*TAN([.$B73]))*(COS([.$B73]))^2))" office:value-type="float" office:value="25.2786821307504" calcext:value-type="float">
            <text:p>25.2786821307504</text:p>
          </table:table-cell>
          <table:table-cell table:formula="of:=[.E73]*3.6" office:value-type="float" office:value="91.0032556707016" calcext:value-type="float">
            <text:p>91.003255670701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3.14159/180" office:value-type="float" office:value="1.256636" calcext:value-type="float">
            <text:p>1.256636</text:p>
          </table:table-cell>
          <table:table-cell table:formula="of:=SQRT((0.5*[.$I$1]*[.$I$2]^2)/(([.$I$3]+40*TAN([.$B74]))*(COS([.$B74]))^2))" office:value-type="float" office:value="25.6611681059206" calcext:value-type="float">
            <text:p>25.6611681059206</text:p>
          </table:table-cell>
          <table:table-cell table:formula="of:=[.C74]*3.6" office:value-type="float" office:value="92.3802051813141" calcext:value-type="float">
            <text:p>92.3802051813141</text:p>
          </table:table-cell>
          <table:table-cell table:formula="of:=SQRT((0.5*[.$I$1]*[.$I$2]^2)/((-[.$I$5]+[.$I$3]+40*TAN([.$B74]))*(COS([.$B74]))^2))" office:value-type="float" office:value="25.8692796471128" calcext:value-type="float">
            <text:p>25.8692796471128</text:p>
          </table:table-cell>
          <table:table-cell table:formula="of:=[.E74]*3.6" office:value-type="float" office:value="93.1294067296062" calcext:value-type="float">
            <text:p>93.129406729606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3.14159/180" office:value-type="float" office:value="1.27408927777778" calcext:value-type="float">
            <text:p>1.27408927777778</text:p>
          </table:table-cell>
          <table:table-cell table:formula="of:=SQRT((0.5*[.$I$1]*[.$I$2]^2)/(([.$I$3]+40*TAN([.$B75]))*(COS([.$B75]))^2))" office:value-type="float" office:value="26.3196208779822" calcext:value-type="float">
            <text:p>26.3196208779822</text:p>
          </table:table-cell>
          <table:table-cell table:formula="of:=[.C75]*3.6" office:value-type="float" office:value="94.750635160736" calcext:value-type="float">
            <text:p>94.750635160736</text:p>
          </table:table-cell>
          <table:table-cell table:formula="of:=SQRT((0.5*[.$I$1]*[.$I$2]^2)/((-[.$I$5]+[.$I$3]+40*TAN([.$B75]))*(COS([.$B75]))^2))" office:value-type="float" office:value="26.5204854075808" calcext:value-type="float">
            <text:p>26.5204854075808</text:p>
          </table:table-cell>
          <table:table-cell table:formula="of:=[.E75]*3.6" office:value-type="float" office:value="95.4737474672908" calcext:value-type="float">
            <text:p>95.4737474672908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3.14159/180" office:value-type="float" office:value="1.29154255555556" calcext:value-type="float">
            <text:p>1.29154255555556</text:p>
          </table:table-cell>
          <table:table-cell table:formula="of:=SQRT((0.5*[.$I$1]*[.$I$2]^2)/(([.$I$3]+40*TAN([.$B76]))*(COS([.$B76]))^2))" office:value-type="float" office:value="27.0475895788182" calcext:value-type="float">
            <text:p>27.0475895788182</text:p>
          </table:table-cell>
          <table:table-cell table:formula="of:=[.C76]*3.6" office:value-type="float" office:value="97.3713224837455" calcext:value-type="float">
            <text:p>97.3713224837455</text:p>
          </table:table-cell>
          <table:table-cell table:formula="of:=SQRT((0.5*[.$I$1]*[.$I$2]^2)/((-[.$I$5]+[.$I$3]+40*TAN([.$B76]))*(COS([.$B76]))^2))" office:value-type="float" office:value="27.2412095406666" calcext:value-type="float">
            <text:p>27.2412095406666</text:p>
          </table:table-cell>
          <table:table-cell table:formula="of:=[.E76]*3.6" office:value-type="float" office:value="98.0683543463999" calcext:value-type="float">
            <text:p>98.068354346399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3.14159/180" office:value-type="float" office:value="1.30899583333333" calcext:value-type="float">
            <text:p>1.30899583333333</text:p>
          </table:table-cell>
          <table:table-cell table:formula="of:=SQRT((0.5*[.$I$1]*[.$I$2]^2)/(([.$I$3]+40*TAN([.$B77]))*(COS([.$B77]))^2))" office:value-type="float" office:value="27.8560665057404" calcext:value-type="float">
            <text:p>27.8560665057404</text:p>
          </table:table-cell>
          <table:table-cell table:formula="of:=[.C77]*3.6" office:value-type="float" office:value="100.281839420665" calcext:value-type="float">
            <text:p>100.281839420665</text:p>
          </table:table-cell>
          <table:table-cell table:formula="of:=SQRT((0.5*[.$I$1]*[.$I$2]^2)/((-[.$I$5]+[.$I$3]+40*TAN([.$B77]))*(COS([.$B77]))^2))" office:value-type="float" office:value="28.0424200075092" calcext:value-type="float">
            <text:p>28.0424200075092</text:p>
          </table:table-cell>
          <table:table-cell table:formula="of:=[.E77]*3.6" office:value-type="float" office:value="100.952712027033" calcext:value-type="float">
            <text:p>100.95271202703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3.14159/180" office:value-type="float" office:value="1.32644911111111" calcext:value-type="float">
            <text:p>1.32644911111111</text:p>
          </table:table-cell>
          <table:table-cell table:formula="of:=SQRT((0.5*[.$I$1]*[.$I$2]^2)/(([.$I$3]+40*TAN([.$B78]))*(COS([.$B78]))^2))" office:value-type="float" office:value="28.7587526711351" calcext:value-type="float">
            <text:p>28.7587526711351</text:p>
          </table:table-cell>
          <table:table-cell table:formula="of:=[.C78]*3.6" office:value-type="float" office:value="103.531509616086" calcext:value-type="float">
            <text:p>103.531509616086</text:p>
          </table:table-cell>
          <table:table-cell table:formula="of:=SQRT((0.5*[.$I$1]*[.$I$2]^2)/((-[.$I$5]+[.$I$3]+40*TAN([.$B78]))*(COS([.$B78]))^2))" office:value-type="float" office:value="28.9377911198951" calcext:value-type="float">
            <text:p>28.9377911198951</text:p>
          </table:table-cell>
          <table:table-cell table:formula="of:=[.E78]*3.6" office:value-type="float" office:value="104.176048031622" calcext:value-type="float">
            <text:p>104.17604803162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3.14159/180" office:value-type="float" office:value="1.34390238888889" calcext:value-type="float">
            <text:p>1.34390238888889</text:p>
          </table:table-cell>
          <table:table-cell table:formula="of:=SQRT((0.5*[.$I$1]*[.$I$2]^2)/(([.$I$3]+40*TAN([.$B79]))*(COS([.$B79]))^2))" office:value-type="float" office:value="29.7729765359848" calcext:value-type="float">
            <text:p>29.7729765359848</text:p>
          </table:table-cell>
          <table:table-cell table:formula="of:=[.C79]*3.6" office:value-type="float" office:value="107.182715529545" calcext:value-type="float">
            <text:p>107.182715529545</text:p>
          </table:table-cell>
          <table:table-cell table:formula="of:=SQRT((0.5*[.$I$1]*[.$I$2]^2)/((-[.$I$5]+[.$I$3]+40*TAN([.$B79]))*(COS([.$B79]))^2))" office:value-type="float" office:value="29.9446215427403" calcext:value-type="float">
            <text:p>29.9446215427403</text:p>
          </table:table-cell>
          <table:table-cell table:formula="of:=[.E79]*3.6" office:value-type="float" office:value="107.800637553865" calcext:value-type="float">
            <text:p>107.80063755386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3.14159/180" office:value-type="float" office:value="1.36135566666667" calcext:value-type="float">
            <text:p>1.36135566666667</text:p>
          </table:table-cell>
          <table:table-cell table:formula="of:=SQRT((0.5*[.$I$1]*[.$I$2]^2)/(([.$I$3]+40*TAN([.$B80]))*(COS([.$B80]))^2))" office:value-type="float" office:value="30.9210256542477" calcext:value-type="float">
            <text:p>30.9210256542477</text:p>
          </table:table-cell>
          <table:table-cell table:formula="of:=[.C80]*3.6" office:value-type="float" office:value="111.315692355292" calcext:value-type="float">
            <text:p>111.315692355292</text:p>
          </table:table-cell>
          <table:table-cell table:formula="of:=SQRT((0.5*[.$I$1]*[.$I$2]^2)/((-[.$I$5]+[.$I$3]+40*TAN([.$B80]))*(COS([.$B80]))^2))" office:value-type="float" office:value="31.0851649647431" calcext:value-type="float">
            <text:p>31.0851649647431</text:p>
          </table:table-cell>
          <table:table-cell table:formula="of:=[.E80]*3.6" office:value-type="float" office:value="111.906593873075" calcext:value-type="float">
            <text:p>111.90659387307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3.14159/180" office:value-type="float" office:value="1.37880894444444" calcext:value-type="float">
            <text:p>1.37880894444444</text:p>
          </table:table-cell>
          <table:table-cell table:formula="of:=SQRT((0.5*[.$I$1]*[.$I$2]^2)/(([.$I$3]+40*TAN([.$B81]))*(COS([.$B81]))^2))" office:value-type="float" office:value="32.2321301734509" calcext:value-type="float">
            <text:p>32.2321301734509</text:p>
          </table:table-cell>
          <table:table-cell table:formula="of:=[.C81]*3.6" office:value-type="float" office:value="116.035668624423" calcext:value-type="float">
            <text:p>116.035668624423</text:p>
          </table:table-cell>
          <table:table-cell table:formula="of:=SQRT((0.5*[.$I$1]*[.$I$2]^2)/((-[.$I$5]+[.$I$3]+40*TAN([.$B81]))*(COS([.$B81]))^2))" office:value-type="float" office:value="32.3886122676294" calcext:value-type="float">
            <text:p>32.3886122676294</text:p>
          </table:table-cell>
          <table:table-cell table:formula="of:=[.E81]*3.6" office:value-type="float" office:value="116.599004163466" calcext:value-type="float">
            <text:p>116.59900416346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3.14159/180" office:value-type="float" office:value="1.39626222222222" calcext:value-type="float">
            <text:p>1.39626222222222</text:p>
          </table:table-cell>
          <table:table-cell table:formula="of:=SQRT((0.5*[.$I$1]*[.$I$2]^2)/(([.$I$3]+40*TAN([.$B82]))*(COS([.$B82]))^2))" office:value-type="float" office:value="33.7455123800485" calcext:value-type="float">
            <text:p>33.7455123800485</text:p>
          </table:table-cell>
          <table:table-cell table:formula="of:=[.C82]*3.6" office:value-type="float" office:value="121.483844568175" calcext:value-type="float">
            <text:p>121.483844568175</text:p>
          </table:table-cell>
          <table:table-cell table:formula="of:=SQRT((0.5*[.$I$1]*[.$I$2]^2)/((-[.$I$5]+[.$I$3]+40*TAN([.$B82]))*(COS([.$B82]))^2))" office:value-type="float" office:value="33.8941391980355" calcext:value-type="float">
            <text:p>33.8941391980355</text:p>
          </table:table-cell>
          <table:table-cell table:formula="of:=[.E82]*3.6" office:value-type="float" office:value="122.018901112928" calcext:value-type="float">
            <text:p>122.01890111292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3.14159/180" office:value-type="float" office:value="1.4137155" calcext:value-type="float">
            <text:p>1.4137155</text:p>
          </table:table-cell>
          <table:table-cell table:formula="of:=SQRT((0.5*[.$I$1]*[.$I$2]^2)/(([.$I$3]+40*TAN([.$B83]))*(COS([.$B83]))^2))" office:value-type="float" office:value="35.5152532607955" calcext:value-type="float">
            <text:p>35.5152532607955</text:p>
          </table:table-cell>
          <table:table-cell table:formula="of:=[.C83]*3.6" office:value-type="float" office:value="127.854911738864" calcext:value-type="float">
            <text:p>127.854911738864</text:p>
          </table:table-cell>
          <table:table-cell table:formula="of:=SQRT((0.5*[.$I$1]*[.$I$2]^2)/((-[.$I$5]+[.$I$3]+40*TAN([.$B83]))*(COS([.$B83]))^2))" office:value-type="float" office:value="35.655770205307" calcext:value-type="float">
            <text:p>35.655770205307</text:p>
          </table:table-cell>
          <table:table-cell table:formula="of:=[.E83]*3.6" office:value-type="float" office:value="128.360772739105" calcext:value-type="float">
            <text:p>128.36077273910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3.14159/180" office:value-type="float" office:value="1.43116877777778" calcext:value-type="float">
            <text:p>1.43116877777778</text:p>
          </table:table-cell>
          <table:table-cell table:formula="of:=SQRT((0.5*[.$I$1]*[.$I$2]^2)/(([.$I$3]+40*TAN([.$B84]))*(COS([.$B84]))^2))" office:value-type="float" office:value="37.6184121655697" calcext:value-type="float">
            <text:p>37.6184121655697</text:p>
          </table:table-cell>
          <table:table-cell table:formula="of:=[.C84]*3.6" office:value-type="float" office:value="135.426283796051" calcext:value-type="float">
            <text:p>135.426283796051</text:p>
          </table:table-cell>
          <table:table-cell table:formula="of:=SQRT((0.5*[.$I$1]*[.$I$2]^2)/((-[.$I$5]+[.$I$3]+40*TAN([.$B84]))*(COS([.$B84]))^2))" office:value-type="float" office:value="37.7504939924311" calcext:value-type="float">
            <text:p>37.7504939924311</text:p>
          </table:table-cell>
          <table:table-cell table:formula="of:=[.E84]*3.6" office:value-type="float" office:value="135.901778372752" calcext:value-type="float">
            <text:p>135.90177837275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3.14159/180" office:value-type="float" office:value="1.44862205555556" calcext:value-type="float">
            <text:p>1.44862205555556</text:p>
          </table:table-cell>
          <table:table-cell table:formula="of:=SQRT((0.5*[.$I$1]*[.$I$2]^2)/(([.$I$3]+40*TAN([.$B85]))*(COS([.$B85]))^2))" office:value-type="float" office:value="40.1693279256958" calcext:value-type="float">
            <text:p>40.1693279256958</text:p>
          </table:table-cell>
          <table:table-cell table:formula="of:=[.C85]*3.6" office:value-type="float" office:value="144.609580532505" calcext:value-type="float">
            <text:p>144.609580532505</text:p>
          </table:table-cell>
          <table:table-cell table:formula="of:=SQRT((0.5*[.$I$1]*[.$I$2]^2)/((-[.$I$5]+[.$I$3]+40*TAN([.$B85]))*(COS([.$B85]))^2))" office:value-type="float" office:value="40.2925581403436" calcext:value-type="float">
            <text:p>40.2925581403436</text:p>
          </table:table-cell>
          <table:table-cell table:formula="of:=[.E85]*3.6" office:value-type="float" office:value="145.053209305237" calcext:value-type="float">
            <text:p>145.05320930523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3.14159/180" office:value-type="float" office:value="1.46607533333333" calcext:value-type="float">
            <text:p>1.46607533333333</text:p>
          </table:table-cell>
          <table:table-cell table:formula="of:=SQRT((0.5*[.$I$1]*[.$I$2]^2)/(([.$I$3]+40*TAN([.$B86]))*(COS([.$B86]))^2))" office:value-type="float" office:value="43.3465643535464" calcext:value-type="float">
            <text:p>43.3465643535464</text:p>
          </table:table-cell>
          <table:table-cell table:formula="of:=[.C86]*3.6" office:value-type="float" office:value="156.047631672767" calcext:value-type="float">
            <text:p>156.047631672767</text:p>
          </table:table-cell>
          <table:table-cell table:formula="of:=SQRT((0.5*[.$I$1]*[.$I$2]^2)/((-[.$I$5]+[.$I$3]+40*TAN([.$B86]))*(COS([.$B86]))^2))" office:value-type="float" office:value="43.4604037681662" calcext:value-type="float">
            <text:p>43.4604037681662</text:p>
          </table:table-cell>
          <table:table-cell table:formula="of:=[.E86]*3.6" office:value-type="float" office:value="156.457453565398" calcext:value-type="float">
            <text:p>156.45745356539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3.14159/180" office:value-type="float" office:value="1.48352861111111" calcext:value-type="float">
            <text:p>1.48352861111111</text:p>
          </table:table-cell>
          <table:table-cell table:formula="of:=SQRT((0.5*[.$I$1]*[.$I$2]^2)/(([.$I$3]+40*TAN([.$B87]))*(COS([.$B87]))^2))" office:value-type="float" office:value="47.4482688809388" calcext:value-type="float">
            <text:p>47.4482688809388</text:p>
          </table:table-cell>
          <table:table-cell table:formula="of:=[.C87]*3.6" office:value-type="float" office:value="170.81376797138" calcext:value-type="float">
            <text:p>170.81376797138</text:p>
          </table:table-cell>
          <table:table-cell table:formula="of:=SQRT((0.5*[.$I$1]*[.$I$2]^2)/((-[.$I$5]+[.$I$3]+40*TAN([.$B87]))*(COS([.$B87]))^2))" office:value-type="float" office:value="47.5520047641646" calcext:value-type="float">
            <text:p>47.5520047641646</text:p>
          </table:table-cell>
          <table:table-cell table:formula="of:=[.E87]*3.6" office:value-type="float" office:value="171.187217150993" calcext:value-type="float">
            <text:p>171.18721715099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3.14159/180" office:value-type="float" office:value="1.50098188888889" calcext:value-type="float">
            <text:p>1.50098188888889</text:p>
          </table:table-cell>
          <table:table-cell table:formula="of:=SQRT((0.5*[.$I$1]*[.$I$2]^2)/(([.$I$3]+40*TAN([.$B88]))*(COS([.$B88]))^2))" office:value-type="float" office:value="53.0198551987498" calcext:value-type="float">
            <text:p>53.0198551987498</text:p>
          </table:table-cell>
          <table:table-cell table:formula="of:=[.C88]*3.6" office:value-type="float" office:value="190.871478715499" calcext:value-type="float">
            <text:p>190.871478715499</text:p>
          </table:table-cell>
          <table:table-cell table:formula="of:=SQRT((0.5*[.$I$1]*[.$I$2]^2)/((-[.$I$5]+[.$I$3]+40*TAN([.$B88]))*(COS([.$B88]))^2))" office:value-type="float" office:value="53.1125122976007" calcext:value-type="float">
            <text:p>53.1125122976007</text:p>
          </table:table-cell>
          <table:table-cell table:formula="of:=[.E88]*3.6" office:value-type="float" office:value="191.205044271363" calcext:value-type="float">
            <text:p>191.20504427136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3.14159/180" office:value-type="float" office:value="1.51843516666667" calcext:value-type="float">
            <text:p>1.51843516666667</text:p>
          </table:table-cell>
          <table:table-cell table:formula="of:=SQRT((0.5*[.$I$1]*[.$I$2]^2)/(([.$I$3]+40*TAN([.$B89]))*(COS([.$B89]))^2))" office:value-type="float" office:value="61.2010374673364" calcext:value-type="float">
            <text:p>61.2010374673364</text:p>
          </table:table-cell>
          <table:table-cell table:formula="of:=[.C89]*3.6" office:value-type="float" office:value="220.323734882411" calcext:value-type="float">
            <text:p>220.323734882411</text:p>
          </table:table-cell>
          <table:table-cell table:formula="of:=SQRT((0.5*[.$I$1]*[.$I$2]^2)/((-[.$I$5]+[.$I$3]+40*TAN([.$B89]))*(COS([.$B89]))^2))" office:value-type="float" office:value="61.2812037238571" calcext:value-type="float">
            <text:p>61.2812037238571</text:p>
          </table:table-cell>
          <table:table-cell table:formula="of:=[.E89]*3.6" office:value-type="float" office:value="220.612333405885" calcext:value-type="float">
            <text:p>220.61233340588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3.14159/180" office:value-type="float" office:value="1.53588844444444" calcext:value-type="float">
            <text:p>1.53588844444444</text:p>
          </table:table-cell>
          <table:table-cell table:formula="of:=SQRT((0.5*[.$I$1]*[.$I$2]^2)/(([.$I$3]+40*TAN([.$B90]))*(COS([.$B90]))^2))" office:value-type="float" office:value="74.9449086672312" calcext:value-type="float">
            <text:p>74.9449086672312</text:p>
          </table:table-cell>
          <table:table-cell table:formula="of:=[.C90]*3.6" office:value-type="float" office:value="269.801671202032" calcext:value-type="float">
            <text:p>269.801671202032</text:p>
          </table:table-cell>
          <table:table-cell table:formula="of:=SQRT((0.5*[.$I$1]*[.$I$2]^2)/((-[.$I$5]+[.$I$3]+40*TAN([.$B90]))*(COS([.$B90]))^2))" office:value-type="float" office:value="75.0103280374294" calcext:value-type="float">
            <text:p>75.0103280374294</text:p>
          </table:table-cell>
          <table:table-cell table:formula="of:=[.E90]*3.6" office:value-type="float" office:value="270.037180934746" calcext:value-type="float">
            <text:p>270.03718093474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3.14159/180" office:value-type="float" office:value="1.55334172222222" calcext:value-type="float">
            <text:p>1.55334172222222</text:p>
          </table:table-cell>
          <table:table-cell table:formula="of:=SQRT((0.5*[.$I$1]*[.$I$2]^2)/(([.$I$3]+40*TAN([.$B91]))*(COS([.$B91]))^2))" office:value-type="float" office:value="105.993091557726" calcext:value-type="float">
            <text:p>105.993091557726</text:p>
          </table:table-cell>
          <table:table-cell table:formula="of:=[.C91]*3.6" office:value-type="float" office:value="381.575129607812" calcext:value-type="float">
            <text:p>381.575129607812</text:p>
          </table:table-cell>
          <table:table-cell table:formula="of:=SQRT((0.5*[.$I$1]*[.$I$2]^2)/((-[.$I$5]+[.$I$3]+40*TAN([.$B91]))*(COS([.$B91]))^2))" office:value-type="float" office:value="106.039343908084" calcext:value-type="float">
            <text:p>106.039343908084</text:p>
          </table:table-cell>
          <table:table-cell table:formula="of:=[.E91]*3.6" office:value-type="float" office:value="381.741638069104" calcext:value-type="float">
            <text:p>381.74163806910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3.14159/180" office:value-type="float" office:value="1.570795" calcext:value-type="float">
            <text:p>1.570795</text:p>
          </table:table-cell>
          <table:table-cell table:formula="of:=SQRT((0.5*[.$I$1]*[.$I$2]^2)/(([.$I$3]+40*TAN([.$B92]))*(COS([.$B92]))^2))" office:value-type="float" office:value="12160.3925063457" calcext:value-type="float">
            <text:p>12160.3925063457</text:p>
          </table:table-cell>
          <table:table-cell table:formula="of:=[.C92]*3.6" office:value-type="float" office:value="43777.4130228444" calcext:value-type="float">
            <text:p>43777.4130228444</text:p>
          </table:table-cell>
          <table:table-cell table:formula="of:=SQRT((0.5*[.$I$1]*[.$I$2]^2)/((-[.$I$5]+[.$I$3]+40*TAN([.$B92]))*(COS([.$B92]))^2))" office:value-type="float" office:value="12160.3929097043" calcext:value-type="float">
            <text:p>12160.3929097043</text:p>
          </table:table-cell>
          <table:table-cell table:formula="of:=[.E92]*3.6" office:value-type="float" office:value="43777.4144749355" calcext:value-type="float">
            <text:p>43777.41447493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08:14:20.469942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09:41:07.792561598</meta:creation-date>
    <dc:date>2020-06-15T10:33:16.329019757</dc:date>
    <meta:editing-duration>PT3H1M22S</meta:editing-duration>
    <meta:editing-cycles>21</meta:editing-cycles>
    <meta:generator>LibreOffice/6.4.4.2$Linux_X86_64 LibreOffice_project/40$Build-2</meta:generator>
    <meta:document-statistic meta:table-count="3" meta:cell-count="168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775cm" svg:y="0.316cm" chart:style-name="ch2">
          <text:p>trajectoire ballon (pour alpha = 20 degrés)</text:p>
        </chart:title>
        <chart:plot-area chart:style-name="ch3" table:cell-range-address="Sheet1.A2:Sheet1.B42 Sheet1.B1:Sheet1.B1" chart:data-source-has-labels="row" svg:x="1.33cm" svg:y="1.275cm" svg:width="14.349cm" svg:height="6.57cm">
          <chartooo:coordinate-region svg:x="1.872cm" svg:y="1.474cm" svg:width="13.62cm" svg:height="6.172cm"/>
          <chart:axis chart:dimension="x" chart:name="primary-x" chart:style-name="ch4">
            <chart:title svg:x="8.09cm" svg:y="8.025cm" chart:style-name="ch5">
              <text:p>x (m)</text:p>
            </chart:title>
          </chart:axis>
          <chart:axis chart:dimension="y" chart:name="primary-y" chart:style-name="ch4">
            <chart:title svg:x="0.451cm" svg:y="4.974cm" chart:style-name="ch6">
              <text:p>z (m)</text:p>
            </chart:title>
            <chart:grid chart:style-name="ch7" chart:class="major"/>
          </chart:axis>
          <chart:series chart:style-name="ch8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2</svg:desc>
                </draw:g>
              </table:table-cell>
              <table:table-cell office:value-type="float" office:value="1.7">
                <text:p>1.7</text:p>
                <draw:g>
                  <svg:desc>Sheet1.B2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4988466459011">
                <text:p>2.04988466459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37199897275368">
                <text:p>2.37199897275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6634292449074">
                <text:p>2.66634292449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3291651980126">
                <text:p>2.93291651980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17171975868526">
                <text:p>3.17171975868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38275264114273">
                <text:p>3.38275264114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56601516717368">
                <text:p>3.56601516717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7215073367781">
                <text:p>3.7215073367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84922914995599">
                <text:p>3.84922914995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94918060670736">
                <text:p>3.94918060670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0213617070322">
                <text:p>4.0213617070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06577245093052">
                <text:p>4.06577245093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08241283840231">
                <text:p>4.08241283840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07128286944757">
                <text:p>4.07128286944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0323825440663">
                <text:p>4.0323825440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96571186225851">
                <text:p>3.965711862258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87127082402419">
                <text:p>3.87127082402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74905942936335">
                <text:p>3.74905942936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59907767827598">
                <text:p>3.59907767827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42132557076208">
                <text:p>3.42132557076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21580310682166">
                <text:p>3.21580310682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98251028645471">
                <text:p>2.98251028645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72144710966123">
                <text:p>2.72144710966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43261357644123">
                <text:p>2.43261357644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1160096867947">
                <text:p>2.1160096867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77163544072164">
                <text:p>1.77163544072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949083822206">
                <text:p>1.39949083822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99575879295954">
                <text:p>0.999575879295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71890563943319">
                <text:p>0.571890563943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16434892164158">
                <text:p>0.116434892164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366791136041528">
                <text:p>-0.366791136041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877787520673743">
                <text:p>-0.8777875206737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41655426173248">
                <text:p>-1.41655426173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98309135921775">
                <text:p>-1.98309135921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2.57739881312955">
                <text:p>-2.57739881312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3.19947662346786">
                <text:p>-3.199476623467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3.84932479023271">
                <text:p>-3.84932479023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4.52694331342408">
                <text:p>-4.52694331342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5.23233219304198">
                <text:p>-5.23233219304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5.96549142908641">
                <text:p>-5.96549142908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7cm" xlink:href=".." xlink:type="simple" chart:class="chart:scatter" chart:style-name="ch1">
        <chart:title svg:x="4.773cm" svg:y="0.316cm" chart:style-name="ch2">
          <text:p>hauteur du ballon pour x = 40 m</text:p>
        </chart:title>
        <chart:plot-area chart:style-name="ch3" table:cell-range-address="Sheet1.J32:Sheet1.J57 Sheet1.L32:Sheet1.M57" svg:x="1.33cm" svg:y="1.275cm" svg:width="14.335cm" svg:height="6.571cm">
          <chartooo:coordinate-region svg:x="2.163cm" svg:y="1.474cm" svg:width="13.315cm" svg:height="6.173cm"/>
          <chart:axis chart:dimension="x" chart:name="primary-x" chart:style-name="ch4">
            <chart:title svg:x="7.157cm" svg:y="8.026cm" chart:style-name="ch5">
              <text:p>angle alpha (deg)</text:p>
            </chart:title>
          </chart:axis>
          <chart:axis chart:dimension="y" chart:name="primary-y" chart:style-name="ch4">
            <chart:title svg:x="0.451cm" svg:y="4.974cm" chart:style-name="ch6">
              <text:p>z (m)</text:p>
            </chart:title>
            <chart:grid chart:style-name="ch7" chart:class="major"/>
          </chart:axis>
          <chart:series chart:style-name="ch8" chart:values-cell-range-address="Sheet1.L32:Sheet1.L57" chart:class="chart:scatter">
            <chart:domain table:cell-range-address="Sheet1.J32:Sheet1.J57"/>
            <chart:data-point chart:repeated="26"/>
          </chart:series>
          <chart:series chart:style-name="ch9" chart:values-cell-range-address="Sheet1.M32:Sheet1.M57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J32:Sheet1.J57</svg:desc>
                </draw:g>
              </table:table-cell>
              <table:table-cell office:value-type="float" office:value="-1.37212946410652">
                <text:p>-1.37212946410652</text:p>
                <draw:g>
                  <svg:desc>Sheet1.L32:Sheet1.L57</svg:desc>
                </draw:g>
              </table:table-cell>
              <table:table-cell office:value-type="float" office:value="2">
                <text:p>2</text:p>
                <draw:g>
                  <svg:desc>Sheet1.M32:Sheet1.M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-0.975184627863036">
                <text:p>-0.9751846278630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-0.592180995540196">
                <text:p>-0.592180995540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-0.22407195379544">
                <text:p>-0.22407195379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128065673712368">
                <text:p>0.128065673712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463017125274345">
                <text:p>0.463017125274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779413119776874">
                <text:p>0.779413119776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.07571086345315">
                <text:p>1.07571086345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1.35017225280902">
                <text:p>1.35017225280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.6008388091558">
                <text:p>1.6008388091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.82550279246113">
                <text:p>1.82550279246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2.0216738359212">
                <text:p>2.0216738359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.18654031336409">
                <text:p>2.18654031336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2.31692449375912">
                <text:p>2.31692449375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2.40923034368509">
                <text:p>2.40923034368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2.45938260062484">
                <text:p>2.45938260062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2.4627554459087">
                <text:p>2.4627554459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2.41408874123622">
                <text:p>2.41408874123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2.30738933782697">
                <text:p>2.30738933782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2.13581439750024">
                <text:p>2.13581439750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1.89153294779986">
                <text:p>1.89153294779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1.56556098580739">
                <text:p>1.56556098580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1.14756429077579">
                <text:p>1.14756429077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0.62562162849962">
                <text:p>0.62562162849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">
                <text:p>54</text:p>
              </table:table-cell>
              <table:table-cell office:value-type="float" office:value="-0.0140608711464152">
                <text:p>-0.0140608711464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-0.787495845152701">
                <text:p>-0.78749584515270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2">
      <number:number number:decimal-places="4" loext:min-decimal-places="4"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3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3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3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3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3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3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3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3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3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3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3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3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3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2.302cm" svg:height="18.727cm" xlink:href=".." xlink:type="simple" chart:class="chart:scatter" chart:style-name="ch1">
        <chart:title svg:x="5.459cm" svg:y="0.509cm" chart:style-name="ch2">
          <text:p>trajectoire de la balle pour valeurs de alpha qui marchent
(pour V0 = 72 km/h et h0 = 1.70 m)</text:p>
        </chart:title>
        <chart:plot-area chart:style-name="ch3" table:cell-range-address="Sheet2.A4:Sheet2.O44" svg:x="1.457cm" svg:y="2.166cm" svg:width="20.399cm" svg:height="15.206cm">
          <chartooo:coordinate-region svg:x="2.846cm" svg:y="2.365cm" svg:width="18.744cm" svg:height="14.808cm"/>
          <chart:axis chart:dimension="x" chart:name="primary-x" chart:style-name="ch4">
            <chart:title svg:x="11.242cm" svg:y="17.746cm" chart:style-name="ch5">
              <text:p>x (m)</text:p>
            </chart:title>
          </chart:axis>
          <chart:axis chart:dimension="y" chart:name="primary-y" chart:style-name="ch6">
            <chart:title svg:x="0.451cm" svg:y="10.183cm" chart:style-name="ch7">
              <text:p>z (m)</text:p>
            </chart:title>
            <chart:grid chart:style-name="ch8" chart:class="major"/>
          </chart:axis>
          <chart:series chart:style-name="ch9" chart:values-cell-range-address="Sheet2.B4:Sheet2.B44" chart:class="chart:scatter">
            <chart:domain table:cell-range-address="Sheet2.A4:Sheet2.A44"/>
            <chart:data-point chart:repeated="41"/>
          </chart:series>
          <chart:series chart:style-name="ch10" chart:values-cell-range-address="Sheet2.C4:Sheet2.C44" chart:class="chart:scatter">
            <chart:data-point chart:repeated="41"/>
          </chart:series>
          <chart:series chart:style-name="ch11" chart:values-cell-range-address="Sheet2.D4:Sheet2.D44" chart:class="chart:scatter">
            <chart:data-point chart:repeated="41"/>
          </chart:series>
          <chart:series chart:style-name="ch12" chart:values-cell-range-address="Sheet2.E4:Sheet2.E44" chart:class="chart:scatter">
            <chart:data-point chart:repeated="41"/>
          </chart:series>
          <chart:series chart:style-name="ch13" chart:values-cell-range-address="Sheet2.F4:Sheet2.F44" chart:class="chart:scatter">
            <chart:data-point chart:repeated="41"/>
          </chart:series>
          <chart:series chart:style-name="ch14" chart:values-cell-range-address="Sheet2.G4:Sheet2.G44" chart:class="chart:scatter">
            <chart:data-point chart:repeated="41"/>
          </chart:series>
          <chart:series chart:style-name="ch15" chart:values-cell-range-address="Sheet2.H4:Sheet2.H44" chart:class="chart:scatter">
            <chart:data-point chart:repeated="41"/>
          </chart:series>
          <chart:series chart:style-name="ch16" chart:values-cell-range-address="Sheet2.I4:Sheet2.I44" chart:class="chart:scatter">
            <chart:data-point chart:repeated="41"/>
          </chart:series>
          <chart:series chart:style-name="ch17" chart:values-cell-range-address="Sheet2.J4:Sheet2.J44" chart:class="chart:scatter">
            <chart:data-point chart:repeated="41"/>
          </chart:series>
          <chart:series chart:style-name="ch18" chart:values-cell-range-address="Sheet2.K4:Sheet2.K44" chart:class="chart:scatter">
            <chart:data-point chart:repeated="41"/>
          </chart:series>
          <chart:series chart:style-name="ch19" chart:values-cell-range-address="Sheet2.L4:Sheet2.L44" chart:class="chart:scatter">
            <chart:data-point chart:repeated="41"/>
          </chart:series>
          <chart:series chart:style-name="ch20" chart:values-cell-range-address="Sheet2.M4:Sheet2.M44" chart:class="chart:scatter">
            <chart:data-point chart:repeated="41"/>
          </chart:series>
          <chart:series chart:style-name="ch21" chart:values-cell-range-address="Sheet2.N4:Sheet2.N44" chart:class="chart:scatter">
            <chart:data-point chart:repeated="41"/>
          </chart:series>
          <chart:series chart:style-name="ch22" chart:values-cell-range-address="Sheet2.O4:Sheet2.O44" chart:class="chart:scatter">
            <chart:data-point chart:repeated="4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:Sheet2.A44</svg:desc>
                </draw:g>
              </table:table-cell>
              <table:table-cell office:value-type="float" office:value="2">
                <text:p>2</text:p>
                <draw:g>
                  <svg:desc>Sheet2.B4:Sheet2.B44</svg:desc>
                </draw:g>
              </table:table-cell>
              <table:table-cell office:value-type="float" office:value="1.7">
                <text:p>1.7</text:p>
                <draw:g>
                  <svg:desc>Sheet2.C4:Sheet2.C44</svg:desc>
                </draw:g>
              </table:table-cell>
              <table:table-cell office:value-type="float" office:value="1.7">
                <text:p>1.7</text:p>
                <draw:g>
                  <svg:desc>Sheet2.D4:Sheet2.D44</svg:desc>
                </draw:g>
              </table:table-cell>
              <table:table-cell office:value-type="float" office:value="1.7">
                <text:p>1.7</text:p>
                <draw:g>
                  <svg:desc>Sheet2.E4:Sheet2.E44</svg:desc>
                </draw:g>
              </table:table-cell>
              <table:table-cell office:value-type="float" office:value="1.7">
                <text:p>1.7</text:p>
                <draw:g>
                  <svg:desc>Sheet2.F4:Sheet2.F44</svg:desc>
                </draw:g>
              </table:table-cell>
              <table:table-cell office:value-type="float" office:value="1.7">
                <text:p>1.7</text:p>
                <draw:g>
                  <svg:desc>Sheet2.G4:Sheet2.G44</svg:desc>
                </draw:g>
              </table:table-cell>
              <table:table-cell office:value-type="float" office:value="1.7">
                <text:p>1.7</text:p>
                <draw:g>
                  <svg:desc>Sheet2.H4:Sheet2.H44</svg:desc>
                </draw:g>
              </table:table-cell>
              <table:table-cell office:value-type="float" office:value="1.7">
                <text:p>1.7</text:p>
                <draw:g>
                  <svg:desc>Sheet2.I4:Sheet2.I44</svg:desc>
                </draw:g>
              </table:table-cell>
              <table:table-cell office:value-type="float" office:value="1.7">
                <text:p>1.7</text:p>
                <draw:g>
                  <svg:desc>Sheet2.J4:Sheet2.J44</svg:desc>
                </draw:g>
              </table:table-cell>
              <table:table-cell office:value-type="float" office:value="1.7">
                <text:p>1.7</text:p>
                <draw:g>
                  <svg:desc>Sheet2.K4:Sheet2.K44</svg:desc>
                </draw:g>
              </table:table-cell>
              <table:table-cell office:value-type="float" office:value="1.7">
                <text:p>1.7</text:p>
                <draw:g>
                  <svg:desc>Sheet2.L4:Sheet2.L44</svg:desc>
                </draw:g>
              </table:table-cell>
              <table:table-cell office:value-type="float" office:value="1.7">
                <text:p>1.7</text:p>
                <draw:g>
                  <svg:desc>Sheet2.M4:Sheet2.M44</svg:desc>
                </draw:g>
              </table:table-cell>
              <table:table-cell office:value-type="float" office:value="1.7">
                <text:p>1.7</text:p>
                <draw:g>
                  <svg:desc>Sheet2.N4:Sheet2.N44</svg:desc>
                </draw:g>
              </table:table-cell>
              <table:table-cell office:value-type="float" office:value="1.7">
                <text:p>1.7</text:p>
                <draw:g>
                  <svg:desc>Sheet2.O4:Sheet2.O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33197294570544">
                <text:p>2.33197294570544</text:p>
              </table:table-cell>
              <table:table-cell office:value-type="float" office:value="2.35666633130275">
                <text:p>2.35666633130275</text:p>
              </table:table-cell>
              <table:table-cell office:value-type="float" office:value="2.38193209402065">
                <text:p>2.38193209402065</text:p>
              </table:table-cell>
              <table:table-cell office:value-type="float" office:value="2.40780629873732">
                <text:p>2.40780629873732</text:p>
              </table:table-cell>
              <table:table-cell office:value-type="float" office:value="2.43432752726166">
                <text:p>2.43432752726166</text:p>
              </table:table-cell>
              <table:table-cell office:value-type="float" office:value="2.46153712297932">
                <text:p>2.46153712297932</text:p>
              </table:table-cell>
              <table:table-cell office:value-type="float" office:value="2.48947946354964">
                <text:p>2.48947946354964</text:p>
              </table:table-cell>
              <table:table-cell office:value-type="float" office:value="2.5182022655364">
                <text:p>2.5182022655364</text:p>
              </table:table-cell>
              <table:table-cell office:value-type="float" office:value="2.86207321861254">
                <text:p>2.86207321861254</text:p>
              </table:table-cell>
              <table:table-cell office:value-type="float" office:value="2.90393285890008">
                <text:p>2.90393285890008</text:p>
              </table:table-cell>
              <table:table-cell office:value-type="float" office:value="2.94758812545825">
                <text:p>2.94758812545825</text:p>
              </table:table-cell>
              <table:table-cell office:value-type="float" office:value="2.99318538393862">
                <text:p>2.99318538393862</text:p>
              </table:table-cell>
              <table:table-cell office:value-type="float" office:value="3.04088678063677">
                <text:p>3.04088678063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2907797974554">
                <text:p>2.92907797974554</text:p>
              </table:table-cell>
              <table:table-cell office:value-type="float" office:value="2.97764975007714">
                <text:p>2.97764975007714</text:p>
              </table:table-cell>
              <table:table-cell office:value-type="float" office:value="3.02731483757035">
                <text:p>3.02731483757035</text:p>
              </table:table-cell>
              <table:table-cell office:value-type="float" office:value="3.07814176066769">
                <text:p>3.07814176066769</text:p>
              </table:table-cell>
              <table:table-cell office:value-type="float" office:value="3.1302037192328">
                <text:p>3.1302037192328</text:p>
              </table:table-cell>
              <table:table-cell office:value-type="float" office:value="3.18357904321068">
                <text:p>3.18357904321068</text:p>
              </table:table-cell>
              <table:table-cell office:value-type="float" office:value="3.23835169173644">
                <text:p>3.23835169173644</text:p>
              </table:table-cell>
              <table:table-cell office:value-type="float" office:value="3.29461180954606">
                <text:p>3.29461180954606</text:p>
              </table:table-cell>
              <table:table-cell office:value-type="float" office:value="3.96478925727045">
                <text:p>3.96478925727045</text:p>
              </table:table-cell>
              <table:table-cell office:value-type="float" office:value="4.04594091932779">
                <text:p>4.04594091932779</text:p>
              </table:table-cell>
              <table:table-cell office:value-type="float" office:value="4.13047328236967">
                <text:p>4.13047328236967</text:p>
              </table:table-cell>
              <table:table-cell office:value-type="float" office:value="4.21865620711476">
                <text:p>4.21865620711476</text:p>
              </table:table-cell>
              <table:table-cell office:value-type="float" office:value="4.31078788997314">
                <text:p>4.31078788997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49131510212029">
                <text:p>3.49131510212029</text:p>
              </table:table-cell>
              <table:table-cell office:value-type="float" office:value="3.56295025632318">
                <text:p>3.56295025632318</text:p>
              </table:table-cell>
              <table:table-cell office:value-type="float" office:value="3.63614823064912">
                <text:p>3.63614823064912</text:p>
              </table:table-cell>
              <table:table-cell office:value-type="float" office:value="3.71100638579112">
                <text:p>3.71100638579112</text:p>
              </table:table-cell>
              <table:table-cell office:value-type="float" office:value="3.78762857591342">
                <text:p>3.78762857591342</text:p>
              </table:table-cell>
              <table:table-cell office:value-type="float" office:value="3.86612576069409">
                <text:p>3.86612576069409</text:p>
              </table:table-cell>
              <table:table-cell office:value-type="float" office:value="3.9466166845604">
                <text:p>3.9466166845604</text:p>
              </table:table-cell>
              <table:table-cell office:value-type="float" office:value="4.02922863202898">
                <text:p>4.02922863202898</text:p>
              </table:table-cell>
              <table:table-cell office:value-type="float" office:value="5.00814811597374">
                <text:p>5.00814811597374</text:p>
              </table:table-cell>
              <table:table-cell office:value-type="float" office:value="5.12602418128314">
                <text:p>5.12602418128314</text:p>
              </table:table-cell>
              <table:table-cell office:value-type="float" office:value="5.24865547073425">
                <text:p>5.24865547073425</text:p>
              </table:table-cell>
              <table:table-cell office:value-type="float" office:value="5.3764124695284">
                <text:p>5.3764124695284</text:p>
              </table:table-cell>
              <table:table-cell office:value-type="float" office:value="5.50970332800912">
                <text:p>5.50970332800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.0186843128297">
                <text:p>4.0186843128297</text:p>
              </table:table-cell>
              <table:table-cell office:value-type="float" office:value="4.11256785004086">
                <text:p>4.11256785004086</text:p>
              </table:table-cell>
              <table:table-cell office:value-type="float" office:value="4.20843227325695">
                <text:p>4.20843227325695</text:p>
              </table:table-cell>
              <table:table-cell office:value-type="float" office:value="4.3064001741076">
                <text:p>4.3064001741076</text:p>
              </table:table-cell>
              <table:table-cell office:value-type="float" office:value="4.40660209730351">
                <text:p>4.40660209730351</text:p>
              </table:table-cell>
              <table:table-cell office:value-type="float" office:value="4.50917727542955">
                <text:p>4.50917727542955</text:p>
              </table:table-cell>
              <table:table-cell office:value-type="float" office:value="4.61427444202151">
                <text:p>4.61427444202151</text:p>
              </table:table-cell>
              <table:table-cell office:value-type="float" office:value="4.72205273298515">
                <text:p>4.72205273298515</text:p>
              </table:table-cell>
              <table:table-cell office:value-type="float" office:value="5.99214979472241">
                <text:p>5.99214979472241</text:p>
              </table:table-cell>
              <table:table-cell office:value-type="float" office:value="6.14418264476612">
                <text:p>6.14418264476612</text:p>
              </table:table-cell>
              <table:table-cell office:value-type="float" office:value="6.302134690552">
                <text:p>6.302134690552</text:p>
              </table:table-cell>
              <table:table-cell office:value-type="float" office:value="6.46645417117955">
                <text:p>6.46645417117955</text:p>
              </table:table-cell>
              <table:table-cell office:value-type="float" office:value="6.6376330947447">
                <text:p>6.6376330947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.51118561187376">
                <text:p>4.51118561187376</text:p>
              </table:table-cell>
              <table:table-cell office:value-type="float" office:value="4.62650253123019">
                <text:p>4.62650253123019</text:p>
              </table:table-cell>
              <table:table-cell office:value-type="float" office:value="4.74416696539384">
                <text:p>4.74416696539384</text:p>
              </table:table-cell>
              <table:table-cell office:value-type="float" office:value="4.86432312561715">
                <text:p>4.86432312561715</text:p>
              </table:table-cell>
              <table:table-cell office:value-type="float" office:value="4.98712428340308">
                <text:p>4.98712428340308</text:p>
              </table:table-cell>
              <table:table-cell office:value-type="float" office:value="5.11273358741705">
                <text:p>5.11273358741705</text:p>
              </table:table-cell>
              <table:table-cell office:value-type="float" office:value="5.24132496411977">
                <text:p>5.24132496411977</text:p>
              </table:table-cell>
              <table:table-cell office:value-type="float" office:value="5.37308411241459">
                <text:p>5.37308411241459</text:p>
              </table:table-cell>
              <table:table-cell office:value-type="float" office:value="6.91679429351645">
                <text:p>6.91679429351645</text:p>
              </table:table-cell>
              <table:table-cell office:value-type="float" office:value="7.10041630977674">
                <text:p>7.10041630977674</text:p>
              </table:table-cell>
              <table:table-cell office:value-type="float" office:value="7.29091094182291">
                <text:p>7.29091094182291</text:p>
              </table:table-cell>
              <table:table-cell office:value-type="float" office:value="7.48878131206822">
                <text:p>7.48878131206822</text:p>
              </table:table-cell>
              <table:table-cell office:value-type="float" office:value="7.69457719017989">
                <text:p>7.69457719017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.96881899925248">
                <text:p>4.96881899925248</text:p>
              </table:table-cell>
              <table:table-cell office:value-type="float" office:value="5.10475429989117">
                <text:p>5.10475429989117</text:p>
              </table:table-cell>
              <table:table-cell office:value-type="float" office:value="5.24335230705979">
                <text:p>5.24335230705979</text:p>
              </table:table-cell>
              <table:table-cell office:value-type="float" office:value="5.38477524031975">
                <text:p>5.38477524031975</text:p>
              </table:table-cell>
              <table:table-cell office:value-type="float" office:value="5.52919513421213">
                <text:p>5.52919513421213</text:p>
              </table:table-cell>
              <table:table-cell office:value-type="float" office:value="5.6767946966566">
                <text:p>5.6767946966566</text:p>
              </table:table-cell>
              <table:table-cell office:value-type="float" office:value="5.8277682508552">
                <text:p>5.8277682508552</text:p>
              </table:table-cell>
              <table:table-cell office:value-type="float" office:value="5.98232277031728">
                <text:p>5.98232277031728</text:p>
              </table:table-cell>
              <table:table-cell office:value-type="float" office:value="7.78208161235587">
                <text:p>7.78208161235587</text:p>
              </table:table-cell>
              <table:table-cell office:value-type="float" office:value="7.99472517631499">
                <text:p>7.99472517631499</text:p>
              </table:table-cell>
              <table:table-cell office:value-type="float" office:value="8.21498422454699">
                <text:p>8.21498422454699</text:p>
              </table:table-cell>
              <table:table-cell office:value-type="float" office:value="8.44339389219439">
                <text:p>8.44339389219439</text:p>
              </table:table-cell>
              <table:table-cell office:value-type="float" office:value="8.68053561431468">
                <text:p>8.68053561431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.39158447496585">
                <text:p>5.39158447496585</text:p>
              </table:table-cell>
              <table:table-cell office:value-type="float" office:value="5.5473231560238">
                <text:p>5.5473231560238</text:p>
              </table:table-cell>
              <table:table-cell office:value-type="float" office:value="5.7059882982548">
                <text:p>5.7059882982548</text:p>
              </table:table-cell>
              <table:table-cell office:value-type="float" office:value="5.86775651821541">
                <text:p>5.86775651821541</text:p>
              </table:table-cell>
              <table:table-cell office:value-type="float" office:value="6.03281464973066">
                <text:p>6.03281464973066</text:p>
              </table:table-cell>
              <table:table-cell office:value-type="float" office:value="6.20136060314819">
                <text:p>6.20136060314819</text:p>
              </table:table-cell>
              <table:table-cell office:value-type="float" office:value="6.37360430222777">
                <text:p>6.37360430222777</text:p>
              </table:table-cell>
              <table:table-cell office:value-type="float" office:value="6.54976870669323">
                <text:p>6.54976870669323</text:p>
              </table:table-cell>
              <table:table-cell office:value-type="float" office:value="8.58801175124068">
                <text:p>8.58801175124068</text:p>
              </table:table-cell>
              <table:table-cell office:value-type="float" office:value="8.82710924438087">
                <text:p>8.82710924438087</text:p>
              </table:table-cell>
              <table:table-cell office:value-type="float" office:value="9.07435453872423">
                <text:p>9.07435453872423</text:p>
              </table:table-cell>
              <table:table-cell office:value-type="float" office:value="9.33029191155807">
                <text:p>9.33029191155807</text:p>
              </table:table-cell>
              <table:table-cell office:value-type="float" office:value="9.59550836714908">
                <text:p>9.59550836714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77948203901388">
                <text:p>5.77948203901388</text:p>
              </table:table-cell>
              <table:table-cell office:value-type="float" office:value="5.95420909962806">
                <text:p>5.95420909962806</text:p>
              </table:table-cell>
              <table:table-cell office:value-type="float" office:value="6.13207493897888">
                <text:p>6.13207493897888</text:p>
              </table:table-cell>
              <table:table-cell office:value-type="float" office:value="6.31326695930412">
                <text:p>6.31326695930412</text:p>
              </table:table-cell>
              <table:table-cell office:value-type="float" office:value="6.49798282995867">
                <text:p>6.49798282995867</text:p>
              </table:table-cell>
              <table:table-cell office:value-type="float" office:value="6.68643130689183">
                <text:p>6.68643130689183</text:p>
              </table:table-cell>
              <table:table-cell office:value-type="float" office:value="6.87883311823751">
                <text:p>6.87883311823751</text:p>
              </table:table-cell>
              <table:table-cell office:value-type="float" office:value="7.07542192154244">
                <text:p>7.07542192154244</text:p>
              </table:table-cell>
              <table:table-cell office:value-type="float" office:value="9.33458471017085">
                <text:p>9.33458471017085</text:p>
              </table:table-cell>
              <table:table-cell office:value-type="float" office:value="9.59756851397439">
                <text:p>9.59756851397439</text:p>
              </table:table-cell>
              <table:table-cell office:value-type="float" office:value="9.86902188435463">
                <text:p>9.86902188435463</text:p>
              </table:table-cell>
              <table:table-cell office:value-type="float" office:value="10.1494753701593">
                <text:p>10.1494753701593</text:p>
              </table:table-cell>
              <table:table-cell office:value-type="float" office:value="10.4394954486831">
                <text:p>10.4394954486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.13251169139657">
                <text:p>6.13251169139657</text:p>
              </table:table-cell>
              <table:table-cell office:value-type="float" office:value="6.32541213070398">
                <text:p>6.32541213070398</text:p>
              </table:table-cell>
              <table:table-cell office:value-type="float" office:value="6.52161222923201">
                <text:p>6.52161222923201</text:p>
              </table:table-cell>
              <table:table-cell office:value-type="float" office:value="6.7213065635859">
                <text:p>6.7213065635859</text:p>
              </table:table-cell>
              <table:table-cell office:value-type="float" office:value="6.92469967489615">
                <text:p>6.92469967489615</text:p>
              </table:table-cell>
              <table:table-cell office:value-type="float" office:value="7.13200680788752">
                <text:p>7.13200680788752</text:p>
              </table:table-cell>
              <table:table-cell office:value-type="float" office:value="7.3434546988844">
                <text:p>7.3434546988844</text:p>
              </table:table-cell>
              <table:table-cell office:value-type="float" office:value="7.55928241486491">
                <text:p>7.55928241486491</text:p>
              </table:table-cell>
              <table:table-cell office:value-type="float" office:value="10.0218004891464">
                <text:p>10.0218004891464</text:p>
              </table:table-cell>
              <table:table-cell office:value-type="float" office:value="10.3061029850955">
                <text:p>10.3061029850955</text:p>
              </table:table-cell>
              <table:table-cell office:value-type="float" office:value="10.5989862614382">
                <text:p>10.5989862614382</text:p>
              </table:table-cell>
              <table:table-cell office:value-type="float" office:value="10.900944267998">
                <text:p>10.900944267998</text:p>
              </table:table-cell>
              <table:table-cell office:value-type="float" office:value="11.2124968589167">
                <text:p>11.2124968589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.4506734321139">
                <text:p>6.4506734321139</text:p>
              </table:table-cell>
              <table:table-cell office:value-type="float" office:value="6.66093224925154">
                <text:p>6.66093224925154</text:p>
              </table:table-cell>
              <table:table-cell office:value-type="float" office:value="6.8746001690142">
                <text:p>6.8746001690142</text:p>
              </table:table-cell>
              <table:table-cell office:value-type="float" office:value="7.09187533106073">
                <text:p>7.09187533106073</text:p>
              </table:table-cell>
              <table:table-cell office:value-type="float" office:value="7.31296518454311">
                <text:p>7.31296518454311</text:p>
              </table:table-cell>
              <table:table-cell office:value-type="float" office:value="7.53808710613525">
                <text:p>7.53808710613525</text:p>
              </table:table-cell>
              <table:table-cell office:value-type="float" office:value="7.76746904416844">
                <text:p>7.76746904416844</text:p>
              </table:table-cell>
              <table:table-cell office:value-type="float" office:value="8.00135018666063">
                <text:p>8.00135018666063</text:p>
              </table:table-cell>
              <table:table-cell office:value-type="float" office:value="10.6496590881673">
                <text:p>10.6496590881673</text:p>
              </table:table-cell>
              <table:table-cell office:value-type="float" office:value="10.9527126577443">
                <text:p>10.9527126577443</text:p>
              </table:table-cell>
              <table:table-cell office:value-type="float" office:value="11.2642476699749">
                <text:p>11.2642476699749</text:p>
              </table:table-cell>
              <table:table-cell office:value-type="float" office:value="11.5846986050742">
                <text:p>11.5846986050742</text:p>
              </table:table-cell>
              <table:table-cell office:value-type="float" office:value="11.9145125978499">
                <text:p>11.9145125978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.7339672611659">
                <text:p>6.7339672611659</text:p>
              </table:table-cell>
              <table:table-cell office:value-type="float" office:value="6.96076945527075">
                <text:p>6.96076945527075</text:p>
              </table:table-cell>
              <table:table-cell office:value-type="float" office:value="7.19103875832546">
                <text:p>7.19103875832546</text:p>
              </table:table-cell>
              <table:table-cell office:value-type="float" office:value="7.42497326172861">
                <text:p>7.42497326172861</text:p>
              </table:table-cell>
              <table:table-cell office:value-type="float" office:value="7.66277935889954">
                <text:p>7.66277935889954</text:p>
              </table:table-cell>
              <table:table-cell office:value-type="float" office:value="7.90467220163503">
                <text:p>7.90467220163503</text:p>
              </table:table-cell>
              <table:table-cell office:value-type="float" office:value="8.15087615408965">
                <text:p>8.15087615408965</text:p>
              </table:table-cell>
              <table:table-cell office:value-type="float" office:value="8.40162523692962">
                <text:p>8.40162523692962</text:p>
              </table:table-cell>
              <table:table-cell office:value-type="float" office:value="11.2181605072336">
                <text:p>11.2181605072336</text:p>
              </table:table-cell>
              <table:table-cell office:value-type="float" office:value="11.5373975319207">
                <text:p>11.5373975319207</text:p>
              </table:table-cell>
              <table:table-cell office:value-type="float" office:value="11.8648061099648">
                <text:p>11.8648061099648</text:p>
              </table:table-cell>
              <table:table-cell office:value-type="float" office:value="12.2007383813879">
                <text:p>12.2007383813879</text:p>
              </table:table-cell>
              <table:table-cell office:value-type="float" office:value="12.5455426654827">
                <text:p>12.5455426654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.98239317855255">
                <text:p>6.98239317855255</text:p>
              </table:table-cell>
              <table:table-cell office:value-type="float" office:value="7.22492374876161">
                <text:p>7.22492374876161</text:p>
              </table:table-cell>
              <table:table-cell office:value-type="float" office:value="7.47092799716578">
                <text:p>7.47092799716578</text:p>
              </table:table-cell>
              <table:table-cell office:value-type="float" office:value="7.72060035558956">
                <text:p>7.72060035558956</text:p>
              </table:table-cell>
              <table:table-cell office:value-type="float" office:value="7.97414219796546">
                <text:p>7.97414219796546</text:p>
              </table:table-cell>
              <table:table-cell office:value-type="float" office:value="8.23176209438686">
                <text:p>8.23176209438686</text:p>
              </table:table-cell>
              <table:table-cell office:value-type="float" office:value="8.493676028648">
                <text:p>8.493676028648</text:p>
              </table:table-cell>
              <table:table-cell office:value-type="float" office:value="8.76010756567186">
                <text:p>8.76010756567186</text:p>
              </table:table-cell>
              <table:table-cell office:value-type="float" office:value="11.7273047463453">
                <text:p>11.7273047463453</text:p>
              </table:table-cell>
              <table:table-cell office:value-type="float" office:value="12.0601576076248">
                <text:p>12.0601576076248</text:p>
              </table:table-cell>
              <table:table-cell office:value-type="float" office:value="12.4006615814079">
                <text:p>12.4006615814079</text:p>
              </table:table-cell>
              <table:table-cell office:value-type="float" office:value="12.7490635969391">
                <text:p>12.7490635969391</text:p>
              </table:table-cell>
              <table:table-cell office:value-type="float" office:value="13.1055870618152">
                <text:p>13.1055870618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7.19595118427385">
                <text:p>7.19595118427385</text:p>
              </table:table-cell>
              <table:table-cell office:value-type="float" office:value="7.45339512972411">
                <text:p>7.45339512972411</text:p>
              </table:table-cell>
              <table:table-cell office:value-type="float" office:value="7.71426788553516">
                <text:p>7.71426788553516</text:p>
              </table:table-cell>
              <table:table-cell office:value-type="float" office:value="7.97875661264356">
                <text:p>7.97875661264356</text:p>
              </table:table-cell>
              <table:table-cell office:value-type="float" office:value="8.24705370174085">
                <text:p>8.24705370174085</text:p>
              </table:table-cell>
              <table:table-cell office:value-type="float" office:value="8.51935678439073">
                <text:p>8.51935678439073</text:p>
              </table:table-cell>
              <table:table-cell office:value-type="float" office:value="8.79586866784352">
                <text:p>8.79586866784352</text:p>
              </table:table-cell>
              <table:table-cell office:value-type="float" office:value="9.07679717288737">
                <text:p>9.07679717288737</text:p>
              </table:table-cell>
              <table:table-cell office:value-type="float" office:value="12.1770918055024">
                <text:p>12.1770918055024</text:p>
              </table:table-cell>
              <table:table-cell office:value-type="float" office:value="12.5209928848565">
                <text:p>12.5209928848565</text:p>
              </table:table-cell>
              <table:table-cell office:value-type="float" office:value="12.8718140843041">
                <text:p>12.8718140843041</text:p>
              </table:table-cell>
              <table:table-cell office:value-type="float" office:value="13.2296742517279">
                <text:p>13.2296742517279</text:p>
              </table:table-cell>
              <table:table-cell office:value-type="float" office:value="13.5946457868472">
                <text:p>13.5946457868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7.37464127832981">
                <text:p>7.37464127832981</text:p>
              </table:table-cell>
              <table:table-cell office:value-type="float" office:value="7.64618359815826">
                <text:p>7.64618359815826</text:p>
              </table:table-cell>
              <table:table-cell office:value-type="float" office:value="7.9210584234336">
                <text:p>7.9210584234336</text:p>
              </table:table-cell>
              <table:table-cell office:value-type="float" office:value="8.19944203289062">
                <text:p>8.19944203289062</text:p>
              </table:table-cell>
              <table:table-cell office:value-type="float" office:value="8.48151387022572">
                <text:p>8.48151387022572</text:p>
              </table:table-cell>
              <table:table-cell office:value-type="float" office:value="8.76745627164664">
                <text:p>8.76745627164664</text:p>
              </table:table-cell>
              <table:table-cell office:value-type="float" office:value="9.05745407167619">
                <text:p>9.05745407167619</text:p>
              </table:table-cell>
              <table:table-cell office:value-type="float" office:value="9.35169405857613">
                <text:p>9.35169405857613</text:p>
              </table:table-cell>
              <table:table-cell office:value-type="float" office:value="12.5675216847048">
                <text:p>12.5675216847048</text:p>
              </table:table-cell>
              <table:table-cell office:value-type="float" office:value="12.9199033636158">
                <text:p>12.9199033636158</text:p>
              </table:table-cell>
              <table:table-cell office:value-type="float" office:value="13.2782636186535">
                <text:p>13.2782636186535</text:p>
              </table:table-cell>
              <table:table-cell office:value-type="float" office:value="13.6425703457541">
                <text:p>13.6425703457541</text:p>
              </table:table-cell>
              <table:table-cell office:value-type="float" office:value="14.0127188405788">
                <text:p>14.0127188405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7.51846346072043">
                <text:p>7.51846346072043</text:p>
              </table:table-cell>
              <table:table-cell office:value-type="float" office:value="7.80328915406406">
                <text:p>7.80328915406406</text:p>
              </table:table-cell>
              <table:table-cell office:value-type="float" office:value="8.0912996108611">
                <text:p>8.0912996108611</text:p>
              </table:table-cell>
              <table:table-cell office:value-type="float" office:value="8.38265661633074">
                <text:p>8.38265661633074</text:p>
              </table:table-cell>
              <table:table-cell office:value-type="float" office:value="8.67752270342007">
                <text:p>8.67752270342007</text:p>
              </table:table-cell>
              <table:table-cell office:value-type="float" office:value="8.97606055615461">
                <text:p>8.97606055615461</text:p>
              </table:table-cell>
              <table:table-cell office:value-type="float" office:value="9.27843224014601">
                <text:p>9.27843224014601</text:p>
              </table:table-cell>
              <table:table-cell office:value-type="float" office:value="9.58479822273815">
                <text:p>9.58479822273815</text:p>
              </table:table-cell>
              <table:table-cell office:value-type="float" office:value="12.8985943839527">
                <text:p>12.8985943839527</text:p>
              </table:table-cell>
              <table:table-cell office:value-type="float" office:value="13.2568890439027">
                <text:p>13.2568890439027</text:p>
              </table:table-cell>
              <table:table-cell office:value-type="float" office:value="13.6200101844561">
                <text:p>13.6200101844561</text:p>
              </table:table-cell>
              <table:table-cell office:value-type="float" office:value="13.9877518790179">
                <text:p>13.9877518790179</text:p>
              </table:table-cell>
              <table:table-cell office:value-type="float" office:value="14.3598062230101">
                <text:p>14.3598062230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7.62741773144569">
                <text:p>7.62741773144569</text:p>
              </table:table-cell>
              <table:table-cell office:value-type="float" office:value="7.9247117974415">
                <text:p>7.9247117974415</text:p>
              </table:table-cell>
              <table:table-cell office:value-type="float" office:value="8.22499144781766">
                <text:p>8.22499144781766</text:p>
              </table:table-cell>
              <table:table-cell office:value-type="float" office:value="8.52840036296391">
                <text:p>8.52840036296391</text:p>
              </table:table-cell>
              <table:table-cell office:value-type="float" office:value="8.83508020132389">
                <text:p>8.83508020132389</text:p>
              </table:table-cell>
              <table:table-cell office:value-type="float" office:value="9.14516963791462">
                <text:p>9.14516963791462</text:p>
              </table:table-cell>
              <table:table-cell office:value-type="float" office:value="9.45880317325299">
                <text:p>9.45880317325299</text:p>
              </table:table-cell>
              <table:table-cell office:value-type="float" office:value="9.77610966537343">
                <text:p>9.77610966537343</text:p>
              </table:table-cell>
              <table:table-cell office:value-type="float" office:value="13.1703099032459">
                <text:p>13.1703099032459</text:p>
              </table:table-cell>
              <table:table-cell office:value-type="float" office:value="13.5319499257173">
                <text:p>13.5319499257173</text:p>
              </table:table-cell>
              <table:table-cell office:value-type="float" office:value="13.8970537817118">
                <text:p>13.8970537817118</text:p>
              </table:table-cell>
              <table:table-cell office:value-type="float" office:value="14.2652188515192">
                <text:p>14.2652188515192</text:p>
              </table:table-cell>
              <table:table-cell office:value-type="float" office:value="14.6359079341409">
                <text:p>14.6359079341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.70150409050562">
                <text:p>7.70150409050562</text:p>
              </table:table-cell>
              <table:table-cell office:value-type="float" office:value="8.01045152829058">
                <text:p>8.01045152829058</text:p>
              </table:table-cell>
              <table:table-cell office:value-type="float" office:value="8.32213393430328">
                <text:p>8.32213393430328</text:p>
              </table:table-cell>
              <table:table-cell office:value-type="float" office:value="8.63667327279014">
                <text:p>8.63667327279014</text:p>
              </table:table-cell>
              <table:table-cell office:value-type="float" office:value="8.9541863639372">
                <text:p>8.9541863639372</text:p>
              </table:table-cell>
              <table:table-cell office:value-type="float" office:value="9.27478351692668">
                <text:p>9.27478351692668</text:p>
              </table:table-cell>
              <table:table-cell office:value-type="float" office:value="9.59856687099713">
                <text:p>9.59856687099713</text:p>
              </table:table-cell>
              <table:table-cell office:value-type="float" office:value="9.92562838648196">
                <text:p>9.92562838648196</text:p>
              </table:table-cell>
              <table:table-cell office:value-type="float" office:value="13.3826682425844">
                <text:p>13.3826682425844</text:p>
              </table:table-cell>
              <table:table-cell office:value-type="float" office:value="13.7450860090596">
                <text:p>13.7450860090596</text:p>
              </table:table-cell>
              <table:table-cell office:value-type="float" office:value="14.1093944104207">
                <text:p>14.1093944104207</text:p>
              </table:table-cell>
              <table:table-cell office:value-type="float" office:value="14.474971263258">
                <text:p>14.474971263258</text:p>
              </table:table-cell>
              <table:table-cell office:value-type="float" office:value="14.8410239739714">
                <text:p>14.8410239739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7.7407225379002">
                <text:p>7.7407225379002</text:p>
              </table:table-cell>
              <table:table-cell office:value-type="float" office:value="8.06050834661132">
                <text:p>8.06050834661132</text:p>
              </table:table-cell>
              <table:table-cell office:value-type="float" office:value="8.38272707031797">
                <text:p>8.38272707031797</text:p>
              </table:table-cell>
              <table:table-cell office:value-type="float" office:value="8.70747534580943">
                <text:p>8.70747534580943</text:p>
              </table:table-cell>
              <table:table-cell office:value-type="float" office:value="9.03484119125998">
                <text:p>9.03484119125998</text:p>
              </table:table-cell>
              <table:table-cell office:value-type="float" office:value="9.36490219319078">
                <text:p>9.36490219319078</text:p>
              </table:table-cell>
              <table:table-cell office:value-type="float" office:value="9.69772333337842">
                <text:p>9.69772333337842</text:p>
              </table:table-cell>
              <table:table-cell office:value-type="float" office:value="10.0333543860638">
                <text:p>10.0333543860638</text:p>
              </table:table-cell>
              <table:table-cell office:value-type="float" office:value="13.5356694019684">
                <text:p>13.5356694019684</text:p>
              </table:table-cell>
              <table:table-cell office:value-type="float" office:value="13.8962972939294">
                <text:p>13.8962972939294</text:p>
              </table:table-cell>
              <table:table-cell office:value-type="float" office:value="14.2570320705827">
                <text:p>14.2570320705827</text:p>
              </table:table-cell>
              <table:table-cell office:value-type="float" office:value="14.6170091142343">
                <text:p>14.6170091142343</text:p>
              </table:table-cell>
              <table:table-cell office:value-type="float" office:value="14.9751543425015">
                <text:p>14.9751543425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7.74507307362943">
                <text:p>7.74507307362943</text:p>
              </table:table-cell>
              <table:table-cell office:value-type="float" office:value="8.0748822524037">
                <text:p>8.0748822524037</text:p>
              </table:table-cell>
              <table:table-cell office:value-type="float" office:value="8.40677085586171">
                <text:p>8.40677085586171</text:p>
              </table:table-cell>
              <table:table-cell office:value-type="float" office:value="8.74080658202177">
                <text:p>8.74080658202177</text:p>
              </table:table-cell>
              <table:table-cell office:value-type="float" office:value="9.07704468329224">
                <text:p>9.07704468329224</text:p>
              </table:table-cell>
              <table:table-cell office:value-type="float" office:value="9.41552566670692">
                <text:p>9.41552566670692</text:p>
              </table:table-cell>
              <table:table-cell office:value-type="float" office:value="9.75627256039687">
                <text:p>9.75627256039687</text:p>
              </table:table-cell>
              <table:table-cell office:value-type="float" office:value="10.0992876641188">
                <text:p>10.0992876641188</text:p>
              </table:table-cell>
              <table:table-cell office:value-type="float" office:value="13.6293133813977">
                <text:p>13.6293133813977</text:p>
              </table:table-cell>
              <table:table-cell office:value-type="float" office:value="13.9855837803269">
                <text:p>13.9855837803269</text:p>
              </table:table-cell>
              <table:table-cell office:value-type="float" office:value="14.3399667621979">
                <text:p>14.3399667621979</text:p>
              </table:table-cell>
              <table:table-cell office:value-type="float" office:value="14.6913324044481">
                <text:p>14.6913324044481</text:p>
              </table:table-cell>
              <table:table-cell office:value-type="float" office:value="15.0382990397311">
                <text:p>15.0382990397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7.71455569769332">
                <text:p>7.71455569769332</text:p>
              </table:table-cell>
              <table:table-cell office:value-type="float" office:value="8.05357324566773">
                <text:p>8.05357324566773</text:p>
              </table:table-cell>
              <table:table-cell office:value-type="float" office:value="8.39426529093452">
                <text:p>8.39426529093452</text:p>
              </table:table-cell>
              <table:table-cell office:value-type="float" office:value="8.73666698142717">
                <text:p>8.73666698142717</text:p>
              </table:table-cell>
              <table:table-cell office:value-type="float" office:value="9.08079684003397">
                <text:p>9.08079684003397</text:p>
              </table:table-cell>
              <table:table-cell office:value-type="float" office:value="9.42665393747512">
                <text:p>9.42665393747512</text:p>
              </table:table-cell>
              <table:table-cell office:value-type="float" office:value="9.77421455205248">
                <text:p>9.77421455205248</text:p>
              </table:table-cell>
              <table:table-cell office:value-type="float" office:value="10.1234282206471">
                <text:p>10.1234282206471</text:p>
              </table:table-cell>
              <table:table-cell office:value-type="float" office:value="13.6636001808724">
                <text:p>13.6636001808724</text:p>
              </table:table-cell>
              <table:table-cell office:value-type="float" office:value="14.012945468252">
                <text:p>14.012945468252</text:p>
              </table:table-cell>
              <table:table-cell office:value-type="float" office:value="14.3581984852663">
                <text:p>14.3581984852663</text:p>
              </table:table-cell>
              <table:table-cell office:value-type="float" office:value="14.6979411338994">
                <text:p>14.6979411338994</text:p>
              </table:table-cell>
              <table:table-cell office:value-type="float" office:value="15.0304580656604">
                <text:p>15.0304580656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7.64917041009187">
                <text:p>7.64917041009187</text:p>
              </table:table-cell>
              <table:table-cell office:value-type="float" office:value="7.9965813264034">
                <text:p>7.9965813264034</text:p>
              </table:table-cell>
              <table:table-cell office:value-type="float" office:value="8.34521037553639">
                <text:p>8.34521037553639</text:p>
              </table:table-cell>
              <table:table-cell office:value-type="float" office:value="8.69505654402563">
                <text:p>8.69505654402563</text:p>
              </table:table-cell>
              <table:table-cell office:value-type="float" office:value="9.04609766148518">
                <text:p>9.04609766148518</text:p>
              </table:table-cell>
              <table:table-cell office:value-type="float" office:value="9.39828700549536">
                <text:p>9.39828700549536</text:p>
              </table:table-cell>
              <table:table-cell office:value-type="float" office:value="9.75154930834524">
                <text:p>9.75154930834524</text:p>
              </table:table-cell>
              <table:table-cell office:value-type="float" office:value="10.1057760556487">
                <text:p>10.1057760556487</text:p>
              </table:table-cell>
              <table:table-cell office:value-type="float" office:value="13.6385298003925">
                <text:p>13.6385298003925</text:p>
              </table:table-cell>
              <table:table-cell office:value-type="float" office:value="13.9783823577048">
                <text:p>13.9783823577048</text:p>
              </table:table-cell>
              <table:table-cell office:value-type="float" office:value="14.3117272397879">
                <text:p>14.3117272397879</text:p>
              </table:table-cell>
              <table:table-cell office:value-type="float" office:value="14.6368353025882">
                <text:p>14.6368353025882</text:p>
              </table:table-cell>
              <table:table-cell office:value-type="float" office:value="14.9516314202893">
                <text:p>14.95163142028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7.54891721082507">
                <text:p>7.54891721082507</text:p>
              </table:table-cell>
              <table:table-cell office:value-type="float" office:value="7.90390649461072">
                <text:p>7.90390649461072</text:p>
              </table:table-cell>
              <table:table-cell office:value-type="float" office:value="8.25960610966731">
                <text:p>8.25960610966731</text:p>
              </table:table-cell>
              <table:table-cell office:value-type="float" office:value="8.61597526981715">
                <text:p>8.61597526981715</text:p>
              </table:table-cell>
              <table:table-cell office:value-type="float" office:value="8.97294714764588">
                <text:p>8.97294714764588</text:p>
              </table:table-cell>
              <table:table-cell office:value-type="float" office:value="9.33042487076764">
                <text:p>9.33042487076764</text:p>
              </table:table-cell>
              <table:table-cell office:value-type="float" office:value="9.68827682927516">
                <text:p>9.68827682927516</text:p>
              </table:table-cell>
              <table:table-cell office:value-type="float" office:value="10.0463311691235">
                <text:p>10.0463311691235</text:p>
              </table:table-cell>
              <table:table-cell office:value-type="float" office:value="13.554102239958">
                <text:p>13.554102239958</text:p>
              </table:table-cell>
              <table:table-cell office:value-type="float" office:value="13.8818944486852">
                <text:p>13.8818944486852</text:p>
              </table:table-cell>
              <table:table-cell office:value-type="float" office:value="14.2005530257626">
                <text:p>14.2005530257626</text:p>
              </table:table-cell>
              <table:table-cell office:value-type="float" office:value="14.5080149105145">
                <text:p>14.5080149105145</text:p>
              </table:table-cell>
              <table:table-cell office:value-type="float" office:value="14.8018191036178">
                <text:p>14.8018191036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7.41379609989293">
                <text:p>7.41379609989293</text:p>
              </table:table-cell>
              <table:table-cell office:value-type="float" office:value="7.77554875028969">
                <text:p>7.77554875028969</text:p>
              </table:table-cell>
              <table:table-cell office:value-type="float" office:value="8.1374524933273">
                <text:p>8.1374524933273</text:p>
              </table:table-cell>
              <table:table-cell office:value-type="float" office:value="8.49942315880173">
                <text:p>8.49942315880173</text:p>
              </table:table-cell>
              <table:table-cell office:value-type="float" office:value="8.86134529851605">
                <text:p>8.86134529851605</text:p>
              </table:table-cell>
              <table:table-cell office:value-type="float" office:value="9.22306753329197">
                <text:p>9.22306753329197</text:p>
              </table:table-cell>
              <table:table-cell office:value-type="float" office:value="9.58439711484223">
                <text:p>9.58439711484223</text:p>
              </table:table-cell>
              <table:table-cell office:value-type="float" office:value="9.94509356107162">
                <text:p>9.94509356107162</text:p>
              </table:table-cell>
              <table:table-cell office:value-type="float" office:value="13.4103174995688">
                <text:p>13.4103174995688</text:p>
              </table:table-cell>
              <table:table-cell office:value-type="float" office:value="13.7234817411932">
                <text:p>13.7234817411932</text:p>
              </table:table-cell>
              <table:table-cell office:value-type="float" office:value="14.0246758431904">
                <text:p>14.0246758431904</text:p>
              </table:table-cell>
              <table:table-cell office:value-type="float" office:value="14.3114799576784">
                <text:p>14.3114799576784</text:p>
              </table:table-cell>
              <table:table-cell office:value-type="float" office:value="14.5810211156458">
                <text:p>14.5810211156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7.24380707729544">
                <text:p>7.24380707729544</text:p>
              </table:table-cell>
              <table:table-cell office:value-type="float" office:value="7.6115080934403">
                <text:p>7.6115080934403</text:p>
              </table:table-cell>
              <table:table-cell office:value-type="float" office:value="7.97874952651635">
                <text:p>7.97874952651635</text:p>
              </table:table-cell>
              <table:table-cell office:value-type="float" office:value="8.34540021097936">
                <text:p>8.34540021097936</text:p>
              </table:table-cell>
              <table:table-cell office:value-type="float" office:value="8.71129211409569">
                <text:p>8.71129211409569</text:p>
              </table:table-cell>
              <table:table-cell office:value-type="float" office:value="9.07621499306836">
                <text:p>9.07621499306836</text:p>
              </table:table-cell>
              <table:table-cell office:value-type="float" office:value="9.43991016504646">
                <text:p>9.43991016504646</text:p>
              </table:table-cell>
              <table:table-cell office:value-type="float" office:value="9.80206323149296">
                <text:p>9.80206323149296</text:p>
              </table:table-cell>
              <table:table-cell office:value-type="float" office:value="13.207175579225">
                <text:p>13.207175579225</text:p>
              </table:table-cell>
              <table:table-cell office:value-type="float" office:value="13.5031442352289">
                <text:p>13.5031442352289</text:p>
              </table:table-cell>
              <table:table-cell office:value-type="float" office:value="13.7840956920715">
                <text:p>13.7840956920715</text:p>
              </table:table-cell>
              <table:table-cell office:value-type="float" office:value="14.0472304440797">
                <text:p>14.0472304440797</text:p>
              </table:table-cell>
              <table:table-cell office:value-type="float" office:value="14.2892374563736">
                <text:p>14.2892374563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7.03895014303261">
                <text:p>7.03895014303261</text:p>
              </table:table-cell>
              <table:table-cell office:value-type="float" office:value="7.41178452406256">
                <text:p>7.41178452406256</text:p>
              </table:table-cell>
              <table:table-cell office:value-type="float" office:value="7.78349720923446">
                <text:p>7.78349720923446</text:p>
              </table:table-cell>
              <table:table-cell office:value-type="float" office:value="8.15390642635004">
                <text:p>8.15390642635004</text:p>
              </table:table-cell>
              <table:table-cell office:value-type="float" office:value="8.52278759438481">
                <text:p>8.52278759438481</text:p>
              </table:table-cell>
              <table:table-cell office:value-type="float" office:value="8.88986725009678">
                <text:p>8.88986725009678</text:p>
              </table:table-cell>
              <table:table-cell office:value-type="float" office:value="9.25481597988784">
                <text:p>9.25481597988784</text:p>
              </table:table-cell>
              <table:table-cell office:value-type="float" office:value="9.61724018038757">
                <text:p>9.61724018038757</text:p>
              </table:table-cell>
              <table:table-cell office:value-type="float" office:value="12.9446764789266">
                <text:p>12.9446764789266</text:p>
              </table:table-cell>
              <table:table-cell office:value-type="float" office:value="13.2208819307921">
                <text:p>13.2208819307921</text:p>
              </table:table-cell>
              <table:table-cell office:value-type="float" office:value="13.4788125724057">
                <text:p>13.4788125724057</text:p>
              </table:table-cell>
              <table:table-cell office:value-type="float" office:value="13.7152663697186">
                <text:p>13.7152663697186</text:p>
              </table:table-cell>
              <table:table-cell office:value-type="float" office:value="13.9264681258009">
                <text:p>13.9264681258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6.79922529710443">
                <text:p>6.79922529710443</text:p>
              </table:table-cell>
              <table:table-cell office:value-type="float" office:value="7.17637804215646">
                <text:p>7.17637804215646</text:p>
              </table:table-cell>
              <table:table-cell office:value-type="float" office:value="7.55169554148164">
                <text:p>7.55169554148164</text:p>
              </table:table-cell>
              <table:table-cell office:value-type="float" office:value="7.92494180491379">
                <text:p>7.92494180491379</text:p>
              </table:table-cell>
              <table:table-cell office:value-type="float" office:value="8.29583173938341">
                <text:p>8.29583173938341</text:p>
              </table:table-cell>
              <table:table-cell office:value-type="float" office:value="8.66402430437725">
                <text:p>8.66402430437725</text:p>
              </table:table-cell>
              <table:table-cell office:value-type="float" office:value="9.02911455936638">
                <text:p>9.02911455936638</text:p>
              </table:table-cell>
              <table:table-cell office:value-type="float" office:value="9.39062440775543">
                <text:p>9.39062440775543</text:p>
              </table:table-cell>
              <table:table-cell office:value-type="float" office:value="12.6228201986736">
                <text:p>12.6228201986736</text:p>
              </table:table-cell>
              <table:table-cell office:value-type="float" office:value="12.8766948278831">
                <text:p>12.8766948278831</text:p>
              </table:table-cell>
              <table:table-cell office:value-type="float" office:value="13.108826484193">
                <text:p>13.108826484193</text:p>
              </table:table-cell>
              <table:table-cell office:value-type="float" office:value="13.315587734595">
                <text:p>13.315587734595</text:p>
              </table:table-cell>
              <table:table-cell office:value-type="float" office:value="13.4927131239278">
                <text:p>13.4927131239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6.5246325395109">
                <text:p>6.5246325395109</text:p>
              </table:table-cell>
              <table:table-cell office:value-type="float" office:value="6.90528864772202">
                <text:p>6.90528864772202</text:p>
              </table:table-cell>
              <table:table-cell office:value-type="float" office:value="7.28334452325787">
                <text:p>7.28334452325787</text:p>
              </table:table-cell>
              <table:table-cell office:value-type="float" office:value="7.65850634667059">
                <text:p>7.65850634667059</text:p>
              </table:table-cell>
              <table:table-cell office:value-type="float" office:value="8.03042454909149">
                <text:p>8.03042454909149</text:p>
              </table:table-cell>
              <table:table-cell office:value-type="float" office:value="8.39868615590977">
                <text:p>8.39868615590977</text:p>
              </table:table-cell>
              <table:table-cell office:value-type="float" office:value="8.76280590348208">
                <text:p>8.76280590348208</text:p>
              </table:table-cell>
              <table:table-cell office:value-type="float" office:value="9.12221591359656">
                <text:p>9.12221591359656</text:p>
              </table:table-cell>
              <table:table-cell office:value-type="float" office:value="12.2416067384659">
                <text:p>12.2416067384659</text:p>
              </table:table-cell>
              <table:table-cell office:value-type="float" office:value="12.4705829265016">
                <text:p>12.4705829265016</text:p>
              </table:table-cell>
              <table:table-cell office:value-type="float" office:value="12.6741374274336">
                <text:p>12.6741374274336</text:p>
              </table:table-cell>
              <table:table-cell office:value-type="float" office:value="12.8481945387089">
                <text:p>12.8481945387089</text:p>
              </table:table-cell>
              <table:table-cell office:value-type="float" office:value="12.9879724507543">
                <text:p>12.9879724507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6.21517187025204">
                <text:p>6.21517187025204</text:p>
              </table:table-cell>
              <table:table-cell office:value-type="float" office:value="6.59851634075922">
                <text:p>6.59851634075922</text:p>
              </table:table-cell>
              <table:table-cell office:value-type="float" office:value="6.97844415456316">
                <text:p>6.97844415456316</text:p>
              </table:table-cell>
              <table:table-cell office:value-type="float" office:value="7.35460005162045">
                <text:p>7.35460005162045</text:p>
              </table:table-cell>
              <table:table-cell office:value-type="float" office:value="7.72656602350905">
                <text:p>7.72656602350905</text:p>
              </table:table-cell>
              <table:table-cell office:value-type="float" office:value="8.09385280469433">
                <text:p>8.09385280469433</text:p>
              </table:table-cell>
              <table:table-cell office:value-type="float" office:value="8.45589001223493">
                <text:p>8.45589001223493</text:p>
              </table:table-cell>
              <table:table-cell office:value-type="float" office:value="8.81201469791094">
                <text:p>8.81201469791094</text:p>
              </table:table-cell>
              <table:table-cell office:value-type="float" office:value="11.8010360983037">
                <text:p>11.8010360983037</text:p>
              </table:table-cell>
              <table:table-cell office:value-type="float" office:value="12.0025462266478">
                <text:p>12.0025462266478</text:p>
              </table:table-cell>
              <table:table-cell office:value-type="float" office:value="12.1747454021273">
                <text:p>12.1747454021273</text:p>
              </table:table-cell>
              <table:table-cell office:value-type="float" office:value="12.3130867820603">
                <text:p>12.3130867820603</text:p>
              </table:table-cell>
              <table:table-cell office:value-type="float" office:value="12.4122461062804">
                <text:p>12.4122461062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.87084328932782">
                <text:p>5.87084328932782</text:p>
              </table:table-cell>
              <table:table-cell office:value-type="float" office:value="6.25606112126806">
                <text:p>6.25606112126806</text:p>
              </table:table-cell>
              <table:table-cell office:value-type="float" office:value="6.63699443539752">
                <text:p>6.63699443539752</text:p>
              </table:table-cell>
              <table:table-cell office:value-type="float" office:value="7.01322291976337">
                <text:p>7.01322291976337</text:p>
              </table:table-cell>
              <table:table-cell office:value-type="float" office:value="7.38425616263608">
                <text:p>7.38425616263608</text:p>
              </table:table-cell>
              <table:table-cell office:value-type="float" office:value="7.74952425073094">
                <text:p>7.74952425073094</text:p>
              </table:table-cell>
              <table:table-cell office:value-type="float" office:value="8.10836688562493">
                <text:p>8.10836688562493</text:p>
              </table:table-cell>
              <table:table-cell office:value-type="float" office:value="8.46002076069858">
                <text:p>8.46002076069858</text:p>
              </table:table-cell>
              <table:table-cell office:value-type="float" office:value="11.3011082781867">
                <text:p>11.3011082781867</text:p>
              </table:table-cell>
              <table:table-cell office:value-type="float" office:value="11.4725847283216">
                <text:p>11.4725847283216</text:p>
              </table:table-cell>
              <table:table-cell office:value-type="float" office:value="11.6106504082741">
                <text:p>11.6106504082741</text:p>
              </table:table-cell>
              <table:table-cell office:value-type="float" office:value="11.7102644646492">
                <text:p>11.7102644646492</text:p>
              </table:table-cell>
              <table:table-cell office:value-type="float" office:value="11.7655340905061">
                <text:p>11.76553409050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5.49164679673827">
                <text:p>5.49164679673827</text:p>
              </table:table-cell>
              <table:table-cell office:value-type="float" office:value="5.87792298924855">
                <text:p>5.87792298924855</text:p>
              </table:table-cell>
              <table:table-cell office:value-type="float" office:value="6.25899536576094">
                <text:p>6.25899536576094</text:p>
              </table:table-cell>
              <table:table-cell office:value-type="float" office:value="6.63437495109934">
                <text:p>6.63437495109934</text:p>
              </table:table-cell>
              <table:table-cell office:value-type="float" office:value="7.0034949664726">
                <text:p>7.0034949664726</text:p>
              </table:table-cell>
              <table:table-cell office:value-type="float" office:value="7.36570049401959">
                <text:p>7.36570049401959</text:p>
              </table:table-cell>
              <table:table-cell office:value-type="float" office:value="7.7202365236521">
                <text:p>7.7202365236521</text:p>
              </table:table-cell>
              <table:table-cell office:value-type="float" office:value="8.06623410195948">
                <text:p>8.06623410195948</text:p>
              </table:table-cell>
              <table:table-cell office:value-type="float" office:value="10.7418232781152">
                <text:p>10.7418232781152</text:p>
              </table:table-cell>
              <table:table-cell office:value-type="float" office:value="10.8806984315231">
                <text:p>10.8806984315231</text:p>
              </table:table-cell>
              <table:table-cell office:value-type="float" office:value="10.9818524458741">
                <text:p>10.9818524458741</text:p>
              </table:table-cell>
              <table:table-cell office:value-type="float" office:value="11.0397275864756">
                <text:p>11.0397275864756</text:p>
              </table:table-cell>
              <table:table-cell office:value-type="float" office:value="11.0478364034314">
                <text:p>11.0478364034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5.07758239248336">
                <text:p>5.07758239248336</text:p>
              </table:table-cell>
              <table:table-cell office:value-type="float" office:value="5.46410194470069">
                <text:p>5.46410194470069</text:p>
              </table:table-cell>
              <table:table-cell office:value-type="float" office:value="5.84444694565342">
                <text:p>5.84444694565342</text:p>
              </table:table-cell>
              <table:table-cell office:value-type="float" office:value="6.21805614562838">
                <text:p>6.21805614562838</text:p>
              </table:table-cell>
              <table:table-cell office:value-type="float" office:value="6.58428243501859">
                <text:p>6.58428243501859</text:p>
              </table:table-cell>
              <table:table-cell office:value-type="float" office:value="6.9423815345603">
                <text:p>6.9423815345603</text:p>
              </table:table-cell>
              <table:table-cell office:value-type="float" office:value="7.29149892631642">
                <text:p>7.29149892631642</text:p>
              </table:table-cell>
              <table:table-cell office:value-type="float" office:value="7.63065472169364">
                <text:p>7.63065472169364</text:p>
              </table:table-cell>
              <table:table-cell office:value-type="float" office:value="10.1231810980891">
                <text:p>10.1231810980891</text:p>
              </table:table-cell>
              <table:table-cell office:value-type="float" office:value="10.2268873362522">
                <text:p>10.2268873362522</text:p>
              </table:table-cell>
              <table:table-cell office:value-type="float" office:value="10.2883515149273">
                <text:p>10.2883515149273</text:p>
              </table:table-cell>
              <table:table-cell office:value-type="float" office:value="10.3014761475395">
                <text:p>10.3014761475395</text:p>
              </table:table-cell>
              <table:table-cell office:value-type="float" office:value="10.2591530450564">
                <text:p>10.2591530450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4.62865007656311">
                <text:p>4.62865007656311</text:p>
              </table:table-cell>
              <table:table-cell office:value-type="float" office:value="5.01459798762447">
                <text:p>5.01459798762447</text:p>
              </table:table-cell>
              <table:table-cell office:value-type="float" office:value="5.39334917507496">
                <text:p>5.39334917507496</text:p>
              </table:table-cell>
              <table:table-cell office:value-type="float" office:value="5.76426650335046">
                <text:p>5.76426650335046</text:p>
              </table:table-cell>
              <table:table-cell office:value-type="float" office:value="6.12661856827405">
                <text:p>6.12661856827405</text:p>
              </table:table-cell>
              <table:table-cell office:value-type="float" office:value="6.47956737235304">
                <text:p>6.47956737235304</text:p>
              </table:table-cell>
              <table:table-cell office:value-type="float" office:value="6.82215409361789">
                <text:p>6.82215409361789</text:p>
              </table:table-cell>
              <table:table-cell office:value-type="float" office:value="7.15328261990105">
                <text:p>7.15328261990105</text:p>
              </table:table-cell>
              <table:table-cell office:value-type="float" office:value="9.44518173810832">
                <text:p>9.44518173810832</text:p>
              </table:table-cell>
              <table:table-cell office:value-type="float" office:value="9.51115144250893">
                <text:p>9.51115144250893</text:p>
              </table:table-cell>
              <table:table-cell office:value-type="float" office:value="9.53014761543367">
                <text:p>9.53014761543367</text:p>
              </table:table-cell>
              <table:table-cell office:value-type="float" office:value="9.49551014784095">
                <text:p>9.49551014784095</text:p>
              </table:table-cell>
              <table:table-cell office:value-type="float" office:value="9.39948401538092">
                <text:p>9.39948401538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4.14484984897752">
                <text:p>4.14484984897752</text:p>
              </table:table-cell>
              <table:table-cell office:value-type="float" office:value="4.5294111180199">
                <text:p>4.5294111180199</text:p>
              </table:table-cell>
              <table:table-cell office:value-type="float" office:value="4.90570205402556">
                <text:p>4.90570205402556</text:p>
              </table:table-cell>
              <table:table-cell office:value-type="float" office:value="5.27300602426561">
                <text:p>5.27300602426561</text:p>
              </table:table-cell>
              <table:table-cell office:value-type="float" office:value="5.63050336623899">
                <text:p>5.63050336623899</text:p>
              </table:table-cell>
              <table:table-cell office:value-type="float" office:value="5.97725800739784">
                <text:p>5.97725800739784</text:p>
              </table:table-cell>
              <table:table-cell office:value-type="float" office:value="6.31220202555653">
                <text:p>6.31220202555653</text:p>
              </table:table-cell>
              <table:table-cell office:value-type="float" office:value="6.63411779658172">
                <text:p>6.63411779658172</text:p>
              </table:table-cell>
              <table:table-cell office:value-type="float" office:value="8.70782519817294">
                <text:p>8.70782519817294</text:p>
              </table:table-cell>
              <table:table-cell office:value-type="float" office:value="8.7334907502933">
                <text:p>8.7334907502933</text:p>
              </table:table-cell>
              <table:table-cell office:value-type="float" office:value="8.70724074739319">
                <text:p>8.70724074739319</text:p>
              </table:table-cell>
              <table:table-cell office:value-type="float" office:value="8.6218295873799">
                <text:p>8.6218295873799</text:p>
              </table:table-cell>
              <table:table-cell office:value-type="float" office:value="8.46882931440507">
                <text:p>8.46882931440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3.62618170972658">
                <text:p>3.62618170972658</text:p>
              </table:table-cell>
              <table:table-cell office:value-type="float" office:value="4.00854133588698">
                <text:p>4.00854133588698</text:p>
              </table:table-cell>
              <table:table-cell office:value-type="float" office:value="4.38150558250522">
                <text:p>4.38150558250522</text:p>
              </table:table-cell>
              <table:table-cell office:value-type="float" office:value="4.74427470837382">
                <text:p>4.74427470837382</text:p>
              </table:table-cell>
              <table:table-cell office:value-type="float" office:value="5.09593682891342">
                <text:p>5.09593682891342</text:p>
              </table:table-cell>
              <table:table-cell office:value-type="float" office:value="5.43545343969468">
                <text:p>5.43545343969468</text:p>
              </table:table-cell>
              <table:table-cell office:value-type="float" office:value="5.76164272213231">
                <text:p>5.76164272213231</text:p>
              </table:table-cell>
              <table:table-cell office:value-type="float" office:value="6.07316025173566">
                <text:p>6.07316025173566</text:p>
              </table:table-cell>
              <table:table-cell office:value-type="float" office:value="7.91111147828292">
                <text:p>7.91111147828292</text:p>
              </table:table-cell>
              <table:table-cell office:value-type="float" office:value="7.8939052596053">
                <text:p>7.8939052596053</text:p>
              </table:table-cell>
              <table:table-cell office:value-type="float" office:value="7.81963091080587">
                <text:p>7.81963091080587</text:p>
              </table:table-cell>
              <table:table-cell office:value-type="float" office:value="7.68043446615636">
                <text:p>7.68043446615636</text:p>
              </table:table-cell>
              <table:table-cell office:value-type="float" office:value="7.46718894212883">
                <text:p>7.46718894212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.0726456588103">
                <text:p>3.0726456588103</text:p>
              </table:table-cell>
              <table:table-cell office:value-type="float" office:value="3.4519886412257">
                <text:p>3.4519886412257</text:p>
              </table:table-cell>
              <table:table-cell office:value-type="float" office:value="3.82075976051394">
                <text:p>3.82075976051394</text:p>
              </table:table-cell>
              <table:table-cell office:value-type="float" office:value="4.17807255567508">
                <text:p>4.17807255567508</text:p>
              </table:table-cell>
              <table:table-cell office:value-type="float" office:value="4.52291895629732">
                <text:p>4.52291895629732</text:p>
              </table:table-cell>
              <table:table-cell office:value-type="float" office:value="4.85415366924356">
                <text:p>4.85415366924356</text:p>
              </table:table-cell>
              <table:table-cell office:value-type="float" office:value="5.17047618334526">
                <text:p>5.17047618334526</text:p>
              </table:table-cell>
              <table:table-cell office:value-type="float" office:value="5.47040998536285">
                <text:p>5.47040998536285</text:p>
              </table:table-cell>
              <table:table-cell office:value-type="float" office:value="7.05504057843829">
                <text:p>7.05504057843829</text:p>
              </table:table-cell>
              <table:table-cell office:value-type="float" office:value="6.99239497044492">
                <text:p>6.99239497044492</text:p>
              </table:table-cell>
              <table:table-cell office:value-type="float" office:value="6.86731810567172">
                <text:p>6.86731810567172</text:p>
              </table:table-cell>
              <table:table-cell office:value-type="float" office:value="6.67132478417033">
                <text:p>6.67132478417033</text:p>
              </table:table-cell>
              <table:table-cell office:value-type="float" office:value="6.39456289855219">
                <text:p>6.39456289855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.48424169622867">
                <text:p>2.48424169622867</text:p>
              </table:table-cell>
              <table:table-cell office:value-type="float" office:value="2.85975303403607">
                <text:p>2.85975303403607</text:p>
              </table:table-cell>
              <table:table-cell office:value-type="float" office:value="3.22346458805173">
                <text:p>3.22346458805173</text:p>
              </table:table-cell>
              <table:table-cell office:value-type="float" office:value="3.57439956616939">
                <text:p>3.57439956616939</text:p>
              </table:table-cell>
              <table:table-cell office:value-type="float" office:value="3.91144974839069">
                <text:p>3.91144974839069</text:p>
              </table:table-cell>
              <table:table-cell office:value-type="float" office:value="4.2333586960445">
                <text:p>4.2333586960445</text:p>
              </table:table-cell>
              <table:table-cell office:value-type="float" office:value="4.53870240919536">
                <text:p>4.53870240919536</text:p>
              </table:table-cell>
              <table:table-cell office:value-type="float" office:value="4.8258669974633">
                <text:p>4.8258669974633</text:p>
              </table:table-cell>
              <table:table-cell office:value-type="float" office:value="6.13961249863903">
                <text:p>6.13961249863903</text:p>
              </table:table-cell>
              <table:table-cell office:value-type="float" office:value="6.02895988281219">
                <text:p>6.02895988281219</text:p>
              </table:table-cell>
              <table:table-cell office:value-type="float" office:value="5.85030233199072">
                <text:p>5.85030233199072</text:p>
              </table:table-cell>
              <table:table-cell office:value-type="float" office:value="5.59450054142181">
                <text:p>5.59450054142181</text:p>
              </table:table-cell>
              <table:table-cell office:value-type="float" office:value="5.25095118367515">
                <text:p>5.25095118367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.8609698219817">
                <text:p>1.8609698219817</text:p>
              </table:table-cell>
              <table:table-cell office:value-type="float" office:value="2.23183451431808">
                <text:p>2.23183451431808</text:p>
              </table:table-cell>
              <table:table-cell office:value-type="float" office:value="2.58962006511857">
                <text:p>2.58962006511857</text:p>
              </table:table-cell>
              <table:table-cell office:value-type="float" office:value="2.93325573985677">
                <text:p>2.93325573985677</text:p>
              </table:table-cell>
              <table:table-cell office:value-type="float" office:value="3.26152920519354">
                <text:p>3.26152920519354</text:p>
              </table:table-cell>
              <table:table-cell office:value-type="float" office:value="3.57306852009747">
                <text:p>3.57306852009747</text:p>
              </table:table-cell>
              <table:table-cell office:value-type="float" office:value="3.86632139968261">
                <text:p>3.86632139968261</text:p>
              </table:table-cell>
              <table:table-cell office:value-type="float" office:value="4.13953128803701">
                <text:p>4.13953128803701</text:p>
              </table:table-cell>
              <table:table-cell office:value-type="float" office:value="5.16482723888515">
                <text:p>5.16482723888515</text:p>
              </table:table-cell>
              <table:table-cell office:value-type="float" office:value="5.00359999670708">
                <text:p>5.00359999670708</text:p>
              </table:table-cell>
              <table:table-cell office:value-type="float" office:value="4.76858358976289">
                <text:p>4.76858358976289</text:p>
              </table:table-cell>
              <table:table-cell office:value-type="float" office:value="4.44996173791078">
                <text:p>4.44996173791078</text:p>
              </table:table-cell>
              <table:table-cell office:value-type="float" office:value="4.03635379749772">
                <text:p>4.03635379749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.20283003606938">
                <text:p>1.20283003606938</text:p>
              </table:table-cell>
              <table:table-cell office:value-type="float" office:value="1.56823308207175">
                <text:p>1.56823308207175</text:p>
              </table:table-cell>
              <table:table-cell office:value-type="float" office:value="1.91922619171447">
                <text:p>1.91922619171447</text:p>
              </table:table-cell>
              <table:table-cell office:value-type="float" office:value="2.2546410767372">
                <text:p>2.2546410767372</text:p>
              </table:table-cell>
              <table:table-cell office:value-type="float" office:value="2.57315732670588">
                <text:p>2.57315732670588</text:p>
              </table:table-cell>
              <table:table-cell office:value-type="float" office:value="2.87328314140249">
                <text:p>2.87328314140249</text:p>
              </table:table-cell>
              <table:table-cell office:value-type="float" office:value="3.15333315480702">
                <text:p>3.15333315480702</text:p>
              </table:table-cell>
              <table:table-cell office:value-type="float" office:value="3.41140285708398">
                <text:p>3.41140285708398</text:p>
              </table:table-cell>
              <table:table-cell office:value-type="float" office:value="4.13068479917665">
                <text:p>4.13068479917665</text:p>
              </table:table-cell>
              <table:table-cell office:value-type="float" office:value="3.91631531212961">
                <text:p>3.91631531212961</text:p>
              </table:table-cell>
              <table:table-cell office:value-type="float" office:value="3.62216187898823">
                <text:p>3.62216187898823</text:p>
              </table:table-cell>
              <table:table-cell office:value-type="float" office:value="3.23770837363728">
                <text:p>3.23770837363728</text:p>
              </table:table-cell>
              <table:table-cell office:value-type="float" office:value="2.7507707400199">
                <text:p>2.7507707400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509822338491724">
                <text:p>0.509822338491724</text:p>
              </table:table-cell>
              <table:table-cell office:value-type="float" office:value="0.868948737297054">
                <text:p>0.868948737297054</text:p>
              </table:table-cell>
              <table:table-cell office:value-type="float" office:value="1.21228296783944">
                <text:p>1.21228296783944</text:p>
              </table:table-cell>
              <table:table-cell office:value-type="float" office:value="1.53855557681069">
                <text:p>1.53855557681069</text:p>
              </table:table-cell>
              <table:table-cell office:value-type="float" office:value="1.84633411292769">
                <text:p>1.84633411292769</text:p>
              </table:table-cell>
              <table:table-cell office:value-type="float" office:value="2.13400255995957">
                <text:p>2.13400255995957</text:p>
              </table:table-cell>
              <table:table-cell office:value-type="float" office:value="2.39973767456859">
                <text:p>2.39973767456859</text:p>
              </table:table-cell>
              <table:table-cell office:value-type="float" office:value="2.6414817046042">
                <text:p>2.6414817046042</text:p>
              </table:table-cell>
              <table:table-cell office:value-type="float" office:value="3.03718517951353">
                <text:p>3.03718517951353</text:p>
              </table:table-cell>
              <table:table-cell office:value-type="float" office:value="2.76710582907978">
                <text:p>2.76710582907978</text:p>
              </table:table-cell>
              <table:table-cell office:value-type="float" office:value="2.41103719966673">
                <text:p>2.41103719966673</text:p>
              </table:table-cell>
              <table:table-cell office:value-type="float" office:value="1.95774044860129">
                <text:p>1.95774044860129</text:p>
              </table:table-cell>
              <table:table-cell office:value-type="float" office:value="1.39420201124168">
                <text:p>1.394202011241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0.218053270751283">
                <text:p>-0.218053270751283</text:p>
              </table:table-cell>
              <table:table-cell office:value-type="float" office:value="0.13398147999401">
                <text:p>0.13398147999401</text:p>
              </table:table-cell>
              <table:table-cell office:value-type="float" office:value="0.468790393493468">
                <text:p>0.468790393493468</text:p>
              </table:table-cell>
              <table:table-cell office:value-type="float" office:value="0.784999240077235">
                <text:p>0.784999240077235</text:p>
              </table:table-cell>
              <table:table-cell office:value-type="float" office:value="1.08105956385898">
                <text:p>1.08105956385898</text:p>
              </table:table-cell>
              <table:table-cell office:value-type="float" office:value="1.35522677576868">
                <text:p>1.35522677576868</text:p>
              </table:table-cell>
              <table:table-cell office:value-type="float" office:value="1.60553495896732">
                <text:p>1.60553495896732</text:p>
              </table:table-cell>
              <table:table-cell office:value-type="float" office:value="1.82976783059769">
                <text:p>1.82976783059769</text:p>
              </table:table-cell>
              <table:table-cell office:value-type="float" office:value="1.88432837989579">
                <text:p>1.88432837989579</text:p>
              </table:table-cell>
              <table:table-cell office:value-type="float" office:value="1.55597154755758">
                <text:p>1.55597154755758</text:p>
              </table:table-cell>
              <table:table-cell office:value-type="float" office:value="1.1352095517984">
                <text:p>1.1352095517984</text:p>
              </table:table-cell>
              <table:table-cell office:value-type="float" office:value="0.61005796280281">
                <text:p>0.61005796280281</text:p>
              </table:table-cell>
              <table:table-cell office:value-type="float" office:value="-0.033352388836934">
                <text:p>-0.03335238883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894cm" svg:y="0.315cm" chart:style-name="ch2">
          <text:p>Vitesse du tir en fonction de l'angle de tir
(pour x = 40 m et z = 0 m)</text:p>
        </chart:title>
        <chart:plot-area chart:style-name="ch3" table:cell-range-address="Sheet3.A2:Sheet3.A90 Sheet3.D2:Sheet3.D90" svg:x="1.33cm" svg:y="1.778cm" svg:width="14.349cm" svg:height="6.067cm">
          <chartooo:coordinate-region svg:x="2.137cm" svg:y="1.978cm" svg:width="13.262cm" svg:height="5.22cm"/>
          <chart:axis chart:dimension="x" chart:name="primary-x" chart:style-name="ch4">
            <chart:title svg:x="7.613cm" svg:y="8.025cm" chart:style-name="ch5">
              <text:p>alpha (deg)</text:p>
            </chart:title>
          </chart:axis>
          <chart:axis chart:dimension="y" chart:name="primary-y" chart:style-name="ch4">
            <chart:title svg:x="0.451cm" svg:y="5.556cm" chart:style-name="ch6">
              <text:p>V0 (km/h)</text:p>
            </chart:title>
            <chart:grid chart:style-name="ch7" chart:class="major"/>
          </chart:axis>
          <chart:series chart:style-name="ch8" chart:values-cell-range-address="Sheet3.D2:Sheet3.D90" chart:class="chart:scatter">
            <chart:domain table:cell-range-address="Sheet3.A2:Sheet3.A90"/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90</svg:desc>
                </draw:g>
              </table:table-cell>
              <table:table-cell office:value-type="float" office:value="244.600610840467">
                <text:p>244.600610840467</text:p>
                <draw:g>
                  <svg:desc>Sheet3.D2:Sheet3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5.970615579166">
                <text:p>205.970615579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1.337650280221">
                <text:p>181.337650280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3.906731742858">
                <text:p>163.906731742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0.756614919255">
                <text:p>150.756614919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0.396136969983">
                <text:p>140.396136969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1.973997381769">
                <text:p>131.973997381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4.964104221858">
                <text:p>124.964104221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9.021486099197">
                <text:p>119.021486099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3.909268628408">
                <text:p>113.909268628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9.458690649735">
                <text:p>109.458690649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.54583154137">
                <text:p>105.54583154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2.077376333593">
                <text:p>102.077376333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8.9815433249251">
                <text:p>98.9815433249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6.2020979337546">
                <text:p>96.2020979337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3.6942840600147">
                <text:p>93.694284060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1.4219868876082">
                <text:p>91.4219868876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9.355709571633">
                <text:p>89.355709571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.4711015570434">
                <text:p>87.4711015570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5.7478691995093">
                <text:p>85.7478691995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4.1689566468192">
                <text:p>84.1689566468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2.7199212069842">
                <text:p>82.7199212069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1.3884509413719">
                <text:p>81.38845094137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0.1639877931597">
                <text:p>80.1639877931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9.0374300759646">
                <text:p>79.0374300759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8.0008953731866">
                <text:p>78.0008953731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7.0475299446057">
                <text:p>77.0475299446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6.171354313006">
                <text:p>76.171354313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5.3671372728851">
                <text:p>75.3671372728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4.6302924325766">
                <text:p>74.6302924325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3.9567927771157">
                <text:p>73.9567927771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3.3430997632418">
                <text:p>73.3430997632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2.7861042279664">
                <text:p>72.7861042279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2.2830769768414">
                <text:p>72.28307697684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1.8316273662172">
                <text:p>71.8316273662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1.429668540403">
                <text:p>71.429668540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1.0753882551546">
                <text:p>71.0753882551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0.7672244319345">
                <text:p>70.7672244319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0.5038447567377">
                <text:p>70.5038447567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0.2841297732499">
                <text:p>70.2841297732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0.1071590305312">
                <text:p>70.1071590305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9.9721999362423">
                <text:p>69.9721999362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9.8786990422905">
                <text:p>69.8786990422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9.8262755542949">
                <text:p>69.8262755542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9.8147169123792">
                <text:p>69.8147169123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9.8439763408952">
                <text:p>69.84397634089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9.9141723108106">
                <text:p>69.9141723108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0.0255899024614">
                <text:p>70.0255899024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0.1786840998768">
                <text:p>70.1786840998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0.3740850925731">
                <text:p>70.3740850925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0.6126057083319">
                <text:p>70.6126057083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0.8952511529095">
                <text:p>70.8952511529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1.2232312920589">
                <text:p>71.2232312920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1.5979757802906">
                <text:p>71.59797578029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2.0211524226456">
                <text:p>72.0211524226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2.494689254441">
                <text:p>72.494689254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3.0208009446238">
                <text:p>73.0208009446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3.6020202777205">
                <text:p>73.6020202777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4.2412356562098">
                <text:p>74.2412356562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4.9417358011446">
                <text:p>74.94173580114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5.7072631297307">
                <text:p>75.70726312973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6.5420776755969">
                <text:p>76.5420776755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7.4510339198569">
                <text:p>77.4510339198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8.4396735591239">
                <text:p>78.4396735591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9.5143381069129">
                <text:p>79.5143381069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0.6823063873315">
                <text:p>80.68230638733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1.9519635492381">
                <text:p>81.9519635492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3.333010371508">
                <text:p>83.3330103715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4.8367245906364">
                <text:p>84.8367245906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6.4762901266199">
                <text:p>86.4762901266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8.2672159678357">
                <text:p>88.2672159678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0.2278749598764">
                <text:p>90.22787495987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2.3802051813141">
                <text:p>92.3802051813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4.750635160736">
                <text:p>94.750635160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7.3713224837455">
                <text:p>97.3713224837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0.281839420665">
                <text:p>100.281839420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3.531509616086">
                <text:p>103.531509616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7.182715529545">
                <text:p>107.182715529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1.315692355292">
                <text:p>111.3156923552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6.035668624423">
                <text:p>116.0356686244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1.483844568175">
                <text:p>121.483844568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7.854911738864">
                <text:p>127.854911738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35.426283796051">
                <text:p>135.4262837960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44.609580532505">
                <text:p>144.6095805325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56.047631672767">
                <text:p>156.0476316727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70.81376797138">
                <text:p>170.81376797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90.871478715499">
                <text:p>190.8714787154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0.323734882411">
                <text:p>220.323734882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69.801671202032">
                <text:p>269.8016712020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title svg:x="3.899cm" svg:y="0.315cm" chart:style-name="ch2">
          <text:p>Vitesse du tir en fonction de l'angle de tir
(pour x = 40 m et z = 2 m)</text:p>
        </chart:title>
        <chart:plot-area chart:style-name="ch3" table:cell-range-address="Sheet3.A6:Sheet3.A90 Sheet3.F6:Sheet3.F90" svg:x="1.331cm" svg:y="1.778cm" svg:width="14.358cm" svg:height="6.066cm">
          <chartooo:coordinate-region svg:x="2.138cm" svg:y="1.977cm" svg:width="13.271cm" svg:height="5.22cm"/>
          <chart:axis chart:dimension="x" chart:name="primary-x" chart:style-name="ch4">
            <chart:title svg:x="7.619cm" svg:y="8.024cm" chart:style-name="ch5">
              <text:p>alpha (deg)</text:p>
            </chart:title>
          </chart:axis>
          <chart:axis chart:dimension="y" chart:name="primary-y" chart:style-name="ch4">
            <chart:title svg:x="0.451cm" svg:y="5.556cm" chart:style-name="ch6">
              <text:p>V0 (km/h)</text:p>
            </chart:title>
            <chart:grid chart:style-name="ch7" chart:class="major"/>
          </chart:axis>
          <chart:series chart:style-name="ch8" chart:values-cell-range-address="Sheet3.F6:Sheet3.F90" chart:class="chart:scatter">
            <chart:domain table:cell-range-address="Sheet3.A6:Sheet3.A90"/>
            <chart:data-point chart:repeated="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A6:Sheet3.A90</svg:desc>
                </draw:g>
              </table:table-cell>
              <table:table-cell office:value-type="float" office:value="202.313954222957">
                <text:p>202.313954222957</text:p>
                <draw:g>
                  <svg:desc>Sheet3.F6:Sheet3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8.975570252615">
                <text:p>178.975570252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2.294393281536">
                <text:p>162.294393281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49.629046825926">
                <text:p>149.629046825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9.606916672882">
                <text:p>139.606916672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1.434698636907">
                <text:p>131.434698636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4.617719873657">
                <text:p>124.617719873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8.829381254778">
                <text:p>118.829381254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3.844211188885">
                <text:p>113.844211188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9.500873316878">
                <text:p>109.500873316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5.680476712501">
                <text:p>105.680476712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2.293229155655">
                <text:p>102.293229155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99.2698879342397">
                <text:p>99.2698879342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96.5560948013315">
                <text:p>96.5560948013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94.108511467001">
                <text:p>94.108511467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91.8921161865225">
                <text:p>91.8921161865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89.8782705078465">
                <text:p>89.8782705078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88.0433096718332">
                <text:p>88.0433096718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86.3674969481252">
                <text:p>86.3674969481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84.8342358978835">
                <text:p>84.8342358978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83.4294686712965">
                <text:p>83.4294686712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82.1412106324149">
                <text:p>82.1412106324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80.9591863368036">
                <text:p>80.9591863368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79.8745418602641">
                <text:p>79.8745418602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78.8796153458105">
                <text:p>78.8796153458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77.9677524429754">
                <text:p>77.9677524429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77.1331567269201">
                <text:p>77.1331567269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76.3707676415907">
                <text:p>76.3707676415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75.6761603016831">
                <text:p>75.6761603016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75.0454628084375">
                <text:p>75.045462808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74.4752877185401">
                <text:p>74.4752877185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73.9626750468062">
                <text:p>73.9626750468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73.5050447473747">
                <text:p>73.5050447473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73.1001570514241">
                <text:p>73.1001570514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72.7460793754453">
                <text:p>72.7460793754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72.44115877724">
                <text:p>72.44115877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72.1839991449757">
                <text:p>72.1839991449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71.9734424711206">
                <text:p>71.9734424711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71.8085536979188">
                <text:p>71.8085536979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71.6886087318487">
                <text:p>71.68860873184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71.6130853171271">
                <text:p>71.6130853171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71.5816565373934">
                <text:p>71.5816565373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71.5941867839642">
                <text:p>71.5941867839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71.6507300915652">
                <text:p>71.6507300915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71.7515308009036">
                <text:p>71.7515308009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71.8970265642406">
                <text:p>71.89702656424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72.087853767579">
                <text:p>72.087853767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72.3248555035463">
                <text:p>72.3248555035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72.6090922950611">
                <text:p>72.6090922950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72.941855844313">
                <text:p>72.941855844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73.3246861678737">
                <text:p>73.32468616787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73.7593925810962">
                <text:p>73.7593925810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74.2480791186401">
                <text:p>74.24807911864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74.7931751297774">
                <text:p>74.7931751297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75.3974719759759">
                <text:p>75.3974719759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76.0641669958712">
                <text:p>76.0641669958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76.7969162048798">
                <text:p>76.7969162048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77.5998975846856">
                <text:p>77.59989758468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78.4778873208497">
                <text:p>78.4778873208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79.4363520052092">
                <text:p>79.4363520052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80.4815606900572">
                <text:p>80.4815606900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81.6207218432703">
                <text:p>81.6207218432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82.8621518221358">
                <text:p>82.8621518221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84.2154836249157">
                <text:p>84.2154836249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85.6919276379597">
                <text:p>85.69192763795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87.3046002382491">
                <text:p>87.30460023824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89.0689419922381">
                <text:p>89.0689419922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91.0032556707016">
                <text:p>91.0032556707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93.1294067296062">
                <text:p>93.12940672960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95.4737474672908">
                <text:p>95.47374746729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98.0683543463999">
                <text:p>98.0683543463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100.952712027033">
                <text:p>100.952712027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104.176048031622">
                <text:p>104.1760480316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07.800637553865">
                <text:p>107.8006375538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111.906593873075">
                <text:p>111.9065938730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116.599004163466">
                <text:p>116.599004163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122.018901112928">
                <text:p>122.018901112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28.360772739105">
                <text:p>128.360772739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135.901778372752">
                <text:p>135.901778372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145.053209305237">
                <text:p>145.0532093052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156.457453565398">
                <text:p>156.457453565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171.187217150993">
                <text:p>171.1872171509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191.205044271363">
                <text:p>191.2050442713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220.612333405885">
                <text:p>220.612333405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270.037180934746">
                <text:p>270.0371809347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